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74in"/>
    </style:style>
    <style:style style:name="co2" style:family="table-column">
      <style:table-column-properties fo:break-before="auto" style:column-width="1.2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0366in"/>
    </style:style>
    <style:style style:name="ro1" style:family="table-row">
      <style:table-row-properties style:row-height="0.6953in" fo:break-before="auto" style:use-optimal-row-height="false"/>
    </style:style>
    <style:style style:name="ro2" style:family="table-row">
      <style:table-row-properties style:row-height="0.4898in" fo:break-before="auto" style:use-optimal-row-height="fals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alibri" fo:font-size="12pt" fo:font-style="normal" fo:font-weight="bold" style:font-size-asian="24pt" style:font-style-asian="normal" style:font-weight-asian="bold" style:font-size-complex="24pt" style:font-style-complex="normal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fo:background-color="#ccffff" fo:padding-bottom="0.0138in" fo:padding-left="0.111in" fo:padding-right="0.0138in" fo:padding-top="0.0138in"/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ackground-color="transparent" fo:padding-bottom="0.0138in" fo:padding-left="0.111in" fo:padding-right="0.0138in" fo:padding-top="0.0138in"/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Calibri" fo:font-size="1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style:vertical-align="middle"/>
      <style:paragraph-properties fo:text-align="end" fo:margin-left="0in"/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 style:data-style-name="N121">
      <style:table-cell-properties fo:background-color="#ccffff"/>
      <style:text-properties style:font-name="Calibri" fo:font-size="12pt" fo:font-style="normal" style:font-size-asian="16pt" style:font-style-asian="normal" style:font-size-complex="16pt" style:font-style-complex="normal"/>
    </style:style>
    <style:style style:name="ce9" style:family="table-cell" style:parent-style-name="Default" style:data-style-name="N121">
      <style:table-cell-properties fo:background-color="transparent"/>
      <style:text-properties style:font-name="Calibri" fo:font-size="12pt" fo:font-style="normal" style:font-size-asian="16pt" style:font-style-asian="normal" style:font-size-complex="16pt" style:font-style-complex="normal"/>
    </style:style>
    <style:style style:name="ce10" style:family="table-cell" style:parent-style-name="Default" style:data-style-name="N121">
      <style:text-properties style:font-name="Calibri" fo:font-size="12pt" fo:font-style="normal" style:font-size-asian="16pt" style:font-style-asian="normal" style:font-size-complex="16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alibri" fo:font-size="1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12" style:family="table-cell" style:parent-style-name="Default">
      <style:text-properties style:font-name="Calibri" fo:font-size="12pt" fo:font-style="normal" style:font-size-asian="16pt" style:font-style-asian="normal" style:font-size-complex="16pt" style:font-style-complex="normal"/>
    </style:style>
    <style:style style:name="ce1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font-name="Calibri" fo:font-size="1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 style:data-style-name="N122">
      <style:table-cell-properties style:text-align-source="fix" style:repeat-content="false" style:vertical-align="middle"/>
      <style:paragraph-properties fo:text-align="end" fo:margin-left="0in"/>
      <style:text-properties style:font-name="Calibri" fo:font-size="12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 style:data-style-name="N122">
      <style:text-properties style:font-name="Calibri" fo:font-size="12pt" fo:font-style="normal" style:font-size-asian="16pt" style:font-style-asian="normal" style:font-size-complex="16pt" style:font-style-complex="normal"/>
    </style:style>
    <style:style style:name="ce16" style:family="table-cell" style:parent-style-name="Default" style:data-style-name="N124">
      <style:text-properties style:font-name="Calibri" fo:font-size="12pt" fo:font-style="normal" style:font-size-asian="16pt" style:font-style-asian="normal" style:font-size-complex="16pt" style:font-style-complex="normal"/>
    </style:style>
    <style:style style:name="gr1" style:family="graphic">
      <style:graphic-properties draw:ole-draw-aspect="1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2"/>
        <table:table-column table:style-name="co3" table:default-cell-style-name="ce15"/>
        <table:table-column table:style-name="co3" table:default-cell-style-name="ce12"/>
        <table:table-column table:style-name="co4" table:number-columns-repeated="2" table:default-cell-style-name="ce12"/>
        <table:table-column table:style-name="co5" table:number-columns-repeated="2" table:default-cell-style-name="ce12"/>
        <table:table-column table:style-name="co4" table:number-columns-repeated="3" table:default-cell-style-name="ce12"/>
        <table:table-column table:style-name="co3" table:number-columns-repeated="1012" table:default-cell-style-name="ce12"/>
        <table:table-row table:style-name="ro1">
          <table:table-cell table:style-name="ce1" office:value-type="string" table:number-columns-spanned="12" table:number-rows-spanned="1">
            <text:p><text:span text:style-name="T1">TRIANGULAR LOAD, </text:span><text:span text:style-name="T2">solution by Duhamel integral</text:span></text:p>
          </table:table-cell>
          <table:covered-table-cell table:style-name="ce6"/>
          <table:covered-table-cell table:style-name="ce11"/>
          <table:covered-table-cell table:style-name="ce13"/>
          <table:covered-table-cell table:number-columns-repeated="8" table:style-name="ce11"/>
          <table:table-cell table:style-name="ce11" table:number-columns-repeated="1012"/>
        </table:table-row>
        <table:table-row table:style-name="ro2">
          <table:table-cell table:style-name="ce2"/>
          <table:table-cell table:style-name="ce7"/>
          <table:table-cell table:style-name="ce2"/>
          <table:table-cell table:style-name="ce14" office:value-type="string">
            <text:p>t</text:p>
          </table:table-cell>
          <table:table-cell table:style-name="ce2" office:value-type="string">
            <text:p>p</text:p>
          </table:table-cell>
          <table:table-cell table:style-name="ce2" office:value-type="string">
            <text:p>cos wd t</text:p>
          </table:table-cell>
          <table:table-cell table:style-name="ce2" office:value-type="string">
            <text:p>sin wd t</text:p>
          </table:table-cell>
          <table:table-cell table:style-name="ce2" office:value-type="string">
            <text:p>p cos</text:p>
          </table:table-cell>
          <table:table-cell table:style-name="ce2" office:value-type="string">
            <text:p>p si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x</text:p>
          </table:table-cell>
          <table:table-cell table:style-name="ce2" table:number-columns-repeated="1012"/>
        </table:table-row>
        <table:table-row table:style-name="ro3">
          <table:table-cell table:style-name="ce3" office:value-type="string">
            <text:p>m</text:p>
          </table:table-cell>
          <table:table-cell table:style-name="ce8" office:value-type="float" office:value="600000">
            <text:p>6.000000E+05</text:p>
          </table:table-cell>
          <table:table-cell/>
          <table:table-cell office:value-type="float" office:value="0">
            <text:p>0.000</text:p>
          </table:table-cell>
          <table:table-cell table:formula="of:=IF([.D3]&gt;tzero;0;IF([.D3]&gt;tmax;pmax*(tzero-[.D3])/(tzero-tmax);pmax*[.D3]/tmax))" office:value-type="float" office:value="0">
            <text:p>0</text:p>
          </table:table-cell>
          <table:table-cell table:style-name="ce16" table:formula="of:=COS(wd*[.D3])" office:value-type="float" office:value="1">
            <text:p>1.0000E+0</text:p>
          </table:table-cell>
          <table:table-cell table:style-name="ce16" table:formula="of:=SIN(wd*[.D3])" office:value-type="float" office:value="0">
            <text:p>0.0000E+0</text:p>
          </table:table-cell>
          <table:table-cell table:style-name="ce16" table:formula="of:=[.E3]*[.F3]" office:value-type="float" office:value="0">
            <text:p>0.0000E+0</text:p>
          </table:table-cell>
          <table:table-cell table:style-name="ce16" table:formula="of:=[.E3]*[.G3]" office:value-type="float" office:value="0">
            <text:p>0.0000E+0</text:p>
          </table:table-cell>
          <table:table-cell table:number-columns-repeated="2" table:style-name="ce16" office:value-type="float" office:value="0">
            <text:p>0.0000E+0</text:p>
          </table:table-cell>
          <table:table-cell table:style-name="ce16" table:formula="of:=[.J3]*[.G3]-[.K3]*[.F3]" office:value-type="float" office:value="0">
            <text:p>0.0000E+0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</text:p>
          </table:table-cell>
          <table:table-cell table:style-name="ce8" office:value-type="float" office:value="0.6">
            <text:p>6.000000E-01</text:p>
          </table:table-cell>
          <table:table-cell/>
          <table:table-cell table:formula="of:=[.D3]+dt" office:value-type="float" office:value="0.025">
            <text:p>0.025</text:p>
          </table:table-cell>
          <table:table-cell table:formula="of:=IF([.D4]&gt;tzero;0;IF([.D4]&gt;tmax;pmax*(tzero-[.D4])/(tzero-tmax);pmax*[.D4]/tmax))" office:value-type="float" office:value="1000">
            <text:p>1000</text:p>
          </table:table-cell>
          <table:table-cell table:style-name="ce16" table:formula="of:=COS(wd*[.D4])" office:value-type="float" office:value="0.966264639066746">
            <text:p>9.6626E-1</text:p>
          </table:table-cell>
          <table:table-cell table:style-name="ce16" table:formula="of:=SIN(wd*[.D4])" office:value-type="float" office:value="0.257551251771782">
            <text:p>2.5755E-1</text:p>
          </table:table-cell>
          <table:table-cell table:style-name="ce16" table:formula="of:=[.E4]*[.F4]" office:value-type="float" office:value="966.264639066746">
            <text:p>9.6626E+2</text:p>
          </table:table-cell>
          <table:table-cell table:style-name="ce16" table:formula="of:=[.E4]*[.G4]" office:value-type="float" office:value="257.551251771782">
            <text:p>2.5755E+2</text:p>
          </table:table-cell>
          <table:table-cell table:style-name="ce16" table:formula="of:=[.J3]*efac+den*([.H3]*efac+[.H4])" office:value-type="float" office:value="0.000001932006725753">
            <text:p>1.9320E-6</text:p>
          </table:table-cell>
          <table:table-cell table:style-name="ce16" table:formula="of:=[.K3]*efac+den*([.I3]*efac+[.I4])" office:value-type="float" office:value="0.000000514963220769187">
            <text:p>5.1496E-7</text:p>
          </table:table-cell>
          <table:table-cell table:style-name="ce16" table:formula="of:=[.J4]*[.G4]-[.K4]*[.F4]" office:value-type="float" office:value="0">
            <text:p>0.0000E+0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z</text:p>
          </table:table-cell>
          <table:table-cell table:style-name="ce8" office:value-type="float" office:value="0.1">
            <text:p>1.000000E-01</text:p>
          </table:table-cell>
          <table:table-cell/>
          <table:table-cell table:formula="of:=[.D4]+dt" office:value-type="float" office:value="0.05">
            <text:p>0.050</text:p>
          </table:table-cell>
          <table:table-cell table:formula="of:=IF([.D5]&gt;tzero;0;IF([.D5]&gt;tmax;pmax*(tzero-[.D5])/(tzero-tmax);pmax*[.D5]/tmax))" office:value-type="float" office:value="2000">
            <text:p>2000</text:p>
          </table:table-cell>
          <table:table-cell table:style-name="ce16" table:formula="of:=COS(wd*[.D5])" office:value-type="float" office:value="0.867334705421577">
            <text:p>8.6733E-1</text:p>
          </table:table-cell>
          <table:table-cell table:style-name="ce16" table:formula="of:=SIN(wd*[.D5])" office:value-type="float" office:value="0.497725334668898">
            <text:p>4.9773E-1</text:p>
          </table:table-cell>
          <table:table-cell table:style-name="ce16" table:formula="of:=[.E5]*[.F5]" office:value-type="float" office:value="1734.66941084315">
            <text:p>1.7347E+3</text:p>
          </table:table-cell>
          <table:table-cell table:style-name="ce16" table:formula="of:=[.E5]*[.G5]" office:value-type="float" office:value="995.450669337796">
            <text:p>9.9545E+2</text:p>
          </table:table-cell>
          <table:table-cell table:style-name="ce16" table:formula="of:=[.J4]*efac+den*([.H4]*efac+[.H5])" office:value-type="float" office:value="0.0000072325672308687">
            <text:p>7.2326E-6</text:p>
          </table:table-cell>
          <table:table-cell table:style-name="ce16" table:formula="of:=[.K4]*efac+den*([.I4]*efac+[.I5])" office:value-type="float" office:value="0.00000299367592315707">
            <text:p>2.9937E-6</text:p>
          </table:table-cell>
          <table:table-cell table:style-name="ce16" table:formula="of:=[.J5]*[.G5]-[.K5]*[.F5]" office:value-type="float" office:value="0.00000100331292056032">
            <text:p>1.0033E-6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wn</text:p>
          </table:table-cell>
          <table:table-cell table:style-name="ce8" table:formula="of:=2*PI()/t" office:value-type="float" office:value="10.471975511966">
            <text:p>1.047198E+01</text:p>
          </table:table-cell>
          <table:table-cell/>
          <table:table-cell table:formula="of:=[.D5]+dt" office:value-type="float" office:value="0.075">
            <text:p>0.075</text:p>
            <draw:frame table:end-cell-address="Sheet1.L27" table:end-x="0.7799in" table:end-y="0.0626in" draw:z-index="1" draw:style-name="gr1" svg:width="7.9764in" svg:height="4.2071in" svg:x="0.6996in" svg:y="0.1717in">
              <draw:object draw:notify-on-update-of-ranges="Sheet1.D3:Sheet1.D203 Sheet1.L2:Sheet1.L2 Sheet1.L3:Sheet1.L20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formula="of:=IF([.D6]&gt;tzero;0;IF([.D6]&gt;tmax;pmax*(tzero-[.D6])/(tzero-tmax);pmax*[.D6]/tmax))" office:value-type="float" office:value="3000">
            <text:p>3000</text:p>
          </table:table-cell>
          <table:table-cell table:style-name="ce16" table:formula="of:=COS(wd*[.D6])" office:value-type="float" office:value="0.709885073101738">
            <text:p>7.0989E-1</text:p>
          </table:table-cell>
          <table:table-cell table:style-name="ce16" table:formula="of:=SIN(wd*[.D6])" office:value-type="float" office:value="0.704317529944655">
            <text:p>7.0432E-1</text:p>
          </table:table-cell>
          <table:table-cell table:style-name="ce16" table:formula="of:=[.E6]*[.F6]" office:value-type="float" office:value="2129.65521930522">
            <text:p>2.1297E+3</text:p>
          </table:table-cell>
          <table:table-cell table:style-name="ce16" table:formula="of:=[.E6]*[.G6]" office:value-type="float" office:value="2112.95258983396">
            <text:p>2.1130E+3</text:p>
          </table:table-cell>
          <table:table-cell table:style-name="ce16" table:formula="of:=[.J5]*efac+den*([.H5]*efac+[.H6])" office:value-type="float" office:value="0.0000146826113629601">
            <text:p>1.4683E-5</text:p>
          </table:table-cell>
          <table:table-cell table:style-name="ce16" table:formula="of:=[.K5]*efac+den*([.I5]*efac+[.I6])" office:value-type="float" office:value="0.00000908001278955906">
            <text:p>9.0800E-6</text:p>
          </table:table-cell>
          <table:table-cell table:style-name="ce16" table:formula="of:=[.J6]*[.G6]-[.K6]*[.F6]" office:value-type="float" office:value="0.00000389545502541649">
            <text:p>3.8955E-6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wd</text:p>
          </table:table-cell>
          <table:table-cell table:style-name="ce8" table:formula="of:=wn*SQRT(1-z*z)" office:value-type="float" office:value="10.4194840760943">
            <text:p>1.041948E+01</text:p>
          </table:table-cell>
          <table:table-cell/>
          <table:table-cell table:formula="of:=[.D6]+dt" office:value-type="float" office:value="0.1">
            <text:p>0.100</text:p>
          </table:table-cell>
          <table:table-cell table:formula="of:=IF([.D7]&gt;tzero;0;IF([.D7]&gt;tmax;pmax*(tzero-[.D7])/(tzero-tmax);pmax*[.D7]/tmax))" office:value-type="float" office:value="4000">
            <text:p>4000</text:p>
          </table:table-cell>
          <table:table-cell table:style-name="ce16" table:formula="of:=COS(wd*[.D7])" office:value-type="float" office:value="0.504538982457467">
            <text:p>5.0454E-1</text:p>
          </table:table-cell>
          <table:table-cell table:style-name="ce16" table:formula="of:=SIN(wd*[.D7])" office:value-type="float" office:value="0.863388913051809">
            <text:p>8.6339E-1</text:p>
          </table:table-cell>
          <table:table-cell table:style-name="ce16" table:formula="of:=[.E7]*[.F7]" office:value-type="float" office:value="2018.15592982987">
            <text:p>2.0182E+3</text:p>
          </table:table-cell>
          <table:table-cell table:style-name="ce16" table:formula="of:=[.E7]*[.G7]" office:value-type="float" office:value="3453.55565220724">
            <text:p>3.4536E+3</text:p>
          </table:table-cell>
          <table:table-cell table:style-name="ce16" table:formula="of:=[.J6]*efac+den*([.H6]*efac+[.H7])" office:value-type="float" office:value="0.0000224865569632864">
            <text:p>2.2487E-5</text:p>
          </table:table-cell>
          <table:table-cell table:style-name="ce16" table:formula="of:=[.K6]*efac+den*([.I6]*efac+[.I7])" office:value-type="float" office:value="0.0000198662206684747">
            <text:p>1.9866E-5</text:p>
          </table:table-cell>
          <table:table-cell table:style-name="ce16" table:formula="of:=[.J7]*[.G7]-[.K7]*[.F7]" office:value-type="float" office:value="0.00000939136121346171">
            <text:p>9.3914E-6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dt</text:p>
          </table:table-cell>
          <table:table-cell table:style-name="ce8" office:value-type="float" office:value="0.025">
            <text:p>2.500000E-02</text:p>
          </table:table-cell>
          <table:table-cell/>
          <table:table-cell table:formula="of:=[.D7]+dt" office:value-type="float" office:value="0.125">
            <text:p>0.125</text:p>
          </table:table-cell>
          <table:table-cell table:formula="of:=IF([.D8]&gt;tzero;0;IF([.D8]&gt;tmax;pmax*(tzero-[.D8])/(tzero-tmax);pmax*[.D8]/tmax))" office:value-type="float" office:value="5000">
            <text:p>5000</text:p>
          </table:table-cell>
          <table:table-cell table:style-name="ce16" table:formula="of:=COS(wd*[.D8])" office:value-type="float" office:value="0.265151282456996">
            <text:p>2.6515E-1</text:p>
          </table:table-cell>
          <table:table-cell table:style-name="ce16" table:formula="of:=SIN(wd*[.D8])" office:value-type="float" office:value="0.964206822943818">
            <text:p>9.6421E-1</text:p>
          </table:table-cell>
          <table:table-cell table:style-name="ce16" table:formula="of:=[.E8]*[.F8]" office:value-type="float" office:value="1325.75641228498">
            <text:p>1.3258E+3</text:p>
          </table:table-cell>
          <table:table-cell table:style-name="ce16" table:formula="of:=[.E8]*[.G8]" office:value-type="float" office:value="4821.03411471909">
            <text:p>4.8210E+3</text:p>
          </table:table-cell>
          <table:table-cell table:style-name="ce16" table:formula="of:=[.J7]*efac+den*([.H7]*efac+[.H8])" office:value-type="float" office:value="0.0000284872448338774">
            <text:p>2.8487E-5</text:p>
          </table:table-cell>
          <table:table-cell table:style-name="ce16" table:formula="of:=[.K7]*efac+den*([.I7]*efac+[.I8])" office:value-type="float" office:value="0.0000357191449333643">
            <text:p>3.5719E-5</text:p>
          </table:table-cell>
          <table:table-cell table:style-name="ce16" table:formula="of:=[.J8]*[.G8]-[.K8]*[.F8]" office:value-type="float" office:value="0.0000179966187483467">
            <text:p>1.7997E-5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exp(-z wn dt)</text:p>
          </table:table-cell>
          <table:table-cell table:style-name="ce8" table:formula="of:=EXP(-z*wn*dt)" office:value-type="float" office:value="0.974159784714044">
            <text:p>9.741598E-01</text:p>
          </table:table-cell>
          <table:table-cell/>
          <table:table-cell table:formula="of:=[.D8]+dt" office:value-type="float" office:value="0.15">
            <text:p>0.150</text:p>
          </table:table-cell>
          <table:table-cell table:formula="of:=IF([.D9]&gt;tzero;0;IF([.D9]&gt;tmax;pmax*(tzero-[.D9])/(tzero-tmax);pmax*[.D9]/tmax))" office:value-type="float" office:value="6000">
            <text:p>6000</text:p>
          </table:table-cell>
          <table:table-cell table:style-name="ce16" table:formula="of:=COS(wd*[.D9])" office:value-type="float" office:value="0.00787363402532116">
            <text:p>7.8736E-3</text:p>
          </table:table-cell>
          <table:table-cell table:style-name="ce16" table:formula="of:=SIN(wd*[.D9])" office:value-type="float" office:value="0.999969002463194">
            <text:p>9.9997E-1</text:p>
          </table:table-cell>
          <table:table-cell table:style-name="ce16" table:formula="of:=[.E9]*[.F9]" office:value-type="float" office:value="47.2418041519269">
            <text:p>4.7242E+1</text:p>
          </table:table-cell>
          <table:table-cell table:style-name="ce16" table:formula="of:=[.E9]*[.G9]" office:value-type="float" office:value="5999.81401477916">
            <text:p>5.9998E+3</text:p>
          </table:table-cell>
          <table:table-cell table:style-name="ce16" table:formula="of:=[.J8]*efac+den*([.H8]*efac+[.H9])" office:value-type="float" office:value="0.0000304278850792188">
            <text:p>3.0428E-5</text:p>
          </table:table-cell>
          <table:table-cell table:style-name="ce16" table:formula="of:=[.K8]*efac+den*([.I8]*efac+[.I9])" office:value-type="float" office:value="0.0000561829131740828">
            <text:p>5.6183E-5</text:p>
          </table:table-cell>
          <table:table-cell table:style-name="ce16" table:formula="of:=[.J9]*[.G9]-[.K9]*[.F9]" office:value-type="float" office:value="0.000029984578192922">
            <text:p>2.9985E-5</text:p>
          </table:table-cell>
          <table:table-cell table:number-columns-repeated="1012"/>
        </table:table-row>
        <table:table-row table:style-name="ro4">
          <table:table-cell table:style-name="ce3" office:value-type="string">
            <text:p>dt/(2 m wd)</text:p>
          </table:table-cell>
          <table:table-cell table:style-name="ce8" table:formula="of:=dt/(2*m*wd)" office:value-type="float" office:value="0.00000000199945920365978">
            <text:p>1.999459E-09</text:p>
          </table:table-cell>
          <table:table-cell/>
          <table:table-cell table:formula="of:=[.D9]+dt" office:value-type="float" office:value="0.175">
            <text:p>0.175</text:p>
          </table:table-cell>
          <table:table-cell table:formula="of:=IF([.D10]&gt;tzero;0;IF([.D10]&gt;tmax;pmax*(tzero-[.D10])/(tzero-tmax);pmax*[.D10]/tmax))" office:value-type="float" office:value="7000">
            <text:p>7000</text:p>
          </table:table-cell>
          <table:table-cell table:style-name="ce16" table:formula="of:=COS(wd*[.D10])" office:value-type="float" office:value="-0.249935254177755">
            <text:p>-2.4994E-1</text:p>
          </table:table-cell>
          <table:table-cell table:style-name="ce16" table:formula="of:=SIN(wd*[.D10])" office:value-type="float" office:value="0.968262551542246">
            <text:p>9.6826E-1</text:p>
          </table:table-cell>
          <table:table-cell table:style-name="ce16" table:formula="of:=[.E10]*[.F10]" office:value-type="float" office:value="-1749.54677924428">
            <text:p>-1.7495E+3</text:p>
          </table:table-cell>
          <table:table-cell table:style-name="ce16" table:formula="of:=[.E10]*[.G10]" office:value-type="float" office:value="6777.83786079572">
            <text:p>6.7778E+3</text:p>
          </table:table-cell>
          <table:table-cell table:style-name="ce16" table:formula="of:=[.J9]*efac+den*([.H9]*efac+[.H10])" office:value-type="float" office:value="0.0000262354918115825">
            <text:p>2.6235E-5</text:p>
          </table:table-cell>
          <table:table-cell table:style-name="ce16" table:formula="of:=[.K9]*efac+den*([.I9]*efac+[.I10])" office:value-type="float" office:value="0.0000799695391175802">
            <text:p>7.9970E-5</text:p>
          </table:table-cell>
          <table:table-cell table:style-name="ce16" table:formula="of:=[.J10]*[.G10]-[.K10]*[.F10]" office:value-type="float" office:value="0.0000453900513282789">
            <text:p>4.5390E-5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9"/>
          <table:table-cell/>
          <table:table-cell table:formula="of:=[.D10]+dt" office:value-type="float" office:value="0.2">
            <text:p>0.200</text:p>
          </table:table-cell>
          <table:table-cell table:formula="of:=IF([.D11]&gt;tzero;0;IF([.D11]&gt;tmax;pmax*(tzero-[.D11])/(tzero-tmax);pmax*[.D11]/tmax))" office:value-type="float" office:value="8000">
            <text:p>8000</text:p>
          </table:table-cell>
          <table:table-cell table:style-name="ce16" table:formula="of:=COS(wd*[.D11])" office:value-type="float" office:value="-0.490880830361568">
            <text:p>-4.9088E-1</text:p>
          </table:table-cell>
          <table:table-cell table:style-name="ce16" table:formula="of:=SIN(wd*[.D11])" office:value-type="float" office:value="0.871226727312436">
            <text:p>8.7123E-1</text:p>
          </table:table-cell>
          <table:table-cell table:style-name="ce16" table:formula="of:=[.E11]*[.F11]" office:value-type="float" office:value="-3927.04664289254">
            <text:p>-3.9270E+3</text:p>
          </table:table-cell>
          <table:table-cell table:style-name="ce16" table:formula="of:=[.E11]*[.G11]" office:value-type="float" office:value="6969.81381849949">
            <text:p>6.9698E+3</text:p>
          </table:table-cell>
          <table:table-cell table:style-name="ce16" table:formula="of:=[.J10]*efac+den*([.H10]*efac+[.H11])" office:value-type="float" office:value="0.0000142978369738885">
            <text:p>1.4298E-5</text:p>
          </table:table-cell>
          <table:table-cell table:style-name="ce16" table:formula="of:=[.K10]*efac+den*([.I10]*efac+[.I11])" office:value-type="float" office:value="0.000105040790825844">
            <text:p>1.0504E-4</text:p>
          </table:table-cell>
          <table:table-cell table:style-name="ce16" table:formula="of:=[.J11]*[.G11]-[.K11]*[.F11]" office:value-type="float" office:value="0.0000640191683368339">
            <text:p>6.4019E-5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p max</text:p>
          </table:table-cell>
          <table:table-cell table:style-name="ce8" office:value-type="float" office:value="40000">
            <text:p>4.000000E+04</text:p>
          </table:table-cell>
          <table:table-cell/>
          <table:table-cell table:formula="of:=[.D11]+dt" office:value-type="float" office:value="0.225">
            <text:p>0.225</text:p>
          </table:table-cell>
          <table:table-cell table:formula="of:=IF([.D12]&gt;tzero;0;IF([.D12]&gt;tmax;pmax*(tzero-[.D12])/(tzero-tmax);pmax*[.D12]/tmax))" office:value-type="float" office:value="9000">
            <text:p>9000</text:p>
          </table:table-cell>
          <table:table-cell table:style-name="ce16" table:formula="of:=COS(wd*[.D12])" office:value-type="float" office:value="-0.698706322570455">
            <text:p>-6.9871E-1</text:p>
          </table:table-cell>
          <table:table-cell table:style-name="ce16" table:formula="of:=SIN(wd*[.D12])" office:value-type="float" office:value="0.71540860688146">
            <text:p>7.1541E-1</text:p>
          </table:table-cell>
          <table:table-cell table:style-name="ce16" table:formula="of:=[.E12]*[.F12]" office:value-type="float" office:value="-6288.3569031341">
            <text:p>-6.2884E+3</text:p>
          </table:table-cell>
          <table:table-cell table:style-name="ce16" table:formula="of:=[.E12]*[.G12]" office:value-type="float" office:value="6438.67746193314">
            <text:p>6.4387E+3</text:p>
          </table:table-cell>
          <table:table-cell table:style-name="ce16" table:formula="of:=[.J11]*efac+den*([.H11]*efac+[.H12])" office:value-type="float" office:value="-0.00000629400826716517">
            <text:p>-6.2940E-6</text:p>
          </table:table-cell>
          <table:table-cell table:style-name="ce16" table:formula="of:=[.K11]*efac+den*([.I11]*efac+[.I12])" office:value-type="float" office:value="0.000128776139894031">
            <text:p>1.2878E-4</text:p>
          </table:table-cell>
          <table:table-cell table:style-name="ce16" table:formula="of:=[.J12]*[.G12]-[.K12]*[.F12]" office:value-type="float" office:value="0.0000854739154540638">
            <text:p>8.5474E-5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 max</text:p>
          </table:table-cell>
          <table:table-cell table:style-name="ce8" office:value-type="float" office:value="1">
            <text:p>1.000000E+00</text:p>
          </table:table-cell>
          <table:table-cell/>
          <table:table-cell table:formula="of:=[.D12]+dt" office:value-type="float" office:value="0.25">
            <text:p>0.250</text:p>
          </table:table-cell>
          <table:table-cell table:formula="of:=IF([.D13]&gt;tzero;0;IF([.D13]&gt;tmax;pmax*(tzero-[.D13])/(tzero-tmax);pmax*[.D13]/tmax))" office:value-type="float" office:value="10000">
            <text:p>10000</text:p>
          </table:table-cell>
          <table:table-cell table:style-name="ce16" table:formula="of:=COS(wd*[.D13])" office:value-type="float" office:value="-0.85938959482282">
            <text:p>-8.5939E-1</text:p>
          </table:table-cell>
          <table:table-cell table:style-name="ce16" table:formula="of:=SIN(wd*[.D13])" office:value-type="float" office:value="0.511321351314678">
            <text:p>5.1132E-1</text:p>
          </table:table-cell>
          <table:table-cell table:style-name="ce16" table:formula="of:=[.E13]*[.F13]" office:value-type="float" office:value="-8593.8959482282">
            <text:p>-8.5939E+3</text:p>
          </table:table-cell>
          <table:table-cell table:style-name="ce16" table:formula="of:=[.E13]*[.G13]" office:value-type="float" office:value="5113.21351314678">
            <text:p>5.1132E+3</text:p>
          </table:table-cell>
          <table:table-cell table:style-name="ce16" table:formula="of:=[.J12]*efac+den*([.H12]*efac+[.H13])" office:value-type="float" office:value="-0.0000355629300563819">
            <text:p>-3.5563E-5</text:p>
          </table:table-cell>
          <table:table-cell table:style-name="ce16" table:formula="of:=[.K12]*efac+den*([.I12]*efac+[.I13])" office:value-type="float" office:value="0.000148213407797697">
            <text:p>1.4821E-4</text:p>
          </table:table-cell>
          <table:table-cell table:style-name="ce16" table:formula="of:=[.J13]*[.G13]-[.K13]*[.F13]" office:value-type="float" office:value="0.000109188975021434">
            <text:p>1.0919E-4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t zero</text:p>
          </table:table-cell>
          <table:table-cell table:style-name="ce8" office:value-type="float" office:value="3">
            <text:p>3.000000E+00</text:p>
          </table:table-cell>
          <table:table-cell/>
          <table:table-cell table:formula="of:=[.D13]+dt" office:value-type="float" office:value="0.275">
            <text:p>0.275</text:p>
          </table:table-cell>
          <table:table-cell table:formula="of:=IF([.D14]&gt;tzero;0;IF([.D14]&gt;tmax;pmax*(tzero-[.D14])/(tzero-tmax);pmax*[.D14]/tmax))" office:value-type="float" office:value="11000">
            <text:p>11000</text:p>
          </table:table-cell>
          <table:table-cell table:style-name="ce16" table:formula="of:=COS(wd*[.D14])" office:value-type="float" office:value="-0.962089230747924">
            <text:p>-9.6209E-1</text:p>
          </table:table-cell>
          <table:table-cell table:style-name="ce16" table:formula="of:=SIN(wd*[.D14])" office:value-type="float" office:value="0.272734875068936">
            <text:p>2.7273E-1</text:p>
          </table:table-cell>
          <table:table-cell table:style-name="ce16" table:formula="of:=[.E14]*[.F14]" office:value-type="float" office:value="-10582.9815382272">
            <text:p>-1.0583E+4</text:p>
          </table:table-cell>
          <table:table-cell table:style-name="ce16" table:formula="of:=[.E14]*[.G14]" office:value-type="float" office:value="3000.0836257583">
            <text:p>3.0001E+3</text:p>
          </table:table-cell>
          <table:table-cell table:style-name="ce16" table:formula="of:=[.J13]*efac+den*([.H13]*efac+[.H14])" office:value-type="float" office:value="-0.0000725433443260076">
            <text:p>-7.2543E-5</text:p>
          </table:table-cell>
          <table:table-cell table:style-name="ce16" table:formula="of:=[.K13]*efac+den*([.I13]*efac+[.I14])" office:value-type="float" office:value="0.000160341566445933">
            <text:p>1.6034E-4</text:p>
          </table:table-cell>
          <table:table-cell table:style-name="ce16" table:formula="of:=[.J14]*[.G14]-[.K14]*[.F14]" office:value-type="float" office:value="0.000134477794367048">
            <text:p>1.3448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]+dt" office:value-type="float" office:value="0.3">
            <text:p>0.300</text:p>
          </table:table-cell>
          <table:table-cell table:formula="of:=IF([.D15]&gt;tzero;0;IF([.D15]&gt;tmax;pmax*(tzero-[.D15])/(tzero-tmax);pmax*[.D15]/tmax))" office:value-type="float" office:value="12000">
            <text:p>12000</text:p>
          </table:table-cell>
          <table:table-cell table:style-name="ce16" table:formula="of:=COS(wd*[.D15])" office:value-type="float" office:value="-0.999876011774471">
            <text:p>-9.9988E-1</text:p>
          </table:table-cell>
          <table:table-cell table:style-name="ce16" table:formula="of:=SIN(wd*[.D15])" office:value-type="float" office:value="0.0157467799241213">
            <text:p>1.5747E-2</text:p>
          </table:table-cell>
          <table:table-cell table:style-name="ce16" table:formula="of:=[.E15]*[.F15]" office:value-type="float" office:value="-11998.5121412936">
            <text:p>-1.1999E+4</text:p>
          </table:table-cell>
          <table:table-cell table:style-name="ce16" table:formula="of:=[.E15]*[.G15]" office:value-type="float" office:value="188.961359089456">
            <text:p>1.8896E+2</text:p>
          </table:table-cell>
          <table:table-cell table:style-name="ce16" table:formula="of:=[.J14]*efac+den*([.H14]*efac+[.H15])" office:value-type="float" office:value="-0.000115272798908027">
            <text:p>-1.1527E-4</text:p>
          </table:table-cell>
          <table:table-cell table:style-name="ce16" table:formula="of:=[.K14]*efac+den*([.I14]*efac+[.I15])" office:value-type="float" office:value="0.00016241966750604">
            <text:p>1.6242E-4</text:p>
          </table:table-cell>
          <table:table-cell table:style-name="ce16" table:formula="of:=[.J15]*[.G15]-[.K15]*[.F15]" office:value-type="float" office:value="0.000160584353984033">
            <text:p>1.6058E-4</text:p>
          </table:table-cell>
          <table:table-cell table:number-columns-repeated="1012"/>
        </table:table-row>
        <table:table-row table:style-name="ro3">
          <table:table-cell>
            <draw:frame table:end-cell-address="Sheet1.F27" table:end-x="0.5795in" table:end-y="0.0307in" draw:z-index="0" draw:style-name="gr1" table:table-background="true" svg:width="5.7949in" svg:height="2.2378in" svg:x="0in" svg:y="0.0083in">
              <draw:object draw:notify-on-update-of-ranges="Sheet1.D3:Sheet1.D203 Sheet1.E2:Sheet1.E2 Sheet1.E3:Sheet1.E20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formula="of:=[.D15]+dt" office:value-type="float" office:value="0.325">
            <text:p>0.325</text:p>
          </table:table-cell>
          <table:table-cell table:formula="of:=IF([.D16]&gt;tzero;0;IF([.D16]&gt;tmax;pmax*(tzero-[.D16])/(tzero-tmax);pmax*[.D16]/tmax))" office:value-type="float" office:value="13000">
            <text:p>13000</text:p>
          </table:table-cell>
          <table:table-cell table:style-name="ce16" table:formula="of:=COS(wd*[.D16])" office:value-type="float" office:value="-0.970200436509588">
            <text:p>-9.7020E-1</text:p>
          </table:table-cell>
          <table:table-cell table:style-name="ce16" table:formula="of:=SIN(wd*[.D16])" office:value-type="float" office:value="-0.242303761829247">
            <text:p>-2.4230E-1</text:p>
          </table:table-cell>
          <table:table-cell table:style-name="ce16" table:formula="of:=[.E16]*[.F16]" office:value-type="float" office:value="-12612.6056746246">
            <text:p>-1.2613E+4</text:p>
          </table:table-cell>
          <table:table-cell table:style-name="ce16" table:formula="of:=[.E16]*[.G16]" office:value-type="float" office:value="-3149.94890378021">
            <text:p>-3.1499E+3</text:p>
          </table:table-cell>
          <table:table-cell table:style-name="ce16" table:formula="of:=[.J15]*efac+den*([.H15]*efac+[.H16])" office:value-type="float" office:value="-0.000160883130394072">
            <text:p>-1.6088E-4</text:p>
          </table:table-cell>
          <table:table-cell table:style-name="ce16" table:formula="of:=[.K15]*efac+den*([.I15]*efac+[.I16])" office:value-type="float" office:value="0.00015229257156906">
            <text:p>1.5229E-4</text:p>
          </table:table-cell>
          <table:table-cell table:style-name="ce16" table:formula="of:=[.J16]*[.G16]-[.K16]*[.F16]" office:value-type="float" office:value="0.000186736907122818">
            <text:p>1.867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]+dt" office:value-type="float" office:value="0.35">
            <text:p>0.350</text:p>
          </table:table-cell>
          <table:table-cell table:formula="of:=IF([.D17]&gt;tzero;0;IF([.D17]&gt;tmax;pmax*(tzero-[.D17])/(tzero-tmax);pmax*[.D17]/tmax))" office:value-type="float" office:value="14000">
            <text:p>14000</text:p>
          </table:table-cell>
          <table:table-cell table:style-name="ce16" table:formula="of:=COS(wd*[.D17])" office:value-type="float" office:value="-0.875064737438202">
            <text:p>-8.7506E-1</text:p>
          </table:table-cell>
          <table:table-cell table:style-name="ce16" table:formula="of:=SIN(wd*[.D17])" office:value-type="float" office:value="-0.484005893861025">
            <text:p>-4.8401E-1</text:p>
          </table:table-cell>
          <table:table-cell table:style-name="ce16" table:formula="of:=[.E17]*[.F17]" office:value-type="float" office:value="-12250.9063241348">
            <text:p>-1.2251E+4</text:p>
          </table:table-cell>
          <table:table-cell table:style-name="ce16" table:formula="of:=[.E17]*[.G17]" office:value-type="float" office:value="-6776.08251405436">
            <text:p>-6.7761E+3</text:p>
          </table:table-cell>
          <table:table-cell table:style-name="ce16" table:formula="of:=[.J16]*efac+den*([.H16]*efac+[.H17])" office:value-type="float" office:value="-0.000205787804930396">
            <text:p>-2.0579E-4</text:p>
          </table:table-cell>
          <table:table-cell table:style-name="ce16" table:formula="of:=[.K16]*efac+den*([.I16]*efac+[.I17])" office:value-type="float" office:value="0.000128673350556373">
            <text:p>1.2867E-4</text:p>
          </table:table-cell>
          <table:table-cell table:style-name="ce16" table:formula="of:=[.J17]*[.G17]-[.K17]*[.F17]" office:value-type="float" office:value="0.000212200022190941">
            <text:p>2.1220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]+dt" office:value-type="float" office:value="0.375">
            <text:p>0.375</text:p>
          </table:table-cell>
          <table:table-cell table:formula="of:=IF([.D18]&gt;tzero;0;IF([.D18]&gt;tmax;pmax*(tzero-[.D18])/(tzero-tmax);pmax*[.D18]/tmax))" office:value-type="float" office:value="15000">
            <text:p>15000</text:p>
          </table:table-cell>
          <table:table-cell table:style-name="ce16" table:formula="of:=COS(wd*[.D18])" office:value-type="float" office:value="-0.720887788851934">
            <text:p>-7.2089E-1</text:p>
          </table:table-cell>
          <table:table-cell table:style-name="ce16" table:formula="of:=SIN(wd*[.D18])" office:value-type="float" office:value="-0.693051798846356">
            <text:p>-6.9305E-1</text:p>
          </table:table-cell>
          <table:table-cell table:style-name="ce16" table:formula="of:=[.E18]*[.F18]" office:value-type="float" office:value="-10813.316832779">
            <text:p>-1.0813E+4</text:p>
          </table:table-cell>
          <table:table-cell table:style-name="ce16" table:formula="of:=[.E18]*[.G18]" office:value-type="float" office:value="-10395.7769826953">
            <text:p>-1.0396E+4</text:p>
          </table:table-cell>
          <table:table-cell table:style-name="ce16" table:formula="of:=[.J17]*efac+den*([.H17]*efac+[.H18])" office:value-type="float" office:value="-0.000245953216098162">
            <text:p>-2.4595E-4</text:p>
          </table:table-cell>
          <table:table-cell table:style-name="ce16" table:formula="of:=[.K17]*efac+den*([.I17]*efac+[.I18])" office:value-type="float" office:value="0.0000913640671326511">
            <text:p>9.1364E-5</text:p>
          </table:table-cell>
          <table:table-cell table:style-name="ce16" table:formula="of:=[.J18]*[.G18]-[.K18]*[.F18]" office:value-type="float" office:value="0.000236321559184654">
            <text:p>2.363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]+dt" office:value-type="float" office:value="0.4">
            <text:p>0.400</text:p>
          </table:table-cell>
          <table:table-cell table:formula="of:=IF([.D19]&gt;tzero;0;IF([.D19]&gt;tmax;pmax*(tzero-[.D19])/(tzero-tmax);pmax*[.D19]/tmax))" office:value-type="float" office:value="16000">
            <text:p>16000</text:p>
          </table:table-cell>
          <table:table-cell table:style-name="ce16" table:formula="of:=COS(wd*[.D19])" office:value-type="float" office:value="-0.518072020767074">
            <text:p>-5.1807E-1</text:p>
          </table:table-cell>
          <table:table-cell table:style-name="ce16" table:formula="of:=SIN(wd*[.D19])" office:value-type="float" office:value="-0.85533699867264">
            <text:p>-8.5534E-1</text:p>
          </table:table-cell>
          <table:table-cell table:style-name="ce16" table:formula="of:=[.E19]*[.F19]" office:value-type="float" office:value="-8289.15233227319">
            <text:p>-8.2892E+3</text:p>
          </table:table-cell>
          <table:table-cell table:style-name="ce16" table:formula="of:=[.E19]*[.G19]" office:value-type="float" office:value="-13685.3919787623">
            <text:p>-1.3685E+4</text:p>
          </table:table-cell>
          <table:table-cell table:style-name="ce16" table:formula="of:=[.J18]*efac+den*([.H18]*efac+[.H19])" office:value-type="float" office:value="-0.000277233654067242">
            <text:p>-2.7723E-4</text:p>
          </table:table-cell>
          <table:table-cell table:style-name="ce16" table:formula="of:=[.K18]*efac+den*([.I18]*efac+[.I19])" office:value-type="float" office:value="0.000041390998010623">
            <text:p>4.1391E-5</text:p>
          </table:table-cell>
          <table:table-cell table:style-name="ce16" table:formula="of:=[.J19]*[.G19]-[.K19]*[.F19]" office:value-type="float" office:value="0.000258571719581853">
            <text:p>2.585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]+dt" office:value-type="float" office:value="0.425">
            <text:p>0.425</text:p>
          </table:table-cell>
          <table:table-cell table:formula="of:=IF([.D20]&gt;tzero;0;IF([.D20]&gt;tmax;pmax*(tzero-[.D20])/(tzero-tmax);pmax*[.D20]/tmax))" office:value-type="float" office:value="17000">
            <text:p>17000</text:p>
          </table:table-cell>
          <table:table-cell table:style-name="ce16" table:formula="of:=COS(wd*[.D20])" office:value-type="float" office:value="-0.280301559462219">
            <text:p>-2.8030E-1</text:p>
          </table:table-cell>
          <table:table-cell table:style-name="ce16" table:formula="of:=SIN(wd*[.D20])" office:value-type="float" office:value="-0.959911993759349">
            <text:p>-9.5991E-1</text:p>
          </table:table-cell>
          <table:table-cell table:style-name="ce16" table:formula="of:=[.E20]*[.F20]" office:value-type="float" office:value="-4765.12651085772">
            <text:p>-4.7651E+3</text:p>
          </table:table-cell>
          <table:table-cell table:style-name="ce16" table:formula="of:=[.E20]*[.G20]" office:value-type="float" office:value="-16318.5038939089">
            <text:p>-1.6319E+4</text:p>
          </table:table-cell>
          <table:table-cell table:style-name="ce16" table:formula="of:=[.J19]*efac+den*([.H19]*efac+[.H20])" office:value-type="float" office:value="-0.000295743103615114">
            <text:p>-2.9574E-4</text:p>
          </table:table-cell>
          <table:table-cell table:style-name="ce16" table:formula="of:=[.K19]*efac+den*([.I19]*efac+[.I20])" office:value-type="float" office:value="-0.0000189630443308156">
            <text:p>-1.8963E-5</text:p>
          </table:table-cell>
          <table:table-cell table:style-name="ce16" table:formula="of:=[.J20]*[.G20]-[.K20]*[.F20]" office:value-type="float" office:value="0.000278571981333683">
            <text:p>2.785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0]+dt" office:value-type="float" office:value="0.45">
            <text:p>0.450</text:p>
          </table:table-cell>
          <table:table-cell table:formula="of:=IF([.D21]&gt;tzero;0;IF([.D21]&gt;tmax;pmax*(tzero-[.D21])/(tzero-tmax);pmax*[.D21]/tmax))" office:value-type="float" office:value="18000">
            <text:p>18000</text:p>
          </table:table-cell>
          <table:table-cell table:style-name="ce16" table:formula="of:=COS(wd*[.D21])" office:value-type="float" office:value="-0.0236189496001398">
            <text:p>-2.3619E-2</text:p>
          </table:table-cell>
          <table:table-cell table:style-name="ce16" table:formula="of:=SIN(wd*[.D21])" office:value-type="float" office:value="-0.999721033698794">
            <text:p>-9.9972E-1</text:p>
          </table:table-cell>
          <table:table-cell table:style-name="ce16" table:formula="of:=[.E21]*[.F21]" office:value-type="float" office:value="-425.141092802517">
            <text:p>-4.2514E+2</text:p>
          </table:table-cell>
          <table:table-cell table:style-name="ce16" table:formula="of:=[.E21]*[.G21]" office:value-type="float" office:value="-17994.9786065783">
            <text:p>-1.7995E+4</text:p>
          </table:table-cell>
          <table:table-cell table:style-name="ce16" table:formula="of:=[.J20]*efac+den*([.H20]*efac+[.H21])" office:value-type="float" office:value="-0.000298232569277426">
            <text:p>-2.9823E-4</text:p>
          </table:table-cell>
          <table:table-cell table:style-name="ce16" table:formula="of:=[.K20]*efac+den*([.I20]*efac+[.I21])" office:value-type="float" office:value="-0.0000862383243100904">
            <text:p>-8.6238E-5</text:p>
          </table:table-cell>
          <table:table-cell table:style-name="ce16" table:formula="of:=[.J21]*[.G21]-[.K21]*[.F21]" office:value-type="float" office:value="0.000296112513805195">
            <text:p>2.961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1]+dt" office:value-type="float" office:value="0.475">
            <text:p>0.475</text:p>
          </table:table-cell>
          <table:table-cell table:formula="of:=IF([.D22]&gt;tzero;0;IF([.D22]&gt;tmax;pmax*(tzero-[.D22])/(tzero-tmax);pmax*[.D22]/tmax))" office:value-type="float" office:value="19000">
            <text:p>19000</text:p>
          </table:table-cell>
          <table:table-cell table:style-name="ce16" table:formula="of:=COS(wd*[.D22])" office:value-type="float" office:value="0.234657247841189">
            <text:p>2.3466E-1</text:p>
          </table:table-cell>
          <table:table-cell table:style-name="ce16" table:formula="of:=SIN(wd*[.D22])" office:value-type="float" office:value="-0.97207817382945">
            <text:p>-9.7208E-1</text:p>
          </table:table-cell>
          <table:table-cell table:style-name="ce16" table:formula="of:=[.E22]*[.F22]" office:value-type="float" office:value="4458.4877089826">
            <text:p>4.4585E+3</text:p>
          </table:table-cell>
          <table:table-cell table:style-name="ce16" table:formula="of:=[.E22]*[.G22]" office:value-type="float" office:value="-18469.4853027596">
            <text:p>-1.8469E+4</text:p>
          </table:table-cell>
          <table:table-cell table:style-name="ce16" table:formula="of:=[.J21]*efac+den*([.H21]*efac+[.H22])" office:value-type="float" office:value="-0.000282439697935059">
            <text:p>-2.8244E-4</text:p>
          </table:table-cell>
          <table:table-cell table:style-name="ce16" table:formula="of:=[.K21]*efac+den*([.I21]*efac+[.I22])" office:value-type="float" office:value="-0.000155989378638662">
            <text:p>-1.5599E-4</text:p>
          </table:table-cell>
          <table:table-cell table:style-name="ce16" table:formula="of:=[.J22]*[.G22]-[.K22]*[.F22]" office:value-type="float" office:value="0.000311157504069459">
            <text:p>3.111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2]+dt" office:value-type="float" office:value="0.5">
            <text:p>0.500</text:p>
          </table:table-cell>
          <table:table-cell table:formula="of:=IF([.D23]&gt;tzero;0;IF([.D23]&gt;tmax;pmax*(tzero-[.D23])/(tzero-tmax);pmax*[.D23]/tmax))" office:value-type="float" office:value="20000">
            <text:p>20000</text:p>
          </table:table-cell>
          <table:table-cell table:style-name="ce16" table:formula="of:=COS(wd*[.D23])" office:value-type="float" office:value="0.477100951379465">
            <text:p>4.7710E-1</text:p>
          </table:table-cell>
          <table:table-cell table:style-name="ce16" table:formula="of:=SIN(wd*[.D23])" office:value-type="float" office:value="-0.878848497861156">
            <text:p>-8.7885E-1</text:p>
          </table:table-cell>
          <table:table-cell table:style-name="ce16" table:formula="of:=[.E23]*[.F23]" office:value-type="float" office:value="9542.01902758929">
            <text:p>9.5420E+3</text:p>
          </table:table-cell>
          <table:table-cell table:style-name="ce16" table:formula="of:=[.E23]*[.G23]" office:value-type="float" office:value="-17576.9699572231">
            <text:p>-1.7577E+4</text:p>
          </table:table-cell>
          <table:table-cell table:style-name="ce16" table:formula="of:=[.J22]*efac+den*([.H22]*efac+[.H23])" office:value-type="float" office:value="-0.000247378307545059">
            <text:p>-2.4738E-4</text:p>
          </table:table-cell>
          <table:table-cell table:style-name="ce16" table:formula="of:=[.K22]*efac+den*([.I22]*efac+[.I23])" office:value-type="float" office:value="-0.000223077743386326">
            <text:p>-2.2308E-4</text:p>
          </table:table-cell>
          <table:table-cell table:style-name="ce16" table:formula="of:=[.J23]*[.G23]-[.K23]*[.F23]" office:value-type="float" office:value="0.000323838657590611">
            <text:p>3.238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3]+dt" office:value-type="float" office:value="0.525">
            <text:p>0.525</text:p>
          </table:table-cell>
          <table:table-cell table:formula="of:=IF([.D24]&gt;tzero;0;IF([.D24]&gt;tmax;pmax*(tzero-[.D24])/(tzero-tmax);pmax*[.D24]/tmax))" office:value-type="float" office:value="21000">
            <text:p>21000</text:p>
          </table:table-cell>
          <table:table-cell table:style-name="ce16" table:formula="of:=COS(wd*[.D24])" office:value-type="float" office:value="0.68735430932497">
            <text:p>6.8735E-1</text:p>
          </table:table-cell>
          <table:table-cell table:style-name="ce16" table:formula="of:=SIN(wd*[.D24])" office:value-type="float" office:value="-0.726322279330872">
            <text:p>-7.2632E-1</text:p>
          </table:table-cell>
          <table:table-cell table:style-name="ce16" table:formula="of:=[.E24]*[.F24]" office:value-type="float" office:value="14434.4404958244">
            <text:p>1.4434E+4</text:p>
          </table:table-cell>
          <table:table-cell table:style-name="ce16" table:formula="of:=[.E24]*[.G24]" office:value-type="float" office:value="-15252.7678659483">
            <text:p>-1.5253E+4</text:p>
          </table:table-cell>
          <table:table-cell table:style-name="ce16" table:formula="of:=[.J23]*efac+den*([.H23]*efac+[.H24])" office:value-type="float" office:value="-0.000193539048464647">
            <text:p>-1.9354E-4</text:p>
          </table:table-cell>
          <table:table-cell table:style-name="ce16" table:formula="of:=[.K23]*efac+den*([.I23]*efac+[.I24])" office:value-type="float" office:value="-0.000282046948166201">
            <text:p>-2.8205E-4</text:p>
          </table:table-cell>
          <table:table-cell table:style-name="ce16" table:formula="of:=[.J24]*[.G24]-[.K24]*[.F24]" office:value-type="float" office:value="0.000334437908074365">
            <text:p>3.344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4]+dt" office:value-type="float" office:value="0.55">
            <text:p>0.550</text:p>
          </table:table-cell>
          <table:table-cell table:formula="of:=IF([.D25]&gt;tzero;0;IF([.D25]&gt;tmax;pmax*(tzero-[.D25])/(tzero-tmax);pmax*[.D25]/tmax))" office:value-type="float" office:value="22000">
            <text:p>22000</text:p>
          </table:table-cell>
          <table:table-cell table:style-name="ce16" table:formula="of:=COS(wd*[.D25])" office:value-type="float" office:value="0.851231375842264">
            <text:p>8.5123E-1</text:p>
          </table:table-cell>
          <table:table-cell table:style-name="ce16" table:formula="of:=SIN(wd*[.D25])" office:value-type="float" office:value="-0.524790572306407">
            <text:p>-5.2479E-1</text:p>
          </table:table-cell>
          <table:table-cell table:style-name="ce16" table:formula="of:=[.E25]*[.F25]" office:value-type="float" office:value="18727.0902685298">
            <text:p>1.8727E+4</text:p>
          </table:table-cell>
          <table:table-cell table:style-name="ce16" table:formula="of:=[.E25]*[.G25]" office:value-type="float" office:value="-11545.3925907409">
            <text:p>-1.1545E+4</text:p>
          </table:table-cell>
          <table:table-cell table:style-name="ce16" table:formula="of:=[.J24]*efac+den*([.H24]*efac+[.H25])" office:value-type="float" office:value="-0.000122978606280622">
            <text:p>-1.2298E-4</text:p>
          </table:table-cell>
          <table:table-cell table:style-name="ce16" table:formula="of:=[.K24]*efac+den*([.I24]*efac+[.I25])" office:value-type="float" office:value="-0.000327552566407053">
            <text:p>-3.2755E-4</text:p>
          </table:table-cell>
          <table:table-cell table:style-name="ce16" table:formula="of:=[.J25]*[.G25]-[.K25]*[.F25]" office:value-type="float" office:value="0.000343361034934792">
            <text:p>3.433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5]+dt" office:value-type="float" office:value="0.575">
            <text:p>0.575</text:p>
          </table:table-cell>
          <table:table-cell table:formula="of:=IF([.D26]&gt;tzero;0;IF([.D26]&gt;tmax;pmax*(tzero-[.D26])/(tzero-tmax);pmax*[.D26]/tmax))" office:value-type="float" office:value="23000">
            <text:p>23000</text:p>
          </table:table-cell>
          <table:table-cell table:style-name="ce16" table:formula="of:=COS(wd*[.D26])" office:value-type="float" office:value="0.95767524695606">
            <text:p>9.5768E-1</text:p>
          </table:table-cell>
          <table:table-cell table:style-name="ce16" table:formula="of:=SIN(wd*[.D26])" office:value-type="float" office:value="-0.28785086653969">
            <text:p>-2.8785E-1</text:p>
          </table:table-cell>
          <table:table-cell table:style-name="ce16" table:formula="of:=[.E26]*[.F26]" office:value-type="float" office:value="22026.5306799894">
            <text:p>2.2027E+4</text:p>
          </table:table-cell>
          <table:table-cell table:style-name="ce16" table:formula="of:=[.E26]*[.G26]" office:value-type="float" office:value="-6620.56993041286">
            <text:p>-6.6206E+3</text:p>
          </table:table-cell>
          <table:table-cell table:style-name="ce16" table:formula="of:=[.J25]*efac+den*([.H25]*efac+[.H26])" office:value-type="float" office:value="-0.0000392831725213597">
            <text:p>-3.9283E-5</text:p>
          </table:table-cell>
          <table:table-cell table:style-name="ce16" table:formula="of:=[.K25]*efac+den*([.I25]*efac+[.I26])" office:value-type="float" office:value="-0.000354814129008385">
            <text:p>-3.5481E-4</text:p>
          </table:table-cell>
          <table:table-cell table:style-name="ce16" table:formula="of:=[.J26]*[.G26]-[.K26]*[.F26]" office:value-type="float" office:value="0.000351104403872305">
            <text:p>3.5110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6]+dt" office:value-type="float" office:value="0.6">
            <text:p>0.600</text:p>
          </table:table-cell>
          <table:table-cell table:formula="of:=IF([.D27]&gt;tzero;0;IF([.D27]&gt;tmax;pmax*(tzero-[.D27])/(tzero-tmax);pmax*[.D27]/tmax))" office:value-type="float" office:value="24000">
            <text:p>24000</text:p>
          </table:table-cell>
          <table:table-cell table:style-name="ce16" table:formula="of:=COS(wd*[.D27])" office:value-type="float" office:value="0.999504077844043">
            <text:p>9.9950E-1</text:p>
          </table:table-cell>
          <table:table-cell table:style-name="ce16" table:formula="of:=SIN(wd*[.D27])" office:value-type="float" office:value="-0.0314896550176397">
            <text:p>-3.1490E-2</text:p>
          </table:table-cell>
          <table:table-cell table:style-name="ce16" table:formula="of:=[.E27]*[.F27]" office:value-type="float" office:value="23988.097868257">
            <text:p>2.3988E+4</text:p>
          </table:table-cell>
          <table:table-cell table:style-name="ce16" table:formula="of:=[.E27]*[.G27]" office:value-type="float" office:value="-755.751720423353">
            <text:p>-7.5575E+2</text:p>
          </table:table-cell>
          <table:table-cell table:style-name="ce16" table:formula="of:=[.J26]*efac+den*([.H26]*efac+[.H27])" office:value-type="float" office:value="0.0000525982528831502">
            <text:p>5.2598E-5</text:p>
          </table:table-cell>
          <table:table-cell table:style-name="ce16" table:formula="of:=[.K26]*efac+den*([.I26]*efac+[.I27])" office:value-type="float" office:value="-0.000360052248355383">
            <text:p>-3.6005E-4</text:p>
          </table:table-cell>
          <table:table-cell table:style-name="ce16" table:formula="of:=[.J27]*[.G27]-[.K27]*[.F27]" office:value-type="float" office:value="0.0003582173896303">
            <text:p>3.582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7]+dt" office:value-type="float" office:value="0.625">
            <text:p>0.625</text:p>
          </table:table-cell>
          <table:table-cell table:formula="of:=IF([.D28]&gt;tzero;0;IF([.D28]&gt;tmax;pmax*(tzero-[.D28])/(tzero-tmax);pmax*[.D28]/tmax))" office:value-type="float" office:value="25000">
            <text:p>25000</text:p>
          </table:table-cell>
          <table:table-cell table:style-name="ce16" table:formula="of:=COS(wd*[.D28])" office:value-type="float" office:value="0.973895647091369">
            <text:p>9.7390E-1</text:p>
          </table:table-cell>
          <table:table-cell table:style-name="ce16" table:formula="of:=SIN(wd*[.D28])" office:value-type="float" office:value="0.226996186259778">
            <text:p>2.2700E-1</text:p>
          </table:table-cell>
          <table:table-cell table:style-name="ce16" table:formula="of:=[.E28]*[.F28]" office:value-type="float" office:value="24347.3911772842">
            <text:p>2.4347E+4</text:p>
          </table:table-cell>
          <table:table-cell table:style-name="ce16" table:formula="of:=[.E28]*[.G28]" office:value-type="float" office:value="5674.90465649444">
            <text:p>5.6749E+3</text:p>
          </table:table-cell>
          <table:table-cell table:style-name="ce16" table:formula="of:=[.J27]*efac+den*([.H27]*efac+[.H28])" office:value-type="float" office:value="0.000146644561130785">
            <text:p>1.4664E-4</text:p>
          </table:table-cell>
          <table:table-cell table:style-name="ce16" table:formula="of:=[.K27]*efac+den*([.I27]*efac+[.I28])" office:value-type="float" office:value="-0.00034087372811823">
            <text:p>-3.4087E-4</text:p>
          </table:table-cell>
          <table:table-cell table:style-name="ce16" table:formula="of:=[.J28]*[.G28]-[.K28]*[.F28]" office:value-type="float" office:value="0.000365263196134578">
            <text:p>3.652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8]+dt" office:value-type="float" office:value="0.65">
            <text:p>0.650</text:p>
          </table:table-cell>
          <table:table-cell table:formula="of:=IF([.D29]&gt;tzero;0;IF([.D29]&gt;tmax;pmax*(tzero-[.D29])/(tzero-tmax);pmax*[.D29]/tmax))" office:value-type="float" office:value="26000">
            <text:p>26000</text:p>
          </table:table-cell>
          <table:table-cell table:style-name="ce16" table:formula="of:=COS(wd*[.D29])" office:value-type="float" office:value="0.88257777400679">
            <text:p>8.8258E-1</text:p>
          </table:table-cell>
          <table:table-cell table:style-name="ce16" table:formula="of:=SIN(wd*[.D29])" office:value-type="float" office:value="0.470166430989303">
            <text:p>4.7017E-1</text:p>
          </table:table-cell>
          <table:table-cell table:style-name="ce16" table:formula="of:=[.E29]*[.F29]" office:value-type="float" office:value="22947.0221241765">
            <text:p>2.2947E+4</text:p>
          </table:table-cell>
          <table:table-cell table:style-name="ce16" table:formula="of:=[.E29]*[.G29]" office:value-type="float" office:value="12224.3272057219">
            <text:p>1.2224E+4</text:p>
          </table:table-cell>
          <table:table-cell table:style-name="ce16" table:formula="of:=[.J28]*efac+den*([.H28]*efac+[.H29])" office:value-type="float" office:value="0.0002361605406362">
            <text:p>2.3616E-4</text:p>
          </table:table-cell>
          <table:table-cell table:style-name="ce16" table:formula="of:=[.K28]*efac+den*([.I28]*efac+[.I29])" office:value-type="float" office:value="-0.000296569895926296">
            <text:p>-2.9657E-4</text:p>
          </table:table-cell>
          <table:table-cell table:style-name="ce16" table:formula="of:=[.J29]*[.G29]-[.K29]*[.F29]" office:value-type="float" office:value="0.000372780757115483">
            <text:p>3.7278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9]+dt" office:value-type="float" office:value="0.675">
            <text:p>0.675</text:p>
          </table:table-cell>
          <table:table-cell table:formula="of:=IF([.D30]&gt;tzero;0;IF([.D30]&gt;tmax;pmax*(tzero-[.D30])/(tzero-tmax);pmax*[.D30]/tmax))" office:value-type="float" office:value="27000">
            <text:p>27000</text:p>
          </table:table-cell>
          <table:table-cell table:style-name="ce16" table:formula="of:=COS(wd*[.D30])" office:value-type="float" office:value="0.731711741406637">
            <text:p>7.3171E-1</text:p>
          </table:table-cell>
          <table:table-cell table:style-name="ce16" table:formula="of:=SIN(wd*[.D30])" office:value-type="float" office:value="0.681614207222581">
            <text:p>6.8161E-1</text:p>
          </table:table-cell>
          <table:table-cell table:style-name="ce16" table:formula="of:=[.E30]*[.F30]" office:value-type="float" office:value="19756.2170179792">
            <text:p>1.9756E+4</text:p>
          </table:table-cell>
          <table:table-cell table:style-name="ce16" table:formula="of:=[.E30]*[.G30]" office:value-type="float" office:value="18403.5835950097">
            <text:p>1.8404E+4</text:p>
          </table:table-cell>
          <table:table-cell table:style-name="ce16" table:formula="of:=[.J29]*efac+den*([.H29]*efac+[.H30])" office:value-type="float" office:value="0.000314255894637691">
            <text:p>3.1426E-4</text:p>
          </table:table-cell>
          <table:table-cell table:style-name="ce16" table:formula="of:=[.K29]*efac+den*([.I29]*efac+[.I30])" office:value-type="float" office:value="-0.000228298795495937">
            <text:p>-2.2830E-4</text:p>
          </table:table-cell>
          <table:table-cell table:style-name="ce16" table:formula="of:=[.J30]*[.G30]-[.K30]*[.F30]" office:value-type="float" office:value="0.000381250191701862">
            <text:p>3.812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0]+dt" office:value-type="float" office:value="0.7">
            <text:p>0.700</text:p>
          </table:table-cell>
          <table:table-cell table:formula="of:=IF([.D31]&gt;tzero;0;IF([.D31]&gt;tmax;pmax*(tzero-[.D31])/(tzero-tmax);pmax*[.D31]/tmax))" office:value-type="float" office:value="28000">
            <text:p>28000</text:p>
          </table:table-cell>
          <table:table-cell table:style-name="ce16" table:formula="of:=COS(wd*[.D31])" office:value-type="float" office:value="0.531476589415577">
            <text:p>5.3148E-1</text:p>
          </table:table-cell>
          <table:table-cell table:style-name="ce16" table:formula="of:=SIN(wd*[.D31])" office:value-type="float" office:value="0.847072980860082">
            <text:p>8.4707E-1</text:p>
          </table:table-cell>
          <table:table-cell table:style-name="ce16" table:formula="of:=[.E31]*[.F31]" office:value-type="float" office:value="14881.3445036362">
            <text:p>1.4881E+4</text:p>
          </table:table-cell>
          <table:table-cell table:style-name="ce16" table:formula="of:=[.E31]*[.G31]" office:value-type="float" office:value="23718.0434640823">
            <text:p>2.3718E+4</text:p>
          </table:table-cell>
          <table:table-cell table:style-name="ce16" table:formula="of:=[.J30]*efac+den*([.H30]*efac+[.H31])" office:value-type="float" office:value="0.000374371112119319">
            <text:p>3.7437E-4</text:p>
          </table:table-cell>
          <table:table-cell table:style-name="ce16" table:formula="of:=[.K30]*efac+den*([.I30]*efac+[.I31])" office:value-type="float" office:value="-0.000139129878521542">
            <text:p>-1.3913E-4</text:p>
          </table:table-cell>
          <table:table-cell table:style-name="ce16" table:formula="of:=[.J31]*[.G31]-[.K31]*[.F31]" office:value-type="float" office:value="0.000391063927213249">
            <text:p>3.910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1]+dt" office:value-type="float" office:value="0.725">
            <text:p>0.725</text:p>
          </table:table-cell>
          <table:table-cell table:formula="of:=IF([.D32]&gt;tzero;0;IF([.D32]&gt;tmax;pmax*(tzero-[.D32])/(tzero-tmax);pmax*[.D32]/tmax))" office:value-type="float" office:value="29000">
            <text:p>29000</text:p>
          </table:table-cell>
          <table:table-cell table:style-name="ce16" table:formula="of:=COS(wd*[.D32])" office:value-type="float" office:value="0.295382328281499">
            <text:p>2.9538E-1</text:p>
          </table:table-cell>
          <table:table-cell table:style-name="ce16" table:formula="of:=SIN(wd*[.D32])" office:value-type="float" office:value="0.955379129005339">
            <text:p>9.5538E-1</text:p>
          </table:table-cell>
          <table:table-cell table:style-name="ce16" table:formula="of:=[.E32]*[.F32]" office:value-type="float" office:value="8566.08752016347">
            <text:p>8.5661E+3</text:p>
          </table:table-cell>
          <table:table-cell table:style-name="ce16" table:formula="of:=[.E32]*[.G32]" office:value-type="float" office:value="27705.9947411548">
            <text:p>2.7706E+4</text:p>
          </table:table-cell>
          <table:table-cell table:style-name="ce16" table:formula="of:=[.J31]*efac+den*([.H31]*efac+[.H32])" office:value-type="float" office:value="0.000410810599412331">
            <text:p>4.1081E-4</text:p>
          </table:table-cell>
          <table:table-cell table:style-name="ce16" table:formula="of:=[.K31]*efac+den*([.I31]*efac+[.I32])" office:value-type="float" office:value="-0.0000339398932846607">
            <text:p>-3.3940E-5</text:p>
          </table:table-cell>
          <table:table-cell table:style-name="ce16" table:formula="of:=[.J32]*[.G32]-[.K32]*[.F32]" office:value-type="float" office:value="0.000402505117352763">
            <text:p>4.025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2]+dt" office:value-type="float" office:value="0.75">
            <text:p>0.750</text:p>
          </table:table-cell>
          <table:table-cell table:formula="of:=IF([.D33]&gt;tzero;0;IF([.D33]&gt;tmax;pmax*(tzero-[.D33])/(tzero-tmax);pmax*[.D33]/tmax))" office:value-type="float" office:value="30000">
            <text:p>30000</text:p>
          </table:table-cell>
          <table:table-cell table:style-name="ce16" table:formula="of:=COS(wd*[.D33])" office:value-type="float" office:value="0.0393584082316578">
            <text:p>3.9358E-2</text:p>
          </table:table-cell>
          <table:table-cell table:style-name="ce16" table:formula="of:=SIN(wd*[.D33])" office:value-type="float" office:value="0.999225157660409">
            <text:p>9.9923E-1</text:p>
          </table:table-cell>
          <table:table-cell table:style-name="ce16" table:formula="of:=[.E33]*[.F33]" office:value-type="float" office:value="1180.75224694974">
            <text:p>1.1808E+3</text:p>
          </table:table-cell>
          <table:table-cell table:style-name="ce16" table:formula="of:=[.E33]*[.G33]" office:value-type="float" office:value="29976.7547298123">
            <text:p>2.9977E+4</text:p>
          </table:table-cell>
          <table:table-cell table:style-name="ce16" table:formula="of:=[.J32]*efac+den*([.H32]*efac+[.H33])" office:value-type="float" office:value="0.000419240994174381">
            <text:p>4.1924E-4</text:p>
          </table:table-cell>
          <table:table-cell table:style-name="ce16" table:formula="of:=[.K32]*efac+den*([.I32]*efac+[.I33])" office:value-type="float" office:value="0.0000808399546207902">
            <text:p>8.0840E-5</text:p>
          </table:table-cell>
          <table:table-cell table:style-name="ce16" table:formula="of:=[.J33]*[.G33]-[.K33]*[.F33]" office:value-type="float" office:value="0.000415734416566209">
            <text:p>4.157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3]+dt" office:value-type="float" office:value="0.775">
            <text:p>0.775</text:p>
          </table:table-cell>
          <table:table-cell table:formula="of:=IF([.D34]&gt;tzero;0;IF([.D34]&gt;tmax;pmax*(tzero-[.D34])/(tzero-tmax);pmax*[.D34]/tmax))" office:value-type="float" office:value="31000">
            <text:p>31000</text:p>
          </table:table-cell>
          <table:table-cell table:style-name="ce16" table:formula="of:=COS(wd*[.D34])" office:value-type="float" office:value="-0.219321052033089">
            <text:p>-2.1932E-1</text:p>
          </table:table-cell>
          <table:table-cell table:style-name="ce16" table:formula="of:=SIN(wd*[.D34])" office:value-type="float" office:value="0.975652743620956">
            <text:p>9.7565E-1</text:p>
          </table:table-cell>
          <table:table-cell table:style-name="ce16" table:formula="of:=[.E34]*[.F34]" office:value-type="float" office:value="-6798.95261302577">
            <text:p>-6.7990E+3</text:p>
          </table:table-cell>
          <table:table-cell table:style-name="ce16" table:formula="of:=[.E34]*[.G34]" office:value-type="float" office:value="30245.2350522496">
            <text:p>3.0245E+4</text:p>
          </table:table-cell>
          <table:table-cell table:style-name="ce16" table:formula="of:=[.J33]*efac+den*([.H33]*efac+[.H34])" office:value-type="float" office:value="0.000397113348913919">
            <text:p>3.9711E-4</text:p>
          </table:table-cell>
          <table:table-cell table:style-name="ce16" table:formula="of:=[.K33]*efac+den*([.I33]*efac+[.I34])" office:value-type="float" office:value="0.000197613651834526">
            <text:p>1.9761E-4</text:p>
          </table:table-cell>
          <table:table-cell table:style-name="ce16" table:formula="of:=[.J34]*[.G34]-[.K34]*[.F34]" office:value-type="float" office:value="0.00043078556241282">
            <text:p>4.307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4]+dt" office:value-type="float" office:value="0.8">
            <text:p>0.800</text:p>
          </table:table-cell>
          <table:table-cell table:formula="of:=IF([.D35]&gt;tzero;0;IF([.D35]&gt;tmax;pmax*(tzero-[.D35])/(tzero-tmax);pmax*[.D35]/tmax))" office:value-type="float" office:value="32000">
            <text:p>32000</text:p>
          </table:table-cell>
          <table:table-cell table:style-name="ce16" table:formula="of:=COS(wd*[.D35])" office:value-type="float" office:value="-0.463202762596642">
            <text:p>-4.6320E-1</text:p>
          </table:table-cell>
          <table:table-cell table:style-name="ce16" table:formula="of:=SIN(wd*[.D35])" office:value-type="float" office:value="0.886252334678357">
            <text:p>8.8625E-1</text:p>
          </table:table-cell>
          <table:table-cell table:style-name="ce16" table:formula="of:=[.E35]*[.F35]" office:value-type="float" office:value="-14822.4884030926">
            <text:p>-1.4822E+4</text:p>
          </table:table-cell>
          <table:table-cell table:style-name="ce16" table:formula="of:=[.E35]*[.G35]" office:value-type="float" office:value="28360.0747097074">
            <text:p>2.8360E+4</text:p>
          </table:table-cell>
          <table:table-cell table:style-name="ce16" table:formula="of:=[.J34]*efac+den*([.H34]*efac+[.H35])" office:value-type="float" office:value="0.000343971943036909">
            <text:p>3.4397E-4</text:p>
          </table:table-cell>
          <table:table-cell table:style-name="ce16" table:formula="of:=[.K34]*efac+den*([.I34]*efac+[.I35])" office:value-type="float" office:value="0.000308123534400109">
            <text:p>3.0812E-4</text:p>
          </table:table-cell>
          <table:table-cell table:style-name="ce16" table:formula="of:=[.J35]*[.G35]-[.K35]*[.F35]" office:value-type="float" office:value="0.000447569609935484">
            <text:p>4.475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5]+dt" office:value-type="float" office:value="0.825">
            <text:p>0.825</text:p>
          </table:table-cell>
          <table:table-cell table:formula="of:=IF([.D36]&gt;tzero;0;IF([.D36]&gt;tmax;pmax*(tzero-[.D36])/(tzero-tmax);pmax*[.D36]/tmax))" office:value-type="float" office:value="33000">
            <text:p>33000</text:p>
          </table:table-cell>
          <table:table-cell table:style-name="ce16" table:formula="of:=COS(wd*[.D36])" office:value-type="float" office:value="-0.675831848397239">
            <text:p>-6.7583E-1</text:p>
          </table:table-cell>
          <table:table-cell table:style-name="ce16" table:formula="of:=SIN(wd*[.D36])" office:value-type="float" office:value="0.737055840959131">
            <text:p>7.3706E-1</text:p>
          </table:table-cell>
          <table:table-cell table:style-name="ce16" table:formula="of:=[.E36]*[.F36]" office:value-type="float" office:value="-22302.4509971089">
            <text:p>-2.2302E+4</text:p>
          </table:table-cell>
          <table:table-cell table:style-name="ce16" table:formula="of:=[.E36]*[.G36]" office:value-type="float" office:value="24322.8427516513">
            <text:p>2.4323E+4</text:p>
          </table:table-cell>
          <table:table-cell table:style-name="ce16" table:formula="of:=[.J35]*efac+den*([.H35]*efac+[.H36])" office:value-type="float" office:value="0.000261619657656473">
            <text:p>2.6162E-4</text:p>
          </table:table-cell>
          <table:table-cell table:style-name="ce16" table:formula="of:=[.K35]*efac+den*([.I35]*efac+[.I36])" office:value-type="float" office:value="0.000404033635570271">
            <text:p>4.0403E-4</text:p>
          </table:table-cell>
          <table:table-cell table:style-name="ce16" table:formula="of:=[.J36]*[.G36]-[.K36]*[.F36]" office:value-type="float" office:value="0.000465887095527544">
            <text:p>4.658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6]+dt" office:value-type="float" office:value="0.85">
            <text:p>0.850</text:p>
          </table:table-cell>
          <table:table-cell table:formula="of:=IF([.D37]&gt;tzero;0;IF([.D37]&gt;tmax;pmax*(tzero-[.D37])/(tzero-tmax);pmax*[.D37]/tmax))" office:value-type="float" office:value="34000">
            <text:p>34000</text:p>
          </table:table-cell>
          <table:table-cell table:style-name="ce16" table:formula="of:=COS(wd*[.D37])" office:value-type="float" office:value="-0.842862071526097">
            <text:p>-8.4286E-1</text:p>
          </table:table-cell>
          <table:table-cell table:style-name="ce16" table:formula="of:=SIN(wd*[.D37])" office:value-type="float" office:value="0.538129657594465">
            <text:p>5.3813E-1</text:p>
          </table:table-cell>
          <table:table-cell table:style-name="ce16" table:formula="of:=[.E37]*[.F37]" office:value-type="float" office:value="-28657.3104318873">
            <text:p>-2.8657E+4</text:p>
          </table:table-cell>
          <table:table-cell table:style-name="ce16" table:formula="of:=[.E37]*[.G37]" office:value-type="float" office:value="18296.4083582118">
            <text:p>1.8296E+4</text:p>
          </table:table-cell>
          <table:table-cell table:style-name="ce16" table:formula="of:=[.J36]*efac+den*([.H36]*efac+[.H37])" office:value-type="float" office:value="0.000154119673983414">
            <text:p>1.5412E-4</text:p>
          </table:table-cell>
          <table:table-cell table:style-name="ce16" table:formula="of:=[.K36]*efac+den*([.I36]*efac+[.I37])" office:value-type="float" office:value="0.000477552098237485">
            <text:p>4.7755E-4</text:p>
          </table:table-cell>
          <table:table-cell table:style-name="ce16" table:formula="of:=[.J37]*[.G37]-[.K37]*[.F37]" office:value-type="float" office:value="0.000485446918171346">
            <text:p>4.854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7]+dt" office:value-type="float" office:value="0.875">
            <text:p>0.875</text:p>
          </table:table-cell>
          <table:table-cell table:formula="of:=IF([.D38]&gt;tzero;0;IF([.D38]&gt;tmax;pmax*(tzero-[.D38])/(tzero-tmax);pmax*[.D38]/tmax))" office:value-type="float" office:value="35000">
            <text:p>35000</text:p>
          </table:table-cell>
          <table:table-cell table:style-name="ce16" table:formula="of:=COS(wd*[.D38])" office:value-type="float" office:value="-0.953023782255189">
            <text:p>-9.5302E-1</text:p>
          </table:table-cell>
          <table:table-cell table:style-name="ce16" table:formula="of:=SIN(wd*[.D38])" office:value-type="float" office:value="0.302895477774124">
            <text:p>3.0290E-1</text:p>
          </table:table-cell>
          <table:table-cell table:style-name="ce16" table:formula="of:=[.E38]*[.F38]" office:value-type="float" office:value="-33355.8323789316">
            <text:p>-3.3356E+4</text:p>
          </table:table-cell>
          <table:table-cell table:style-name="ce16" table:formula="of:=[.E38]*[.G38]" office:value-type="float" office:value="10601.3417220943">
            <text:p>1.0601E+4</text:p>
          </table:table-cell>
          <table:table-cell table:style-name="ce16" table:formula="of:=[.J37]*efac+den*([.H37]*efac+[.H38])" office:value-type="float" office:value="0.0000276250609633961">
            <text:p>2.7625E-5</text:p>
          </table:table-cell>
          <table:table-cell table:style-name="ce16" table:formula="of:=[.K37]*efac+den*([.I37]*efac+[.I38])" office:value-type="float" office:value="0.000522046610989412">
            <text:p>5.2205E-4</text:p>
          </table:table-cell>
          <table:table-cell table:style-name="ce16" table:formula="of:=[.J38]*[.G38]-[.K38]*[.F38]" office:value-type="float" office:value="0.00050589034175768">
            <text:p>5.058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8]+dt" office:value-type="float" office:value="0.9">
            <text:p>0.900</text:p>
          </table:table-cell>
          <table:table-cell table:formula="of:=IF([.D39]&gt;tzero;0;IF([.D39]&gt;tmax;pmax*(tzero-[.D39])/(tzero-tmax);pmax*[.D39]/tmax))" office:value-type="float" office:value="36000">
            <text:p>36000</text:p>
          </table:table-cell>
          <table:table-cell table:style-name="ce16" table:formula="of:=COS(wd*[.D39])" office:value-type="float" office:value="-0.998884290439572">
            <text:p>-9.9888E-1</text:p>
          </table:table-cell>
          <table:table-cell table:style-name="ce16" table:formula="of:=SIN(wd*[.D39])" office:value-type="float" office:value="0.0472247214182613">
            <text:p>4.7225E-2</text:p>
          </table:table-cell>
          <table:table-cell table:style-name="ce16" table:formula="of:=[.E39]*[.F39]" office:value-type="float" office:value="-35959.8344558246">
            <text:p>-3.5960E+4</text:p>
          </table:table-cell>
          <table:table-cell table:style-name="ce16" table:formula="of:=[.E39]*[.G39]" office:value-type="float" office:value="1700.08997105741">
            <text:p>1.7001E+3</text:p>
          </table:table-cell>
          <table:table-cell table:style-name="ce16" table:formula="of:=[.J38]*efac+den*([.H38]*efac+[.H39])" office:value-type="float" office:value="-0.00010995924691453">
            <text:p>-1.0996E-4</text:p>
          </table:table-cell>
          <table:table-cell table:style-name="ce16" table:formula="of:=[.K38]*efac+den*([.I38]*efac+[.I39])" office:value-type="float" office:value="0.000532605291230633">
            <text:p>5.3261E-4</text:p>
          </table:table-cell>
          <table:table-cell table:style-name="ce16" table:formula="of:=[.J39]*[.G39]-[.K39]*[.F39]" office:value-type="float" office:value="0.000526818263612373">
            <text:p>5.268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39]+dt" office:value-type="float" office:value="0.925">
            <text:p>0.925</text:p>
          </table:table-cell>
          <table:table-cell table:formula="of:=IF([.D40]&gt;tzero;0;IF([.D40]&gt;tmax;pmax*(tzero-[.D40])/(tzero-tmax);pmax*[.D40]/tmax))" office:value-type="float" office:value="37000">
            <text:p>37000</text:p>
          </table:table-cell>
          <table:table-cell table:style-name="ce16" table:formula="of:=COS(wd*[.D40])" office:value-type="float" office:value="-0.977349354486882">
            <text:p>-9.7735E-1</text:p>
          </table:table-cell>
          <table:table-cell table:style-name="ce16" table:formula="of:=SIN(wd*[.D40])" office:value-type="float" office:value="-0.211632320981636">
            <text:p>-2.1163E-1</text:p>
          </table:table-cell>
          <table:table-cell table:style-name="ce16" table:formula="of:=[.E40]*[.F40]" office:value-type="float" office:value="-36161.9261160147">
            <text:p>-3.6162E+4</text:p>
          </table:table-cell>
          <table:table-cell table:style-name="ce16" table:formula="of:=[.E40]*[.G40]" office:value-type="float" office:value="-7830.39587632054">
            <text:p>-7.8304E+3</text:p>
          </table:table-cell>
          <table:table-cell table:style-name="ce16" table:formula="of:=[.J39]*efac+den*([.H39]*efac+[.H40])" office:value-type="float" office:value="-0.000249464477046411">
            <text:p>-2.4946E-4</text:p>
          </table:table-cell>
          <table:table-cell table:style-name="ce16" table:formula="of:=[.K39]*efac+den*([.I39]*efac+[.I40])" office:value-type="float" office:value="0.000506497521655108">
            <text:p>5.0650E-4</text:p>
          </table:table-cell>
          <table:table-cell table:style-name="ce16" table:formula="of:=[.J40]*[.G40]-[.K40]*[.F40]" office:value-type="float" office:value="0.000547819772118628">
            <text:p>5.478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0]+dt" office:value-type="float" office:value="0.950000000000001">
            <text:p>0.950</text:p>
          </table:table-cell>
          <table:table-cell table:formula="of:=IF([.D41]&gt;tzero;0;IF([.D41]&gt;tmax;pmax*(tzero-[.D41])/(tzero-tmax);pmax*[.D41]/tmax))" office:value-type="float" office:value="38000">
            <text:p>38000</text:p>
          </table:table-cell>
          <table:table-cell table:style-name="ce16" table:formula="of:=COS(wd*[.D41])" office:value-type="float" office:value="-0.889871952071196">
            <text:p>-8.8987E-1</text:p>
          </table:table-cell>
          <table:table-cell table:style-name="ce16" table:formula="of:=SIN(wd*[.D41])" office:value-type="float" office:value="-0.456210377914618">
            <text:p>-4.5621E-1</text:p>
          </table:table-cell>
          <table:table-cell table:style-name="ce16" table:formula="of:=[.E41]*[.F41]" office:value-type="float" office:value="-33815.1341787055">
            <text:p>-3.3815E+4</text:p>
          </table:table-cell>
          <table:table-cell table:style-name="ce16" table:formula="of:=[.E41]*[.G41]" office:value-type="float" office:value="-17335.9943607555">
            <text:p>-1.7336E+4</text:p>
          </table:table-cell>
          <table:table-cell table:style-name="ce16" table:formula="of:=[.J40]*efac+den*([.H40]*efac+[.H41])" office:value-type="float" office:value="-0.000381066179930064">
            <text:p>-3.8107E-4</text:p>
          </table:table-cell>
          <table:table-cell table:style-name="ce16" table:formula="of:=[.K40]*efac+den*([.I40]*efac+[.I41])" office:value-type="float" office:value="0.000443494914877506">
            <text:p>4.4349E-4</text:p>
          </table:table-cell>
          <table:table-cell table:style-name="ce16" table:formula="of:=[.J41]*[.G41]-[.K41]*[.F41]" office:value-type="float" office:value="0.000568500031592069">
            <text:p>5.6850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1]+dt" office:value-type="float" office:value="0.975000000000001">
            <text:p>0.975</text:p>
          </table:table-cell>
          <table:table-cell table:formula="of:=IF([.D42]&gt;tzero;0;IF([.D42]&gt;tmax;pmax*(tzero-[.D42])/(tzero-tmax);pmax*[.D42]/tmax))" office:value-type="float" office:value="39000">
            <text:p>39000</text:p>
          </table:table-cell>
          <table:table-cell table:style-name="ce16" table:formula="of:=COS(wd*[.D42])" office:value-type="float" office:value="-0.742354246680508">
            <text:p>-7.4235E-1</text:p>
          </table:table-cell>
          <table:table-cell table:style-name="ce16" table:formula="of:=SIN(wd*[.D42])" office:value-type="float" office:value="-0.670007591326707">
            <text:p>-6.7001E-1</text:p>
          </table:table-cell>
          <table:table-cell table:style-name="ce16" table:formula="of:=[.E42]*[.F42]" office:value-type="float" office:value="-28951.8156205398">
            <text:p>-2.8952E+4</text:p>
          </table:table-cell>
          <table:table-cell table:style-name="ce16" table:formula="of:=[.E42]*[.G42]" office:value-type="float" office:value="-26130.2960617416">
            <text:p>-2.6130E+4</text:p>
          </table:table-cell>
          <table:table-cell table:style-name="ce16" table:formula="of:=[.J41]*efac+den*([.H41]*efac+[.H42])" office:value-type="float" office:value="-0.000494972195112646">
            <text:p>-4.9497E-4</text:p>
          </table:table-cell>
          <table:table-cell table:style-name="ce16" table:formula="of:=[.K41]*efac+den*([.I41]*efac+[.I42])" office:value-type="float" office:value="0.00034602152575931">
            <text:p>3.4602E-4</text:p>
          </table:table-cell>
          <table:table-cell table:style-name="ce16" table:formula="of:=[.J42]*[.G42]-[.K42]*[.F42]" office:value-type="float" office:value="0.000588505677311409">
            <text:p>5.885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2]+dt" office:value-type="float" office:value="1">
            <text:p>1.000</text:p>
          </table:table-cell>
          <table:table-cell table:formula="of:=IF([.D43]&gt;tzero;0;IF([.D43]&gt;tmax;pmax*(tzero-[.D43])/(tzero-tmax);pmax*[.D43]/tmax))" office:value-type="float" office:value="40000">
            <text:p>40000</text:p>
          </table:table-cell>
          <table:table-cell table:style-name="ce16" table:formula="of:=COS(wd*[.D43])" office:value-type="float" office:value="-0.544749364385617">
            <text:p>-5.4475E-1</text:p>
          </table:table-cell>
          <table:table-cell table:style-name="ce16" table:formula="of:=SIN(wd*[.D43])" office:value-type="float" office:value="-0.838598908895943">
            <text:p>-8.3860E-1</text:p>
          </table:table-cell>
          <table:table-cell table:style-name="ce16" table:formula="of:=[.E43]*[.F43]" office:value-type="float" office:value="-21789.9745754247">
            <text:p>-2.1790E+4</text:p>
          </table:table-cell>
          <table:table-cell table:style-name="ce16" table:formula="of:=[.E43]*[.G43]" office:value-type="float" office:value="-33543.9563558377">
            <text:p>-3.3544E+4</text:p>
          </table:table-cell>
          <table:table-cell table:style-name="ce16" table:formula="of:=[.J42]*efac+den*([.H42]*efac+[.H43])" office:value-type="float" office:value="-0.000582142308731939">
            <text:p>-5.8214E-4</text:p>
          </table:table-cell>
          <table:table-cell table:style-name="ce16" table:formula="of:=[.K42]*efac+den*([.I42]*efac+[.I43])" office:value-type="float" office:value="0.000219114081621275">
            <text:p>2.1911E-4</text:p>
          </table:table-cell>
          <table:table-cell table:style-name="ce16" table:formula="of:=[.J43]*[.G43]-[.K43]*[.F43]" office:value-type="float" office:value="0.000607546161615897">
            <text:p>6.075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3]+dt" office:value-type="float" office:value="1.025">
            <text:p>1.025</text:p>
          </table:table-cell>
          <table:table-cell table:formula="of:=IF([.D44]&gt;tzero;0;IF([.D44]&gt;tmax;pmax*(tzero-[.D44])/(tzero-tmax);pmax*[.D44]/tmax))" office:value-type="float" office:value="39500">
            <text:p>39500</text:p>
          </table:table-cell>
          <table:table-cell table:style-name="ce16" table:formula="of:=COS(wd*[.D44])" office:value-type="float" office:value="-0.310389849239308">
            <text:p>-3.1039E-1</text:p>
          </table:table-cell>
          <table:table-cell table:style-name="ce16" table:formula="of:=SIN(wd*[.D44])" office:value-type="float" office:value="-0.950609352725503">
            <text:p>-9.5061E-1</text:p>
          </table:table-cell>
          <table:table-cell table:style-name="ce16" table:formula="of:=[.E44]*[.F44]" office:value-type="float" office:value="-12260.3990449527">
            <text:p>-1.2260E+4</text:p>
          </table:table-cell>
          <table:table-cell table:style-name="ce16" table:formula="of:=[.E44]*[.G44]" office:value-type="float" office:value="-37549.0694326574">
            <text:p>-3.7549E+4</text:p>
          </table:table-cell>
          <table:table-cell table:style-name="ce16" table:formula="of:=[.J43]*efac+den*([.H43]*efac+[.H44])" office:value-type="float" office:value="-0.000634056148301859">
            <text:p>-6.3406E-4</text:p>
          </table:table-cell>
          <table:table-cell table:style-name="ce16" table:formula="of:=[.K43]*efac+den*([.I43]*efac+[.I44])" office:value-type="float" office:value="0.0000730376192056196">
            <text:p>7.3038E-5</text:p>
          </table:table-cell>
          <table:table-cell table:style-name="ce16" table:formula="of:=[.J44]*[.G44]-[.K44]*[.F44]" office:value-type="float" office:value="0.000625409840342886">
            <text:p>6.254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4]+dt" office:value-type="float" office:value="1.05">
            <text:p>1.050</text:p>
          </table:table-cell>
          <table:table-cell table:formula="of:=IF([.D45]&gt;tzero;0;IF([.D45]&gt;tmax;pmax*(tzero-[.D45])/(tzero-tmax);pmax*[.D45]/tmax))" office:value-type="float" office:value="39000">
            <text:p>39000</text:p>
          </table:table-cell>
          <table:table-cell table:style-name="ce16" table:formula="of:=COS(wd*[.D45])" office:value-type="float" office:value="-0.0550881069047867">
            <text:p>-5.5088E-2</text:p>
          </table:table-cell>
          <table:table-cell table:style-name="ce16" table:formula="of:=SIN(wd*[.D45])" office:value-type="float" office:value="-0.998481497313619">
            <text:p>-9.9848E-1</text:p>
          </table:table-cell>
          <table:table-cell table:style-name="ce16" table:formula="of:=[.E45]*[.F45]" office:value-type="float" office:value="-2148.43616928668">
            <text:p>-2.1484E+3</text:p>
          </table:table-cell>
          <table:table-cell table:style-name="ce16" table:formula="of:=[.E45]*[.G45]" office:value-type="float" office:value="-38940.7783952311">
            <text:p>-3.8941E+4</text:p>
          </table:table-cell>
          <table:table-cell table:style-name="ce16" table:formula="of:=[.J44]*efac+den*([.H44]*efac+[.H45])" office:value-type="float" office:value="-0.000645848427738276">
            <text:p>-6.4585E-4</text:p>
          </table:table-cell>
          <table:table-cell table:style-name="ce16" table:formula="of:=[.K44]*efac+den*([.I44]*efac+[.I45])" office:value-type="float" office:value="-0.0000798479914705113">
            <text:p>-7.9848E-5</text:p>
          </table:table-cell>
          <table:table-cell table:style-name="ce16" table:formula="of:=[.J45]*[.G45]-[.K45]*[.F45]" office:value-type="float" office:value="0.000640469030475501">
            <text:p>6.404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5]+dt" office:value-type="float" office:value="1.075">
            <text:p>1.075</text:p>
          </table:table-cell>
          <table:table-cell table:formula="of:=IF([.D46]&gt;tzero;0;IF([.D46]&gt;tmax;pmax*(tzero-[.D46])/(tzero-tmax);pmax*[.D46]/tmax))" office:value-type="float" office:value="38500">
            <text:p>38500</text:p>
          </table:table-cell>
          <table:table-cell table:style-name="ce16" table:formula="of:=COS(wd*[.D46])" office:value-type="float" office:value="0.203930469768862">
            <text:p>2.0393E-1</text:p>
          </table:table-cell>
          <table:table-cell table:style-name="ce16" table:formula="of:=SIN(wd*[.D46])" office:value-type="float" office:value="-0.978985374507634">
            <text:p>-9.7899E-1</text:p>
          </table:table-cell>
          <table:table-cell table:style-name="ce16" table:formula="of:=[.E46]*[.F46]" office:value-type="float" office:value="7851.32308610117">
            <text:p>7.8513E+3</text:p>
          </table:table-cell>
          <table:table-cell table:style-name="ce16" table:formula="of:=[.E46]*[.G46]" office:value-type="float" office:value="-37690.9369185439">
            <text:p>-3.7691E+4</text:p>
          </table:table-cell>
          <table:table-cell table:style-name="ce16" table:formula="of:=[.J45]*efac+den*([.H45]*efac+[.H46])" office:value-type="float" office:value="-0.000617645873506761">
            <text:p>-6.1765E-4</text:p>
          </table:table-cell>
          <table:table-cell table:style-name="ce16" table:formula="of:=[.K45]*efac+den*([.I45]*efac+[.I46])" office:value-type="float" office:value="-0.000228994758632735">
            <text:p>-2.2899E-4</text:p>
          </table:table-cell>
          <table:table-cell table:style-name="ce16" table:formula="of:=[.J46]*[.G46]-[.K46]*[.F46]" office:value-type="float" office:value="0.000651365285490691">
            <text:p>6.513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6]+dt" office:value-type="float" office:value="1.1">
            <text:p>1.100</text:p>
          </table:table-cell>
          <table:table-cell table:formula="of:=IF([.D47]&gt;tzero;0;IF([.D47]&gt;tmax;pmax*(tzero-[.D47])/(tzero-tmax);pmax*[.D47]/tmax))" office:value-type="float" office:value="38000">
            <text:p>38000</text:p>
          </table:table-cell>
          <table:table-cell table:style-name="ce16" table:formula="of:=COS(wd*[.D47])" office:value-type="float" office:value="0.449189710436627">
            <text:p>4.4919E-1</text:p>
          </table:table-cell>
          <table:table-cell table:style-name="ce16" table:formula="of:=SIN(wd*[.D47])" office:value-type="float" office:value="-0.893436401786864">
            <text:p>-8.9344E-1</text:p>
          </table:table-cell>
          <table:table-cell table:style-name="ce16" table:formula="of:=[.E47]*[.F47]" office:value-type="float" office:value="17069.2089965918">
            <text:p>1.7069E+4</text:p>
          </table:table-cell>
          <table:table-cell table:style-name="ce16" table:formula="of:=[.E47]*[.G47]" office:value-type="float" office:value="-33950.5832679008">
            <text:p>-3.3951E+4</text:p>
          </table:table-cell>
          <table:table-cell table:style-name="ce16" table:formula="of:=[.J46]*efac+den*([.H46]*efac+[.H47])" office:value-type="float" office:value="-0.000552263833972977">
            <text:p>-5.5226E-4</text:p>
          </table:table-cell>
          <table:table-cell table:style-name="ce16" table:formula="of:=[.K46]*efac+den*([.I46]*efac+[.I47])" office:value-type="float" office:value="-0.000364374424526894">
            <text:p>-3.6437E-4</text:p>
          </table:table-cell>
          <table:table-cell table:style-name="ce16" table:formula="of:=[.J47]*[.G47]-[.K47]*[.F47]" office:value-type="float" office:value="0.000657085854905583">
            <text:p>6.570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7]+dt" office:value-type="float" office:value="1.125">
            <text:p>1.125</text:p>
          </table:table-cell>
          <table:table-cell table:formula="of:=IF([.D48]&gt;tzero;0;IF([.D48]&gt;tmax;pmax*(tzero-[.D48])/(tzero-tmax);pmax*[.D48]/tmax))" office:value-type="float" office:value="37500">
            <text:p>37500</text:p>
          </table:table-cell>
          <table:table-cell table:style-name="ce16" table:formula="of:=COS(wd*[.D48])" office:value-type="float" office:value="0.664141797086225">
            <text:p>6.6414E-1</text:p>
          </table:table-cell>
          <table:table-cell table:style-name="ce16" table:formula="of:=SIN(wd*[.D48])" office:value-type="float" office:value="-0.74760663009572">
            <text:p>-7.4761E-1</text:p>
          </table:table-cell>
          <table:table-cell table:style-name="ce16" table:formula="of:=[.E48]*[.F48]" office:value-type="float" office:value="24905.3173907335">
            <text:p>2.4905E+4</text:p>
          </table:table-cell>
          <table:table-cell table:style-name="ce16" table:formula="of:=[.E48]*[.G48]" office:value-type="float" office:value="-28035.2486285895">
            <text:p>-2.8035E+4</text:p>
          </table:table-cell>
          <table:table-cell table:style-name="ce16" table:formula="of:=[.J47]*efac+den*([.H47]*efac+[.H48])" office:value-type="float" office:value="-0.000454948770044394">
            <text:p>-4.5495E-4</text:p>
          </table:table-cell>
          <table:table-cell table:style-name="ce16" table:formula="of:=[.K47]*efac+den*([.I47]*efac+[.I48])" office:value-type="float" office:value="-0.000477142946708344">
            <text:p>-4.7714E-4</text:p>
          </table:table-cell>
          <table:table-cell table:style-name="ce16" table:formula="of:=[.J48]*[.G48]-[.K48]*[.F48]" office:value-type="float" office:value="0.000657013290932978">
            <text:p>6.570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8]+dt" office:value-type="float" office:value="1.15">
            <text:p>1.150</text:p>
          </table:table-cell>
          <table:table-cell table:formula="of:=IF([.D49]&gt;tzero;0;IF([.D49]&gt;tmax;pmax*(tzero-[.D49])/(tzero-tmax);pmax*[.D49]/tmax))" office:value-type="float" office:value="37000">
            <text:p>37000</text:p>
          </table:table-cell>
          <table:table-cell table:style-name="ce16" table:formula="of:=COS(wd*[.D49])" office:value-type="float" office:value="0.834283757264698">
            <text:p>8.3428E-1</text:p>
          </table:table-cell>
          <table:table-cell table:style-name="ce16" table:formula="of:=SIN(wd*[.D49])" office:value-type="float" office:value="-0.551335299399829">
            <text:p>-5.5134E-1</text:p>
          </table:table-cell>
          <table:table-cell table:style-name="ce16" table:formula="of:=[.E49]*[.F49]" office:value-type="float" office:value="30868.4990187938">
            <text:p>3.0868E+4</text:p>
          </table:table-cell>
          <table:table-cell table:style-name="ce16" table:formula="of:=[.E49]*[.G49]" office:value-type="float" office:value="-20399.4060777937">
            <text:p>-2.0399E+4</text:p>
          </table:table-cell>
          <table:table-cell table:style-name="ce16" table:formula="of:=[.J48]*efac+den*([.H48]*efac+[.H49])" office:value-type="float" office:value="-0.000332962094831165">
            <text:p>-3.3296E-4</text:p>
          </table:table-cell>
          <table:table-cell table:style-name="ce16" table:formula="of:=[.K48]*efac+den*([.I48]*efac+[.I49])" office:value-type="float" office:value="-0.000560208104424473">
            <text:p>-5.6021E-4</text:p>
          </table:table-cell>
          <table:table-cell table:style-name="ce16" table:formula="of:=[.J49]*[.G49]-[.K49]*[.F49]" office:value-type="float" office:value="0.000650946278451918">
            <text:p>6.509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49]+dt" office:value-type="float" office:value="1.175">
            <text:p>1.175</text:p>
          </table:table-cell>
          <table:table-cell table:formula="of:=IF([.D50]&gt;tzero;0;IF([.D50]&gt;tmax;pmax*(tzero-[.D50])/(tzero-tmax);pmax*[.D50]/tmax))" office:value-type="float" office:value="36500">
            <text:p>36500</text:p>
          </table:table-cell>
          <table:table-cell table:style-name="ce16" table:formula="of:=COS(wd*[.D50])" office:value-type="float" office:value="0.948135990099017">
            <text:p>9.4814E-1</text:p>
          </table:table-cell>
          <table:table-cell table:style-name="ce16" table:formula="of:=SIN(wd*[.D50])" office:value-type="float" office:value="-0.317864978062945">
            <text:p>-3.1786E-1</text:p>
          </table:table-cell>
          <table:table-cell table:style-name="ce16" table:formula="of:=[.E50]*[.F50]" office:value-type="float" office:value="34606.9636386141">
            <text:p>3.4607E+4</text:p>
          </table:table-cell>
          <table:table-cell table:style-name="ce16" table:formula="of:=[.E50]*[.G50]" office:value-type="float" office:value="-11602.0716992975">
            <text:p>-1.1602E+4</text:p>
          </table:table-cell>
          <table:table-cell table:style-name="ce16" table:formula="of:=[.J49]*efac+den*([.H49]*efac+[.H50])" office:value-type="float" office:value="-0.000195037632149352">
            <text:p>-1.9504E-4</text:p>
          </table:table-cell>
          <table:table-cell table:style-name="ce16" table:formula="of:=[.K49]*efac+den*([.I49]*efac+[.I50])" office:value-type="float" office:value="-0.00060866389065111">
            <text:p>-6.0866E-4</text:p>
          </table:table-cell>
          <table:table-cell table:style-name="ce16" table:formula="of:=[.J50]*[.G50]-[.K50]*[.F50]" office:value-type="float" office:value="0.000639091773264612">
            <text:p>6.390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0]+dt" office:value-type="float" office:value="1.2">
            <text:p>1.200</text:p>
          </table:table-cell>
          <table:table-cell table:formula="of:=IF([.D51]&gt;tzero;0;IF([.D51]&gt;tmax;pmax*(tzero-[.D51])/(tzero-tmax);pmax*[.D51]/tmax))" office:value-type="float" office:value="36000">
            <text:p>36000</text:p>
          </table:table-cell>
          <table:table-cell table:style-name="ce16" table:formula="of:=COS(wd*[.D51])" office:value-type="float" office:value="0.99801680325374">
            <text:p>9.9802E-1</text:p>
          </table:table-cell>
          <table:table-cell table:style-name="ce16" table:formula="of:=SIN(wd*[.D51])" office:value-type="float" office:value="-0.0629480772000731">
            <text:p>-6.2948E-2</text:p>
          </table:table-cell>
          <table:table-cell table:style-name="ce16" table:formula="of:=[.E51]*[.F51]" office:value-type="float" office:value="35928.6049171346">
            <text:p>3.5929E+4</text:p>
          </table:table-cell>
          <table:table-cell table:style-name="ce16" table:formula="of:=[.E51]*[.G51]" office:value-type="float" office:value="-2266.13077920263">
            <text:p>-2.2661E+3</text:p>
          </table:table-cell>
          <table:table-cell table:style-name="ce16" table:formula="of:=[.J50]*efac+den*([.H50]*efac+[.H51])" office:value-type="float" office:value="-0.0000507528451853324">
            <text:p>-5.0753E-5</text:p>
          </table:table-cell>
          <table:table-cell table:style-name="ce16" table:formula="of:=[.K50]*efac+den*([.I50]*efac+[.I51])" office:value-type="float" office:value="-0.000620065351833566">
            <text:p>-6.2007E-4</text:p>
          </table:table-cell>
          <table:table-cell table:style-name="ce16" table:formula="of:=[.J51]*[.G51]-[.K51]*[.F51]" office:value-type="float" office:value="0.00062203043426219">
            <text:p>6.220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1]+dt" office:value-type="float" office:value="1.225">
            <text:p>1.225</text:p>
          </table:table-cell>
          <table:table-cell table:formula="of:=IF([.D52]&gt;tzero;0;IF([.D52]&gt;tmax;pmax*(tzero-[.D52])/(tzero-tmax);pmax*[.D52]/tmax))" office:value-type="float" office:value="35500">
            <text:p>35500</text:p>
          </table:table-cell>
          <table:table-cell table:style-name="ce16" table:formula="of:=COS(wd*[.D52])" office:value-type="float" office:value="0.980560702258028">
            <text:p>9.8056E-1</text:p>
          </table:table-cell>
          <table:table-cell table:style-name="ce16" table:formula="of:=SIN(wd*[.D52])" office:value-type="float" office:value="0.196215975871599">
            <text:p>1.9622E-1</text:p>
          </table:table-cell>
          <table:table-cell table:style-name="ce16" table:formula="of:=[.E52]*[.F52]" office:value-type="float" office:value="34809.90493016">
            <text:p>3.4810E+4</text:p>
          </table:table-cell>
          <table:table-cell table:style-name="ce16" table:formula="of:=[.E52]*[.G52]" office:value-type="float" office:value="6965.66714344175">
            <text:p>6.9657E+3</text:p>
          </table:table-cell>
          <table:table-cell table:style-name="ce16" table:formula="of:=[.J51]*efac+den*([.H51]*efac+[.H52])" office:value-type="float" office:value="0.0000901410801329003">
            <text:p>9.0141E-5</text:p>
          </table:table-cell>
          <table:table-cell table:style-name="ce16" table:formula="of:=[.K51]*efac+den*([.I51]*efac+[.I52])" office:value-type="float" office:value="-0.000594529115467589">
            <text:p>-5.9453E-4</text:p>
          </table:table-cell>
          <table:table-cell table:style-name="ce16" table:formula="of:=[.J52]*[.G52]-[.K52]*[.F52]" office:value-type="float" office:value="0.00060065900698014">
            <text:p>6.006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2]+dt" office:value-type="float" office:value="1.25">
            <text:p>1.250</text:p>
          </table:table-cell>
          <table:table-cell table:formula="of:=IF([.D53]&gt;tzero;0;IF([.D53]&gt;tmax;pmax*(tzero-[.D53])/(tzero-tmax);pmax*[.D53]/tmax))" office:value-type="float" office:value="35000">
            <text:p>35000</text:p>
          </table:table-cell>
          <table:table-cell table:style-name="ce16" table:formula="of:=COS(wd*[.D53])" office:value-type="float" office:value="0.896945462847036">
            <text:p>8.9695E-1</text:p>
          </table:table-cell>
          <table:table-cell table:style-name="ce16" table:formula="of:=SIN(wd*[.D53])" office:value-type="float" office:value="0.44214119540947">
            <text:p>4.4214E-1</text:p>
          </table:table-cell>
          <table:table-cell table:style-name="ce16" table:formula="of:=[.E53]*[.F53]" office:value-type="float" office:value="31393.0911996463">
            <text:p>3.1393E+4</text:p>
          </table:table-cell>
          <table:table-cell table:style-name="ce16" table:formula="of:=[.E53]*[.G53]" office:value-type="float" office:value="15474.9418393315">
            <text:p>1.5475E+4</text:p>
          </table:table-cell>
          <table:table-cell table:style-name="ce16" table:formula="of:=[.J52]*efac+den*([.H52]*efac+[.H53])" office:value-type="float" office:value="0.000218383500706634">
            <text:p>2.1838E-4</text:p>
          </table:table-cell>
          <table:table-cell table:style-name="ce16" table:formula="of:=[.K52]*efac+den*([.I52]*efac+[.I53])" office:value-type="float" office:value="-0.000534657164300715">
            <text:p>-5.3466E-4</text:p>
          </table:table-cell>
          <table:table-cell table:style-name="ce16" table:formula="of:=[.J53]*[.G53]-[.K53]*[.F53]" office:value-type="float" office:value="0.000576114659758325">
            <text:p>5.761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3]+dt" office:value-type="float" office:value="1.275">
            <text:p>1.275</text:p>
          </table:table-cell>
          <table:table-cell table:formula="of:=IF([.D54]&gt;tzero;0;IF([.D54]&gt;tmax;pmax*(tzero-[.D54])/(tzero-tmax);pmax*[.D54]/tmax))" office:value-type="float" office:value="34500">
            <text:p>34500</text:p>
          </table:table-cell>
          <table:table-cell table:style-name="ce16" table:formula="of:=COS(wd*[.D54])" office:value-type="float" office:value="0.752812665582867">
            <text:p>7.5281E-1</text:p>
          </table:table-cell>
          <table:table-cell table:style-name="ce16" table:formula="of:=SIN(wd*[.D54])" office:value-type="float" office:value="0.658234829326144">
            <text:p>6.5823E-1</text:p>
          </table:table-cell>
          <table:table-cell table:style-name="ce16" table:formula="of:=[.E54]*[.F54]" office:value-type="float" office:value="25972.0369626089">
            <text:p>2.5972E+4</text:p>
          </table:table-cell>
          <table:table-cell table:style-name="ce16" table:formula="of:=[.E54]*[.G54]" office:value-type="float" office:value="22709.101611752">
            <text:p>2.2709E+4</text:p>
          </table:table-cell>
          <table:table-cell table:style-name="ce16" table:formula="of:=[.J53]*efac+den*([.H53]*efac+[.H54])" office:value-type="float" office:value="0.000325817687732719">
            <text:p>3.2582E-4</text:p>
          </table:table-cell>
          <table:table-cell table:style-name="ce16" table:formula="of:=[.K53]*efac+den*([.I53]*efac+[.I54])" office:value-type="float" office:value="-0.000445293606365739">
            <text:p>-4.4529E-4</text:p>
          </table:table-cell>
          <table:table-cell table:style-name="ce16" table:formula="of:=[.J54]*[.G54]-[.K54]*[.F54]" office:value-type="float" office:value="0.000549687216851386">
            <text:p>5.496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4]+dt" office:value-type="float" office:value="1.3">
            <text:p>1.300</text:p>
          </table:table-cell>
          <table:table-cell table:formula="of:=IF([.D55]&gt;tzero;0;IF([.D55]&gt;tmax;pmax*(tzero-[.D55])/(tzero-tmax);pmax*[.D55]/tmax))" office:value-type="float" office:value="34000">
            <text:p>34000</text:p>
          </table:table-cell>
          <table:table-cell table:style-name="ce16" table:formula="of:=COS(wd*[.D55])" office:value-type="float" office:value="0.55788705434157">
            <text:p>5.5789E-1</text:p>
          </table:table-cell>
          <table:table-cell table:style-name="ce16" table:formula="of:=SIN(wd*[.D55])" office:value-type="float" office:value="0.829916884150507">
            <text:p>8.2992E-1</text:p>
          </table:table-cell>
          <table:table-cell table:style-name="ce16" table:formula="of:=[.E55]*[.F55]" office:value-type="float" office:value="18968.1598476134">
            <text:p>1.8968E+4</text:p>
          </table:table-cell>
          <table:table-cell table:style-name="ce16" table:formula="of:=[.E55]*[.G55]" office:value-type="float" office:value="28217.1740611173">
            <text:p>2.8217E+4</text:p>
          </table:table-cell>
          <table:table-cell table:style-name="ce16" table:formula="of:=[.J54]*efac+den*([.H54]*efac+[.H55])" office:value-type="float" office:value="0.000405912695552034">
            <text:p>4.0591E-4</text:p>
          </table:table-cell>
          <table:table-cell table:style-name="ce16" table:formula="of:=[.K54]*efac+den*([.I54]*efac+[.I55])" office:value-type="float" office:value="-0.000333135411915093">
            <text:p>-3.3314E-4</text:p>
          </table:table-cell>
          <table:table-cell table:style-name="ce16" table:formula="of:=[.J55]*[.G55]-[.K55]*[.F55]" office:value-type="float" office:value="0.000522725733179854">
            <text:p>5.227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5]+dt" office:value-type="float" office:value="1.325">
            <text:p>1.325</text:p>
          </table:table-cell>
          <table:table-cell table:formula="of:=IF([.D56]&gt;tzero;0;IF([.D56]&gt;tmax;pmax*(tzero-[.D56])/(tzero-tmax);pmax*[.D56]/tmax))" office:value-type="float" office:value="33500">
            <text:p>33500</text:p>
          </table:table-cell>
          <table:table-cell table:style-name="ce16" table:formula="of:=COS(wd*[.D56])" office:value-type="float" office:value="0.325320400823869">
            <text:p>3.2532E-1</text:p>
          </table:table-cell>
          <table:table-cell table:style-name="ce16" table:formula="of:=SIN(wd*[.D56])" office:value-type="float" office:value="0.945603847712031">
            <text:p>9.4560E-1</text:p>
          </table:table-cell>
          <table:table-cell table:style-name="ce16" table:formula="of:=[.E56]*[.F56]" office:value-type="float" office:value="10898.2334275996">
            <text:p>1.0898E+4</text:p>
          </table:table-cell>
          <table:table-cell table:style-name="ce16" table:formula="of:=[.E56]*[.G56]" office:value-type="float" office:value="31677.728898353">
            <text:p>3.1678E+4</text:p>
          </table:table-cell>
          <table:table-cell table:style-name="ce16" table:formula="of:=[.J55]*efac+den*([.H55]*efac+[.H56])" office:value-type="float" office:value="0.000454160441424472">
            <text:p>4.5416E-4</text:p>
          </table:table-cell>
          <table:table-cell table:style-name="ce16" table:formula="of:=[.K55]*efac+den*([.I55]*efac+[.I56])" office:value-type="float" office:value="-0.000206227587567128">
            <text:p>-2.0623E-4</text:p>
          </table:table-cell>
          <table:table-cell table:style-name="ce16" table:formula="of:=[.J56]*[.G56]-[.K56]*[.F56]" office:value-type="float" office:value="0.000496545902337853">
            <text:p>4.965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6]+dt" office:value-type="float" office:value="1.35">
            <text:p>1.350</text:p>
          </table:table-cell>
          <table:table-cell table:formula="of:=IF([.D57]&gt;tzero;0;IF([.D57]&gt;tmax;pmax*(tzero-[.D57])/(tzero-tmax);pmax*[.D57]/tmax))" office:value-type="float" office:value="33000">
            <text:p>33000</text:p>
          </table:table-cell>
          <table:table-cell table:style-name="ce16" table:formula="of:=COS(wd*[.D57])" office:value-type="float" office:value="0.0708041450246796">
            <text:p>7.0804E-2</text:p>
          </table:table-cell>
          <table:table-cell table:style-name="ce16" table:formula="of:=SIN(wd*[.D57])" office:value-type="float" office:value="0.997490237068676">
            <text:p>9.9749E-1</text:p>
          </table:table-cell>
          <table:table-cell table:style-name="ce16" table:formula="of:=[.E57]*[.F57]" office:value-type="float" office:value="2336.53678581443">
            <text:p>2.3365E+3</text:p>
          </table:table-cell>
          <table:table-cell table:style-name="ce16" table:formula="of:=[.E57]*[.G57]" office:value-type="float" office:value="32917.1778232663">
            <text:p>3.2917E+4</text:p>
          </table:table-cell>
          <table:table-cell table:style-name="ce16" table:formula="of:=[.J56]*efac+den*([.H56]*efac+[.H57])" office:value-type="float" office:value="0.000468324147854337">
            <text:p>4.6832E-4</text:p>
          </table:table-cell>
          <table:table-cell table:style-name="ce16" table:formula="of:=[.K56]*efac+den*([.I56]*efac+[.I57])" office:value-type="float" office:value="-0.0000733804175475176">
            <text:p>-7.3380E-5</text:p>
          </table:table-cell>
          <table:table-cell table:style-name="ce16" table:formula="of:=[.J57]*[.G57]-[.K57]*[.F57]" office:value-type="float" office:value="0.000472344402994214">
            <text:p>4.723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7]+dt" office:value-type="float" office:value="1.375">
            <text:p>1.375</text:p>
          </table:table-cell>
          <table:table-cell table:formula="of:=IF([.D58]&gt;tzero;0;IF([.D58]&gt;tmax;pmax*(tzero-[.D58])/(tzero-tmax);pmax*[.D58]/tmax))" office:value-type="float" office:value="32500">
            <text:p>32500</text:p>
          </table:table-cell>
          <table:table-cell table:style-name="ce16" table:formula="of:=COS(wd*[.D58])" office:value-type="float" office:value="-0.188489317550467">
            <text:p>-1.8849E-1</text:p>
          </table:table-cell>
          <table:table-cell table:style-name="ce16" table:formula="of:=SIN(wd*[.D58])" office:value-type="float" office:value="0.982075240075504">
            <text:p>9.8208E-1</text:p>
          </table:table-cell>
          <table:table-cell table:style-name="ce16" table:formula="of:=[.E58]*[.F58]" office:value-type="float" office:value="-6125.9028203902">
            <text:p>-6.1259E+3</text:p>
          </table:table-cell>
          <table:table-cell table:style-name="ce16" table:formula="of:=[.E58]*[.G58]" office:value-type="float" office:value="31917.4453024539">
            <text:p>3.1917E+4</text:p>
          </table:table-cell>
          <table:table-cell table:style-name="ce16" table:formula="of:=[.J57]*efac+den*([.H57]*efac+[.H58])" office:value-type="float" office:value="0.000448525147680614">
            <text:p>4.4853E-4</text:p>
          </table:table-cell>
          <table:table-cell table:style-name="ce16" table:formula="of:=[.K57]*efac+den*([.I57]*efac+[.I58])" office:value-type="float" office:value="0.0000564492182354157">
            <text:p>5.6449E-5</text:p>
          </table:table-cell>
          <table:table-cell table:style-name="ce16" table:formula="of:=[.J58]*[.G58]-[.K58]*[.F58]" office:value-type="float" office:value="0.000451125516709791">
            <text:p>4.511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8]+dt" office:value-type="float" office:value="1.4">
            <text:p>1.400</text:p>
          </table:table-cell>
          <table:table-cell table:formula="of:=IF([.D59]&gt;tzero;0;IF([.D59]&gt;tmax;pmax*(tzero-[.D59])/(tzero-tmax);pmax*[.D59]/tmax))" office:value-type="float" office:value="32000">
            <text:p>32000</text:p>
          </table:table-cell>
          <table:table-cell table:style-name="ce16" table:formula="of:=COS(wd*[.D59])" office:value-type="float" office:value="-0.435065269806357">
            <text:p>-4.3507E-1</text:p>
          </table:table-cell>
          <table:table-cell table:style-name="ce16" table:formula="of:=SIN(wd*[.D59])" office:value-type="float" office:value="0.900398917707214">
            <text:p>9.0040E-1</text:p>
          </table:table-cell>
          <table:table-cell table:style-name="ce16" table:formula="of:=[.E59]*[.F59]" office:value-type="float" office:value="-13922.0886338034">
            <text:p>-1.3922E+4</text:p>
          </table:table-cell>
          <table:table-cell table:style-name="ce16" table:formula="of:=[.E59]*[.G59]" office:value-type="float" office:value="28812.7653666309">
            <text:p>2.8813E+4</text:p>
          </table:table-cell>
          <table:table-cell table:style-name="ce16" table:formula="of:=[.J58]*efac+den*([.H58]*efac+[.H59])" office:value-type="float" office:value="0.000397166523965635">
            <text:p>3.9717E-4</text:p>
          </table:table-cell>
          <table:table-cell table:style-name="ce16" table:formula="of:=[.K58]*efac+den*([.I58]*efac+[.I59])" office:value-type="float" office:value="0.000174769075653761">
            <text:p>1.7477E-4</text:p>
          </table:table-cell>
          <table:table-cell table:style-name="ce16" table:formula="of:=[.J59]*[.G59]-[.K59]*[.F59]" office:value-type="float" office:value="0.000433644263381306">
            <text:p>4.336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59]+dt" office:value-type="float" office:value="1.425">
            <text:p>1.425</text:p>
          </table:table-cell>
          <table:table-cell table:formula="of:=IF([.D60]&gt;tzero;0;IF([.D60]&gt;tmax;pmax*(tzero-[.D60])/(tzero-tmax);pmax*[.D60]/tmax))" office:value-type="float" office:value="31500">
            <text:p>31500</text:p>
          </table:table-cell>
          <table:table-cell table:style-name="ce16" table:formula="of:=COS(wd*[.D60])" office:value-type="float" office:value="-0.652287054249365">
            <text:p>-6.5229E-1</text:p>
          </table:table-cell>
          <table:table-cell table:style-name="ce16" table:formula="of:=SIN(wd*[.D60])" office:value-type="float" office:value="0.757972030393395">
            <text:p>7.5797E-1</text:p>
          </table:table-cell>
          <table:table-cell table:style-name="ce16" table:formula="of:=[.E60]*[.F60]" office:value-type="float" office:value="-20547.042208855">
            <text:p>-2.0547E+4</text:p>
          </table:table-cell>
          <table:table-cell table:style-name="ce16" table:formula="of:=[.E60]*[.G60]" office:value-type="float" office:value="23876.118957392">
            <text:p>2.3876E+4</text:p>
          </table:table-cell>
          <table:table-cell table:style-name="ce16" table:formula="of:=[.J59]*efac+den*([.H59]*efac+[.H60])" office:value-type="float" office:value="0.00031870333956018">
            <text:p>3.1870E-4</text:p>
          </table:table-cell>
          <table:table-cell table:style-name="ce16" table:formula="of:=[.K59]*efac+den*([.I59]*efac+[.I60])" office:value-type="float" office:value="0.000274113626323709">
            <text:p>2.7411E-4</text:p>
          </table:table-cell>
          <table:table-cell table:style-name="ce16" table:formula="of:=[.J60]*[.G60]-[.K60]*[.F60]" office:value-type="float" office:value="0.000420368987223888">
            <text:p>4.203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0]+dt" office:value-type="float" office:value="1.45">
            <text:p>1.450</text:p>
          </table:table-cell>
          <table:table-cell table:formula="of:=IF([.D61]&gt;tzero;0;IF([.D61]&gt;tmax;pmax*(tzero-[.D61])/(tzero-tmax);pmax*[.D61]/tmax))" office:value-type="float" office:value="31000">
            <text:p>31000</text:p>
          </table:table-cell>
          <table:table-cell table:style-name="ce16" table:formula="of:=COS(wd*[.D61])" office:value-type="float" office:value="-0.825498560277991">
            <text:p>-8.2550E-1</text:p>
          </table:table-cell>
          <table:table-cell table:style-name="ce16" table:formula="of:=SIN(wd*[.D61])" office:value-type="float" office:value="0.56440422303431">
            <text:p>5.6440E-1</text:p>
          </table:table-cell>
          <table:table-cell table:style-name="ce16" table:formula="of:=[.E61]*[.F61]" office:value-type="float" office:value="-25590.4553686178">
            <text:p>-2.5590E+4</text:p>
          </table:table-cell>
          <table:table-cell table:style-name="ce16" table:formula="of:=[.E61]*[.G61]" office:value-type="float" office:value="17496.5309140636">
            <text:p>1.7497E+4</text:p>
          </table:table-cell>
          <table:table-cell table:style-name="ce16" table:formula="of:=[.J60]*efac+den*([.H60]*efac+[.H61])" office:value-type="float" office:value="0.00021927952534641">
            <text:p>2.1928E-4</text:p>
          </table:table-cell>
          <table:table-cell table:style-name="ce16" table:formula="of:=[.K60]*efac+den*([.I60]*efac+[.I61])" office:value-type="float" office:value="0.000348519802315764">
            <text:p>3.4852E-4</text:p>
          </table:table-cell>
          <table:table-cell table:style-name="ce16" table:formula="of:=[.J61]*[.G61]-[.K61]*[.F61]" office:value-type="float" office:value="0.000411464885170506">
            <text:p>4.114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1]+dt" office:value-type="float" office:value="1.475">
            <text:p>1.475</text:p>
          </table:table-cell>
          <table:table-cell table:formula="of:=IF([.D62]&gt;tzero;0;IF([.D62]&gt;tmax;pmax*(tzero-[.D62])/(tzero-tmax);pmax*[.D62]/tmax))" office:value-type="float" office:value="30500">
            <text:p>30500</text:p>
          </table:table-cell>
          <table:table-cell table:style-name="ce16" table:formula="of:=COS(wd*[.D62])" office:value-type="float" office:value="-0.943013082544898">
            <text:p>-9.4301E-1</text:p>
          </table:table-cell>
          <table:table-cell table:style-name="ce16" table:formula="of:=SIN(wd*[.D62])" office:value-type="float" office:value="0.332755655322596">
            <text:p>3.3276E-1</text:p>
          </table:table-cell>
          <table:table-cell table:style-name="ce16" table:formula="of:=[.E62]*[.F62]" office:value-type="float" office:value="-28761.8990176194">
            <text:p>-2.8762E+4</text:p>
          </table:table-cell>
          <table:table-cell table:style-name="ce16" table:formula="of:=[.E62]*[.G62]" office:value-type="float" office:value="10149.0474873392">
            <text:p>1.0149E+4</text:p>
          </table:table-cell>
          <table:table-cell table:style-name="ce16" table:formula="of:=[.J61]*efac+den*([.H61]*efac+[.H62])" office:value-type="float" office:value="0.000106260148128954">
            <text:p>1.0626E-4</text:p>
          </table:table-cell>
          <table:table-cell table:style-name="ce16" table:formula="of:=[.K61]*efac+den*([.I61]*efac+[.I62])" office:value-type="float" office:value="0.0003938861980182">
            <text:p>3.9389E-4</text:p>
          </table:table-cell>
          <table:table-cell table:style-name="ce16" table:formula="of:=[.J62]*[.G62]-[.K62]*[.F62]" office:value-type="float" office:value="0.000406798502990359">
            <text:p>4.0680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2]+dt" office:value-type="float" office:value="1.5">
            <text:p>1.500</text:p>
          </table:table-cell>
          <table:table-cell table:formula="of:=IF([.D63]&gt;tzero;0;IF([.D63]&gt;tmax;pmax*(tzero-[.D63])/(tzero-tmax);pmax*[.D63]/tmax))" office:value-type="float" office:value="30000">
            <text:p>30000</text:p>
          </table:table-cell>
          <table:table-cell table:style-name="ce16" table:formula="of:=COS(wd*[.D63])" office:value-type="float" office:value="-0.996901831402939">
            <text:p>-9.9690E-1</text:p>
          </table:table-cell>
          <table:table-cell table:style-name="ce16" table:formula="of:=SIN(wd*[.D63])" office:value-type="float" office:value="0.0786558233411033">
            <text:p>7.8656E-2</text:p>
          </table:table-cell>
          <table:table-cell table:style-name="ce16" table:formula="of:=[.E63]*[.F63]" office:value-type="float" office:value="-29907.0549420882">
            <text:p>-2.9907E+4</text:p>
          </table:table-cell>
          <table:table-cell table:style-name="ce16" table:formula="of:=[.E63]*[.G63]" office:value-type="float" office:value="2359.6747002331">
            <text:p>2.3597E+3</text:p>
          </table:table-cell>
          <table:table-cell table:style-name="ce16" table:formula="of:=[.J62]*efac+den*([.H62]*efac+[.H63])" office:value-type="float" office:value="-0.0000123057915407772">
            <text:p>-1.2306E-5</text:p>
          </table:table-cell>
          <table:table-cell table:style-name="ce16" table:formula="of:=[.K62]*efac+den*([.I62]*efac+[.I63])" office:value-type="float" office:value="0.000408194408248939">
            <text:p>4.0819E-4</text:p>
          </table:table-cell>
          <table:table-cell table:style-name="ce16" table:formula="of:=[.J63]*[.G63]-[.K63]*[.F63]" office:value-type="float" office:value="0.000405961830986303">
            <text:p>4.059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3]+dt" office:value-type="float" office:value="1.525">
            <text:p>1.525</text:p>
          </table:table-cell>
          <table:table-cell table:formula="of:=IF([.D64]&gt;tzero;0;IF([.D64]&gt;tmax;pmax*(tzero-[.D64])/(tzero-tmax);pmax*[.D64]/tmax))" office:value-type="float" office:value="29500">
            <text:p>29500</text:p>
          </table:table-cell>
          <table:table-cell table:style-name="ce16" table:formula="of:=COS(wd*[.D64])" office:value-type="float" office:value="-0.98352889406618">
            <text:p>-9.8353E-1</text:p>
          </table:table-cell>
          <table:table-cell table:style-name="ce16" table:formula="of:=SIN(wd*[.D64])" office:value-type="float" office:value="-0.18075097382022">
            <text:p>-1.8075E-1</text:p>
          </table:table-cell>
          <table:table-cell table:style-name="ce16" table:formula="of:=[.E64]*[.F64]" office:value-type="float" office:value="-29014.1023749523">
            <text:p>-2.9014E+4</text:p>
          </table:table-cell>
          <table:table-cell table:style-name="ce16" table:formula="of:=[.E64]*[.G64]" office:value-type="float" office:value="-5332.15372769649">
            <text:p>-5.3322E+3</text:p>
          </table:table-cell>
          <table:table-cell table:style-name="ce16" table:formula="of:=[.J63]*efac+den*([.H63]*efac+[.H64])" office:value-type="float" office:value="-0.000128253065979371">
            <text:p>-1.2825E-4</text:p>
          </table:table-cell>
          <table:table-cell table:style-name="ce16" table:formula="of:=[.K63]*efac+den*([.I63]*efac+[.I64])" office:value-type="float" office:value="0.000391581310282386">
            <text:p>3.9158E-4</text:p>
          </table:table-cell>
          <table:table-cell table:style-name="ce16" table:formula="of:=[.J64]*[.G64]-[.K64]*[.F64]" office:value-type="float" office:value="0.000408313399610221">
            <text:p>4.083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4]+dt" office:value-type="float" office:value="1.55">
            <text:p>1.550</text:p>
          </table:table-cell>
          <table:table-cell table:formula="of:=IF([.D65]&gt;tzero;0;IF([.D65]&gt;tmax;pmax*(tzero-[.D65])/(tzero-tmax);pmax*[.D65]/tmax))" office:value-type="float" office:value="29000">
            <text:p>29000</text:p>
          </table:table-cell>
          <table:table-cell table:style-name="ce16" table:formula="of:=COS(wd*[.D65])" office:value-type="float" office:value="-0.903796552270207">
            <text:p>-9.0380E-1</text:p>
          </table:table-cell>
          <table:table-cell table:style-name="ce16" table:formula="of:=SIN(wd*[.D65])" office:value-type="float" office:value="-0.427962372299817">
            <text:p>-4.2796E-1</text:p>
          </table:table-cell>
          <table:table-cell table:style-name="ce16" table:formula="of:=[.E65]*[.F65]" office:value-type="float" office:value="-26210.100015836">
            <text:p>-2.6210E+4</text:p>
          </table:table-cell>
          <table:table-cell table:style-name="ce16" table:formula="of:=[.E65]*[.G65]" office:value-type="float" office:value="-12410.9087966947">
            <text:p>-1.2411E+4</text:p>
          </table:table-cell>
          <table:table-cell table:style-name="ce16" table:formula="of:=[.J64]*efac+den*([.H64]*efac+[.H65])" office:value-type="float" office:value="-0.00023385846302661">
            <text:p>-2.3386E-4</text:p>
          </table:table-cell>
          <table:table-cell table:style-name="ce16" table:formula="of:=[.K64]*efac+den*([.I64]*efac+[.I65])" office:value-type="float" office:value="0.000346261728744668">
            <text:p>3.4626E-4</text:p>
          </table:table-cell>
          <table:table-cell table:style-name="ce16" table:formula="of:=[.J65]*[.G65]-[.K65]*[.F65]" office:value-type="float" office:value="0.000413032779241809">
            <text:p>4.130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5]+dt" office:value-type="float" office:value="1.575">
            <text:p>1.575</text:p>
          </table:table-cell>
          <table:table-cell table:formula="of:=IF([.D66]&gt;tzero;0;IF([.D66]&gt;tmax;pmax*(tzero-[.D66])/(tzero-tmax);pmax*[.D66]/tmax))" office:value-type="float" office:value="28500">
            <text:p>28500</text:p>
          </table:table-cell>
          <table:table-cell table:style-name="ce16" table:formula="of:=COS(wd*[.D66])" office:value-type="float" office:value="-0.763084404672103">
            <text:p>-7.6308E-1</text:p>
          </table:table-cell>
          <table:table-cell table:style-name="ce16" table:formula="of:=SIN(wd*[.D66])" office:value-type="float" office:value="-0.646298840588642">
            <text:p>-6.4630E-1</text:p>
          </table:table-cell>
          <table:table-cell table:style-name="ce16" table:formula="of:=[.E66]*[.F66]" office:value-type="float" office:value="-21747.905533155">
            <text:p>-2.1748E+4</text:p>
          </table:table-cell>
          <table:table-cell table:style-name="ce16" table:formula="of:=[.E66]*[.G66]" office:value-type="float" office:value="-18419.5169567763">
            <text:p>-1.8420E+4</text:p>
          </table:table-cell>
          <table:table-cell table:style-name="ce16" table:formula="of:=[.J65]*efac+den*([.H65]*efac+[.H66])" office:value-type="float" office:value="-0.000322351402593146">
            <text:p>-3.2235E-4</text:p>
          </table:table-cell>
          <table:table-cell table:style-name="ce16" table:formula="of:=[.K65]*efac+den*([.I65]*efac+[.I66])" office:value-type="float" office:value="0.000276311300279806">
            <text:p>2.7631E-4</text:p>
          </table:table-cell>
          <table:table-cell table:style-name="ce16" table:formula="of:=[.J66]*[.G66]-[.K66]*[.F66]" office:value-type="float" office:value="0.000419184181836263">
            <text:p>4.1918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6]+dt" office:value-type="float" office:value="1.6">
            <text:p>1.600</text:p>
          </table:table-cell>
          <table:table-cell table:formula="of:=IF([.D67]&gt;tzero;0;IF([.D67]&gt;tmax;pmax*(tzero-[.D67])/(tzero-tmax);pmax*[.D67]/tmax))" office:value-type="float" office:value="28000">
            <text:p>28000</text:p>
          </table:table-cell>
          <table:table-cell table:style-name="ce16" table:formula="of:=COS(wd*[.D67])" office:value-type="float" office:value="-0.570886401445697">
            <text:p>-5.7089E-1</text:p>
          </table:table-cell>
          <table:table-cell table:style-name="ce16" table:formula="of:=SIN(wd*[.D67])" office:value-type="float" office:value="-0.821029059561464">
            <text:p>-8.2103E-1</text:p>
          </table:table-cell>
          <table:table-cell table:style-name="ce16" table:formula="of:=[.E67]*[.F67]" office:value-type="float" office:value="-15984.8192404795">
            <text:p>-1.5985E+4</text:p>
          </table:table-cell>
          <table:table-cell table:style-name="ce16" table:formula="of:=[.E67]*[.G67]" office:value-type="float" office:value="-22988.813667721">
            <text:p>-2.2989E+4</text:p>
          </table:table-cell>
          <table:table-cell table:style-name="ce16" table:formula="of:=[.J66]*efac+den*([.H66]*efac+[.H67])" office:value-type="float" office:value="-0.000388343179569846">
            <text:p>-3.8834E-4</text:p>
          </table:table-cell>
          <table:table-cell table:style-name="ce16" table:formula="of:=[.K66]*efac+den*([.I66]*efac+[.I67])" office:value-type="float" office:value="0.000187328760186805">
            <text:p>1.8733E-4</text:p>
          </table:table-cell>
          <table:table-cell table:style-name="ce16" table:formula="of:=[.J67]*[.G67]-[.K67]*[.F67]" office:value-type="float" office:value="0.000425784477299669">
            <text:p>4.2578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7]+dt" office:value-type="float" office:value="1.625">
            <text:p>1.625</text:p>
          </table:table-cell>
          <table:table-cell table:formula="of:=IF([.D68]&gt;tzero;0;IF([.D68]&gt;tmax;pmax*(tzero-[.D68])/(tzero-tmax);pmax*[.D68]/tmax))" office:value-type="float" office:value="27500">
            <text:p>27500</text:p>
          </table:table-cell>
          <table:table-cell table:style-name="ce16" table:formula="of:=COS(wd*[.D68])" office:value-type="float" office:value="-0.340170280609978">
            <text:p>-3.4017E-1</text:p>
          </table:table-cell>
          <table:table-cell table:style-name="ce16" table:formula="of:=SIN(wd*[.D68])" office:value-type="float" office:value="-0.940363855212294">
            <text:p>-9.4036E-1</text:p>
          </table:table-cell>
          <table:table-cell table:style-name="ce16" table:formula="of:=[.E68]*[.F68]" office:value-type="float" office:value="-9354.68271677441">
            <text:p>-9.3547E+3</text:p>
          </table:table-cell>
          <table:table-cell table:style-name="ce16" table:formula="of:=[.E68]*[.G68]" office:value-type="float" office:value="-25860.0060183381">
            <text:p>-2.5860E+4</text:p>
          </table:table-cell>
          <table:table-cell table:style-name="ce16" table:formula="of:=[.J67]*efac+den*([.H67]*efac+[.H68])" office:value-type="float" office:value="-0.000428147729645114">
            <text:p>-4.2815E-4</text:p>
          </table:table-cell>
          <table:table-cell table:style-name="ce16" table:formula="of:=[.K67]*efac+den*([.I67]*efac+[.I68])" office:value-type="float" office:value="0.0000860046731213666">
            <text:p>8.6005E-5</text:p>
          </table:table-cell>
          <table:table-cell table:style-name="ce16" table:formula="of:=[.J68]*[.G68]-[.K68]*[.F68]" office:value-type="float" office:value="0.000431870883438936">
            <text:p>4.318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8]+dt" office:value-type="float" office:value="1.65">
            <text:p>1.650</text:p>
          </table:table-cell>
          <table:table-cell table:formula="of:=IF([.D69]&gt;tzero;0;IF([.D69]&gt;tmax;pmax*(tzero-[.D69])/(tzero-tmax);pmax*[.D69]/tmax))" office:value-type="float" office:value="27000">
            <text:p>27000</text:p>
          </table:table-cell>
          <table:table-cell table:style-name="ce16" table:formula="of:=COS(wd*[.D69])" office:value-type="float" office:value="-0.0865026253839672">
            <text:p>-8.6503E-2</text:p>
          </table:table-cell>
          <table:table-cell table:style-name="ce16" table:formula="of:=SIN(wd*[.D69])" office:value-type="float" office:value="-0.996251622734779">
            <text:p>-9.9625E-1</text:p>
          </table:table-cell>
          <table:table-cell table:style-name="ce16" table:formula="of:=[.E69]*[.F69]" office:value-type="float" office:value="-2335.57088536712">
            <text:p>-2.3356E+3</text:p>
          </table:table-cell>
          <table:table-cell table:style-name="ce16" table:formula="of:=[.E69]*[.G69]" office:value-type="float" office:value="-26898.7938138391">
            <text:p>-2.6899E+4</text:p>
          </table:table-cell>
          <table:table-cell table:style-name="ce16" table:formula="of:=[.J68]*efac+den*([.H68]*efac+[.H69])" office:value-type="float" office:value="-0.000439975161989229">
            <text:p>-4.3998E-4</text:p>
          </table:table-cell>
          <table:table-cell table:style-name="ce16" table:formula="of:=[.K68]*efac+den*([.I68]*efac+[.I69])" office:value-type="float" office:value="-0.000020370679175882">
            <text:p>-2.0371E-5</text:p>
          </table:table-cell>
          <table:table-cell table:style-name="ce16" table:formula="of:=[.J69]*[.G69]-[.K69]*[.F69]" office:value-type="float" office:value="0.000436563851865198">
            <text:p>4.365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69]+dt" office:value-type="float" office:value="1.675">
            <text:p>1.675</text:p>
          </table:table-cell>
          <table:table-cell table:formula="of:=IF([.D70]&gt;tzero;0;IF([.D70]&gt;tmax;pmax*(tzero-[.D70])/(tzero-tmax);pmax*[.D70]/tmax))" office:value-type="float" office:value="26500">
            <text:p>26500</text:p>
          </table:table-cell>
          <table:table-cell table:style-name="ce16" table:formula="of:=COS(wd*[.D70])" office:value-type="float" office:value="0.173001424420045">
            <text:p>1.7300E-1</text:p>
          </table:table-cell>
          <table:table-cell table:style-name="ce16" table:formula="of:=SIN(wd*[.D70])" office:value-type="float" office:value="-0.984921574110668">
            <text:p>-9.8492E-1</text:p>
          </table:table-cell>
          <table:table-cell table:style-name="ce16" table:formula="of:=[.E70]*[.F70]" office:value-type="float" office:value="4584.53774713119">
            <text:p>4.5845E+3</text:p>
          </table:table-cell>
          <table:table-cell table:style-name="ce16" table:formula="of:=[.E70]*[.G70]" office:value-type="float" office:value="-26100.4217139327">
            <text:p>-2.6100E+4</text:p>
          </table:table-cell>
          <table:table-cell table:style-name="ce16" table:formula="of:=[.J69]*efac+den*([.H69]*efac+[.H70])" office:value-type="float" office:value="-0.000423988720921441">
            <text:p>-4.2399E-4</text:p>
          </table:table-cell>
          <table:table-cell table:style-name="ce16" table:formula="of:=[.K69]*efac+den*([.I69]*efac+[.I70])" office:value-type="float" office:value="-0.000124424300359693">
            <text:p>-1.2442E-4</text:p>
          </table:table-cell>
          <table:table-cell table:style-name="ce16" table:formula="of:=[.J70]*[.G70]-[.K70]*[.F70]" office:value-type="float" office:value="0.000439121219609809">
            <text:p>4.391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0]+dt" office:value-type="float" office:value="1.7">
            <text:p>1.700</text:p>
          </table:table-cell>
          <table:table-cell table:formula="of:=IF([.D71]&gt;tzero;0;IF([.D71]&gt;tmax;pmax*(tzero-[.D71])/(tzero-tmax);pmax*[.D71]/tmax))" office:value-type="float" office:value="26000">
            <text:p>26000</text:p>
          </table:table-cell>
          <table:table-cell table:style-name="ce16" table:formula="of:=COS(wd*[.D71])" office:value-type="float" office:value="0.420832943234502">
            <text:p>4.2083E-1</text:p>
          </table:table-cell>
          <table:table-cell table:style-name="ce16" table:formula="of:=SIN(wd*[.D71])" office:value-type="float" office:value="-0.907138155899412">
            <text:p>-9.0714E-1</text:p>
          </table:table-cell>
          <table:table-cell table:style-name="ce16" table:formula="of:=[.E71]*[.F71]" office:value-type="float" office:value="10941.6565240971">
            <text:p>1.0942E+4</text:p>
          </table:table-cell>
          <table:table-cell table:style-name="ce16" table:formula="of:=[.E71]*[.G71]" office:value-type="float" office:value="-23585.5920533848">
            <text:p>-2.3586E+4</text:p>
          </table:table-cell>
          <table:table-cell table:style-name="ce16" table:formula="of:=[.J70]*efac+den*([.H70]*efac+[.H71])" office:value-type="float" office:value="-0.000382225635879664">
            <text:p>-3.8223E-4</text:p>
          </table:table-cell>
          <table:table-cell table:style-name="ce16" table:formula="of:=[.K70]*efac+den*([.I70]*efac+[.I71])" office:value-type="float" office:value="-0.000219205790874502">
            <text:p>-2.1921E-4</text:p>
          </table:table-cell>
          <table:table-cell table:style-name="ce16" table:formula="of:=[.J71]*[.G71]-[.K71]*[.F71]" office:value-type="float" office:value="0.000438980476617122">
            <text:p>4.3898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1]+dt" office:value-type="float" office:value="1.725">
            <text:p>1.725</text:p>
          </table:table-cell>
          <table:table-cell table:formula="of:=IF([.D72]&gt;tzero;0;IF([.D72]&gt;tmax;pmax*(tzero-[.D72])/(tzero-tmax);pmax*[.D72]/tmax))" office:value-type="float" office:value="25500">
            <text:p>25500</text:p>
          </table:table-cell>
          <table:table-cell table:style-name="ce16" table:formula="of:=COS(wd*[.D72])" office:value-type="float" office:value="0.64027055958372">
            <text:p>6.4027E-1</text:p>
          </table:table-cell>
          <table:table-cell table:style-name="ce16" table:formula="of:=SIN(wd*[.D72])" office:value-type="float" office:value="-0.768149471476971">
            <text:p>-7.6815E-1</text:p>
          </table:table-cell>
          <table:table-cell table:style-name="ce16" table:formula="of:=[.E72]*[.F72]" office:value-type="float" office:value="16326.8992693849">
            <text:p>1.6327E+4</text:p>
          </table:table-cell>
          <table:table-cell table:style-name="ce16" table:formula="of:=[.E72]*[.G72]" office:value-type="float" office:value="-19587.8115226628">
            <text:p>-1.9588E+4</text:p>
          </table:table-cell>
          <table:table-cell table:style-name="ce16" table:formula="of:=[.J71]*efac+den*([.H71]*efac+[.H72])" office:value-type="float" office:value="-0.000318391794927346">
            <text:p>-3.1839E-4</text:p>
          </table:table-cell>
          <table:table-cell table:style-name="ce16" table:formula="of:=[.K71]*efac+den*([.I71]*efac+[.I72])" office:value-type="float" office:value="-0.000298646341219205">
            <text:p>-2.9865E-4</text:p>
          </table:table-cell>
          <table:table-cell table:style-name="ce16" table:formula="of:=[.J72]*[.G72]-[.K72]*[.F72]" office:value-type="float" office:value="0.000435786949006096">
            <text:p>4.357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2]+dt" office:value-type="float" office:value="1.75">
            <text:p>1.750</text:p>
          </table:table-cell>
          <table:table-cell table:formula="of:=IF([.D73]&gt;tzero;0;IF([.D73]&gt;tmax;pmax*(tzero-[.D73])/(tzero-tmax);pmax*[.D73]/tmax))" office:value-type="float" office:value="25000">
            <text:p>25000</text:p>
          </table:table-cell>
          <table:table-cell table:style-name="ce16" table:formula="of:=COS(wd*[.D73])" office:value-type="float" office:value="0.816508659087952">
            <text:p>8.1651E-1</text:p>
          </table:table-cell>
          <table:table-cell table:style-name="ce16" table:formula="of:=SIN(wd*[.D73])" office:value-type="float" office:value="-0.577333187712602">
            <text:p>-5.7733E-1</text:p>
          </table:table-cell>
          <table:table-cell table:style-name="ce16" table:formula="of:=[.E73]*[.F73]" office:value-type="float" office:value="20412.7164771988">
            <text:p>2.0413E+4</text:p>
          </table:table-cell>
          <table:table-cell table:style-name="ce16" table:formula="of:=[.E73]*[.G73]" office:value-type="float" office:value="-14433.3296928151">
            <text:p>-1.4433E+4</text:p>
          </table:table-cell>
          <table:table-cell table:style-name="ce16" table:formula="of:=[.J72]*efac+den*([.H72]*efac+[.H73])" office:value-type="float" office:value="-0.000237548672584969">
            <text:p>-2.3755E-4</text:p>
          </table:table-cell>
          <table:table-cell table:style-name="ce16" table:formula="of:=[.K72]*efac+den*([.I72]*efac+[.I73])" office:value-type="float" office:value="-0.000357941106582416">
            <text:p>-3.5794E-4</text:p>
          </table:table-cell>
          <table:table-cell table:style-name="ce16" table:formula="of:=[.J73]*[.G73]-[.K73]*[.F73]" office:value-type="float" office:value="0.000429406745348443">
            <text:p>4.294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3]+dt" office:value-type="float" office:value="1.775">
            <text:p>1.775</text:p>
          </table:table-cell>
          <table:table-cell table:formula="of:=IF([.D74]&gt;tzero;0;IF([.D74]&gt;tmax;pmax*(tzero-[.D74])/(tzero-tmax);pmax*[.D74]/tmax))" office:value-type="float" office:value="24500">
            <text:p>24500</text:p>
          </table:table-cell>
          <table:table-cell table:style-name="ce16" table:formula="of:=COS(wd*[.D74])" office:value-type="float" office:value="0.937656329953266">
            <text:p>9.3766E-1</text:p>
          </table:table-cell>
          <table:table-cell table:style-name="ce16" table:formula="of:=SIN(wd*[.D74])" office:value-type="float" office:value="-0.347563817015771">
            <text:p>-3.4756E-1</text:p>
          </table:table-cell>
          <table:table-cell table:style-name="ce16" table:formula="of:=[.E74]*[.F74]" office:value-type="float" office:value="22972.5800838551">
            <text:p>2.2973E+4</text:p>
          </table:table-cell>
          <table:table-cell table:style-name="ce16" table:formula="of:=[.E74]*[.G74]" office:value-type="float" office:value="-8515.31351688642">
            <text:p>-8.5153E+3</text:p>
          </table:table-cell>
          <table:table-cell table:style-name="ce16" table:formula="of:=[.J73]*efac+den*([.H73]*efac+[.H74])" office:value-type="float" office:value="-0.000145717885955357">
            <text:p>-1.4572E-4</text:p>
          </table:table-cell>
          <table:table-cell table:style-name="ce16" table:formula="of:=[.K73]*efac+den*([.I73]*efac+[.I74])" office:value-type="float" office:value="-0.000393830988208255">
            <text:p>-3.9383E-4</text:p>
          </table:table-cell>
          <table:table-cell table:style-name="ce16" table:formula="of:=[.J74]*[.G74]-[.K74]*[.F74]" office:value-type="float" office:value="0.000419924383675333">
            <text:p>4.199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4]+dt" office:value-type="float" office:value="1.8">
            <text:p>1.800</text:p>
          </table:table-cell>
          <table:table-cell table:formula="of:=IF([.D75]&gt;tzero;0;IF([.D75]&gt;tmax;pmax*(tzero-[.D75])/(tzero-tmax);pmax*[.D75]/tmax))" office:value-type="float" office:value="24000">
            <text:p>24000</text:p>
          </table:table-cell>
          <table:table-cell table:style-name="ce16" table:formula="of:=COS(wd*[.D75])" office:value-type="float" office:value="0.995539651373932">
            <text:p>9.9554E-1</text:p>
          </table:table-cell>
          <table:table-cell table:style-name="ce16" table:formula="of:=SIN(wd*[.D75])" office:value-type="float" office:value="-0.0943440646902046">
            <text:p>-9.4344E-2</text:p>
          </table:table-cell>
          <table:table-cell table:style-name="ce16" table:formula="of:=[.E75]*[.F75]" office:value-type="float" office:value="23892.9516329744">
            <text:p>2.3893E+4</text:p>
          </table:table-cell>
          <table:table-cell table:style-name="ce16" table:formula="of:=[.E75]*[.G75]" office:value-type="float" office:value="-2264.25755256491">
            <text:p>-2.2643E+3</text:p>
          </table:table-cell>
          <table:table-cell table:style-name="ce16" table:formula="of:=[.J74]*efac+den*([.H74]*efac+[.H75])" office:value-type="float" office:value="-0.0000494336974901288">
            <text:p>-4.9434E-5</text:p>
          </table:table-cell>
          <table:table-cell table:style-name="ce16" table:formula="of:=[.K74]*efac+den*([.I74]*efac+[.I75])" office:value-type="float" office:value="-0.000404767667199478">
            <text:p>-4.0477E-4</text:p>
          </table:table-cell>
          <table:table-cell table:style-name="ce16" table:formula="of:=[.J75]*[.G75]-[.K75]*[.F75]" office:value-type="float" office:value="0.000407626038245093">
            <text:p>4.076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5]+dt" office:value-type="float" office:value="1.825">
            <text:p>1.825</text:p>
          </table:table-cell>
          <table:table-cell table:formula="of:=IF([.D76]&gt;tzero;0;IF([.D76]&gt;tmax;pmax*(tzero-[.D76])/(tzero-tmax);pmax*[.D76]/tmax))" office:value-type="float" office:value="23500">
            <text:p>23500</text:p>
          </table:table-cell>
          <table:table-cell table:style-name="ce16" table:formula="of:=COS(wd*[.D76])" office:value-type="float" office:value="0.986253193869667">
            <text:p>9.8625E-1</text:p>
          </table:table-cell>
          <table:table-cell table:style-name="ce16" table:formula="of:=SIN(wd*[.D76])" office:value-type="float" office:value="0.165241149783828">
            <text:p>1.6524E-1</text:p>
          </table:table-cell>
          <table:table-cell table:style-name="ce16" table:formula="of:=[.E76]*[.F76]" office:value-type="float" office:value="23176.9500559372">
            <text:p>2.3177E+4</text:p>
          </table:table-cell>
          <table:table-cell table:style-name="ce16" table:formula="of:=[.E76]*[.G76]" office:value-type="float" office:value="3883.16701991996">
            <text:p>3.8832E+3</text:p>
          </table:table-cell>
          <table:table-cell table:style-name="ce16" table:formula="of:=[.J75]*efac+den*([.H75]*efac+[.H76])" office:value-type="float" office:value="0.0000447235639017538">
            <text:p>4.4724E-5</text:p>
          </table:table-cell>
          <table:table-cell table:style-name="ce16" table:formula="of:=[.K75]*efac+den*([.I75]*efac+[.I76])" office:value-type="float" office:value="-0.000390954453940012">
            <text:p>-3.9095E-4</text:p>
          </table:table-cell>
          <table:table-cell table:style-name="ce16" table:formula="of:=[.J76]*[.G76]-[.K76]*[.F76]" office:value-type="float" office:value="0.000392970251977465">
            <text:p>3.929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6]+dt" office:value-type="float" office:value="1.85">
            <text:p>1.850</text:p>
          </table:table-cell>
          <table:table-cell table:formula="of:=IF([.D77]&gt;tzero;0;IF([.D77]&gt;tmax;pmax*(tzero-[.D77])/(tzero-tmax);pmax*[.D77]/tmax))" office:value-type="float" office:value="23000.0000000001">
            <text:p>23000.0000000001</text:p>
          </table:table-cell>
          <table:table-cell table:style-name="ce16" table:formula="of:=COS(wd*[.D77])" office:value-type="float" office:value="0.910423521431866">
            <text:p>9.1042E-1</text:p>
          </table:table-cell>
          <table:table-cell table:style-name="ce16" table:formula="of:=SIN(wd*[.D77])" office:value-type="float" office:value="0.413677424599893">
            <text:p>4.1368E-1</text:p>
          </table:table-cell>
          <table:table-cell table:style-name="ce16" table:formula="of:=[.E77]*[.F77]" office:value-type="float" office:value="20939.740992933">
            <text:p>2.0940E+4</text:p>
          </table:table-cell>
          <table:table-cell table:style-name="ce16" table:formula="of:=[.E77]*[.G77]" office:value-type="float" office:value="9514.58076579756">
            <text:p>9.5146E+3</text:p>
          </table:table-cell>
          <table:table-cell table:style-name="ce16" table:formula="of:=[.J76]*efac+den*([.H76]*efac+[.H77])" office:value-type="float" office:value="0.000130579950458132">
            <text:p>1.3058E-4</text:p>
          </table:table-cell>
          <table:table-cell table:style-name="ce16" table:formula="of:=[.K76]*efac+den*([.I76]*efac+[.I77])" office:value-type="float" office:value="-0.000354264486043789">
            <text:p>-3.5426E-4</text:p>
          </table:table-cell>
          <table:table-cell table:style-name="ce16" table:formula="of:=[.J77]*[.G77]-[.K77]*[.F77]" office:value-type="float" office:value="0.000376548698512138">
            <text:p>3.765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7]+dt" office:value-type="float" office:value="1.875">
            <text:p>1.875</text:p>
          </table:table-cell>
          <table:table-cell table:formula="of:=IF([.D78]&gt;tzero;0;IF([.D78]&gt;tmax;pmax*(tzero-[.D78])/(tzero-tmax);pmax*[.D78]/tmax))" office:value-type="float" office:value="22500.0000000001">
            <text:p>22500.0000000001</text:p>
          </table:table-cell>
          <table:table-cell table:style-name="ce16" table:formula="of:=COS(wd*[.D78])" office:value-type="float" office:value="0.77316691679881">
            <text:p>7.7317E-1</text:p>
          </table:table-cell>
          <table:table-cell table:style-name="ce16" table:formula="of:=SIN(wd*[.D78])" office:value-type="float" office:value="0.634202584958326">
            <text:p>6.3420E-1</text:p>
          </table:table-cell>
          <table:table-cell table:style-name="ce16" table:formula="of:=[.E78]*[.F78]" office:value-type="float" office:value="17396.2556279733">
            <text:p>1.7396E+4</text:p>
          </table:table-cell>
          <table:table-cell table:style-name="ce16" table:formula="of:=[.E78]*[.G78]" office:value-type="float" office:value="14269.5581615624">
            <text:p>1.4270E+4</text:p>
          </table:table-cell>
          <table:table-cell table:style-name="ce16" table:formula="of:=[.J77]*efac+den*([.H77]*efac+[.H78])" office:value-type="float" office:value="0.000202775115488921">
            <text:p>2.0278E-4</text:p>
          </table:table-cell>
          <table:table-cell table:style-name="ce16" table:formula="of:=[.K77]*efac+den*([.I77]*efac+[.I78])" office:value-type="float" office:value="-0.000298046384647956">
            <text:p>-2.9805E-4</text:p>
          </table:table-cell>
          <table:table-cell table:style-name="ce16" table:formula="of:=[.J78]*[.G78]-[.K78]*[.F78]" office:value-type="float" office:value="0.000359040106689589">
            <text:p>3.590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8]+dt" office:value-type="float" office:value="1.9">
            <text:p>1.900</text:p>
          </table:table-cell>
          <table:table-cell table:formula="of:=IF([.D79]&gt;tzero;0;IF([.D79]&gt;tmax;pmax*(tzero-[.D79])/(tzero-tmax);pmax*[.D79]/tmax))" office:value-type="float" office:value="22000.0000000001">
            <text:p>22000.0000000001</text:p>
          </table:table-cell>
          <table:table-cell table:style-name="ce16" table:formula="of:=COS(wd*[.D79])" office:value-type="float" office:value="0.583744182166035">
            <text:p>5.8374E-1</text:p>
          </table:table-cell>
          <table:table-cell table:style-name="ce16" table:formula="of:=SIN(wd*[.D79])" office:value-type="float" office:value="0.811937639100015">
            <text:p>8.1194E-1</text:p>
          </table:table-cell>
          <table:table-cell table:style-name="ce16" table:formula="of:=[.E79]*[.F79]" office:value-type="float" office:value="12842.3720076528">
            <text:p>1.2842E+4</text:p>
          </table:table-cell>
          <table:table-cell table:style-name="ce16" table:formula="of:=[.E79]*[.G79]" office:value-type="float" office:value="17862.6280602004">
            <text:p>1.7863E+4</text:p>
          </table:table-cell>
          <table:table-cell table:style-name="ce16" table:formula="of:=[.J78]*efac+den*([.H78]*efac+[.H79])" office:value-type="float" office:value="0.000257097462301342">
            <text:p>2.5710E-4</text:p>
          </table:table-cell>
          <table:table-cell table:style-name="ce16" table:formula="of:=[.K78]*efac+den*([.I78]*efac+[.I79])" office:value-type="float" office:value="-0.0002268350639315">
            <text:p>-2.2684E-4</text:p>
          </table:table-cell>
          <table:table-cell table:style-name="ce16" table:formula="of:=[.J79]*[.G79]-[.K79]*[.F79]" office:value-type="float" office:value="0.00034116075544083">
            <text:p>3.411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79]+dt" office:value-type="float" office:value="1.925">
            <text:p>1.925</text:p>
          </table:table-cell>
          <table:table-cell table:formula="of:=IF([.D80]&gt;tzero;0;IF([.D80]&gt;tmax;pmax*(tzero-[.D80])/(tzero-tmax);pmax*[.D80]/tmax))" office:value-type="float" office:value="21500.0000000001">
            <text:p>21500.0000000001</text:p>
          </table:table-cell>
          <table:table-cell table:style-name="ce16" table:formula="of:=COS(wd*[.D80])" office:value-type="float" office:value="0.354935806177144">
            <text:p>3.5494E-1</text:p>
          </table:table-cell>
          <table:table-cell table:style-name="ce16" table:formula="of:=SIN(wd*[.D80])" office:value-type="float" office:value="0.934890674621039">
            <text:p>9.3489E-1</text:p>
          </table:table-cell>
          <table:table-cell table:style-name="ce16" table:formula="of:=[.E80]*[.F80]" office:value-type="float" office:value="7631.11983280862">
            <text:p>7.6311E+3</text:p>
          </table:table-cell>
          <table:table-cell table:style-name="ce16" table:formula="of:=[.E80]*[.G80]" office:value-type="float" office:value="20100.1495043524">
            <text:p>2.0100E+4</text:p>
          </table:table-cell>
          <table:table-cell table:style-name="ce16" table:formula="of:=[.J79]*efac+den*([.H79]*efac+[.H80])" office:value-type="float" office:value="0.000290726400365626">
            <text:p>2.9073E-4</text:p>
          </table:table-cell>
          <table:table-cell table:style-name="ce16" table:formula="of:=[.K79]*efac+den*([.I79]*efac+[.I80])" office:value-type="float" office:value="-0.000145991470738856">
            <text:p>-1.4599E-4</text:p>
          </table:table-cell>
          <table:table-cell table:style-name="ce16" table:formula="of:=[.J80]*[.G80]-[.K80]*[.F80]" office:value-type="float" office:value="0.000323615000929649">
            <text:p>3.236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0]+dt" office:value-type="float" office:value="1.95">
            <text:p>1.950</text:p>
          </table:table-cell>
          <table:table-cell table:formula="of:=IF([.D81]&gt;tzero;0;IF([.D81]&gt;tmax;pmax*(tzero-[.D81])/(tzero-tmax);pmax*[.D81]/tmax))" office:value-type="float" office:value="21000.0000000001">
            <text:p>21000.0000000001</text:p>
          </table:table-cell>
          <table:table-cell table:style-name="ce16" table:formula="of:=COS(wd*[.D81])" office:value-type="float" office:value="0.102179655129207">
            <text:p>1.0218E-1</text:p>
          </table:table-cell>
          <table:table-cell table:style-name="ce16" table:formula="of:=SIN(wd*[.D81])" office:value-type="float" office:value="0.994765961459114">
            <text:p>9.9477E-1</text:p>
          </table:table-cell>
          <table:table-cell table:style-name="ce16" table:formula="of:=[.E81]*[.F81]" office:value-type="float" office:value="2145.77275771334">
            <text:p>2.1458E+3</text:p>
          </table:table-cell>
          <table:table-cell table:style-name="ce16" table:formula="of:=[.E81]*[.G81]" office:value-type="float" office:value="20890.0851906415">
            <text:p>2.0890E+4</text:p>
          </table:table-cell>
          <table:table-cell table:style-name="ce16" table:formula="of:=[.J80]*efac+den*([.H80]*efac+[.H81])" office:value-type="float" office:value="0.000302368192544986">
            <text:p>3.0237E-4</text:p>
          </table:table-cell>
          <table:table-cell table:style-name="ce16" table:formula="of:=[.K80]*efac+den*([.I80]*efac+[.I81])" office:value-type="float" office:value="-0.0000612992211795195">
            <text:p>-6.1299E-5</text:p>
          </table:table-cell>
          <table:table-cell table:style-name="ce16" table:formula="of:=[.J81]*[.G81]-[.K81]*[.F81]" office:value-type="float" office:value="0.000307049119051479">
            <text:p>3.070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1]+dt" office:value-type="float" office:value="1.975">
            <text:p>1.975</text:p>
          </table:table-cell>
          <table:table-cell table:formula="of:=IF([.D82]&gt;tzero;0;IF([.D82]&gt;tmax;pmax*(tzero-[.D82])/(tzero-tmax);pmax*[.D82]/tmax))" office:value-type="float" office:value="20500.0000000001">
            <text:p>20500.0000000001</text:p>
          </table:table-cell>
          <table:table-cell table:style-name="ce16" table:formula="of:=COS(wd*[.D82])" office:value-type="float" office:value="-0.157470631010366">
            <text:p>-1.5747E-1</text:p>
          </table:table-cell>
          <table:table-cell table:style-name="ce16" table:formula="of:=SIN(wd*[.D82])" office:value-type="float" office:value="0.987523670789312">
            <text:p>9.8752E-1</text:p>
          </table:table-cell>
          <table:table-cell table:style-name="ce16" table:formula="of:=[.E82]*[.F82]" office:value-type="float" office:value="-3228.14793571251">
            <text:p>-3.2281E+3</text:p>
          </table:table-cell>
          <table:table-cell table:style-name="ce16" table:formula="of:=[.E82]*[.G82]" office:value-type="float" office:value="20244.235251181">
            <text:p>2.0244E+4</text:p>
          </table:table-cell>
          <table:table-cell table:style-name="ce16" table:formula="of:=[.J81]*efac+den*([.H81]*efac+[.H82])" office:value-type="float" office:value="0.000292279903868165">
            <text:p>2.9228E-4</text:p>
          </table:table-cell>
          <table:table-cell table:style-name="ce16" table:formula="of:=[.K81]*efac+den*([.I81]*efac+[.I82])" office:value-type="float" office:value="0.0000214518428131662">
            <text:p>2.1452E-5</text:p>
          </table:table-cell>
          <table:table-cell table:style-name="ce16" table:formula="of:=[.J82]*[.G82]-[.K82]*[.F82]" office:value-type="float" office:value="0.000292011358789962">
            <text:p>2.920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2]+dt" office:value-type="float" office:value="2">
            <text:p>2.000</text:p>
          </table:table-cell>
          <table:table-cell table:formula="of:=IF([.D83]&gt;tzero;0;IF([.D83]&gt;tmax;pmax*(tzero-[.D83])/(tzero-tmax);pmax*[.D83]/tmax))" office:value-type="float" office:value="20000.0000000001">
            <text:p>20000.0000000001</text:p>
          </table:table-cell>
          <table:table-cell table:style-name="ce16" table:formula="of:=COS(wd*[.D83])" office:value-type="float" office:value="-0.406496260002895">
            <text:p>-4.0650E-1</text:p>
          </table:table-cell>
          <table:table-cell table:style-name="ce16" table:formula="of:=SIN(wd*[.D83])" office:value-type="float" office:value="0.913652445191091">
            <text:p>9.1365E-1</text:p>
          </table:table-cell>
          <table:table-cell table:style-name="ce16" table:formula="of:=[.E83]*[.F83]" office:value-type="float" office:value="-8129.92520005792">
            <text:p>-8.1299E+3</text:p>
          </table:table-cell>
          <table:table-cell table:style-name="ce16" table:formula="of:=[.E83]*[.G83]" office:value-type="float" office:value="18273.0489038219">
            <text:p>1.8273E+4</text:p>
          </table:table-cell>
          <table:table-cell table:style-name="ce16" table:formula="of:=[.J82]*efac+den*([.H82]*efac+[.H83])" office:value-type="float" office:value="0.000262184111325476">
            <text:p>2.6218E-4</text:p>
          </table:table-cell>
          <table:table-cell table:style-name="ce16" table:formula="of:=[.K82]*efac+den*([.I82]*efac+[.I83])" office:value-type="float" office:value="0.0000968653129848053">
            <text:p>9.6865E-5</text:p>
          </table:table-cell>
          <table:table-cell table:style-name="ce16" table:formula="of:=[.J83]*[.G83]-[.K83]*[.F83]" office:value-type="float" office:value="0.000278920541855107">
            <text:p>2.789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3]+dt" office:value-type="float" office:value="2.025">
            <text:p>2.025</text:p>
          </table:table-cell>
          <table:table-cell table:formula="of:=IF([.D84]&gt;tzero;0;IF([.D84]&gt;tmax;pmax*(tzero-[.D84])/(tzero-tmax);pmax*[.D84]/tmax))" office:value-type="float" office:value="19500.0000000001">
            <text:p>19500.0000000001</text:p>
          </table:table-cell>
          <table:table-cell table:style-name="ce16" table:formula="of:=COS(wd*[.D84])" office:value-type="float" office:value="-0.628095292896992">
            <text:p>-6.2810E-1</text:p>
          </table:table-cell>
          <table:table-cell table:style-name="ce16" table:formula="of:=SIN(wd*[.D84])" office:value-type="float" office:value="0.778136429580727">
            <text:p>7.7814E-1</text:p>
          </table:table-cell>
          <table:table-cell table:style-name="ce16" table:formula="of:=[.E84]*[.F84]" office:value-type="float" office:value="-12247.8582114914">
            <text:p>-1.2248E+4</text:p>
          </table:table-cell>
          <table:table-cell table:style-name="ce16" table:formula="of:=[.E84]*[.G84]" office:value-type="float" office:value="15173.6603768242">
            <text:p>1.5174E+4</text:p>
          </table:table-cell>
          <table:table-cell table:style-name="ce16" table:formula="of:=[.J83]*efac+den*([.H83]*efac+[.H84])" office:value-type="float" office:value="0.000215084715276754">
            <text:p>2.1508E-4</text:p>
          </table:table-cell>
          <table:table-cell table:style-name="ce16" table:formula="of:=[.K83]*efac+den*([.I83]*efac+[.I84])" office:value-type="float" office:value="0.000160293519464601">
            <text:p>1.6029E-4</text:p>
          </table:table-cell>
          <table:table-cell table:style-name="ce16" table:formula="of:=[.J84]*[.G84]-[.K84]*[.F84]" office:value-type="float" office:value="0.000268044857460449">
            <text:p>2.680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4]+dt" office:value-type="float" office:value="2.05">
            <text:p>2.050</text:p>
          </table:table-cell>
          <table:table-cell table:formula="of:=IF([.D85]&gt;tzero;0;IF([.D85]&gt;tmax;pmax*(tzero-[.D85])/(tzero-tmax);pmax*[.D85]/tmax))" office:value-type="float" office:value="19000.0000000001">
            <text:p>19000.0000000001</text:p>
          </table:table-cell>
          <table:table-cell table:style-name="ce16" table:formula="of:=COS(wd*[.D85])" office:value-type="float" office:value="-0.807316282978374">
            <text:p>-8.0732E-1</text:p>
          </table:table-cell>
          <table:table-cell table:style-name="ce16" table:formula="of:=SIN(wd*[.D85])" office:value-type="float" office:value="0.590118987355924">
            <text:p>5.9012E-1</text:p>
          </table:table-cell>
          <table:table-cell table:style-name="ce16" table:formula="of:=[.E85]*[.F85]" office:value-type="float" office:value="-15339.0093765892">
            <text:p>-1.5339E+4</text:p>
          </table:table-cell>
          <table:table-cell table:style-name="ce16" table:formula="of:=[.E85]*[.G85]" office:value-type="float" office:value="11212.2607597626">
            <text:p>1.1212E+4</text:p>
          </table:table-cell>
          <table:table-cell table:style-name="ce16" table:formula="of:=[.J84]*efac+den*([.H84]*efac+[.H85])" office:value-type="float" office:value="0.000155000867060936">
            <text:p>1.5500E-4</text:p>
          </table:table-cell>
          <table:table-cell table:style-name="ce16" table:formula="of:=[.K84]*efac+den*([.I84]*efac+[.I85])" office:value-type="float" office:value="0.000208125104015845">
            <text:p>2.0813E-4</text:p>
          </table:table-cell>
          <table:table-cell table:style-name="ce16" table:formula="of:=[.J85]*[.G85]-[.K85]*[.F85]" office:value-type="float" office:value="0.000259491740077849">
            <text:p>2.594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5]+dt" office:value-type="float" office:value="2.075">
            <text:p>2.075</text:p>
          </table:table-cell>
          <table:table-cell table:formula="of:=IF([.D86]&gt;tzero;0;IF([.D86]&gt;tmax;pmax*(tzero-[.D86])/(tzero-tmax);pmax*[.D86]/tmax))" office:value-type="float" office:value="18500.0000000001">
            <text:p>18500.0000000001</text:p>
          </table:table-cell>
          <table:table-cell table:style-name="ce16" table:formula="of:=COS(wd*[.D86])" office:value-type="float" office:value="-0.932067060672619">
            <text:p>-9.3207E-1</text:p>
          </table:table-cell>
          <table:table-cell table:style-name="ce16" table:formula="of:=SIN(wd*[.D86])" office:value-type="float" office:value="0.362285791067085">
            <text:p>3.6229E-1</text:p>
          </table:table-cell>
          <table:table-cell table:style-name="ce16" table:formula="of:=[.E86]*[.F86]" office:value-type="float" office:value="-17243.2406224435">
            <text:p>-1.7243E+4</text:p>
          </table:table-cell>
          <table:table-cell table:style-name="ce16" table:formula="of:=[.E86]*[.G86]" office:value-type="float" office:value="6702.2871347411">
            <text:p>6.7023E+3</text:p>
          </table:table-cell>
          <table:table-cell table:style-name="ce16" table:formula="of:=[.J85]*efac+den*([.H85]*efac+[.H86])" office:value-type="float" office:value="0.000086641243907366">
            <text:p>8.6641E-5</text:p>
          </table:table-cell>
          <table:table-cell table:style-name="ce16" table:formula="of:=[.K85]*efac+den*([.I85]*efac+[.I86])" office:value-type="float" office:value="0.000237987216408411">
            <text:p>2.3799E-4</text:p>
          </table:table-cell>
          <table:table-cell table:style-name="ce16" table:formula="of:=[.J86]*[.G86]-[.K86]*[.F86]" office:value-type="float" office:value="0.000253208936863462">
            <text:p>2.532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6]+dt" office:value-type="float" office:value="2.1">
            <text:p>2.100</text:p>
          </table:table-cell>
          <table:table-cell table:formula="of:=IF([.D87]&gt;tzero;0;IF([.D87]&gt;tmax;pmax*(tzero-[.D87])/(tzero-tmax);pmax*[.D87]/tmax))" office:value-type="float" office:value="18000.0000000001">
            <text:p>18000.0000000001</text:p>
          </table:table-cell>
          <table:table-cell table:style-name="ce16" table:formula="of:=COS(wd*[.D87])" office:value-type="float" office:value="-0.993930600955289">
            <text:p>-9.9393E-1</text:p>
          </table:table-cell>
          <table:table-cell table:style-name="ce16" table:formula="of:=SIN(wd*[.D87])" office:value-type="float" office:value="0.110008910932967">
            <text:p>1.1001E-1</text:p>
          </table:table-cell>
          <table:table-cell table:style-name="ce16" table:formula="of:=[.E87]*[.F87]" office:value-type="float" office:value="-17890.7508171953">
            <text:p>-1.7891E+4</text:p>
          </table:table-cell>
          <table:table-cell table:style-name="ce16" table:formula="of:=[.E87]*[.G87]" office:value-type="float" office:value="1980.16039679342">
            <text:p>1.9802E+3</text:p>
          </table:table-cell>
          <table:table-cell table:style-name="ce16" table:formula="of:=[.J86]*efac+den*([.H86]*efac+[.H87])" office:value-type="float" office:value="0.0000150443301045782">
            <text:p>1.5044E-5</text:p>
          </table:table-cell>
          <table:table-cell table:style-name="ce16" table:formula="of:=[.K86]*efac+den*([.I86]*efac+[.I87])" office:value-type="float" office:value="0.000248851491703122">
            <text:p>2.4885E-4</text:p>
          </table:table-cell>
          <table:table-cell table:style-name="ce16" table:formula="of:=[.J87]*[.G87]-[.K87]*[.F87]" office:value-type="float" office:value="0.000248996123067625">
            <text:p>2.4900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7]+dt" office:value-type="float" office:value="2.125">
            <text:p>2.125</text:p>
          </table:table-cell>
          <table:table-cell table:formula="of:=IF([.D88]&gt;tzero;0;IF([.D88]&gt;tmax;pmax*(tzero-[.D88])/(tzero-tmax);pmax*[.D88]/tmax))" office:value-type="float" office:value="17500.0000000001">
            <text:p>17500.0000000001</text:p>
          </table:table-cell>
          <table:table-cell table:style-name="ce16" table:formula="of:=COS(wd*[.D88])" office:value-type="float" office:value="-0.988732926106293">
            <text:p>-9.8873E-1</text:p>
          </table:table-cell>
          <table:table-cell table:style-name="ce16" table:formula="of:=SIN(wd*[.D88])" office:value-type="float" office:value="-0.149690349833543">
            <text:p>-1.4969E-1</text:p>
          </table:table-cell>
          <table:table-cell table:style-name="ce16" table:formula="of:=[.E88]*[.F88]" office:value-type="float" office:value="-17302.8262068602">
            <text:p>-1.7303E+4</text:p>
          </table:table-cell>
          <table:table-cell table:style-name="ce16" table:formula="of:=[.E88]*[.G88]" office:value-type="float" office:value="-2619.58112208701">
            <text:p>-2.6196E+3</text:p>
          </table:table-cell>
          <table:table-cell table:style-name="ce16" table:formula="of:=[.J87]*efac+den*([.H87]*efac+[.H88])" office:value-type="float" office:value="-0.0000547881884197361">
            <text:p>-5.4788E-5</text:p>
          </table:table-cell>
          <table:table-cell table:style-name="ce16" table:formula="of:=[.K87]*efac+den*([.I87]*efac+[.I88])" office:value-type="float" office:value="0.000241040312058518">
            <text:p>2.4104E-4</text:p>
          </table:table-cell>
          <table:table-cell table:style-name="ce16" table:formula="of:=[.J88]*[.G88]-[.K88]*[.F88]" office:value-type="float" office:value="0.000246525756142489">
            <text:p>2.465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8]+dt" office:value-type="float" office:value="2.15">
            <text:p>2.150</text:p>
          </table:table-cell>
          <table:table-cell table:formula="of:=IF([.D89]&gt;tzero;0;IF([.D89]&gt;tmax;pmax*(tzero-[.D89])/(tzero-tmax);pmax*[.D89]/tmax))" office:value-type="float" office:value="17000.0000000001">
            <text:p>17000.0000000001</text:p>
          </table:table-cell>
          <table:table-cell table:style-name="ce16" table:formula="of:=COS(wd*[.D89])" office:value-type="float" office:value="-0.91682472699972">
            <text:p>-9.1682E-1</text:p>
          </table:table-cell>
          <table:table-cell table:style-name="ce16" table:formula="of:=SIN(wd*[.D89])" office:value-type="float" office:value="-0.399289894640334">
            <text:p>-3.9929E-1</text:p>
          </table:table-cell>
          <table:table-cell table:style-name="ce16" table:formula="of:=[.E89]*[.F89]" office:value-type="float" office:value="-15586.0203589953">
            <text:p>-1.5586E+4</text:p>
          </table:table-cell>
          <table:table-cell table:style-name="ce16" table:formula="of:=[.E89]*[.G89]" office:value-type="float" office:value="-6787.92820888571">
            <text:p>-6.7879E+3</text:p>
          </table:table-cell>
          <table:table-cell table:style-name="ce16" table:formula="of:=[.J88]*efac+den*([.H88]*efac+[.H89])" office:value-type="float" office:value="-0.000118238381085993">
            <text:p>-1.1824E-4</text:p>
          </table:table-cell>
          <table:table-cell table:style-name="ce16" table:formula="of:=[.K88]*efac+den*([.I88]*efac+[.I89])" office:value-type="float" office:value="0.000216137191860515">
            <text:p>2.1614E-4</text:p>
          </table:table-cell>
          <table:table-cell table:style-name="ce16" table:formula="of:=[.J89]*[.G89]-[.K89]*[.F89]" office:value-type="float" office:value="0.000245371312648272">
            <text:p>2.453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89]+dt" office:value-type="float" office:value="2.175">
            <text:p>2.175</text:p>
          </table:table-cell>
          <table:table-cell table:formula="of:=IF([.D90]&gt;tzero;0;IF([.D90]&gt;tmax;pmax*(tzero-[.D90])/(tzero-tmax);pmax*[.D90]/tmax))" office:value-type="float" office:value="16500.0000000001">
            <text:p>16500.0000000001</text:p>
          </table:table-cell>
          <table:table-cell table:style-name="ce16" table:formula="of:=COS(wd*[.D90])" office:value-type="float" office:value="-0.783057701737412">
            <text:p>-7.8306E-1</text:p>
          </table:table-cell>
          <table:table-cell table:style-name="ce16" table:formula="of:=SIN(wd*[.D90])" office:value-type="float" office:value="-0.62194906202174">
            <text:p>-6.2195E-1</text:p>
          </table:table-cell>
          <table:table-cell table:style-name="ce16" table:formula="of:=[.E90]*[.F90]" office:value-type="float" office:value="-12920.4520786674">
            <text:p>-1.2920E+4</text:p>
          </table:table-cell>
          <table:table-cell table:style-name="ce16" table:formula="of:=[.E90]*[.G90]" office:value-type="float" office:value="-10262.1595233588">
            <text:p>-1.0262E+4</text:p>
          </table:table-cell>
          <table:table-cell table:style-name="ce16" table:formula="of:=[.J89]*efac+den*([.H89]*efac+[.H90])" office:value-type="float" office:value="-0.0001713753301036">
            <text:p>-1.7138E-4</text:p>
          </table:table-cell>
          <table:table-cell table:style-name="ce16" table:formula="of:=[.K89]*efac+den*([.I89]*efac+[.I90])" office:value-type="float" office:value="0.000176811913648117">
            <text:p>1.7681E-4</text:p>
          </table:table-cell>
          <table:table-cell table:style-name="ce16" table:formula="of:=[.J90]*[.G90]-[.K90]*[.F90]" office:value-type="float" office:value="0.000245040656552688">
            <text:p>2.450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0]+dt" office:value-type="float" office:value="2.2">
            <text:p>2.200</text:p>
          </table:table-cell>
          <table:table-cell table:formula="of:=IF([.D91]&gt;tzero;0;IF([.D91]&gt;tmax;pmax*(tzero-[.D91])/(tzero-tmax);pmax*[.D91]/tmax))" office:value-type="float" office:value="16000.0000000001">
            <text:p>16000.0000000001</text:p>
          </table:table-cell>
          <table:table-cell table:style-name="ce16" table:formula="of:=COS(wd*[.D91])" office:value-type="float" office:value="-0.596457208075753">
            <text:p>-5.9646E-1</text:p>
          </table:table-cell>
          <table:table-cell table:style-name="ce16" table:formula="of:=SIN(wd*[.D91])" office:value-type="float" office:value="-0.802644877224341">
            <text:p>-8.0264E-1</text:p>
          </table:table-cell>
          <table:table-cell table:style-name="ce16" table:formula="of:=[.E91]*[.F91]" office:value-type="float" office:value="-9543.31532921209">
            <text:p>-9.5433E+3</text:p>
          </table:table-cell>
          <table:table-cell table:style-name="ce16" table:formula="of:=[.E91]*[.G91]" office:value-type="float" office:value="-12842.3180355895">
            <text:p>-1.2842E+4</text:p>
          </table:table-cell>
          <table:table-cell table:style-name="ce16" table:formula="of:=[.J90]*efac+den*([.H90]*efac+[.H91])" office:value-type="float" office:value="-0.000211194787199163">
            <text:p>-2.1119E-4</text:p>
          </table:table-cell>
          <table:table-cell table:style-name="ce16" table:formula="of:=[.K90]*efac+den*([.I90]*efac+[.I91])" office:value-type="float" office:value="0.00012657680484967">
            <text:p>1.2658E-4</text:p>
          </table:table-cell>
          <table:table-cell table:style-name="ce16" table:formula="of:=[.J91]*[.G91]-[.K91]*[.F91]" office:value-type="float" office:value="0.000245012061669677">
            <text:p>2.450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1]+dt" office:value-type="float" office:value="2.225">
            <text:p>2.225</text:p>
          </table:table-cell>
          <table:table-cell table:formula="of:=IF([.D92]&gt;tzero;0;IF([.D92]&gt;tmax;pmax*(tzero-[.D92])/(tzero-tmax);pmax*[.D92]/tmax))" office:value-type="float" office:value="15500.0000000001">
            <text:p>15500.0000000001</text:p>
          </table:table-cell>
          <table:table-cell table:style-name="ce16" table:formula="of:=COS(wd*[.D92])" office:value-type="float" office:value="-0.36961331602274">
            <text:p>-3.6961E-1</text:p>
          </table:table-cell>
          <table:table-cell table:style-name="ce16" table:formula="of:=SIN(wd*[.D92])" office:value-type="float" office:value="-0.929185663158162">
            <text:p>-9.2919E-1</text:p>
          </table:table-cell>
          <table:table-cell table:style-name="ce16" table:formula="of:=[.E92]*[.F92]" office:value-type="float" office:value="-5729.00639835251">
            <text:p>-5.7290E+3</text:p>
          </table:table-cell>
          <table:table-cell table:style-name="ce16" table:formula="of:=[.E92]*[.G92]" office:value-type="float" office:value="-14402.3777789516">
            <text:p>-1.4402E+4</text:p>
          </table:table-cell>
          <table:table-cell table:style-name="ce16" table:formula="of:=[.J91]*efac+den*([.H91]*efac+[.H92])" office:value-type="float" office:value="-0.000235780783385893">
            <text:p>-2.3578E-4</text:p>
          </table:table-cell>
          <table:table-cell table:style-name="ce16" table:formula="of:=[.K91]*efac+den*([.I91]*efac+[.I92])" office:value-type="float" office:value="0.0000694948922281453">
            <text:p>6.9495E-5</text:p>
          </table:table-cell>
          <table:table-cell table:style-name="ce16" table:formula="of:=[.J92]*[.G92]-[.K92]*[.F92]" office:value-type="float" office:value="0.00024477036113346">
            <text:p>2.447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2]+dt" office:value-type="float" office:value="2.25">
            <text:p>2.250</text:p>
          </table:table-cell>
          <table:table-cell table:formula="of:=IF([.D93]&gt;tzero;0;IF([.D93]&gt;tmax;pmax*(tzero-[.D93])/(tzero-tmax);pmax*[.D93]/tmax))" office:value-type="float" office:value="15000.0000000001">
            <text:p>15000.0000000001</text:p>
          </table:table-cell>
          <table:table-cell table:style-name="ce16" table:formula="of:=COS(wd*[.D93])" office:value-type="float" office:value="-0.117831346726197">
            <text:p>-1.1783E-1</text:p>
          </table:table-cell>
          <table:table-cell table:style-name="ce16" table:formula="of:=SIN(wd*[.D93])" office:value-type="float" office:value="-0.993033621650693">
            <text:p>-9.9303E-1</text:p>
          </table:table-cell>
          <table:table-cell table:style-name="ce16" table:formula="of:=[.E93]*[.F93]" office:value-type="float" office:value="-1767.47020089296">
            <text:p>-1.7675E+3</text:p>
          </table:table-cell>
          <table:table-cell table:style-name="ce16" table:formula="of:=[.E93]*[.G93]" office:value-type="float" office:value="-14895.5043247605">
            <text:p>-1.4896E+4</text:p>
          </table:table-cell>
          <table:table-cell table:style-name="ce16" table:formula="of:=[.J92]*efac+den*([.H92]*efac+[.H93])" office:value-type="float" office:value="-0.000244381058855695">
            <text:p>-2.4438E-4</text:p>
          </table:table-cell>
          <table:table-cell table:style-name="ce16" table:formula="of:=[.K92]*efac+den*([.I92]*efac+[.I93])" office:value-type="float" office:value="0.0000098633290535056">
            <text:p>9.8633E-6</text:p>
          </table:table-cell>
          <table:table-cell table:style-name="ce16" table:formula="of:=[.J93]*[.G93]-[.K93]*[.F93]" office:value-type="float" office:value="0.00024384081728388">
            <text:p>2.438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3]+dt" office:value-type="float" office:value="2.275">
            <text:p>2.275</text:p>
          </table:table-cell>
          <table:table-cell table:formula="of:=IF([.D94]&gt;tzero;0;IF([.D94]&gt;tmax;pmax*(tzero-[.D94])/(tzero-tmax);pmax*[.D94]/tmax))" office:value-type="float" office:value="14500.0000000001">
            <text:p>14500.0000000001</text:p>
          </table:table-cell>
          <table:table-cell table:style-name="ce16" table:formula="of:=COS(wd*[.D94])" office:value-type="float" office:value="0.141900788592463">
            <text:p>1.4190E-1</text:p>
          </table:table-cell>
          <table:table-cell table:style-name="ce16" table:formula="of:=SIN(wd*[.D94])" office:value-type="float" office:value="-0.989880884852737">
            <text:p>-9.8988E-1</text:p>
          </table:table-cell>
          <table:table-cell table:style-name="ce16" table:formula="of:=[.E94]*[.F94]" office:value-type="float" office:value="2057.56143459073">
            <text:p>2.0576E+3</text:p>
          </table:table-cell>
          <table:table-cell table:style-name="ce16" table:formula="of:=[.E94]*[.G94]" office:value-type="float" office:value="-14353.2728303648">
            <text:p>-1.4353E+4</text:p>
          </table:table-cell>
          <table:table-cell table:style-name="ce16" table:formula="of:=[.J93]*efac+den*([.H93]*efac+[.H94])" office:value-type="float" office:value="-0.000237394855174079">
            <text:p>-2.3739E-4</text:p>
          </table:table-cell>
          <table:table-cell table:style-name="ce16" table:formula="of:=[.K93]*efac+den*([.I93]*efac+[.I94])" office:value-type="float" office:value="-0.0000481036802483476">
            <text:p>-4.8104E-5</text:p>
          </table:table-cell>
          <table:table-cell table:style-name="ce16" table:formula="of:=[.J94]*[.G94]-[.K94]*[.F94]" office:value-type="float" office:value="0.000241818579460645">
            <text:p>2.418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4]+dt" office:value-type="float" office:value="2.3">
            <text:p>2.300</text:p>
          </table:table-cell>
          <table:table-cell table:formula="of:=IF([.D95]&gt;tzero;0;IF([.D95]&gt;tmax;pmax*(tzero-[.D95])/(tzero-tmax);pmax*[.D95]/tmax))" office:value-type="float" office:value="14000.0000000001">
            <text:p>14000.0000000001</text:p>
          </table:table-cell>
          <table:table-cell table:style-name="ce16" table:formula="of:=COS(wd*[.D95])" office:value-type="float" office:value="0.392058775271363">
            <text:p>3.9206E-1</text:p>
          </table:table-cell>
          <table:table-cell table:style-name="ce16" table:formula="of:=SIN(wd*[.D95])" office:value-type="float" office:value="-0.919940170191909">
            <text:p>-9.1994E-1</text:p>
          </table:table-cell>
          <table:table-cell table:style-name="ce16" table:formula="of:=[.E95]*[.F95]" office:value-type="float" office:value="5488.82285379911">
            <text:p>5.4888E+3</text:p>
          </table:table-cell>
          <table:table-cell table:style-name="ce16" table:formula="of:=[.E95]*[.G95]" office:value-type="float" office:value="-12879.1623826868">
            <text:p>-1.2879E+4</text:p>
          </table:table-cell>
          <table:table-cell table:style-name="ce16" table:formula="of:=[.J94]*efac+den*([.H94]*efac+[.H95])" office:value-type="float" office:value="-0.000216278140396727">
            <text:p>-2.1628E-4</text:p>
          </table:table-cell>
          <table:table-cell table:style-name="ce16" table:formula="of:=[.K94]*efac+den*([.I94]*efac+[.I95])" office:value-type="float" office:value="-0.000100569231276351">
            <text:p>-1.0057E-4</text:p>
          </table:table-cell>
          <table:table-cell table:style-name="ce16" table:formula="of:=[.J95]*[.G95]-[.K95]*[.F95]" office:value-type="float" office:value="0.000238391998929544">
            <text:p>2.383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5]+dt" office:value-type="float" office:value="2.325">
            <text:p>2.325</text:p>
          </table:table-cell>
          <table:table-cell table:formula="of:=IF([.D96]&gt;tzero;0;IF([.D96]&gt;tmax;pmax*(tzero-[.D96])/(tzero-tmax);pmax*[.D96]/tmax))" office:value-type="float" office:value="13500.0000000001">
            <text:p>13500.0000000001</text:p>
          </table:table-cell>
          <table:table-cell table:style-name="ce16" table:formula="of:=COS(wd*[.D96])" office:value-type="float" office:value="0.615764273368604">
            <text:p>6.1576E-1</text:p>
          </table:table-cell>
          <table:table-cell table:style-name="ce16" table:formula="of:=SIN(wd*[.D96])" office:value-type="float" office:value="-0.787930428174236">
            <text:p>-7.8793E-1</text:p>
          </table:table-cell>
          <table:table-cell table:style-name="ce16" table:formula="of:=[.E96]*[.F96]" office:value-type="float" office:value="8312.81769047621">
            <text:p>8.3128E+3</text:p>
          </table:table-cell>
          <table:table-cell table:style-name="ce16" table:formula="of:=[.E96]*[.G96]" office:value-type="float" office:value="-10637.0607803523">
            <text:p>-1.0637E+4</text:p>
          </table:table-cell>
          <table:table-cell table:style-name="ce16" table:formula="of:=[.J95]*efac+den*([.H95]*efac+[.H96])" office:value-type="float" office:value="-0.000183377237501368">
            <text:p>-1.8338E-4</text:p>
          </table:table-cell>
          <table:table-cell table:style-name="ce16" table:formula="of:=[.K95]*efac+den*([.I95]*efac+[.I96])" office:value-type="float" office:value="-0.00014432480884754">
            <text:p>-1.4432E-4</text:p>
          </table:table-cell>
          <table:table-cell table:style-name="ce16" table:formula="of:=[.J96]*[.G96]-[.K96]*[.F96]" office:value-type="float" office:value="0.00023335856631093">
            <text:p>2.3336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6]+dt" office:value-type="float" office:value="2.35">
            <text:p>2.350</text:p>
          </table:table-cell>
          <table:table-cell table:formula="of:=IF([.D97]&gt;tzero;0;IF([.D97]&gt;tmax;pmax*(tzero-[.D97])/(tzero-tmax);pmax*[.D97]/tmax))" office:value-type="float" office:value="13000.0000000001">
            <text:p>13000.0000000001</text:p>
          </table:table-cell>
          <table:table-cell table:style-name="ce16" table:formula="of:=COS(wd*[.D97])" office:value-type="float" office:value="0.797923711442061">
            <text:p>7.9792E-1</text:p>
          </table:table-cell>
          <table:table-cell table:style-name="ce16" table:formula="of:=SIN(wd*[.D97])" office:value-type="float" office:value="-0.60275845138706">
            <text:p>-6.0276E-1</text:p>
          </table:table-cell>
          <table:table-cell table:style-name="ce16" table:formula="of:=[.E97]*[.F97]" office:value-type="float" office:value="10373.0082487469">
            <text:p>1.0373E+4</text:p>
          </table:table-cell>
          <table:table-cell table:style-name="ce16" table:formula="of:=[.E97]*[.G97]" office:value-type="float" office:value="-7835.85986803183">
            <text:p>-7.8359E+3</text:p>
          </table:table-cell>
          <table:table-cell table:style-name="ce16" table:formula="of:=[.J96]*efac+den*([.H96]*efac+[.H97])" office:value-type="float" office:value="-0.000141706677385377">
            <text:p>-1.4171E-4</text:p>
          </table:table-cell>
          <table:table-cell table:style-name="ce16" table:formula="of:=[.K96]*efac+den*([.I96]*efac+[.I97])" office:value-type="float" office:value="-0.000176981696688969">
            <text:p>-1.7698E-4</text:p>
          </table:table-cell>
          <table:table-cell table:style-name="ce16" table:formula="of:=[.J97]*[.G97]-[.K97]*[.F97]" office:value-type="float" office:value="0.000226632789691391">
            <text:p>2.266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7]+dt" office:value-type="float" office:value="2.375">
            <text:p>2.375</text:p>
          </table:table-cell>
          <table:table-cell table:formula="of:=IF([.D98]&gt;tzero;0;IF([.D98]&gt;tmax;pmax*(tzero-[.D98])/(tzero-tmax);pmax*[.D98]/tmax))" office:value-type="float" office:value="12500.0000000001">
            <text:p>12500.0000000001</text:p>
          </table:table-cell>
          <table:table-cell table:style-name="ce16" table:formula="of:=COS(wd*[.D98])" office:value-type="float" office:value="0.926246660710118">
            <text:p>9.2625E-1</text:p>
          </table:table-cell>
          <table:table-cell table:style-name="ce16" table:formula="of:=SIN(wd*[.D98])" office:value-type="float" office:value="-0.376917926773661">
            <text:p>-3.7692E-1</text:p>
          </table:table-cell>
          <table:table-cell table:style-name="ce16" table:formula="of:=[.E98]*[.F98]" office:value-type="float" office:value="11578.0832588766">
            <text:p>1.1578E+4</text:p>
          </table:table-cell>
          <table:table-cell table:style-name="ce16" table:formula="of:=[.E98]*[.G98]" office:value-type="float" office:value="-4711.47408467079">
            <text:p>-4.7115E+3</text:p>
          </table:table-cell>
          <table:table-cell table:style-name="ce16" table:formula="of:=[.J97]*efac+den*([.H97]*efac+[.H98])" office:value-type="float" office:value="-0.0000946905709661415">
            <text:p>-9.4691E-5</text:p>
          </table:table-cell>
          <table:table-cell table:style-name="ce16" table:formula="of:=[.K97]*efac+den*([.I97]*efac+[.I98])" office:value-type="float" office:value="-0.000197091482786703">
            <text:p>-1.9709E-4</text:p>
          </table:table-cell>
          <table:table-cell table:style-name="ce16" table:formula="of:=[.J98]*[.G98]-[.K98]*[.F98]" office:value-type="float" office:value="0.000218245901479162">
            <text:p>2.1825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8]+dt" office:value-type="float" office:value="2.4">
            <text:p>2.400</text:p>
          </table:table-cell>
          <table:table-cell table:formula="of:=IF([.D99]&gt;tzero;0;IF([.D99]&gt;tmax;pmax*(tzero-[.D99])/(tzero-tmax);pmax*[.D99]/tmax))" office:value-type="float" office:value="12000.0000000001">
            <text:p>12000.0000000001</text:p>
          </table:table-cell>
          <table:table-cell table:style-name="ce16" table:formula="of:=COS(wd*[.D99])" office:value-type="float" office:value="0.992075079153622">
            <text:p>9.9208E-1</text:p>
          </table:table-cell>
          <table:table-cell table:style-name="ce16" table:formula="of:=SIN(wd*[.D99])" office:value-type="float" office:value="-0.125646477556412">
            <text:p>-1.2565E-1</text:p>
          </table:table-cell>
          <table:table-cell table:style-name="ce16" table:formula="of:=[.E99]*[.F99]" office:value-type="float" office:value="11904.9009498436">
            <text:p>1.1905E+4</text:p>
          </table:table-cell>
          <table:table-cell table:style-name="ce16" table:formula="of:=[.E99]*[.G99]" office:value-type="float" office:value="-1507.75773067695">
            <text:p>-1.5078E+3</text:p>
          </table:table-cell>
          <table:table-cell table:style-name="ce16" table:formula="of:=[.J98]*efac+den*([.H98]*efac+[.H99])" office:value-type="float" office:value="-0.0000458886758537819">
            <text:p>-4.5889E-5</text:p>
          </table:table-cell>
          <table:table-cell table:style-name="ce16" table:formula="of:=[.K98]*efac+den*([.I98]*efac+[.I99])" office:value-type="float" office:value="-0.000204190271563557">
            <text:p>-2.0419E-4</text:p>
          </table:table-cell>
          <table:table-cell table:style-name="ce16" table:formula="of:=[.J99]*[.G99]-[.K99]*[.F99]" office:value-type="float" office:value="0.000208337830304571">
            <text:p>2.083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99]+dt" office:value-type="float" office:value="2.425">
            <text:p>2.425</text:p>
          </table:table-cell>
          <table:table-cell table:formula="of:=IF([.D100]&gt;tzero;0;IF([.D100]&gt;tmax;pmax*(tzero-[.D100])/(tzero-tmax);pmax*[.D100]/tmax))" office:value-type="float" office:value="11500.0000000001">
            <text:p>11500.0000000001</text:p>
          </table:table-cell>
          <table:table-cell table:style-name="ce16" table:formula="of:=COS(wd*[.D100])" office:value-type="float" office:value="0.990967475860857">
            <text:p>9.9097E-1</text:p>
          </table:table-cell>
          <table:table-cell table:style-name="ce16" table:formula="of:=SIN(wd*[.D100])" office:value-type="float" office:value="0.134102430201549">
            <text:p>1.3410E-1</text:p>
          </table:table-cell>
          <table:table-cell table:style-name="ce16" table:formula="of:=[.E100]*[.F100]" office:value-type="float" office:value="11396.1259724">
            <text:p>1.1396E+4</text:p>
          </table:table-cell>
          <table:table-cell table:style-name="ce16" table:formula="of:=[.E100]*[.G100]" office:value-type="float" office:value="1542.17794731783">
            <text:p>1.5422E+3</text:p>
          </table:table-cell>
          <table:table-cell table:style-name="ce16" table:formula="of:=[.J99]*efac+den*([.H99]*efac+[.H100])" office:value-type="float" office:value="0.00000127146609945182">
            <text:p>1.2715E-6</text:p>
          </table:table-cell>
          <table:table-cell table:style-name="ce16" table:formula="of:=[.K99]*efac+den*([.I99]*efac+[.I100])" office:value-type="float" office:value="-0.000198767228669232">
            <text:p>-1.9877E-4</text:p>
          </table:table-cell>
          <table:table-cell table:style-name="ce16" table:formula="of:=[.J100]*[.G100]-[.K100]*[.F100]" office:value-type="float" office:value="0.000197142365572062">
            <text:p>1.971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0]+dt" office:value-type="float" office:value="2.45">
            <text:p>2.450</text:p>
          </table:table-cell>
          <table:table-cell table:formula="of:=IF([.D101]&gt;tzero;0;IF([.D101]&gt;tmax;pmax*(tzero-[.D101])/(tzero-tmax);pmax*[.D101]/tmax))" office:value-type="float" office:value="11000.0000000001">
            <text:p>11000.0000000001</text:p>
          </table:table-cell>
          <table:table-cell table:style-name="ce16" table:formula="of:=COS(wd*[.D101])" office:value-type="float" office:value="0.922998581625529">
            <text:p>9.2300E-1</text:p>
          </table:table-cell>
          <table:table-cell table:style-name="ce16" table:formula="of:=SIN(wd*[.D101])" office:value-type="float" office:value="0.384803350189758">
            <text:p>3.8480E-1</text:p>
          </table:table-cell>
          <table:table-cell table:style-name="ce16" table:formula="of:=[.E101]*[.F101]" office:value-type="float" office:value="10152.9843978809">
            <text:p>1.0153E+4</text:p>
          </table:table-cell>
          <table:table-cell table:style-name="ce16" table:formula="of:=[.E101]*[.G101]" office:value-type="float" office:value="4232.83685208738">
            <text:p>4.2328E+3</text:p>
          </table:table-cell>
          <table:table-cell table:style-name="ce16" table:formula="of:=[.J100]*efac+den*([.H100]*efac+[.H101])" office:value-type="float" office:value="0.0000437363807579595">
            <text:p>4.3736E-5</text:p>
          </table:table-cell>
          <table:table-cell table:style-name="ce16" table:formula="of:=[.K100]*efac+den*([.I100]*efac+[.I101])" office:value-type="float" office:value="-0.000182163813066172">
            <text:p>-1.8216E-4</text:p>
          </table:table-cell>
          <table:table-cell table:style-name="ce16" table:formula="of:=[.J101]*[.G101]-[.K101]*[.F101]" office:value-type="float" office:value="0.000184966846924413">
            <text:p>1.849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1]+dt" office:value-type="float" office:value="2.475">
            <text:p>2.475</text:p>
          </table:table-cell>
          <table:table-cell table:formula="of:=IF([.D102]&gt;tzero;0;IF([.D102]&gt;tmax;pmax*(tzero-[.D102])/(tzero-tmax);pmax*[.D102]/tmax))" office:value-type="float" office:value="10500.0000000001">
            <text:p>10500.0000000001</text:p>
          </table:table-cell>
          <table:table-cell table:style-name="ce16" table:formula="of:=COS(wd*[.D102])" office:value-type="float" office:value="0.792754306806163">
            <text:p>7.9275E-1</text:p>
          </table:table-cell>
          <table:table-cell table:style-name="ce16" table:formula="of:=SIN(wd*[.D102])" office:value-type="float" office:value="0.609541310364014">
            <text:p>6.0954E-1</text:p>
          </table:table-cell>
          <table:table-cell table:style-name="ce16" table:formula="of:=[.E102]*[.F102]" office:value-type="float" office:value="8323.92022146479">
            <text:p>8.3239E+3</text:p>
          </table:table-cell>
          <table:table-cell table:style-name="ce16" table:formula="of:=[.E102]*[.G102]" office:value-type="float" office:value="6400.18375882221">
            <text:p>6.4002E+3</text:p>
          </table:table-cell>
          <table:table-cell table:style-name="ce16" table:formula="of:=[.J101]*efac+den*([.H101]*efac+[.H102])" office:value-type="float" office:value="0.0000790254715351552">
            <text:p>7.9025E-5</text:p>
          </table:table-cell>
          <table:table-cell table:style-name="ce16" table:formula="of:=[.K101]*efac+den*([.I101]*efac+[.I102])" office:value-type="float" office:value="-0.000156415065676195">
            <text:p>-1.5642E-4</text:p>
          </table:table-cell>
          <table:table-cell table:style-name="ce16" table:formula="of:=[.J102]*[.G102]-[.K102]*[.F102]" office:value-type="float" office:value="0.000172168006435845">
            <text:p>1.7217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2]+dt" office:value-type="float" office:value="2.5">
            <text:p>2.500</text:p>
          </table:table-cell>
          <table:table-cell table:formula="of:=IF([.D103]&gt;tzero;0;IF([.D103]&gt;tmax;pmax*(tzero-[.D103])/(tzero-tmax);pmax*[.D103]/tmax))" office:value-type="float" office:value="10000.0000000001">
            <text:p>10000.0000000001</text:p>
          </table:table-cell>
          <table:table-cell table:style-name="ce16" table:formula="of:=COS(wd*[.D103])" office:value-type="float" office:value="0.609022326643803">
            <text:p>6.0902E-1</text:p>
          </table:table-cell>
          <table:table-cell table:style-name="ce16" table:formula="of:=SIN(wd*[.D103])" office:value-type="float" office:value="0.793153078320553">
            <text:p>7.9315E-1</text:p>
          </table:table-cell>
          <table:table-cell table:style-name="ce16" table:formula="of:=[.E103]*[.F103]" office:value-type="float" office:value="6090.22326643809">
            <text:p>6.0902E+3</text:p>
          </table:table-cell>
          <table:table-cell table:style-name="ce16" table:formula="of:=[.E103]*[.G103]" office:value-type="float" office:value="7931.53078320561">
            <text:p>7.9315E+3</text:p>
          </table:table-cell>
          <table:table-cell table:style-name="ce16" table:formula="of:=[.J102]*efac+den*([.H102]*efac+[.H103])" office:value-type="float" office:value="0.000105373860737188">
            <text:p>1.0537E-4</text:p>
          </table:table-cell>
          <table:table-cell table:style-name="ce16" table:formula="of:=[.K102]*efac+den*([.I102]*efac+[.I103])" office:value-type="float" office:value="-0.00012404826297422">
            <text:p>-1.2405E-4</text:p>
          </table:table-cell>
          <table:table-cell table:style-name="ce16" table:formula="of:=[.J103]*[.G103]-[.K103]*[.F103]" office:value-type="float" office:value="0.000159125763750904">
            <text:p>1.5913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3]+dt" office:value-type="float" office:value="2.52499999999999">
            <text:p>2.525</text:p>
          </table:table-cell>
          <table:table-cell table:formula="of:=IF([.D104]&gt;tzero;0;IF([.D104]&gt;tmax;pmax*(tzero-[.D104])/(tzero-tmax);pmax*[.D104]/tmax))" office:value-type="float" office:value="9500.0000000001">
            <text:p>9500.0000000001</text:p>
          </table:table-cell>
          <table:table-cell table:style-name="ce16" table:formula="of:=COS(wd*[.D104])" office:value-type="float" office:value="0.384199170469965">
            <text:p>3.8420E-1</text:p>
          </table:table-cell>
          <table:table-cell table:style-name="ce16" table:formula="of:=SIN(wd*[.D104])" office:value-type="float" office:value="0.923250235532161">
            <text:p>9.2325E-1</text:p>
          </table:table-cell>
          <table:table-cell table:style-name="ce16" table:formula="of:=[.E104]*[.F104]" office:value-type="float" office:value="3649.89211946471">
            <text:p>3.6499E+3</text:p>
          </table:table-cell>
          <table:table-cell table:style-name="ce16" table:formula="of:=[.E104]*[.G104]" office:value-type="float" office:value="8770.87723755562">
            <text:p>8.7709E+3</text:p>
          </table:table-cell>
          <table:table-cell table:style-name="ce16" table:formula="of:=[.J103]*efac+den*([.H103]*efac+[.H104])" office:value-type="float" office:value="0.00012181128058916">
            <text:p>1.2181E-4</text:p>
          </table:table-cell>
          <table:table-cell table:style-name="ce16" table:formula="of:=[.K103]*efac+den*([.I103]*efac+[.I104])" office:value-type="float" office:value="-0.0000878568398011535">
            <text:p>-8.7857E-5</text:p>
          </table:table-cell>
          <table:table-cell table:style-name="ce16" table:formula="of:=[.J104]*[.G104]-[.K104]*[.F104]" office:value-type="float" office:value="0.000146216818466132">
            <text:p>1.4622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4]+dt" office:value-type="float" office:value="2.54999999999999">
            <text:p>2.550</text:p>
          </table:table-cell>
          <table:table-cell table:formula="of:=IF([.D105]&gt;tzero;0;IF([.D105]&gt;tmax;pmax*(tzero-[.D105])/(tzero-tmax);pmax*[.D105]/tmax))" office:value-type="float" office:value="9000.0000000001">
            <text:p>9000.0000000001</text:p>
          </table:table-cell>
          <table:table-cell table:style-name="ce16" table:formula="of:=COS(wd*[.D105])" office:value-type="float" office:value="0.133453818924002">
            <text:p>1.3345E-1</text:p>
          </table:table-cell>
          <table:table-cell table:style-name="ce16" table:formula="of:=SIN(wd*[.D105])" office:value-type="float" office:value="0.991055032888991">
            <text:p>9.9106E-1</text:p>
          </table:table-cell>
          <table:table-cell table:style-name="ce16" table:formula="of:=[.E105]*[.F105]" office:value-type="float" office:value="1201.08437031603">
            <text:p>1.2011E+3</text:p>
          </table:table-cell>
          <table:table-cell table:style-name="ce16" table:formula="of:=[.E105]*[.G105]" office:value-type="float" office:value="8919.49529600102">
            <text:p>8.9195E+3</text:p>
          </table:table-cell>
          <table:table-cell table:style-name="ce16" table:formula="of:=[.J104]*efac+den*([.H104]*efac+[.H105])" office:value-type="float" office:value="0.000128174403472097">
            <text:p>1.2817E-4</text:p>
          </table:table-cell>
          <table:table-cell table:style-name="ce16" table:formula="of:=[.K104]*efac+den*([.I104]*efac+[.I105])" office:value-type="float" office:value="-0.0000506685821132722">
            <text:p>-5.0669E-5</text:p>
          </table:table-cell>
          <table:table-cell table:style-name="ce16" table:formula="of:=[.J105]*[.G105]-[.K105]*[.F105]" office:value-type="float" office:value="0.000133789803431047">
            <text:p>1.3379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5]+dt" office:value-type="float" office:value="2.57499999999999">
            <text:p>2.575</text:p>
          </table:table-cell>
          <table:table-cell table:formula="of:=IF([.D106]&gt;tzero;0;IF([.D106]&gt;tmax;pmax*(tzero-[.D106])/(tzero-tmax);pmax*[.D106]/tmax))" office:value-type="float" office:value="8500.0000000001">
            <text:p>8500.0000000001</text:p>
          </table:table-cell>
          <table:table-cell table:style-name="ce16" table:formula="of:=COS(wd*[.D106])" office:value-type="float" office:value="-0.126295758120603">
            <text:p>-1.2630E-1</text:p>
          </table:table-cell>
          <table:table-cell table:style-name="ce16" table:formula="of:=SIN(wd*[.D106])" office:value-type="float" office:value="0.991992631767365">
            <text:p>9.9199E-1</text:p>
          </table:table-cell>
          <table:table-cell table:style-name="ce16" table:formula="of:=[.E106]*[.F106]" office:value-type="float" office:value="-1073.51394402514">
            <text:p>-1.0735E+3</text:p>
          </table:table-cell>
          <table:table-cell table:style-name="ce16" table:formula="of:=[.E106]*[.G106]" office:value-type="float" office:value="8431.9373700227">
            <text:p>8.4319E+3</text:p>
          </table:table-cell>
          <table:table-cell table:style-name="ce16" table:formula="of:=[.J105]*efac+den*([.H105]*efac+[.H106])" office:value-type="float" office:value="0.000125055365382086">
            <text:p>1.2506E-4</text:p>
          </table:table-cell>
          <table:table-cell table:style-name="ce16" table:formula="of:=[.K105]*efac+den*([.I105]*efac+[.I106])" office:value-type="float" office:value="-0.0000151266520162001">
            <text:p>-1.5127E-5</text:p>
          </table:table-cell>
          <table:table-cell table:style-name="ce16" table:formula="of:=[.J106]*[.G106]-[.K106]*[.F106]" office:value-type="float" office:value="0.000122143569037793">
            <text:p>1.221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6]+dt" office:value-type="float" office:value="2.59999999999999">
            <text:p>2.600</text:p>
          </table:table-cell>
          <table:table-cell table:formula="of:=IF([.D107]&gt;tzero;0;IF([.D107]&gt;tmax;pmax*(tzero-[.D107])/(tzero-tmax);pmax*[.D107]/tmax))" office:value-type="float" office:value="8000.00000000011">
            <text:p>8000.0000000001</text:p>
          </table:table-cell>
          <table:table-cell table:style-name="ce16" table:formula="of:=COS(wd*[.D107])" office:value-type="float" office:value="-0.377524069196133">
            <text:p>-3.7752E-1</text:p>
          </table:table-cell>
          <table:table-cell table:style-name="ce16" table:formula="of:=SIN(wd*[.D107])" office:value-type="float" office:value="0.925999771694137">
            <text:p>9.2600E-1</text:p>
          </table:table-cell>
          <table:table-cell table:style-name="ce16" table:formula="of:=[.E107]*[.F107]" office:value-type="float" office:value="-3020.1925535691">
            <text:p>-3.0202E+3</text:p>
          </table:table-cell>
          <table:table-cell table:style-name="ce16" table:formula="of:=[.E107]*[.G107]" office:value-type="float" office:value="7407.99817355319">
            <text:p>7.4080E+3</text:p>
          </table:table-cell>
          <table:table-cell table:style-name="ce16" table:formula="of:=[.J106]*efac+den*([.H106]*efac+[.H107])" office:value-type="float" office:value="0.000113694173345506">
            <text:p>1.1369E-4</text:p>
          </table:table-cell>
          <table:table-cell table:style-name="ce16" table:formula="of:=[.K106]*efac+den*([.I106]*efac+[.I107])" office:value-type="float" office:value="0.0000164998805129672">
            <text:p>1.6500E-5</text:p>
          </table:table-cell>
          <table:table-cell table:style-name="ce16" table:formula="of:=[.J107]*[.G107]-[.K107]*[.F107]" office:value-type="float" office:value="0.000111509880593397">
            <text:p>1.1151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7]+dt" office:value-type="float" office:value="2.62499999999999">
            <text:p>2.625</text:p>
          </table:table-cell>
          <table:table-cell table:formula="of:=IF([.D108]&gt;tzero;0;IF([.D108]&gt;tmax;pmax*(tzero-[.D108])/(tzero-tmax);pmax*[.D108]/tmax))" office:value-type="float" office:value="7500.00000000011">
            <text:p>7500.0000000001</text:p>
          </table:table-cell>
          <table:table-cell table:style-name="ce16" table:formula="of:=COS(wd*[.D108])" office:value-type="float" office:value="-0.603280558801018">
            <text:p>-6.0328E-1</text:p>
          </table:table-cell>
          <table:table-cell table:style-name="ce16" table:formula="of:=SIN(wd*[.D108])" office:value-type="float" office:value="0.797529038576484">
            <text:p>7.9753E-1</text:p>
          </table:table-cell>
          <table:table-cell table:style-name="ce16" table:formula="of:=[.E108]*[.F108]" office:value-type="float" office:value="-4524.6041910077">
            <text:p>-4.5246E+3</text:p>
          </table:table-cell>
          <table:table-cell table:style-name="ce16" table:formula="of:=[.E108]*[.G108]" office:value-type="float" office:value="5981.46778932372">
            <text:p>5.9815E+3</text:p>
          </table:table-cell>
          <table:table-cell table:style-name="ce16" table:formula="of:=[.J107]*efac+den*([.H107]*efac+[.H108])" office:value-type="float" office:value="0.0000958268207853328">
            <text:p>9.5827E-5</text:p>
          </table:table-cell>
          <table:table-cell table:style-name="ce16" table:formula="of:=[.K107]*efac+den*([.I107]*efac+[.I108])" office:value-type="float" office:value="0.0000424624659861415">
            <text:p>4.2462E-5</text:p>
          </table:table-cell>
          <table:table-cell table:style-name="ce16" table:formula="of:=[.J108]*[.G108]-[.K108]*[.F108]" office:value-type="float" office:value="0.000102041452458956">
            <text:p>1.0204E-4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8]+dt" office:value-type="float" office:value="2.64999999999999">
            <text:p>2.650</text:p>
          </table:table-cell>
          <table:table-cell table:formula="of:=IF([.D109]&gt;tzero;0;IF([.D109]&gt;tmax;pmax*(tzero-[.D109])/(tzero-tmax);pmax*[.D109]/tmax))" office:value-type="float" office:value="7000.00000000011">
            <text:p>7000.0000000001</text:p>
          </table:table-cell>
          <table:table-cell table:style-name="ce16" table:formula="of:=COS(wd*[.D109])" office:value-type="float" office:value="-0.788333273615568">
            <text:p>-7.8833E-1</text:p>
          </table:table-cell>
          <table:table-cell table:style-name="ce16" table:formula="of:=SIN(wd*[.D109])" office:value-type="float" office:value="0.615248445516575">
            <text:p>6.1525E-1</text:p>
          </table:table-cell>
          <table:table-cell table:style-name="ce16" table:formula="of:=[.E109]*[.F109]" office:value-type="float" office:value="-5518.33291530906">
            <text:p>-5.5183E+3</text:p>
          </table:table-cell>
          <table:table-cell table:style-name="ce16" table:formula="of:=[.E109]*[.G109]" office:value-type="float" office:value="4306.73911861609">
            <text:p>4.3067E+3</text:p>
          </table:table-cell>
          <table:table-cell table:style-name="ce16" table:formula="of:=[.J108]*efac+den*([.H108]*efac+[.H109])" office:value-type="float" office:value="0.0000735039623416799">
            <text:p>7.3504E-5</text:p>
          </table:table-cell>
          <table:table-cell table:style-name="ce16" table:formula="of:=[.K108]*efac+den*([.I108]*efac+[.I109])" office:value-type="float" office:value="0.0000616270354707077">
            <text:p>6.1627E-5</text:p>
          </table:table-cell>
          <table:table-cell table:style-name="ce16" table:formula="of:=[.J109]*[.G109]-[.K109]*[.F109]" office:value-type="float" office:value="0.0000938058411858731">
            <text:p>9.3806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09]+dt" office:value-type="float" office:value="2.67499999999999">
            <text:p>2.675</text:p>
          </table:table-cell>
          <table:table-cell table:formula="of:=IF([.D110]&gt;tzero;0;IF([.D110]&gt;tmax;pmax*(tzero-[.D110])/(tzero-tmax);pmax*[.D110]/tmax))" office:value-type="float" office:value="6500.00000000011">
            <text:p>6500.0000000001</text:p>
          </table:table-cell>
          <table:table-cell table:style-name="ce16" table:formula="of:=COS(wd*[.D110])" office:value-type="float" office:value="-0.920196573387889">
            <text:p>-9.2020E-1</text:p>
          </table:table-cell>
          <table:table-cell table:style-name="ce16" table:formula="of:=SIN(wd*[.D110])" office:value-type="float" office:value="0.391456595710415">
            <text:p>3.9146E-1</text:p>
          </table:table-cell>
          <table:table-cell table:style-name="ce16" table:formula="of:=[.E110]*[.F110]" office:value-type="float" office:value="-5981.27772702138">
            <text:p>-5.9813E+3</text:p>
          </table:table-cell>
          <table:table-cell table:style-name="ce16" table:formula="of:=[.E110]*[.G110]" office:value-type="float" office:value="2544.46787211774">
            <text:p>2.5445E+3</text:p>
          </table:table-cell>
          <table:table-cell table:style-name="ce16" table:formula="of:=[.J109]*efac+den*([.H109]*efac+[.H110])" office:value-type="float" office:value="0.000048896714499385">
            <text:p>4.8897E-5</text:p>
          </table:table-cell>
          <table:table-cell table:style-name="ce16" table:formula="of:=[.K109]*efac+den*([.I109]*efac+[.I110])" office:value-type="float" office:value="0.0000735107745321374">
            <text:p>7.3511E-5</text:p>
          </table:table-cell>
          <table:table-cell table:style-name="ce16" table:formula="of:=[.J110]*[.G110]-[.K110]*[.F110]" office:value-type="float" office:value="0.0000867853042309159">
            <text:p>8.6785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0]+dt" office:value-type="float" office:value="2.69999999999999">
            <text:p>2.700</text:p>
          </table:table-cell>
          <table:table-cell table:formula="of:=IF([.D111]&gt;tzero;0;IF([.D111]&gt;tmax;pmax*(tzero-[.D111])/(tzero-tmax);pmax*[.D111]/tmax))" office:value-type="float" office:value="6000.00000000011">
            <text:p>6000.0000000001</text:p>
          </table:table-cell>
          <table:table-cell table:style-name="ce16" table:formula="of:=COS(wd*[.D111])" office:value-type="float" office:value="-0.989973546094642">
            <text:p>-9.8997E-1</text:p>
          </table:table-cell>
          <table:table-cell table:style-name="ce16" table:formula="of:=SIN(wd*[.D111])" office:value-type="float" office:value="0.141252886812267">
            <text:p>1.4125E-1</text:p>
          </table:table-cell>
          <table:table-cell table:style-name="ce16" table:formula="of:=[.E111]*[.F111]" office:value-type="float" office:value="-5939.84127656796">
            <text:p>-5.9398E+3</text:p>
          </table:table-cell>
          <table:table-cell table:style-name="ce16" table:formula="of:=[.E111]*[.G111]" office:value-type="float" office:value="847.51732087362">
            <text:p>8.4752E+2</text:p>
          </table:table-cell>
          <table:table-cell table:style-name="ce16" table:formula="of:=[.J110]*efac+den*([.H110]*efac+[.H111])" office:value-type="float" office:value="0.0000241064531844648">
            <text:p>2.4106E-5</text:p>
          </table:table-cell>
          <table:table-cell table:style-name="ce16" table:formula="of:=[.K110]*efac+den*([.I110]*efac+[.I111])" office:value-type="float" office:value="0.0000782619126671283">
            <text:p>7.8262E-5</text:p>
          </table:table-cell>
          <table:table-cell table:style-name="ce16" table:formula="of:=[.J111]*[.G111]-[.K111]*[.F111]" office:value-type="float" office:value="0.0000808823293103366">
            <text:p>8.0882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1]+dt" office:value-type="float" office:value="2.72499999999999">
            <text:p>2.725</text:p>
          </table:table-cell>
          <table:table-cell table:formula="of:=IF([.D112]&gt;tzero;0;IF([.D112]&gt;tmax;pmax*(tzero-[.D112])/(tzero-tmax);pmax*[.D112]/tmax))" office:value-type="float" office:value="5500.00000000011">
            <text:p>5500.0000000001</text:p>
          </table:table-cell>
          <table:table-cell table:style-name="ce16" table:formula="of:=COS(wd*[.D112])" office:value-type="float" office:value="-0.992956289017643">
            <text:p>-9.9296E-1</text:p>
          </table:table-cell>
          <table:table-cell table:style-name="ce16" table:formula="of:=SIN(wd*[.D112])" office:value-type="float" office:value="-0.118481256324835">
            <text:p>-1.1848E-1</text:p>
          </table:table-cell>
          <table:table-cell table:style-name="ce16" table:formula="of:=[.E112]*[.F112]" office:value-type="float" office:value="-5461.25958959715">
            <text:p>-5.4613E+3</text:p>
          </table:table-cell>
          <table:table-cell table:style-name="ce16" table:formula="of:=[.E112]*[.G112]" office:value-type="float" office:value="-651.646909786607">
            <text:p>-6.5165E+2</text:p>
          </table:table-cell>
          <table:table-cell table:style-name="ce16" table:formula="of:=[.J111]*efac+den*([.H111]*efac+[.H112])" office:value-type="float" office:value="0.00000099439173530441">
            <text:p>9.9439E-7</text:p>
          </table:table-cell>
          <table:table-cell table:style-name="ce16" table:formula="of:=[.K111]*efac+den*([.I111]*efac+[.I112])" office:value-type="float" office:value="0.0000765874546746877">
            <text:p>7.6587E-5</text:p>
          </table:table-cell>
          <table:table-cell table:style-name="ce16" table:formula="of:=[.J112]*[.G112]-[.K112]*[.F112]" office:value-type="float" office:value="0.000075930177997007">
            <text:p>7.5930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2]+dt" office:value-type="float" office:value="2.74999999999999">
            <text:p>2.750</text:p>
          </table:table-cell>
          <table:table-cell table:formula="of:=IF([.D113]&gt;tzero;0;IF([.D113]&gt;tmax;pmax*(tzero-[.D113])/(tzero-tmax);pmax*[.D113]/tmax))" office:value-type="float" office:value="5000.00000000012">
            <text:p>5000.0000000001</text:p>
          </table:table-cell>
          <table:table-cell table:style-name="ce16" table:formula="of:=COS(wd*[.D113])" office:value-type="float" office:value="-0.928943554338734">
            <text:p>-9.2894E-1</text:p>
          </table:table-cell>
          <table:table-cell table:style-name="ce16" table:formula="of:=SIN(wd*[.D113])" office:value-type="float" office:value="-0.370221383570047">
            <text:p>-3.7022E-1</text:p>
          </table:table-cell>
          <table:table-cell table:style-name="ce16" table:formula="of:=[.E113]*[.F113]" office:value-type="float" office:value="-4644.71777169378">
            <text:p>-4.6447E+3</text:p>
          </table:table-cell>
          <table:table-cell table:style-name="ce16" table:formula="of:=[.E113]*[.G113]" office:value-type="float" office:value="-1851.10691785028">
            <text:p>-1.8511E+3</text:p>
          </table:table-cell>
          <table:table-cell table:style-name="ce16" table:formula="of:=[.J112]*efac+den*([.H112]*efac+[.H113])" office:value-type="float" office:value="-0.000018955629078416">
            <text:p>-1.8956E-5</text:p>
          </table:table-cell>
          <table:table-cell table:style-name="ce16" table:formula="of:=[.K112]*efac+den*([.I112]*efac+[.I113])" office:value-type="float" office:value="0.0000696379324691003">
            <text:p>6.9638E-5</text:p>
          </table:table-cell>
          <table:table-cell table:style-name="ce16" table:formula="of:=[.J113]*[.G113]-[.K113]*[.F113]" office:value-type="float" office:value="0.0000717074877284986">
            <text:p>7.170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3]+dt" office:value-type="float" office:value="2.77499999999999">
            <text:p>2.775</text:p>
          </table:table-cell>
          <table:table-cell table:formula="of:=IF([.D114]&gt;tzero;0;IF([.D114]&gt;tmax;pmax*(tzero-[.D114])/(tzero-tmax);pmax*[.D114]/tmax))" office:value-type="float" office:value="4500.00000000012">
            <text:p>4500.0000000001</text:p>
          </table:table-cell>
          <table:table-cell table:style-name="ce16" table:formula="of:=COS(wd*[.D114])" office:value-type="float" office:value="-0.802254327475351">
            <text:p>-8.0225E-1</text:p>
          </table:table-cell>
          <table:table-cell table:style-name="ce16" table:formula="of:=SIN(wd*[.D114])" office:value-type="float" office:value="-0.59698240681537">
            <text:p>-5.9698E-1</text:p>
          </table:table-cell>
          <table:table-cell table:style-name="ce16" table:formula="of:=[.E114]*[.F114]" office:value-type="float" office:value="-3610.14447363917">
            <text:p>-3.6101E+3</text:p>
          </table:table-cell>
          <table:table-cell table:style-name="ce16" table:formula="of:=[.E114]*[.G114]" office:value-type="float" office:value="-2686.42083066924">
            <text:p>-2.6864E+3</text:p>
          </table:table-cell>
          <table:table-cell table:style-name="ce16" table:formula="of:=[.J113]*efac+den*([.H113]*efac+[.H114])" office:value-type="float" office:value="-0.0000347310957258485">
            <text:p>-3.4731E-5</text:p>
          </table:table-cell>
          <table:table-cell table:style-name="ce16" table:formula="of:=[.K113]*efac+den*([.I113]*efac+[.I114])" office:value-type="float" office:value="0.0000588615118180281">
            <text:p>5.8862E-5</text:p>
          </table:table-cell>
          <table:table-cell table:style-name="ce16" table:formula="of:=[.J114]*[.G114]-[.K114]*[.F114]" office:value-type="float" office:value="0.0000679557556955066">
            <text:p>6.7956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4]+dt" office:value-type="float" office:value="2.79999999999999">
            <text:p>2.800</text:p>
          </table:table-cell>
          <table:table-cell table:formula="of:=IF([.D115]&gt;tzero;0;IF([.D115]&gt;tmax;pmax*(tzero-[.D115])/(tzero-tmax);pmax*[.D115]/tmax))" office:value-type="float" office:value="4000.00000000012">
            <text:p>4000.0000000001</text:p>
          </table:table-cell>
          <table:table-cell table:style-name="ce16" table:formula="of:=COS(wd*[.D115])" office:value-type="float" office:value="-0.621436422016676">
            <text:p>-6.2144E-1</text:p>
          </table:table-cell>
          <table:table-cell table:style-name="ce16" table:formula="of:=SIN(wd*[.D115])" office:value-type="float" office:value="-0.783464596131255">
            <text:p>-7.8346E-1</text:p>
          </table:table-cell>
          <table:table-cell table:style-name="ce16" table:formula="of:=[.E115]*[.F115]" office:value-type="float" office:value="-2485.74568806678">
            <text:p>-2.4857E+3</text:p>
          </table:table-cell>
          <table:table-cell table:style-name="ce16" table:formula="of:=[.E115]*[.G115]" office:value-type="float" office:value="-3133.85838452511">
            <text:p>-3.1339E+3</text:p>
          </table:table-cell>
          <table:table-cell table:style-name="ce16" table:formula="of:=[.J114]*efac+den*([.H114]*efac+[.H115])" office:value-type="float" office:value="-0.0000458355970518928">
            <text:p>-4.5836E-5</text:p>
          </table:table-cell>
          <table:table-cell table:style-name="ce16" table:formula="of:=[.K114]*efac+den*([.I114]*efac+[.I115])" office:value-type="float" office:value="0.0000458419046802955">
            <text:p>4.5842E-5</text:p>
          </table:table-cell>
          <table:table-cell table:style-name="ce16" table:formula="of:=[.J115]*[.G115]-[.K115]*[.F115]" office:value-type="float" office:value="0.0000643983967556485">
            <text:p>6.439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5]+dt" office:value-type="float" office:value="2.82499999999999">
            <text:p>2.825</text:p>
          </table:table-cell>
          <table:table-cell table:formula="of:=IF([.D116]&gt;tzero;0;IF([.D116]&gt;tmax;pmax*(tzero-[.D116])/(tzero-tmax);pmax*[.D116]/tmax))" office:value-type="float" office:value="3500.00000000012">
            <text:p>3500.0000000001</text:p>
          </table:table-cell>
          <table:table-cell table:style-name="ce16" table:formula="of:=COS(wd*[.D116])" office:value-type="float" office:value="-0.398689752570397">
            <text:p>-3.9869E-1</text:p>
          </table:table-cell>
          <table:table-cell table:style-name="ce16" table:formula="of:=SIN(wd*[.D116])" office:value-type="float" office:value="-0.917085863589313">
            <text:p>-9.1709E-1</text:p>
          </table:table-cell>
          <table:table-cell table:style-name="ce16" table:formula="of:=[.E116]*[.F116]" office:value-type="float" office:value="-1395.41413399644">
            <text:p>-1.3954E+3</text:p>
          </table:table-cell>
          <table:table-cell table:style-name="ce16" table:formula="of:=[.E116]*[.G116]" office:value-type="float" office:value="-3209.80052256271">
            <text:p>-3.2098E+3</text:p>
          </table:table-cell>
          <table:table-cell table:style-name="ce16" table:formula="of:=[.J115]*efac+den*([.H115]*efac+[.H116])" office:value-type="float" office:value="-0.0000522829864124996">
            <text:p>-5.2283E-5</text:p>
          </table:table-cell>
          <table:table-cell table:style-name="ce16" table:formula="of:=[.K115]*efac+den*([.I115]*efac+[.I116])" office:value-type="float" office:value="0.000032135368164789">
            <text:p>3.2135E-5</text:p>
          </table:table-cell>
          <table:table-cell table:style-name="ce16" table:formula="of:=[.J116]*[.G116]-[.K116]*[.F116]" office:value-type="float" office:value="0.0000607600297275138">
            <text:p>6.0760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6]+dt" office:value-type="float" office:value="2.84999999999999">
            <text:p>2.850</text:p>
          </table:table-cell>
          <table:table-cell table:formula="of:=IF([.D117]&gt;tzero;0;IF([.D117]&gt;tmax;pmax*(tzero-[.D117])/(tzero-tmax);pmax*[.D117]/tmax))" office:value-type="float" office:value="3000.00000000012">
            <text:p>3000.0000000001</text:p>
          </table:table-cell>
          <table:table-cell table:style-name="ce16" table:formula="of:=COS(wd*[.D117])" office:value-type="float" office:value="-0.149043197717414">
            <text:p>-1.4904E-1</text:p>
          </table:table-cell>
          <table:table-cell table:style-name="ce16" table:formula="of:=SIN(wd*[.D117])" office:value-type="float" office:value="-0.988830685817429">
            <text:p>-9.8883E-1</text:p>
          </table:table-cell>
          <table:table-cell table:style-name="ce16" table:formula="of:=[.E117]*[.F117]" office:value-type="float" office:value="-447.129593152259">
            <text:p>-4.4713E+2</text:p>
          </table:table-cell>
          <table:table-cell table:style-name="ce16" table:formula="of:=[.E117]*[.G117]" office:value-type="float" office:value="-2966.49205745241">
            <text:p>-2.9665E+3</text:p>
          </table:table-cell>
          <table:table-cell table:style-name="ce16" table:formula="of:=[.J116]*efac+den*([.H116]*efac+[.H117])" office:value-type="float" office:value="-0.0000545439776978571">
            <text:p>-5.4544E-5</text:p>
          </table:table-cell>
          <table:table-cell table:style-name="ce16" table:formula="of:=[.K116]*efac+den*([.I116]*efac+[.I117])" office:value-type="float" office:value="0.0000191215773078708">
            <text:p>1.9122E-5</text:p>
          </table:table-cell>
          <table:table-cell table:style-name="ce16" table:formula="of:=[.J117]*[.G117]-[.K117]*[.F117]" office:value-type="float" office:value="0.0000567846999015484">
            <text:p>5.6785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7]+dt" office:value-type="float" office:value="2.87499999999999">
            <text:p>2.875</text:p>
          </table:table-cell>
          <table:table-cell table:formula="of:=IF([.D118]&gt;tzero;0;IF([.D118]&gt;tmax;pmax*(tzero-[.D118])/(tzero-tmax);pmax*[.D118]/tmax))" office:value-type="float" office:value="2500.00000000012">
            <text:p>2500.0000000001</text:p>
          </table:table-cell>
          <table:table-cell table:style-name="ce16" table:formula="of:=COS(wd*[.D118])" office:value-type="float" office:value="0.11065940927486">
            <text:p>1.1066E-1</text:p>
          </table:table-cell>
          <table:table-cell table:style-name="ce16" table:formula="of:=SIN(wd*[.D118])" office:value-type="float" office:value="-0.99385838786969">
            <text:p>-9.9386E-1</text:p>
          </table:table-cell>
          <table:table-cell table:style-name="ce16" table:formula="of:=[.E118]*[.F118]" office:value-type="float" office:value="276.648523187164">
            <text:p>2.7665E+2</text:p>
          </table:table-cell>
          <table:table-cell table:style-name="ce16" table:formula="of:=[.E118]*[.G118]" office:value-type="float" office:value="-2484.64596967435">
            <text:p>-2.4846E+3</text:p>
          </table:table-cell>
          <table:table-cell table:style-name="ce16" table:formula="of:=[.J117]*efac+den*([.H117]*efac+[.H118])" office:value-type="float" office:value="-0.0000534523179144083">
            <text:p>-5.3452E-5</text:p>
          </table:table-cell>
          <table:table-cell table:style-name="ce16" table:formula="of:=[.K117]*efac+den*([.I117]*efac+[.I118])" office:value-type="float" office:value="0.00000788141166705549">
            <text:p>7.8814E-6</text:p>
          </table:table-cell>
          <table:table-cell table:style-name="ce16" table:formula="of:=[.J118]*[.G118]-[.K118]*[.F118]" office:value-type="float" office:value="0.0000522518821509836">
            <text:p>5.2252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8]+dt" office:value-type="float" office:value="2.89999999999999">
            <text:p>2.900</text:p>
          </table:table-cell>
          <table:table-cell table:formula="of:=IF([.D119]&gt;tzero;0;IF([.D119]&gt;tmax;pmax*(tzero-[.D119])/(tzero-tmax);pmax*[.D119]/tmax))" office:value-type="float" office:value="2000.00000000013">
            <text:p>2000.0000000001</text:p>
          </table:table-cell>
          <table:table-cell table:style-name="ce16" table:formula="of:=COS(wd*[.D119])" office:value-type="float" office:value="0.362895746042034">
            <text:p>3.6290E-1</text:p>
          </table:table-cell>
          <table:table-cell table:style-name="ce16" table:formula="of:=SIN(wd*[.D119])" office:value-type="float" office:value="-0.931829747059298">
            <text:p>-9.3183E-1</text:p>
          </table:table-cell>
          <table:table-cell table:style-name="ce16" table:formula="of:=[.E119]*[.F119]" office:value-type="float" office:value="725.791492084114">
            <text:p>7.2579E+2</text:p>
          </table:table-cell>
          <table:table-cell table:style-name="ce16" table:formula="of:=[.E119]*[.G119]" office:value-type="float" office:value="-1863.65949411871">
            <text:p>-1.8637E+3</text:p>
          </table:table-cell>
          <table:table-cell table:style-name="ce16" table:formula="of:=[.J118]*efac+den*([.H118]*efac+[.H119])" office:value-type="float" office:value="-0.0000500810540461433">
            <text:p>-5.0081E-5</text:p>
          </table:table-cell>
          <table:table-cell table:style-name="ce16" table:formula="of:=[.K118]*efac+den*([.I118]*efac+[.I119])" office:value-type="float" office:value="-0.000000888132234725005">
            <text:p>-8.8813E-7</text:p>
          </table:table-cell>
          <table:table-cell table:style-name="ce16" table:formula="of:=[.J119]*[.G119]-[.K119]*[.F119]" office:value-type="float" office:value="0.0000469893153341853">
            <text:p>4.6989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19]+dt" office:value-type="float" office:value="2.92499999999999">
            <text:p>2.925</text:p>
          </table:table-cell>
          <table:table-cell table:formula="of:=IF([.D120]&gt;tzero;0;IF([.D120]&gt;tmax;pmax*(tzero-[.D120])/(tzero-tmax);pmax*[.D120]/tmax))" office:value-type="float" office:value="1500.00000000013">
            <text:p>1500.0000000001</text:p>
          </table:table-cell>
          <table:table-cell table:style-name="ce16" table:formula="of:=COS(wd*[.D120])" office:value-type="float" office:value="0.590647244861467">
            <text:p>5.9065E-1</text:p>
          </table:table-cell>
          <table:table-cell table:style-name="ce16" table:formula="of:=SIN(wd*[.D120])" office:value-type="float" office:value="-0.80692988055813">
            <text:p>-8.0693E-1</text:p>
          </table:table-cell>
          <table:table-cell table:style-name="ce16" table:formula="of:=[.E120]*[.F120]" office:value-type="float" office:value="885.970867292276">
            <text:p>8.8597E+2</text:p>
          </table:table-cell>
          <table:table-cell table:style-name="ce16" table:formula="of:=[.E120]*[.G120]" office:value-type="float" office:value="-1210.3948208373">
            <text:p>-1.2104E+3</text:p>
          </table:table-cell>
          <table:table-cell table:style-name="ce16" table:formula="of:=[.J119]*efac+den*([.H119]*efac+[.H120])" office:value-type="float" office:value="-0.0000456017948186686">
            <text:p>-4.5602E-5</text:p>
          </table:table-cell>
          <table:table-cell table:style-name="ce16" table:formula="of:=[.K119]*efac+den*([.I119]*efac+[.I120])" office:value-type="float" office:value="-0.00000691534021739612">
            <text:p>-6.9153E-6</text:p>
          </table:table-cell>
          <table:table-cell table:style-name="ce16" table:formula="of:=[.J120]*[.G120]-[.K120]*[.F120]" office:value-type="float" office:value="0.0000408819774929493">
            <text:p>4.0882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0]+dt" office:value-type="float" office:value="2.94999999999999">
            <text:p>2.950</text:p>
          </table:table-cell>
          <table:table-cell table:formula="of:=IF([.D121]&gt;tzero;0;IF([.D121]&gt;tmax;pmax*(tzero-[.D121])/(tzero-tmax);pmax*[.D121]/tmax))" office:value-type="float" office:value="1000.00000000013">
            <text:p>1000.0000000001</text:p>
          </table:table-cell>
          <table:table-cell table:style-name="ce16" table:formula="of:=COS(wd*[.D121])" office:value-type="float" office:value="0.778547347701633">
            <text:p>7.7855E-1</text:p>
          </table:table-cell>
          <table:table-cell table:style-name="ce16" table:formula="of:=SIN(wd*[.D121])" office:value-type="float" office:value="-0.62758587252005">
            <text:p>-6.2759E-1</text:p>
          </table:table-cell>
          <table:table-cell table:style-name="ce16" table:formula="of:=[.E121]*[.F121]" office:value-type="float" office:value="778.547347701734">
            <text:p>7.7855E+2</text:p>
          </table:table-cell>
          <table:table-cell table:style-name="ce16" table:formula="of:=[.E121]*[.G121]" office:value-type="float" office:value="-627.585872520132">
            <text:p>-6.2759E+2</text:p>
          </table:table-cell>
          <table:table-cell table:style-name="ce16" table:formula="of:=[.J120]*efac+den*([.H120]*efac+[.H121])" office:value-type="float" office:value="-0.0000411410733335777">
            <text:p>-4.1141E-5</text:p>
          </table:table-cell>
          <table:table-cell table:style-name="ce16" table:formula="of:=[.K120]*efac+den*([.I120]*efac+[.I121])" office:value-type="float" office:value="-0.0000103490769397955">
            <text:p>-1.0349E-5</text:p>
          </table:table-cell>
          <table:table-cell table:style-name="ce16" table:formula="of:=[.J121]*[.G121]-[.K121]*[.F121]" office:value-type="float" office:value="0.0000338768028071026">
            <text:p>3.387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1]+dt" office:value-type="float" office:value="2.97499999999999">
            <text:p>2.975</text:p>
          </table:table-cell>
          <table:table-cell table:formula="of:=IF([.D122]&gt;tzero;0;IF([.D122]&gt;tmax;pmax*(tzero-[.D122])/(tzero-tmax);pmax*[.D122]/tmax))" office:value-type="float" office:value="500.000000000131">
            <text:p>500.0000000001</text:p>
          </table:table-cell>
          <table:table-cell table:style-name="ce16" table:formula="of:=COS(wd*[.D122])" office:value-type="float" office:value="0.913918298985114">
            <text:p>9.1392E-1</text:p>
          </table:table-cell>
          <table:table-cell table:style-name="ce16" table:formula="of:=SIN(wd*[.D122])" office:value-type="float" office:value="-0.405898192629821">
            <text:p>-4.0590E-1</text:p>
          </table:table-cell>
          <table:table-cell table:style-name="ce16" table:formula="of:=[.E122]*[.F122]" office:value-type="float" office:value="456.959149492677">
            <text:p>4.5696E+2</text:p>
          </table:table-cell>
          <table:table-cell table:style-name="ce16" table:formula="of:=[.E122]*[.G122]" office:value-type="float" office:value="-202.949096314964">
            <text:p>-2.0295E+2</text:p>
          </table:table-cell>
          <table:table-cell table:style-name="ce16" table:formula="of:=[.J121]*efac+den*([.H121]*efac+[.H122])" office:value-type="float" office:value="-0.0000376478590870463">
            <text:p>-3.7648E-5</text:p>
          </table:table-cell>
          <table:table-cell table:style-name="ce16" table:formula="of:=[.K121]*efac+den*([.I121]*efac+[.I122])" office:value-type="float" office:value="-0.0000117098502130156">
            <text:p>-1.1710E-5</text:p>
          </table:table-cell>
          <table:table-cell table:style-name="ce16" table:formula="of:=[.J122]*[.G122]-[.K122]*[.F122]" office:value-type="float" office:value="0.000025983044347864">
            <text:p>2.5983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2]+dt" office:value-type="float" office:value="2.99999999999999">
            <text:p>3.000</text:p>
          </table:table-cell>
          <table:table-cell table:formula="of:=IF([.D123]&gt;tzero;0;IF([.D123]&gt;tmax;pmax*(tzero-[.D123])/(tzero-tmax);pmax*[.D123]/tmax))" office:value-type="float" office:value="0">
            <text:p>0</text:p>
          </table:table-cell>
          <table:table-cell table:style-name="ce16" table:formula="of:=COS(wd*[.D123])" office:value-type="float" office:value="0.98762652290906">
            <text:p>9.8763E-1</text:p>
          </table:table-cell>
          <table:table-cell table:style-name="ce16" table:formula="of:=SIN(wd*[.D123])" office:value-type="float" office:value="-0.156824268678546">
            <text:p>-1.5682E-1</text:p>
          </table:table-cell>
          <table:table-cell table:style-name="ce16" table:formula="of:=[.E123]*[.F123]" office:value-type="float" office:value="0">
            <text:p>0.0000E+0</text:p>
          </table:table-cell>
          <table:table-cell table:style-name="ce16" table:formula="of:=[.E123]*[.G123]" office:value-type="float" office:value="-0">
            <text:p>-0.0000E+0</text:p>
          </table:table-cell>
          <table:table-cell table:style-name="ce16" table:formula="of:=[.J122]*efac+den*([.H122]*efac+[.H123])" office:value-type="float" office:value="-0.0000357849685859502">
            <text:p>-3.5785E-5</text:p>
          </table:table-cell>
          <table:table-cell table:style-name="ce16" table:formula="of:=[.K122]*efac+den*([.I122]*efac+[.I123])" office:value-type="float" office:value="-0.000011802567940435">
            <text:p>-1.1803E-5</text:p>
          </table:table-cell>
          <table:table-cell table:style-name="ce16" table:formula="of:=[.J123]*[.G123]-[.K123]*[.F123]" office:value-type="float" office:value="0.0000172684806645861">
            <text:p>1.726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3]+dt" office:value-type="float" office:value="3.02499999999999">
            <text:p>3.025</text:p>
          </table:table-cell>
          <table:table-cell table:formula="of:=IF([.D124]&gt;tzero;0;IF([.D124]&gt;tmax;pmax*(tzero-[.D124])/(tzero-tmax);pmax*[.D124]/tmax))" office:value-type="float" office:value="0">
            <text:p>0</text:p>
          </table:table-cell>
          <table:table-cell table:style-name="ce16" table:formula="of:=COS(wd*[.D124])" office:value-type="float" office:value="0.994698872397821">
            <text:p>9.9470E-1</text:p>
          </table:table-cell>
          <table:table-cell table:style-name="ce16" table:formula="of:=SIN(wd*[.D124])" office:value-type="float" office:value="0.102830701886661">
            <text:p>1.0283E-1</text:p>
          </table:table-cell>
          <table:table-cell table:style-name="ce16" table:formula="of:=[.E124]*[.F124]" office:value-type="float" office:value="0">
            <text:p>0.0000E+0</text:p>
          </table:table-cell>
          <table:table-cell table:style-name="ce16" table:formula="of:=[.E124]*[.G124]" office:value-type="float" office:value="0">
            <text:p>0.0000E+0</text:p>
          </table:table-cell>
          <table:table-cell table:style-name="ce16" table:formula="of:=[.J123]*efac+den*([.H123]*efac+[.H124])" office:value-type="float" office:value="-0.000034860277293688">
            <text:p>-3.4860E-5</text:p>
          </table:table-cell>
          <table:table-cell table:style-name="ce16" table:formula="of:=[.K123]*efac+den*([.I123]*efac+[.I124])" office:value-type="float" office:value="-0.000011497587043927">
            <text:p>-1.1498E-5</text:p>
          </table:table-cell>
          <table:table-cell table:style-name="ce16" table:formula="of:=[.J124]*[.G124]-[.K124]*[.F124]" office:value-type="float" office:value="0.00000785193008581641">
            <text:p>7.8519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4]+dt" office:value-type="float" office:value="3.04999999999999">
            <text:p>3.050</text:p>
          </table:table-cell>
          <table:table-cell table:formula="of:=IF([.D125]&gt;tzero;0;IF([.D125]&gt;tmax;pmax*(tzero-[.D125])/(tzero-tmax);pmax*[.D125]/tmax))" office:value-type="float" office:value="0">
            <text:p>0</text:p>
          </table:table-cell>
          <table:table-cell table:style-name="ce16" table:formula="of:=COS(wd*[.D125])" office:value-type="float" office:value="0.9346581709261">
            <text:p>9.3466E-1</text:p>
          </table:table-cell>
          <table:table-cell table:style-name="ce16" table:formula="of:=SIN(wd*[.D125])" office:value-type="float" office:value="0.355547610765532">
            <text:p>3.5555E-1</text:p>
          </table:table-cell>
          <table:table-cell table:style-name="ce16" table:formula="of:=[.E125]*[.F125]" office:value-type="float" office:value="0">
            <text:p>0.0000E+0</text:p>
          </table:table-cell>
          <table:table-cell table:style-name="ce16" table:formula="of:=[.E125]*[.G125]" office:value-type="float" office:value="0">
            <text:p>0.0000E+0</text:p>
          </table:table-cell>
          <table:table-cell table:style-name="ce16" table:formula="of:=[.J124]*efac+den*([.H124]*efac+[.H125])" office:value-type="float" office:value="-0.000033959480223491">
            <text:p>-3.3959E-5</text:p>
          </table:table-cell>
          <table:table-cell table:style-name="ce16" table:formula="of:=[.K124]*efac+den*([.I124]*efac+[.I125])" office:value-type="float" office:value="-0.0000112004869194429">
            <text:p>-1.1200E-5</text:p>
          </table:table-cell>
          <table:table-cell table:style-name="ce16" table:formula="of:=[.J125]*[.G125]-[.K125]*[.F125]" office:value-type="float" office:value="-0.00000160558543869335">
            <text:p>-1.605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5]+dt" office:value-type="float" office:value="3.07499999999999">
            <text:p>3.075</text:p>
          </table:table-cell>
          <table:table-cell table:formula="of:=IF([.D126]&gt;tzero;0;IF([.D126]&gt;tmax;pmax*(tzero-[.D126])/(tzero-tmax);pmax*[.D126]/tmax))" office:value-type="float" office:value="0">
            <text:p>0</text:p>
          </table:table-cell>
          <table:table-cell table:style-name="ce16" table:formula="of:=COS(wd*[.D126])" office:value-type="float" office:value="0.811555407963565">
            <text:p>8.1156E-1</text:p>
          </table:table-cell>
          <table:table-cell table:style-name="ce16" table:formula="of:=SIN(wd*[.D126])" office:value-type="float" office:value="0.58427546568814">
            <text:p>5.8428E-1</text:p>
          </table:table-cell>
          <table:table-cell table:style-name="ce16" table:formula="of:=[.E126]*[.F126]" office:value-type="float" office:value="0">
            <text:p>0.0000E+0</text:p>
          </table:table-cell>
          <table:table-cell table:style-name="ce16" table:formula="of:=[.E126]*[.G126]" office:value-type="float" office:value="0">
            <text:p>0.0000E+0</text:p>
          </table:table-cell>
          <table:table-cell table:style-name="ce16" table:formula="of:=[.J125]*efac+den*([.H125]*efac+[.H126])" office:value-type="float" office:value="-0.0000330819599435169">
            <text:p>-3.3082E-5</text:p>
          </table:table-cell>
          <table:table-cell table:style-name="ce16" table:formula="of:=[.K125]*efac+den*([.I125]*efac+[.I126])" office:value-type="float" office:value="-0.000010911063926137">
            <text:p>-1.0911E-5</text:p>
          </table:table-cell>
          <table:table-cell table:style-name="ce16" table:formula="of:=[.J126]*[.G126]-[.K126]*[.F126]" office:value-type="float" office:value="-0.0000104740446159821">
            <text:p>-1.0474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6]+dt" office:value-type="float" office:value="3.09999999999999">
            <text:p>3.100</text:p>
          </table:table-cell>
          <table:table-cell table:formula="of:=IF([.D127]&gt;tzero;0;IF([.D127]&gt;tmax;pmax*(tzero-[.D127])/(tzero-tmax);pmax*[.D127]/tmax))" office:value-type="float" office:value="0">
            <text:p>0</text:p>
          </table:table-cell>
          <table:table-cell table:style-name="ce16" table:formula="of:=COS(wd*[.D127])" office:value-type="float" office:value="0.633696415791059">
            <text:p>6.3370E-1</text:p>
          </table:table-cell>
          <table:table-cell table:style-name="ce16" table:formula="of:=SIN(wd*[.D127])" office:value-type="float" office:value="0.773581833171879">
            <text:p>7.7358E-1</text:p>
          </table:table-cell>
          <table:table-cell table:style-name="ce16" table:formula="of:=[.E127]*[.F127]" office:value-type="float" office:value="0">
            <text:p>0.0000E+0</text:p>
          </table:table-cell>
          <table:table-cell table:style-name="ce16" table:formula="of:=[.E127]*[.G127]" office:value-type="float" office:value="0">
            <text:p>0.0000E+0</text:p>
          </table:table-cell>
          <table:table-cell table:style-name="ce16" table:formula="of:=[.J126]*efac+den*([.H126]*efac+[.H127])" office:value-type="float" office:value="-0.000032227114976495">
            <text:p>-3.2227E-5</text:p>
          </table:table-cell>
          <table:table-cell table:style-name="ce16" table:formula="of:=[.K126]*efac+den*([.I126]*efac+[.I127])" office:value-type="float" office:value="-0.0000106291196852868">
            <text:p>-1.0629E-5</text:p>
          </table:table-cell>
          <table:table-cell table:style-name="ce16" table:formula="of:=[.J127]*[.G127]-[.K127]*[.F127]" office:value-type="float" office:value="-0.0000181946756337775">
            <text:p>-1.8195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7]+dt" office:value-type="float" office:value="3.12499999999999">
            <text:p>3.125</text:p>
          </table:table-cell>
          <table:table-cell table:formula="of:=IF([.D128]&gt;tzero;0;IF([.D128]&gt;tmax;pmax*(tzero-[.D128])/(tzero-tmax);pmax*[.D128]/tmax))" office:value-type="float" office:value="0">
            <text:p>0</text:p>
          </table:table-cell>
          <table:table-cell table:style-name="ce16" table:formula="of:=COS(wd*[.D128])" office:value-type="float" office:value="0.413081469000913">
            <text:p>4.1308E-1</text:p>
          </table:table-cell>
          <table:table-cell table:style-name="ce16" table:formula="of:=SIN(wd*[.D128])" office:value-type="float" office:value="0.910694075948695">
            <text:p>9.1069E-1</text:p>
          </table:table-cell>
          <table:table-cell table:style-name="ce16" table:formula="of:=[.E128]*[.F128]" office:value-type="float" office:value="0">
            <text:p>0.0000E+0</text:p>
          </table:table-cell>
          <table:table-cell table:style-name="ce16" table:formula="of:=[.E128]*[.G128]" office:value-type="float" office:value="0">
            <text:p>0.0000E+0</text:p>
          </table:table-cell>
          <table:table-cell table:style-name="ce16" table:formula="of:=[.J127]*efac+den*([.H127]*efac+[.H128])" office:value-type="float" office:value="-0.0000313943593874572">
            <text:p>-3.1394E-5</text:p>
          </table:table-cell>
          <table:table-cell table:style-name="ce16" table:formula="of:=[.K127]*efac+den*([.I127]*efac+[.I128])" office:value-type="float" office:value="-0.0000103544609443188">
            <text:p>-1.0354E-5</text:p>
          </table:table-cell>
          <table:table-cell table:style-name="ce16" table:formula="of:=[.J128]*[.G128]-[.K128]*[.F128]" office:value-type="float" office:value="-0.0000243134211747698">
            <text:p>-2.4313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8]+dt" office:value-type="float" office:value="3.14999999999999">
            <text:p>3.150</text:p>
          </table:table-cell>
          <table:table-cell table:formula="of:=IF([.D129]&gt;tzero;0;IF([.D129]&gt;tmax;pmax*(tzero-[.D129])/(tzero-tmax);pmax*[.D129]/tmax))" office:value-type="float" office:value="0">
            <text:p>0</text:p>
          </table:table-cell>
          <table:table-cell table:style-name="ce16" table:formula="of:=COS(wd*[.D129])" office:value-type="float" office:value="0.164595617307597">
            <text:p>1.6460E-1</text:p>
          </table:table-cell>
          <table:table-cell table:style-name="ce16" table:formula="of:=SIN(wd*[.D129])" office:value-type="float" office:value="0.986361132021701">
            <text:p>9.8636E-1</text:p>
          </table:table-cell>
          <table:table-cell table:style-name="ce16" table:formula="of:=[.E129]*[.F129]" office:value-type="float" office:value="0">
            <text:p>0.0000E+0</text:p>
          </table:table-cell>
          <table:table-cell table:style-name="ce16" table:formula="of:=[.E129]*[.G129]" office:value-type="float" office:value="0">
            <text:p>0.0000E+0</text:p>
          </table:table-cell>
          <table:table-cell table:style-name="ce16" table:formula="of:=[.J128]*efac+den*([.H128]*efac+[.H129])" office:value-type="float" office:value="-0.0000305831223821206">
            <text:p>-3.0583E-5</text:p>
          </table:table-cell>
          <table:table-cell table:style-name="ce16" table:formula="of:=[.K128]*efac+den*([.I128]*efac+[.I129])" office:value-type="float" office:value="-0.0000100868994443476">
            <text:p>-1.0087E-5</text:p>
          </table:table-cell>
          <table:table-cell table:style-name="ce16" table:formula="of:=[.J129]*[.G129]-[.K129]*[.F129]" office:value-type="float" office:value="-0.0000285057437728246">
            <text:p>-2.8506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29]+dt" office:value-type="float" office:value="3.17499999999999">
            <text:p>3.175</text:p>
          </table:table-cell>
          <table:table-cell table:formula="of:=IF([.D130]&gt;tzero;0;IF([.D130]&gt;tmax;pmax*(tzero-[.D130])/(tzero-tmax);pmax*[.D130]/tmax))" office:value-type="float" office:value="0">
            <text:p>0</text:p>
          </table:table-cell>
          <table:table-cell table:style-name="ce16" table:formula="of:=COS(wd*[.D130])" office:value-type="float" office:value="-0.0949956195015252">
            <text:p>-9.4996E-2</text:p>
          </table:table-cell>
          <table:table-cell table:style-name="ce16" table:formula="of:=SIN(wd*[.D130])" office:value-type="float" office:value="0.995477690496136">
            <text:p>9.9548E-1</text:p>
          </table:table-cell>
          <table:table-cell table:style-name="ce16" table:formula="of:=[.E130]*[.F130]" office:value-type="float" office:value="-0">
            <text:p>-0.0000E+0</text:p>
          </table:table-cell>
          <table:table-cell table:style-name="ce16" table:formula="of:=[.E130]*[.G130]" office:value-type="float" office:value="0">
            <text:p>0.0000E+0</text:p>
          </table:table-cell>
          <table:table-cell table:style-name="ce16" table:formula="of:=[.J129]*efac+den*([.H129]*efac+[.H130])" office:value-type="float" office:value="-0.0000297928479156499">
            <text:p>-2.9793E-5</text:p>
          </table:table-cell>
          <table:table-cell table:style-name="ce16" table:formula="of:=[.K129]*efac+den*([.I129]*efac+[.I130])" office:value-type="float" office:value="-0.00000982625179113783">
            <text:p>-9.8263E-6</text:p>
          </table:table-cell>
          <table:table-cell table:style-name="ce16" table:formula="of:=[.J130]*[.G130]-[.K130]*[.F130]" office:value-type="float" office:value="-0.0000305915663126509">
            <text:p>-3.0592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0]+dt" office:value-type="float" office:value="3.19999999999999">
            <text:p>3.200</text:p>
          </table:table-cell>
          <table:table-cell table:formula="of:=IF([.D131]&gt;tzero;0;IF([.D131]&gt;tmax;pmax*(tzero-[.D131])/(tzero-tmax);pmax*[.D131]/tmax))" office:value-type="float" office:value="0">
            <text:p>0</text:p>
          </table:table-cell>
          <table:table-cell table:style-name="ce16" table:formula="of:=COS(wd*[.D131])" office:value-type="float" office:value="-0.348177433288724">
            <text:p>-3.4818E-1</text:p>
          </table:table-cell>
          <table:table-cell table:style-name="ce16" table:formula="of:=SIN(wd*[.D131])" office:value-type="float" office:value="0.937428650590794">
            <text:p>9.3743E-1</text:p>
          </table:table-cell>
          <table:table-cell table:style-name="ce16" table:formula="of:=[.E131]*[.F131]" office:value-type="float" office:value="-0">
            <text:p>-0.0000E+0</text:p>
          </table:table-cell>
          <table:table-cell table:style-name="ce16" table:formula="of:=[.E131]*[.G131]" office:value-type="float" office:value="0">
            <text:p>0.0000E+0</text:p>
          </table:table-cell>
          <table:table-cell table:style-name="ce16" table:formula="of:=[.J130]*efac+den*([.H130]*efac+[.H131])" office:value-type="float" office:value="-0.0000290229943115277">
            <text:p>-2.9023E-5</text:p>
          </table:table-cell>
          <table:table-cell table:style-name="ce16" table:formula="of:=[.K130]*efac+den*([.I130]*efac+[.I131])" office:value-type="float" office:value="-0.00000957233932940082">
            <text:p>-9.5723E-6</text:p>
          </table:table-cell>
          <table:table-cell table:style-name="ce16" table:formula="of:=[.J131]*[.G131]-[.K131]*[.F131]" office:value-type="float" office:value="-0.0000305398589318392">
            <text:p>-3.0540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1]+dt" office:value-type="float" office:value="3.22499999999999">
            <text:p>3.225</text:p>
          </table:table-cell>
          <table:table-cell table:formula="of:=IF([.D132]&gt;tzero;0;IF([.D132]&gt;tmax;pmax*(tzero-[.D132])/(tzero-tmax);pmax*[.D132]/tmax))" office:value-type="float" office:value="0">
            <text:p>0</text:p>
          </table:table-cell>
          <table:table-cell table:style-name="ce16" table:formula="of:=COS(wd*[.D132])" office:value-type="float" office:value="-0.577867464314304">
            <text:p>-5.7787E-1</text:p>
          </table:table-cell>
          <table:table-cell table:style-name="ce16" table:formula="of:=SIN(wd*[.D132])" office:value-type="float" office:value="0.816130622931744">
            <text:p>8.1613E-1</text:p>
          </table:table-cell>
          <table:table-cell table:style-name="ce16" table:formula="of:=[.E132]*[.F132]" office:value-type="float" office:value="-0">
            <text:p>-0.0000E+0</text:p>
          </table:table-cell>
          <table:table-cell table:style-name="ce16" table:formula="of:=[.E132]*[.G132]" office:value-type="float" office:value="0">
            <text:p>0.0000E+0</text:p>
          </table:table-cell>
          <table:table-cell table:style-name="ce16" table:formula="of:=[.J131]*efac+den*([.H131]*efac+[.H132])" office:value-type="float" office:value="-0.0000282730338902748">
            <text:p>-2.8273E-5</text:p>
          </table:table-cell>
          <table:table-cell table:style-name="ce16" table:formula="of:=[.K131]*efac+den*([.I131]*efac+[.I132])" office:value-type="float" office:value="-0.00000932498802033888">
            <text:p>-9.3250E-6</text:p>
          </table:table-cell>
          <table:table-cell table:style-name="ce16" table:formula="of:=[.J132]*[.G132]-[.K132]*[.F132]" office:value-type="float" office:value="-0.0000284630959431148">
            <text:p>-2.8463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2]+dt" office:value-type="float" office:value="3.24999999999999">
            <text:p>3.250</text:p>
          </table:table-cell>
          <table:table-cell table:formula="of:=IF([.D133]&gt;tzero;0;IF([.D133]&gt;tmax;pmax*(tzero-[.D133])/(tzero-tmax);pmax*[.D133]/tmax))" office:value-type="float" office:value="0">
            <text:p>0</text:p>
          </table:table-cell>
          <table:table-cell table:style-name="ce16" table:formula="of:=COS(wd*[.D133])" office:value-type="float" office:value="-0.768568360379435">
            <text:p>-7.6857E-1</text:p>
          </table:table-cell>
          <table:table-cell table:style-name="ce16" table:formula="of:=SIN(wd*[.D133])" office:value-type="float" office:value="0.639767673006121">
            <text:p>6.3977E-1</text:p>
          </table:table-cell>
          <table:table-cell table:style-name="ce16" table:formula="of:=[.E133]*[.F133]" office:value-type="float" office:value="-0">
            <text:p>-0.0000E+0</text:p>
          </table:table-cell>
          <table:table-cell table:style-name="ce16" table:formula="of:=[.E133]*[.G133]" office:value-type="float" office:value="0">
            <text:p>0.0000E+0</text:p>
          </table:table-cell>
          <table:table-cell table:style-name="ce16" table:formula="of:=[.J132]*efac+den*([.H132]*efac+[.H133])" office:value-type="float" office:value="-0.000027542452607763">
            <text:p>-2.7542E-5</text:p>
          </table:table-cell>
          <table:table-cell table:style-name="ce16" table:formula="of:=[.K132]*efac+den*([.I132]*efac+[.I133])" office:value-type="float" office:value="-0.00000908402832235437">
            <text:p>-9.0840E-6</text:p>
          </table:table-cell>
          <table:table-cell table:style-name="ce16" table:formula="of:=[.J133]*[.G133]-[.K133]*[.F133]" office:value-type="float" office:value="-0.0000246024675671021">
            <text:p>-2.4602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3]+dt" office:value-type="float" office:value="3.27499999999999">
            <text:p>3.275</text:p>
          </table:table-cell>
          <table:table-cell table:formula="of:=IF([.D134]&gt;tzero;0;IF([.D134]&gt;tmax;pmax*(tzero-[.D134])/(tzero-tmax);pmax*[.D134]/tmax))" office:value-type="float" office:value="0">
            <text:p>0</text:p>
          </table:table-cell>
          <table:table-cell table:style-name="ce16" table:formula="of:=COS(wd*[.D134])" office:value-type="float" office:value="-0.907413394366001">
            <text:p>-9.0741E-1</text:p>
          </table:table-cell>
          <table:table-cell table:style-name="ce16" table:formula="of:=SIN(wd*[.D134])" office:value-type="float" office:value="0.420239136355924">
            <text:p>4.2024E-1</text:p>
          </table:table-cell>
          <table:table-cell table:style-name="ce16" table:formula="of:=[.E134]*[.F134]" office:value-type="float" office:value="-0">
            <text:p>-0.0000E+0</text:p>
          </table:table-cell>
          <table:table-cell table:style-name="ce16" table:formula="of:=[.E134]*[.G134]" office:value-type="float" office:value="0">
            <text:p>0.0000E+0</text:p>
          </table:table-cell>
          <table:table-cell table:style-name="ce16" table:formula="of:=[.J133]*efac+den*([.H133]*efac+[.H134])" office:value-type="float" office:value="-0.0000268307497028752">
            <text:p>-2.6831E-5</text:p>
          </table:table-cell>
          <table:table-cell table:style-name="ce16" table:formula="of:=[.K133]*efac+den*([.I133]*efac+[.I134])" office:value-type="float" office:value="-0.00000884929507484101">
            <text:p>-8.8493E-6</text:p>
          </table:table-cell>
          <table:table-cell table:style-name="ce16" table:formula="of:=[.J134]*[.G134]-[.K134]*[.F134]" office:value-type="float" office:value="-0.000019305299964526">
            <text:p>-1.9305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4]+dt" office:value-type="float" office:value="3.29999999999999">
            <text:p>3.300</text:p>
          </table:table-cell>
          <table:table-cell table:formula="of:=IF([.D135]&gt;tzero;0;IF([.D135]&gt;tmax;pmax*(tzero-[.D135])/(tzero-tmax);pmax*[.D135]/tmax))" office:value-type="float" office:value="0">
            <text:p>0</text:p>
          </table:table-cell>
          <table:table-cell table:style-name="ce16" table:formula="of:=COS(wd*[.D135])" office:value-type="float" office:value="-0.985034591603355">
            <text:p>-9.8503E-1</text:p>
          </table:table-cell>
          <table:table-cell table:style-name="ce16" table:formula="of:=SIN(wd*[.D135])" office:value-type="float" office:value="0.172356761819234">
            <text:p>1.7236E-1</text:p>
          </table:table-cell>
          <table:table-cell table:style-name="ce16" table:formula="of:=[.E135]*[.F135]" office:value-type="float" office:value="-0">
            <text:p>-0.0000E+0</text:p>
          </table:table-cell>
          <table:table-cell table:style-name="ce16" table:formula="of:=[.E135]*[.G135]" office:value-type="float" office:value="0">
            <text:p>0.0000E+0</text:p>
          </table:table-cell>
          <table:table-cell table:style-name="ce16" table:formula="of:=[.J134]*efac+den*([.H134]*efac+[.H135])" office:value-type="float" office:value="-0.0000261374373542693">
            <text:p>-2.6137E-5</text:p>
          </table:table-cell>
          <table:table-cell table:style-name="ce16" table:formula="of:=[.K134]*efac+den*([.I134]*efac+[.I135])" office:value-type="float" office:value="-0.00000862062738497817">
            <text:p>-8.6206E-6</text:p>
          </table:table-cell>
          <table:table-cell table:style-name="ce16" table:formula="of:=[.J135]*[.G135]-[.K135]*[.F135]" office:value-type="float" office:value="-0.0000129965802401616">
            <text:p>-1.299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5]+dt" office:value-type="float" office:value="3.32499999999999">
            <text:p>3.325</text:p>
          </table:table-cell>
          <table:table-cell table:formula="of:=IF([.D136]&gt;tzero;0;IF([.D136]&gt;tmax;pmax*(tzero-[.D136])/(tzero-tmax);pmax*[.D136]/tmax))" office:value-type="float" office:value="0">
            <text:p>0</text:p>
          </table:table-cell>
          <table:table-cell table:style-name="ce16" table:formula="of:=COS(wd*[.D136])" office:value-type="float" office:value="-0.996194793881749">
            <text:p>-9.9619E-1</text:p>
          </table:table-cell>
          <table:table-cell table:style-name="ce16" table:formula="of:=SIN(wd*[.D136])" office:value-type="float" office:value="-0.0871546478559728">
            <text:p>-8.7155E-2</text:p>
          </table:table-cell>
          <table:table-cell table:style-name="ce16" table:formula="of:=[.E136]*[.F136]" office:value-type="float" office:value="-0">
            <text:p>-0.0000E+0</text:p>
          </table:table-cell>
          <table:table-cell table:style-name="ce16" table:formula="of:=[.E136]*[.G136]" office:value-type="float" office:value="-0">
            <text:p>-0.0000E+0</text:p>
          </table:table-cell>
          <table:table-cell table:style-name="ce16" table:formula="of:=[.J135]*efac+den*([.H135]*efac+[.H136])" office:value-type="float" office:value="-0.0000254620403460118">
            <text:p>-2.5462E-5</text:p>
          </table:table-cell>
          <table:table-cell table:style-name="ce16" table:formula="of:=[.K135]*efac+den*([.I135]*efac+[.I136])" office:value-type="float" office:value="-0.00000839786851745033">
            <text:p>-8.3979E-6</text:p>
          </table:table-cell>
          <table:table-cell table:style-name="ce16" table:formula="of:=[.J136]*[.G136]-[.K136]*[.F136]" office:value-type="float" office:value="-0.00000614677773673623">
            <text:p>-6.1468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6]+dt" office:value-type="float" office:value="3.34999999999999">
            <text:p>3.350</text:p>
          </table:table-cell>
          <table:table-cell table:formula="of:=IF([.D137]&gt;tzero;0;IF([.D137]&gt;tmax;pmax*(tzero-[.D137])/(tzero-tmax);pmax*[.D137]/tmax))" office:value-type="float" office:value="0">
            <text:p>0</text:p>
          </table:table-cell>
          <table:table-cell table:style-name="ce16" table:formula="of:=COS(wd*[.D137])" office:value-type="float" office:value="-0.940141014297286">
            <text:p>-9.4014E-1</text:p>
          </table:table-cell>
          <table:table-cell table:style-name="ce16" table:formula="of:=SIN(wd*[.D137])" office:value-type="float" office:value="-0.340785670526316">
            <text:p>-3.4079E-1</text:p>
          </table:table-cell>
          <table:table-cell table:style-name="ce16" table:formula="of:=[.E137]*[.F137]" office:value-type="float" office:value="-0">
            <text:p>-0.0000E+0</text:p>
          </table:table-cell>
          <table:table-cell table:style-name="ce16" table:formula="of:=[.E137]*[.G137]" office:value-type="float" office:value="-0">
            <text:p>-0.0000E+0</text:p>
          </table:table-cell>
          <table:table-cell table:style-name="ce16" table:formula="of:=[.J136]*efac+den*([.H136]*efac+[.H137])" office:value-type="float" office:value="-0.0000248040957418511">
            <text:p>-2.4804E-5</text:p>
          </table:table-cell>
          <table:table-cell table:style-name="ce16" table:formula="of:=[.K136]*efac+den*([.I136]*efac+[.I137])" office:value-type="float" office:value="-0.00000818086578701626">
            <text:p>-8.1809E-6</text:p>
          </table:table-cell>
          <table:table-cell table:style-name="ce16" table:formula="of:=[.J137]*[.G137]-[.K137]*[.F137]" office:value-type="float" office:value="0.00000076171294035025">
            <text:p>7.6171E-7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7]+dt" office:value-type="float" office:value="3.37499999999999">
            <text:p>3.375</text:p>
          </table:table-cell>
          <table:table-cell table:formula="of:=IF([.D138]&gt;tzero;0;IF([.D138]&gt;tmax;pmax*(tzero-[.D138])/(tzero-tmax);pmax*[.D138]/tmax))" office:value-type="float" office:value="0">
            <text:p>0</text:p>
          </table:table-cell>
          <table:table-cell table:style-name="ce16" table:formula="of:=COS(wd*[.D138])" office:value-type="float" office:value="-0.820655241821873">
            <text:p>-8.2066E-1</text:p>
          </table:table-cell>
          <table:table-cell table:style-name="ce16" table:formula="of:=SIN(wd*[.D138])" office:value-type="float" office:value="-0.571423638004487">
            <text:p>-5.7142E-1</text:p>
          </table:table-cell>
          <table:table-cell table:style-name="ce16" table:formula="of:=[.E138]*[.F138]" office:value-type="float" office:value="-0">
            <text:p>-0.0000E+0</text:p>
          </table:table-cell>
          <table:table-cell table:style-name="ce16" table:formula="of:=[.E138]*[.G138]" office:value-type="float" office:value="-0">
            <text:p>-0.0000E+0</text:p>
          </table:table-cell>
          <table:table-cell table:style-name="ce16" table:formula="of:=[.J137]*efac+den*([.H137]*efac+[.H138])" office:value-type="float" office:value="-0.0000241631525679082">
            <text:p>-2.4163E-5</text:p>
          </table:table-cell>
          <table:table-cell table:style-name="ce16" table:formula="of:=[.K137]*efac+den*([.I137]*efac+[.I138])" office:value-type="float" office:value="-0.00000796947045385425">
            <text:p>-7.9695E-6</text:p>
          </table:table-cell>
          <table:table-cell table:style-name="ce16" table:formula="of:=[.J138]*[.G138]-[.K138]*[.F138]" office:value-type="float" office:value="0.00000726720884351155">
            <text:p>7.2672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8]+dt" office:value-type="float" office:value="3.39999999999999">
            <text:p>3.400</text:p>
          </table:table-cell>
          <table:table-cell table:formula="of:=IF([.D139]&gt;tzero;0;IF([.D139]&gt;tmax;pmax*(tzero-[.D139])/(tzero-tmax);pmax*[.D139]/tmax))" office:value-type="float" office:value="0">
            <text:p>0</text:p>
          </table:table-cell>
          <table:table-cell table:style-name="ce16" table:formula="of:=COS(wd*[.D139])" office:value-type="float" office:value="-0.645799267777206">
            <text:p>-6.4580E-1</text:p>
          </table:table-cell>
          <table:table-cell table:style-name="ce16" table:formula="of:=SIN(wd*[.D139])" office:value-type="float" office:value="-0.763507240134909">
            <text:p>-7.6351E-1</text:p>
          </table:table-cell>
          <table:table-cell table:style-name="ce16" table:formula="of:=[.E139]*[.F139]" office:value-type="float" office:value="-0">
            <text:p>-0.0000E+0</text:p>
          </table:table-cell>
          <table:table-cell table:style-name="ce16" table:formula="of:=[.E139]*[.G139]" office:value-type="float" office:value="-0">
            <text:p>-0.0000E+0</text:p>
          </table:table-cell>
          <table:table-cell table:style-name="ce16" table:formula="of:=[.J138]*efac+den*([.H138]*efac+[.H139])" office:value-type="float" office:value="-0.0000235387715035661">
            <text:p>-2.3539E-5</text:p>
          </table:table-cell>
          <table:table-cell table:style-name="ce16" table:formula="of:=[.K138]*efac+den*([.I138]*efac+[.I139])" office:value-type="float" office:value="-0.00000776353762161159">
            <text:p>-7.7635E-6</text:p>
          </table:table-cell>
          <table:table-cell table:style-name="ce16" table:formula="of:=[.J139]*[.G139]-[.K139]*[.F139]" office:value-type="float" office:value="0.0000129583355554564">
            <text:p>1.295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39]+dt" office:value-type="float" office:value="3.42499999999999">
            <text:p>3.425</text:p>
          </table:table-cell>
          <table:table-cell table:formula="of:=IF([.D140]&gt;tzero;0;IF([.D140]&gt;tmax;pmax*(tzero-[.D140])/(tzero-tmax);pmax*[.D140]/tmax))" office:value-type="float" office:value="0">
            <text:p>0</text:p>
          </table:table-cell>
          <table:table-cell table:style-name="ce16" table:formula="of:=COS(wd*[.D140])" office:value-type="float" office:value="-0.427370750954748">
            <text:p>-4.2737E-1</text:p>
          </table:table-cell>
          <table:table-cell table:style-name="ce16" table:formula="of:=SIN(wd*[.D140])" office:value-type="float" office:value="-0.904076457623123">
            <text:p>-9.0408E-1</text:p>
          </table:table-cell>
          <table:table-cell table:style-name="ce16" table:formula="of:=[.E140]*[.F140]" office:value-type="float" office:value="-0">
            <text:p>-0.0000E+0</text:p>
          </table:table-cell>
          <table:table-cell table:style-name="ce16" table:formula="of:=[.E140]*[.G140]" office:value-type="float" office:value="-0">
            <text:p>-0.0000E+0</text:p>
          </table:table-cell>
          <table:table-cell table:style-name="ce16" table:formula="of:=[.J139]*efac+den*([.H139]*efac+[.H140])" office:value-type="float" office:value="-0.000022930524580347">
            <text:p>-2.2931E-5</text:p>
          </table:table-cell>
          <table:table-cell table:style-name="ce16" table:formula="of:=[.K139]*efac+den*([.I139]*efac+[.I140])" office:value-type="float" office:value="-0.00000756292613808853">
            <text:p>-7.5629E-6</text:p>
          </table:table-cell>
          <table:table-cell table:style-name="ce16" table:formula="of:=[.J140]*[.G140]-[.K140]*[.F140]" office:value-type="float" office:value="0.0000174987740109899">
            <text:p>1.7499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0]+dt" office:value-type="float" office:value="3.44999999999999">
            <text:p>3.450</text:p>
          </table:table-cell>
          <table:table-cell table:formula="of:=IF([.D141]&gt;tzero;0;IF([.D141]&gt;tmax;pmax*(tzero-[.D141])/(tzero-tmax);pmax*[.D141]/tmax))" office:value-type="float" office:value="0">
            <text:p>0</text:p>
          </table:table-cell>
          <table:table-cell table:style-name="ce16" table:formula="of:=COS(wd*[.D141])" office:value-type="float" office:value="-0.180107221060741">
            <text:p>-1.8011E-1</text:p>
          </table:table-cell>
          <table:table-cell table:style-name="ce16" table:formula="of:=SIN(wd*[.D141])" office:value-type="float" office:value="-0.98364698389299">
            <text:p>-9.8365E-1</text:p>
          </table:table-cell>
          <table:table-cell table:style-name="ce16" table:formula="of:=[.E141]*[.F141]" office:value-type="float" office:value="-0">
            <text:p>-0.0000E+0</text:p>
          </table:table-cell>
          <table:table-cell table:style-name="ce16" table:formula="of:=[.E141]*[.G141]" office:value-type="float" office:value="-0">
            <text:p>-0.0000E+0</text:p>
          </table:table-cell>
          <table:table-cell table:style-name="ce16" table:formula="of:=[.J140]*efac+den*([.H140]*efac+[.H141])" office:value-type="float" office:value="-0.000022337994888571">
            <text:p>-2.2338E-5</text:p>
          </table:table-cell>
          <table:table-cell table:style-name="ce16" table:formula="of:=[.K140]*efac+den*([.I140]*efac+[.I141])" office:value-type="float" office:value="-0.00000736749849848855">
            <text:p>-7.3675E-6</text:p>
          </table:table-cell>
          <table:table-cell table:style-name="ce16" table:formula="of:=[.J141]*[.G141]-[.K141]*[.F141]" office:value-type="float" office:value="0.0000206457616176279">
            <text:p>2.0646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1]+dt" office:value-type="float" office:value="3.47499999999999">
            <text:p>3.475</text:p>
          </table:table-cell>
          <table:table-cell table:formula="of:=IF([.D142]&gt;tzero;0;IF([.D142]&gt;tmax;pmax*(tzero-[.D142])/(tzero-tmax);pmax*[.D142]/tmax))" office:value-type="float" office:value="0">
            <text:p>0</text:p>
          </table:table-cell>
          <table:table-cell table:style-name="ce16" table:formula="of:=COS(wd*[.D142])" office:value-type="float" office:value="0.0793082730516039">
            <text:p>7.9308E-2</text:p>
          </table:table-cell>
          <table:table-cell table:style-name="ce16" table:formula="of:=SIN(wd*[.D142])" office:value-type="float" office:value="-0.996850138097784">
            <text:p>-9.9685E-1</text:p>
          </table:table-cell>
          <table:table-cell table:style-name="ce16" table:formula="of:=[.E142]*[.F142]" office:value-type="float" office:value="0">
            <text:p>0.0000E+0</text:p>
          </table:table-cell>
          <table:table-cell table:style-name="ce16" table:formula="of:=[.E142]*[.G142]" office:value-type="float" office:value="-0">
            <text:p>-0.0000E+0</text:p>
          </table:table-cell>
          <table:table-cell table:style-name="ce16" table:formula="of:=[.J141]*efac+den*([.H141]*efac+[.H142])" office:value-type="float" office:value="-0.0000217607762915937">
            <text:p>-2.1761E-5</text:p>
          </table:table-cell>
          <table:table-cell table:style-name="ce16" table:formula="of:=[.K141]*efac+den*([.I141]*efac+[.I142])" office:value-type="float" office:value="-0.00000717712075116865">
            <text:p>-7.1771E-6</text:p>
          </table:table-cell>
          <table:table-cell table:style-name="ce16" table:formula="of:=[.J142]*[.G142]-[.K142]*[.F142]" office:value-type="float" office:value="0.0000222614379036482">
            <text:p>2.2261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2]+dt" office:value-type="float" office:value="3.49999999999999">
            <text:p>3.500</text:p>
          </table:table-cell>
          <table:table-cell table:formula="of:=IF([.D143]&gt;tzero;0;IF([.D143]&gt;tmax;pmax*(tzero-[.D143])/(tzero-tmax);pmax*[.D143]/tmax))" office:value-type="float" office:value="0">
            <text:p>0</text:p>
          </table:table-cell>
          <table:table-cell table:style-name="ce16" table:formula="of:=COS(wd*[.D143])" office:value-type="float" office:value="0.333372780731171">
            <text:p>3.3337E-1</text:p>
          </table:table-cell>
          <table:table-cell table:style-name="ce16" table:formula="of:=SIN(wd*[.D143])" office:value-type="float" office:value="-0.942795093892393">
            <text:p>-9.4280E-1</text:p>
          </table:table-cell>
          <table:table-cell table:style-name="ce16" table:formula="of:=[.E143]*[.F143]" office:value-type="float" office:value="0">
            <text:p>0.0000E+0</text:p>
          </table:table-cell>
          <table:table-cell table:style-name="ce16" table:formula="of:=[.E143]*[.G143]" office:value-type="float" office:value="-0">
            <text:p>-0.0000E+0</text:p>
          </table:table-cell>
          <table:table-cell table:style-name="ce16" table:formula="of:=[.J142]*efac+den*([.H142]*efac+[.H143])" office:value-type="float" office:value="-0.0000211984731474294">
            <text:p>-2.1198E-5</text:p>
          </table:table-cell>
          <table:table-cell table:style-name="ce16" table:formula="of:=[.K142]*efac+den*([.I142]*efac+[.I143])" office:value-type="float" office:value="-0.00000699166240582515">
            <text:p>-6.9917E-6</text:p>
          </table:table-cell>
          <table:table-cell table:style-name="ce16" table:formula="of:=[.J143]*[.G143]-[.K143]*[.F143]" office:value-type="float" office:value="0.0000223166464195696">
            <text:p>2.231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3]+dt" office:value-type="float" office:value="3.52499999999999">
            <text:p>3.525</text:p>
          </table:table-cell>
          <table:table-cell table:formula="of:=IF([.D144]&gt;tzero;0;IF([.D144]&gt;tmax;pmax*(tzero-[.D144])/(tzero-tmax);pmax*[.D144]/tmax))" office:value-type="float" office:value="0">
            <text:p>0</text:p>
          </table:table-cell>
          <table:table-cell table:style-name="ce16" table:formula="of:=COS(wd*[.D144])" office:value-type="float" office:value="0.564944386244162">
            <text:p>5.6494E-1</text:p>
          </table:table-cell>
          <table:table-cell table:style-name="ce16" table:formula="of:=SIN(wd*[.D144])" office:value-type="float" office:value="-0.82512898412988">
            <text:p>-8.2513E-1</text:p>
          </table:table-cell>
          <table:table-cell table:style-name="ce16" table:formula="of:=[.E144]*[.F144]" office:value-type="float" office:value="0">
            <text:p>0.0000E+0</text:p>
          </table:table-cell>
          <table:table-cell table:style-name="ce16" table:formula="of:=[.E144]*[.G144]" office:value-type="float" office:value="-0">
            <text:p>-0.0000E+0</text:p>
          </table:table-cell>
          <table:table-cell table:style-name="ce16" table:formula="of:=[.J143]*efac+den*([.H143]*efac+[.H144])" office:value-type="float" office:value="-0.0000206507000375663">
            <text:p>-2.0651E-5</text:p>
          </table:table-cell>
          <table:table-cell table:style-name="ce16" table:formula="of:=[.K143]*efac+den*([.I143]*efac+[.I144])" office:value-type="float" office:value="-0.0000068109963440519">
            <text:p>-6.8110E-6</text:p>
          </table:table-cell>
          <table:table-cell table:style-name="ce16" table:formula="of:=[.J144]*[.G144]-[.K144]*[.F144]" office:value-type="float" office:value="0.0000208873252928696">
            <text:p>2.088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4]+dt" office:value-type="float" office:value="3.54999999999999">
            <text:p>3.550</text:p>
          </table:table-cell>
          <table:table-cell table:formula="of:=IF([.D145]&gt;tzero;0;IF([.D145]&gt;tmax;pmax*(tzero-[.D145])/(tzero-tmax);pmax*[.D145]/tmax))" office:value-type="float" office:value="0">
            <text:p>0</text:p>
          </table:table-cell>
          <table:table-cell table:style-name="ce16" table:formula="of:=COS(wd*[.D145])" office:value-type="float" office:value="0.758398786202832">
            <text:p>7.5840E-1</text:p>
          </table:table-cell>
          <table:table-cell table:style-name="ce16" table:formula="of:=SIN(wd*[.D145])" office:value-type="float" office:value="-0.65179082617514">
            <text:p>-6.5179E-1</text:p>
          </table:table-cell>
          <table:table-cell table:style-name="ce16" table:formula="of:=[.E145]*[.F145]" office:value-type="float" office:value="0">
            <text:p>0.0000E+0</text:p>
          </table:table-cell>
          <table:table-cell table:style-name="ce16" table:formula="of:=[.E145]*[.G145]" office:value-type="float" office:value="-0">
            <text:p>-0.0000E+0</text:p>
          </table:table-cell>
          <table:table-cell table:style-name="ce16" table:formula="of:=[.J144]*efac+den*([.H144]*efac+[.H145])" office:value-type="float" office:value="-0.0000201170815027899">
            <text:p>-2.0117E-5</text:p>
          </table:table-cell>
          <table:table-cell table:style-name="ce16" table:formula="of:=[.K144]*efac+den*([.I144]*efac+[.I145])" office:value-type="float" office:value="-0.00000663499873220974">
            <text:p>-6.6350E-6</text:p>
          </table:table-cell>
          <table:table-cell table:style-name="ce16" table:formula="of:=[.J145]*[.G145]-[.K145]*[.F145]" office:value-type="float" office:value="0.0000181441041579012">
            <text:p>1.8144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5]+dt" office:value-type="float" office:value="3.57499999999999">
            <text:p>3.575</text:p>
          </table:table-cell>
          <table:table-cell table:formula="of:=IF([.D146]&gt;tzero;0;IF([.D146]&gt;tmax;pmax*(tzero-[.D146])/(tzero-tmax);pmax*[.D146]/tmax))" office:value-type="float" office:value="0">
            <text:p>0</text:p>
          </table:table-cell>
          <table:table-cell table:style-name="ce16" table:formula="of:=COS(wd*[.D146])" office:value-type="float" office:value="0.900683472593708">
            <text:p>9.0068E-1</text:p>
          </table:table-cell>
          <table:table-cell table:style-name="ce16" table:formula="of:=SIN(wd*[.D146])" office:value-type="float" office:value="-0.4344758706724">
            <text:p>-4.3448E-1</text:p>
          </table:table-cell>
          <table:table-cell table:style-name="ce16" table:formula="of:=[.E146]*[.F146]" office:value-type="float" office:value="0">
            <text:p>0.0000E+0</text:p>
          </table:table-cell>
          <table:table-cell table:style-name="ce16" table:formula="of:=[.E146]*[.G146]" office:value-type="float" office:value="-0">
            <text:p>-0.0000E+0</text:p>
          </table:table-cell>
          <table:table-cell table:style-name="ce16" table:formula="of:=[.J145]*efac+den*([.H145]*efac+[.H146])" office:value-type="float" office:value="-0.0000195972517858327">
            <text:p>-1.9597E-5</text:p>
          </table:table-cell>
          <table:table-cell table:style-name="ce16" table:formula="of:=[.K145]*efac+den*([.I145]*efac+[.I146])" office:value-type="float" office:value="-0.0000064635489365474">
            <text:p>-6.4635E-6</text:p>
          </table:table-cell>
          <table:table-cell table:style-name="ce16" table:formula="of:=[.J146]*[.G146]-[.K146]*[.F146]" office:value-type="float" office:value="0.0000143361447338848">
            <text:p>1.4336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6]+dt" office:value-type="float" office:value="3.59999999999999">
            <text:p>3.600</text:p>
          </table:table-cell>
          <table:table-cell table:formula="of:=IF([.D147]&gt;tzero;0;IF([.D147]&gt;tmax;pmax*(tzero-[.D147])/(tzero-tmax);pmax*[.D147]/tmax))" office:value-type="float" office:value="0">
            <text:p>0</text:p>
          </table:table-cell>
          <table:table-cell table:style-name="ce16" table:formula="of:=COS(wd*[.D147])" office:value-type="float" office:value="0.982198394915453">
            <text:p>9.8220E-1</text:p>
          </table:table-cell>
          <table:table-cell table:style-name="ce16" table:formula="of:=SIN(wd*[.D147])" office:value-type="float" office:value="-0.187846514541814">
            <text:p>-1.8785E-1</text:p>
          </table:table-cell>
          <table:table-cell table:style-name="ce16" table:formula="of:=[.E147]*[.F147]" office:value-type="float" office:value="0">
            <text:p>0.0000E+0</text:p>
          </table:table-cell>
          <table:table-cell table:style-name="ce16" table:formula="of:=[.E147]*[.G147]" office:value-type="float" office:value="-0">
            <text:p>-0.0000E+0</text:p>
          </table:table-cell>
          <table:table-cell table:style-name="ce16" table:formula="of:=[.J146]*efac+den*([.H146]*efac+[.H147])" office:value-type="float" office:value="-0.0000190908545806737">
            <text:p>-1.9091E-5</text:p>
          </table:table-cell>
          <table:table-cell table:style-name="ce16" table:formula="of:=[.K146]*efac+den*([.I146]*efac+[.I147])" office:value-type="float" office:value="-0.00000629652944051571">
            <text:p>-6.2965E-6</text:p>
          </table:table-cell>
          <table:table-cell table:style-name="ce16" table:formula="of:=[.J147]*[.G147]-[.K147]*[.F147]" office:value-type="float" office:value="0.00000977059160261659">
            <text:p>9.770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7]+dt" office:value-type="float" office:value="3.62499999999999">
            <text:p>3.625</text:p>
          </table:table-cell>
          <table:table-cell table:formula="of:=IF([.D148]&gt;tzero;0;IF([.D148]&gt;tmax;pmax*(tzero-[.D148])/(tzero-tmax);pmax*[.D148]/tmax))" office:value-type="float" office:value="0">
            <text:p>0</text:p>
          </table:table-cell>
          <table:table-cell table:style-name="ce16" table:formula="of:=COS(wd*[.D148])" office:value-type="float" office:value="0.997443682516128">
            <text:p>9.9744E-1</text:p>
          </table:table-cell>
          <table:table-cell table:style-name="ce16" table:formula="of:=SIN(wd*[.D148])" office:value-type="float" office:value="0.0714569815250161">
            <text:p>7.1457E-2</text:p>
          </table:table-cell>
          <table:table-cell table:style-name="ce16" table:formula="of:=[.E148]*[.F148]" office:value-type="float" office:value="0">
            <text:p>0.0000E+0</text:p>
          </table:table-cell>
          <table:table-cell table:style-name="ce16" table:formula="of:=[.E148]*[.G148]" office:value-type="float" office:value="0">
            <text:p>0.0000E+0</text:p>
          </table:table-cell>
          <table:table-cell table:style-name="ce16" table:formula="of:=[.J147]*efac+den*([.H147]*efac+[.H148])" office:value-type="float" office:value="-0.0000185975427883162">
            <text:p>-1.8598E-5</text:p>
          </table:table-cell>
          <table:table-cell table:style-name="ce16" table:formula="of:=[.K147]*efac+den*([.I147]*efac+[.I148])" office:value-type="float" office:value="-0.00000613382576421842">
            <text:p>-6.1338E-6</text:p>
          </table:table-cell>
          <table:table-cell table:style-name="ce16" table:formula="of:=[.J148]*[.G148]-[.K148]*[.F148]" office:value-type="float" office:value="0.00000478922148673892">
            <text:p>4.7892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8]+dt" office:value-type="float" office:value="3.64999999999999">
            <text:p>3.650</text:p>
          </table:table-cell>
          <table:table-cell table:formula="of:=IF([.D149]&gt;tzero;0;IF([.D149]&gt;tmax;pmax*(tzero-[.D149])/(tzero-tmax);pmax*[.D149]/tmax))" office:value-type="float" office:value="0">
            <text:p>0</text:p>
          </table:table-cell>
          <table:table-cell table:style-name="ce16" table:formula="of:=COS(wd*[.D149])" office:value-type="float" office:value="0.945390724836251">
            <text:p>9.4539E-1</text:p>
          </table:table-cell>
          <table:table-cell table:style-name="ce16" table:formula="of:=SIN(wd*[.D149])" office:value-type="float" office:value="0.325939223465952">
            <text:p>3.2594E-1</text:p>
          </table:table-cell>
          <table:table-cell table:style-name="ce16" table:formula="of:=[.E149]*[.F149]" office:value-type="float" office:value="0">
            <text:p>0.0000E+0</text:p>
          </table:table-cell>
          <table:table-cell table:style-name="ce16" table:formula="of:=[.E149]*[.G149]" office:value-type="float" office:value="0">
            <text:p>0.0000E+0</text:p>
          </table:table-cell>
          <table:table-cell table:style-name="ce16" table:formula="of:=[.J148]*efac+den*([.H148]*efac+[.H149])" office:value-type="float" office:value="-0.0000181169782788763">
            <text:p>-1.8117E-5</text:p>
          </table:table-cell>
          <table:table-cell table:style-name="ce16" table:formula="of:=[.K148]*efac+den*([.I148]*efac+[.I149])" office:value-type="float" office:value="-0.00000597532638594448">
            <text:p>-5.9753E-6</text:p>
          </table:table-cell>
          <table:table-cell table:style-name="ce16" table:formula="of:=[.J149]*[.G149]-[.K149]*[.F149]" office:value-type="float" office:value="-0.000000256015688625238">
            <text:p>-2.5602E-7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49]+dt" office:value-type="float" office:value="3.67499999999999">
            <text:p>3.675</text:p>
          </table:table-cell>
          <table:table-cell table:formula="of:=IF([.D150]&gt;tzero;0;IF([.D150]&gt;tmax;pmax*(tzero-[.D150])/(tzero-tmax);pmax*[.D150]/tmax))" office:value-type="float" office:value="0">
            <text:p>0</text:p>
          </table:table-cell>
          <table:table-cell table:style-name="ce16" table:formula="of:=COS(wd*[.D150])" office:value-type="float" office:value="0.829551572505772">
            <text:p>8.2955E-1</text:p>
          </table:table-cell>
          <table:table-cell table:style-name="ce16" table:formula="of:=SIN(wd*[.D150])" office:value-type="float" office:value="0.55843011071503">
            <text:p>5.5843E-1</text:p>
          </table:table-cell>
          <table:table-cell table:style-name="ce16" table:formula="of:=[.E150]*[.F150]" office:value-type="float" office:value="0">
            <text:p>0.0000E+0</text:p>
          </table:table-cell>
          <table:table-cell table:style-name="ce16" table:formula="of:=[.E150]*[.G150]" office:value-type="float" office:value="0">
            <text:p>0.0000E+0</text:p>
          </table:table-cell>
          <table:table-cell table:style-name="ce16" table:formula="of:=[.J149]*efac+den*([.H149]*efac+[.H150])" office:value-type="float" office:value="-0.0000176488316598192">
            <text:p>-1.7649E-5</text:p>
          </table:table-cell>
          <table:table-cell table:style-name="ce16" table:formula="of:=[.K149]*efac+den*([.I149]*efac+[.I150])" office:value-type="float" office:value="-0.00000582092266572782">
            <text:p>-5.8209E-6</text:p>
          </table:table-cell>
          <table:table-cell table:style-name="ce16" table:formula="of:=[.J150]*[.G150]-[.K150]*[.F150]" office:value-type="float" office:value="-0.00000502688346699475">
            <text:p>-5.0269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0]+dt" office:value-type="float" office:value="3.69999999999999">
            <text:p>3.700</text:p>
          </table:table-cell>
          <table:table-cell table:formula="of:=IF([.D151]&gt;tzero;0;IF([.D151]&gt;tmax;pmax*(tzero-[.D151])/(tzero-tmax);pmax*[.D151]/tmax))" office:value-type="float" office:value="0">
            <text:p>0</text:p>
          </table:table-cell>
          <table:table-cell table:style-name="ce16" table:formula="of:=COS(wd*[.D151])" office:value-type="float" office:value="0.657741976752832">
            <text:p>6.5774E-1</text:p>
          </table:table-cell>
          <table:table-cell table:style-name="ce16" table:formula="of:=SIN(wd*[.D151])" office:value-type="float" office:value="0.753243315282172">
            <text:p>7.5324E-1</text:p>
          </table:table-cell>
          <table:table-cell table:style-name="ce16" table:formula="of:=[.E151]*[.F151]" office:value-type="float" office:value="0">
            <text:p>0.0000E+0</text:p>
          </table:table-cell>
          <table:table-cell table:style-name="ce16" table:formula="of:=[.E151]*[.G151]" office:value-type="float" office:value="0">
            <text:p>0.0000E+0</text:p>
          </table:table-cell>
          <table:table-cell table:style-name="ce16" table:formula="of:=[.J150]*efac+den*([.H150]*efac+[.H151])" office:value-type="float" office:value="-0.0000171927820501839">
            <text:p>-1.7193E-5</text:p>
          </table:table-cell>
          <table:table-cell table:style-name="ce16" table:formula="of:=[.K150]*efac+den*([.I150]*efac+[.I151])" office:value-type="float" office:value="-0.00000567050877088251">
            <text:p>-5.6705E-6</text:p>
          </table:table-cell>
          <table:table-cell table:style-name="ce16" table:formula="of:=[.J151]*[.G151]-[.K151]*[.F151]" office:value-type="float" office:value="-0.00000922061650224978">
            <text:p>-9.220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1]+dt" office:value-type="float" office:value="3.72499999999999">
            <text:p>3.725</text:p>
          </table:table-cell>
          <table:table-cell table:formula="of:=IF([.D152]&gt;tzero;0;IF([.D152]&gt;tmax;pmax*(tzero-[.D152])/(tzero-tmax);pmax*[.D152]/tmax))" office:value-type="float" office:value="0">
            <text:p>0</text:p>
          </table:table-cell>
          <table:table-cell table:style-name="ce16" table:formula="of:=COS(wd*[.D152])" office:value-type="float" office:value="0.441554055026474">
            <text:p>4.4155E-1</text:p>
          </table:table-cell>
          <table:table-cell table:style-name="ce16" table:formula="of:=SIN(wd*[.D152])" office:value-type="float" office:value="0.897234649626104">
            <text:p>8.9723E-1</text:p>
          </table:table-cell>
          <table:table-cell table:style-name="ce16" table:formula="of:=[.E152]*[.F152]" office:value-type="float" office:value="0">
            <text:p>0.0000E+0</text:p>
          </table:table-cell>
          <table:table-cell table:style-name="ce16" table:formula="of:=[.E152]*[.G152]" office:value-type="float" office:value="0">
            <text:p>0.0000E+0</text:p>
          </table:table-cell>
          <table:table-cell table:style-name="ce16" table:formula="of:=[.J151]*efac+den*([.H151]*efac+[.H152])" office:value-type="float" office:value="-0.0000167485168606426">
            <text:p>-1.6749E-5</text:p>
          </table:table-cell>
          <table:table-cell table:style-name="ce16" table:formula="of:=[.K151]*efac+den*([.I151]*efac+[.I152])" office:value-type="float" office:value="-0.00000552398160346201">
            <text:p>-5.5240E-6</text:p>
          </table:table-cell>
          <table:table-cell table:style-name="ce16" table:formula="of:=[.J152]*[.G152]-[.K152]*[.F152]" office:value-type="float" office:value="-0.0000125882131803153">
            <text:p>-1.258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2]+dt" office:value-type="float" office:value="3.74999999999999">
            <text:p>3.750</text:p>
          </table:table-cell>
          <table:table-cell table:formula="of:=IF([.D153]&gt;tzero;0;IF([.D153]&gt;tmax;pmax*(tzero-[.D153])/(tzero-tmax);pmax*[.D153]/tmax))" office:value-type="float" office:value="0">
            <text:p>0</text:p>
          </table:table-cell>
          <table:table-cell table:style-name="ce16" table:formula="of:=COS(wd*[.D153])" office:value-type="float" office:value="0.195574162464396">
            <text:p>1.9557E-1</text:p>
          </table:table-cell>
          <table:table-cell table:style-name="ce16" table:formula="of:=SIN(wd*[.D153])" office:value-type="float" office:value="0.98068891447612">
            <text:p>9.8069E-1</text:p>
          </table:table-cell>
          <table:table-cell table:style-name="ce16" table:formula="of:=[.E153]*[.F153]" office:value-type="float" office:value="0">
            <text:p>0.0000E+0</text:p>
          </table:table-cell>
          <table:table-cell table:style-name="ce16" table:formula="of:=[.E153]*[.G153]" office:value-type="float" office:value="0">
            <text:p>0.0000E+0</text:p>
          </table:table-cell>
          <table:table-cell table:style-name="ce16" table:formula="of:=[.J152]*efac+den*([.H152]*efac+[.H153])" office:value-type="float" office:value="-0.0000163157315792431">
            <text:p>-1.6316E-5</text:p>
          </table:table-cell>
          <table:table-cell table:style-name="ce16" table:formula="of:=[.K152]*efac+den*([.I152]*efac+[.I153])" office:value-type="float" office:value="-0.00000538124072959289">
            <text:p>-5.3812E-6</text:p>
          </table:table-cell>
          <table:table-cell table:style-name="ce16" table:formula="of:=[.J153]*[.G153]-[.K153]*[.F153]" office:value-type="float" office:value="-0.0000149482254426223">
            <text:p>-1.494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3]+dt" office:value-type="float" office:value="3.77499999999999">
            <text:p>3.775</text:p>
          </table:table-cell>
          <table:table-cell table:formula="of:=IF([.D154]&gt;tzero;0;IF([.D154]&gt;tmax;pmax*(tzero-[.D154])/(tzero-tmax);pmax*[.D154]/tmax))" office:value-type="float" office:value="0">
            <text:p>0</text:p>
          </table:table-cell>
          <table:table-cell table:style-name="ce16" table:formula="of:=COS(wd*[.D154])" office:value-type="float" office:value="-0.0636012600175916">
            <text:p>-6.3601E-2</text:p>
          </table:table-cell>
          <table:table-cell table:style-name="ce16" table:formula="of:=SIN(wd*[.D154])" office:value-type="float" office:value="0.997975390339949">
            <text:p>9.9798E-1</text:p>
          </table:table-cell>
          <table:table-cell table:style-name="ce16" table:formula="of:=[.E154]*[.F154]" office:value-type="float" office:value="-0">
            <text:p>-0.0000E+0</text:p>
          </table:table-cell>
          <table:table-cell table:style-name="ce16" table:formula="of:=[.E154]*[.G154]" office:value-type="float" office:value="0">
            <text:p>0.0000E+0</text:p>
          </table:table-cell>
          <table:table-cell table:style-name="ce16" table:formula="of:=[.J153]*efac+den*([.H153]*efac+[.H154])" office:value-type="float" office:value="-0.0000158941295626876">
            <text:p>-1.5894E-5</text:p>
          </table:table-cell>
          <table:table-cell table:style-name="ce16" table:formula="of:=[.K153]*efac+den*([.I153]*efac+[.I154])" office:value-type="float" office:value="-0.00000524218831063466">
            <text:p>-5.2422E-6</text:p>
          </table:table-cell>
          <table:table-cell table:style-name="ce16" table:formula="of:=[.J154]*[.G154]-[.K154]*[.F154]" office:value-type="float" office:value="-0.0000161953599362428">
            <text:p>-1.6195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4]+dt" office:value-type="float" office:value="3.79999999999999">
            <text:p>3.800</text:p>
          </table:table-cell>
          <table:table-cell table:formula="of:=IF([.D155]&gt;tzero;0;IF([.D155]&gt;tmax;pmax*(tzero-[.D155])/(tzero-tmax);pmax*[.D155]/tmax))" office:value-type="float" office:value="0">
            <text:p>0</text:p>
          </table:table-cell>
          <table:table-cell table:style-name="ce16" table:formula="of:=COS(wd*[.D155])" office:value-type="float" office:value="-0.318485459574573">
            <text:p>-3.1849E-1</text:p>
          </table:table-cell>
          <table:table-cell table:style-name="ce16" table:formula="of:=SIN(wd*[.D155])" office:value-type="float" office:value="0.947927746212533">
            <text:p>9.4793E-1</text:p>
          </table:table-cell>
          <table:table-cell table:style-name="ce16" table:formula="of:=[.E155]*[.F155]" office:value-type="float" office:value="-0">
            <text:p>-0.0000E+0</text:p>
          </table:table-cell>
          <table:table-cell table:style-name="ce16" table:formula="of:=[.E155]*[.G155]" office:value-type="float" office:value="0">
            <text:p>0.0000E+0</text:p>
          </table:table-cell>
          <table:table-cell table:style-name="ce16" table:formula="of:=[.J154]*efac+den*([.H154]*efac+[.H155])" office:value-type="float" office:value="-0.0000154834218330049">
            <text:p>-1.5483E-5</text:p>
          </table:table-cell>
          <table:table-cell table:style-name="ce16" table:formula="of:=[.K154]*efac+den*([.I154]*efac+[.I155])" office:value-type="float" office:value="-0.00000510672903611834">
            <text:p>-5.1067E-6</text:p>
          </table:table-cell>
          <table:table-cell table:style-name="ce16" table:formula="of:=[.J155]*[.G155]-[.K155]*[.F155]" office:value-type="float" office:value="-0.0000163035841058092">
            <text:p>-1.6304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5]+dt" office:value-type="float" office:value="3.82499999999999">
            <text:p>3.825</text:p>
          </table:table-cell>
          <table:table-cell table:formula="of:=IF([.D156]&gt;tzero;0;IF([.D156]&gt;tmax;pmax*(tzero-[.D156])/(tzero-tmax);pmax*[.D156]/tmax))" office:value-type="float" office:value="0">
            <text:p>0</text:p>
          </table:table-cell>
          <table:table-cell table:style-name="ce16" table:formula="of:=COS(wd*[.D156])" office:value-type="float" office:value="-0.551881215270072">
            <text:p>-5.5188E-1</text:p>
          </table:table-cell>
          <table:table-cell table:style-name="ce16" table:formula="of:=SIN(wd*[.D156])" office:value-type="float" office:value="0.833922732770866">
            <text:p>8.3392E-1</text:p>
          </table:table-cell>
          <table:table-cell table:style-name="ce16" table:formula="of:=[.E156]*[.F156]" office:value-type="float" office:value="-0">
            <text:p>-0.0000E+0</text:p>
          </table:table-cell>
          <table:table-cell table:style-name="ce16" table:formula="of:=[.E156]*[.G156]" office:value-type="float" office:value="0">
            <text:p>0.0000E+0</text:p>
          </table:table-cell>
          <table:table-cell table:style-name="ce16" table:formula="of:=[.J155]*efac+den*([.H155]*efac+[.H156])" office:value-type="float" office:value="-0.0000150833268794768">
            <text:p>-1.5083E-5</text:p>
          </table:table-cell>
          <table:table-cell table:style-name="ce16" table:formula="of:=[.K155]*efac+den*([.I155]*efac+[.I156])" office:value-type="float" office:value="-0.000004974770058418">
            <text:p>-4.9748E-6</text:p>
          </table:table-cell>
          <table:table-cell table:style-name="ce16" table:formula="of:=[.J156]*[.G156]-[.K156]*[.F156]" office:value-type="float" office:value="-0.0000153238113161384">
            <text:p>-1.5324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6]+dt" office:value-type="float" office:value="3.84999999999999">
            <text:p>3.850</text:p>
          </table:table-cell>
          <table:table-cell table:formula="of:=IF([.D157]&gt;tzero;0;IF([.D157]&gt;tmax;pmax*(tzero-[.D157])/(tzero-tmax);pmax*[.D157]/tmax))" office:value-type="float" office:value="0">
            <text:p>0</text:p>
          </table:table-cell>
          <table:table-cell table:style-name="ce16" table:formula="of:=COS(wd*[.D157])" office:value-type="float" office:value="-0.748041146986738">
            <text:p>-7.4804E-1</text:p>
          </table:table-cell>
          <table:table-cell table:style-name="ce16" table:formula="of:=SIN(wd*[.D157])" office:value-type="float" office:value="0.663652350568251">
            <text:p>6.6365E-1</text:p>
          </table:table-cell>
          <table:table-cell table:style-name="ce16" table:formula="of:=[.E157]*[.F157]" office:value-type="float" office:value="-0">
            <text:p>-0.0000E+0</text:p>
          </table:table-cell>
          <table:table-cell table:style-name="ce16" table:formula="of:=[.E157]*[.G157]" office:value-type="float" office:value="0">
            <text:p>0.0000E+0</text:p>
          </table:table-cell>
          <table:table-cell table:style-name="ce16" table:formula="of:=[.J156]*efac+den*([.H156]*efac+[.H157])" office:value-type="float" office:value="-0.0000146935704656827">
            <text:p>-1.4694E-5</text:p>
          </table:table-cell>
          <table:table-cell table:style-name="ce16" table:formula="of:=[.K156]*efac+den*([.I156]*efac+[.I157])" office:value-type="float" office:value="-0.00000484622092911035">
            <text:p>-4.8462E-6</text:p>
          </table:table-cell>
          <table:table-cell table:style-name="ce16" table:formula="of:=[.J157]*[.G157]-[.K157]*[.F157]" office:value-type="float" office:value="-0.0000133765952401534">
            <text:p>-1.3377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7]+dt" office:value-type="float" office:value="3.87499999999999">
            <text:p>3.875</text:p>
          </table:table-cell>
          <table:table-cell table:formula="of:=IF([.D158]&gt;tzero;0;IF([.D158]&gt;tmax;pmax*(tzero-[.D158])/(tzero-tmax);pmax*[.D158]/tmax))" office:value-type="float" office:value="0">
            <text:p>0</text:p>
          </table:table-cell>
          <table:table-cell table:style-name="ce16" table:formula="of:=COS(wd*[.D158])" office:value-type="float" office:value="-0.893730202530353">
            <text:p>-8.9373E-1</text:p>
          </table:table-cell>
          <table:table-cell table:style-name="ce16" table:formula="of:=SIN(wd*[.D158])" office:value-type="float" office:value="0.448604865204397">
            <text:p>4.4860E-1</text:p>
          </table:table-cell>
          <table:table-cell table:style-name="ce16" table:formula="of:=[.E158]*[.F158]" office:value-type="float" office:value="-0">
            <text:p>-0.0000E+0</text:p>
          </table:table-cell>
          <table:table-cell table:style-name="ce16" table:formula="of:=[.E158]*[.G158]" office:value-type="float" office:value="0">
            <text:p>0.0000E+0</text:p>
          </table:table-cell>
          <table:table-cell table:style-name="ce16" table:formula="of:=[.J157]*efac+den*([.H157]*efac+[.H158])" office:value-type="float" office:value="-0.0000143138854415301">
            <text:p>-1.4314E-5</text:p>
          </table:table-cell>
          <table:table-cell table:style-name="ce16" table:formula="of:=[.K157]*efac+den*([.I157]*efac+[.I158])" office:value-type="float" office:value="-0.00000472099353697884">
            <text:p>-4.7210E-6</text:p>
          </table:table-cell>
          <table:table-cell table:style-name="ce16" table:formula="of:=[.J158]*[.G158]-[.K158]*[.F158]" office:value-type="float" office:value="-0.0000106405731589973">
            <text:p>-1.0641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8]+dt" office:value-type="float" office:value="3.89999999999999">
            <text:p>3.900</text:p>
          </table:table-cell>
          <table:table-cell table:formula="of:=IF([.D159]&gt;tzero;0;IF([.D159]&gt;tmax;pmax*(tzero-[.D159])/(tzero-tmax);pmax*[.D159]/tmax))" office:value-type="float" office:value="0">
            <text:p>0</text:p>
          </table:table-cell>
          <table:table-cell table:style-name="ce16" table:formula="of:=COS(wd*[.D159])" office:value-type="float" office:value="-0.979118636155344">
            <text:p>-9.7912E-1</text:p>
          </table:table-cell>
          <table:table-cell table:style-name="ce16" table:formula="of:=SIN(wd*[.D159])" office:value-type="float" office:value="0.203289685752374">
            <text:p>2.0329E-1</text:p>
          </table:table-cell>
          <table:table-cell table:style-name="ce16" table:formula="of:=[.E159]*[.F159]" office:value-type="float" office:value="-0">
            <text:p>-0.0000E+0</text:p>
          </table:table-cell>
          <table:table-cell table:style-name="ce16" table:formula="of:=[.E159]*[.G159]" office:value-type="float" office:value="0">
            <text:p>0.0000E+0</text:p>
          </table:table-cell>
          <table:table-cell table:style-name="ce16" table:formula="of:=[.J158]*efac+den*([.H158]*efac+[.H159])" office:value-type="float" office:value="-0.0000139440115601424">
            <text:p>-1.3944E-5</text:p>
          </table:table-cell>
          <table:table-cell table:style-name="ce16" table:formula="of:=[.K158]*efac+den*([.I158]*efac+[.I159])" office:value-type="float" office:value="-0.0000045990020476197">
            <text:p>-4.5990E-6</text:p>
          </table:table-cell>
          <table:table-cell table:style-name="ce16" table:formula="of:=[.J159]*[.G159]-[.K159]*[.F159]" office:value-type="float" office:value="-0.00000733764234072985">
            <text:p>-7.337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59]+dt" office:value-type="float" office:value="3.92499999999999">
            <text:p>3.925</text:p>
          </table:table-cell>
          <table:table-cell table:formula="of:=IF([.D160]&gt;tzero;0;IF([.D160]&gt;tmax;pmax*(tzero-[.D160])/(tzero-tmax);pmax*[.D160]/tmax))" office:value-type="float" office:value="0">
            <text:p>0</text:p>
          </table:table-cell>
          <table:table-cell table:style-name="ce16" table:formula="of:=COS(wd*[.D160])" office:value-type="float" office:value="-0.998445228605984">
            <text:p>-9.9845E-1</text:p>
          </table:table-cell>
          <table:table-cell table:style-name="ce16" table:formula="of:=SIN(wd*[.D160])" office:value-type="float" office:value="-0.0557415955453775">
            <text:p>-5.5742E-2</text:p>
          </table:table-cell>
          <table:table-cell table:style-name="ce16" table:formula="of:=[.E160]*[.F160]" office:value-type="float" office:value="-0">
            <text:p>-0.0000E+0</text:p>
          </table:table-cell>
          <table:table-cell table:style-name="ce16" table:formula="of:=[.E160]*[.G160]" office:value-type="float" office:value="-0">
            <text:p>-0.0000E+0</text:p>
          </table:table-cell>
          <table:table-cell table:style-name="ce16" table:formula="of:=[.J159]*efac+den*([.H159]*efac+[.H160])" office:value-type="float" office:value="-0.0000135836952994785">
            <text:p>-1.3584E-5</text:p>
          </table:table-cell>
          <table:table-cell table:style-name="ce16" table:formula="of:=[.K159]*efac+den*([.I159]*efac+[.I160])" office:value-type="float" office:value="-0.00000448016284460865">
            <text:p>-4.4802E-6</text:p>
          </table:table-cell>
          <table:table-cell table:style-name="ce16" table:formula="of:=[.J160]*[.G160]-[.K160]*[.F160]" office:value-type="float" office:value="-0.00000371602036618215">
            <text:p>-3.716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0]+dt" office:value-type="float" office:value="3.94999999999999">
            <text:p>3.950</text:p>
          </table:table-cell>
          <table:table-cell table:formula="of:=IF([.D161]&gt;tzero;0;IF([.D161]&gt;tmax;pmax*(tzero-[.D161])/(tzero-tmax);pmax*[.D161]/tmax))" office:value-type="float" office:value="0">
            <text:p>0</text:p>
          </table:table-cell>
          <table:table-cell table:style-name="ce16" table:formula="of:=COS(wd*[.D161])" office:value-type="float" office:value="-0.950406000738408">
            <text:p>-9.5041E-1</text:p>
          </table:table-cell>
          <table:table-cell table:style-name="ce16" table:formula="of:=SIN(wd*[.D161])" office:value-type="float" office:value="-0.311011951153691">
            <text:p>-3.1101E-1</text:p>
          </table:table-cell>
          <table:table-cell table:style-name="ce16" table:formula="of:=[.E161]*[.F161]" office:value-type="float" office:value="-0">
            <text:p>-0.0000E+0</text:p>
          </table:table-cell>
          <table:table-cell table:style-name="ce16" table:formula="of:=[.E161]*[.G161]" office:value-type="float" office:value="-0">
            <text:p>-0.0000E+0</text:p>
          </table:table-cell>
          <table:table-cell table:style-name="ce16" table:formula="of:=[.J160]*efac+den*([.H160]*efac+[.H161])" office:value-type="float" office:value="-0.0000132326896885611">
            <text:p>-1.3233E-5</text:p>
          </table:table-cell>
          <table:table-cell table:style-name="ce16" table:formula="of:=[.K160]*efac+den*([.I160]*efac+[.I161])" office:value-type="float" office:value="-0.00000436439447218783">
            <text:p>-4.3644E-6</text:p>
          </table:table-cell>
          <table:table-cell table:style-name="ce16" table:formula="of:=[.J161]*[.G161]-[.K161]*[.F161]" office:value-type="float" office:value="-0.0000000324220569061163">
            <text:p>-3.2422E-8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1]+dt" office:value-type="float" office:value="3.97499999999999">
            <text:p>3.975</text:p>
          </table:table-cell>
          <table:table-cell table:formula="of:=IF([.D162]&gt;tzero;0;IF([.D162]&gt;tmax;pmax*(tzero-[.D162])/(tzero-tmax);pmax*[.D162]/tmax))" office:value-type="float" office:value="0">
            <text:p>0</text:p>
          </table:table-cell>
          <table:table-cell table:style-name="ce16" table:formula="of:=COS(wd*[.D162])" office:value-type="float" office:value="-0.83824219393475">
            <text:p>-8.3824E-1</text:p>
          </table:table-cell>
          <table:table-cell table:style-name="ce16" table:formula="of:=SIN(wd*[.D162])" office:value-type="float" office:value="-0.545298105908554">
            <text:p>-5.4530E-1</text:p>
          </table:table-cell>
          <table:table-cell table:style-name="ce16" table:formula="of:=[.E162]*[.F162]" office:value-type="float" office:value="-0">
            <text:p>-0.0000E+0</text:p>
          </table:table-cell>
          <table:table-cell table:style-name="ce16" table:formula="of:=[.E162]*[.G162]" office:value-type="float" office:value="-0">
            <text:p>-0.0000E+0</text:p>
          </table:table-cell>
          <table:table-cell table:style-name="ce16" table:formula="of:=[.J161]*efac+den*([.H161]*efac+[.H162])" office:value-type="float" office:value="-0.0000128907541381965">
            <text:p>-1.2891E-5</text:p>
          </table:table-cell>
          <table:table-cell table:style-name="ce16" table:formula="of:=[.K161]*efac+den*([.I161]*efac+[.I162])" office:value-type="float" office:value="-0.00000425161757943366">
            <text:p>-4.2516E-6</text:p>
          </table:table-cell>
          <table:table-cell table:style-name="ce16" table:formula="of:=[.J162]*[.G162]-[.K162]*[.F162]" office:value-type="float" office:value="0.00000346541856773537">
            <text:p>3.4654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2]+dt" office:value-type="float" office:value="3.99999999999999">
            <text:p>4.000</text:p>
          </table:table-cell>
          <table:table-cell table:formula="of:=IF([.D163]&gt;tzero;0;IF([.D163]&gt;tmax;pmax*(tzero-[.D163])/(tzero-tmax);pmax*[.D163]/tmax))" office:value-type="float" office:value="0">
            <text:p>0</text:p>
          </table:table-cell>
          <table:table-cell table:style-name="ce16" table:formula="of:=COS(wd*[.D163])" office:value-type="float" office:value="-0.66952158120735">
            <text:p>-6.6952E-1</text:p>
          </table:table-cell>
          <table:table-cell table:style-name="ce16" table:formula="of:=SIN(wd*[.D163])" office:value-type="float" office:value="-0.742792603825327">
            <text:p>-7.4279E-1</text:p>
          </table:table-cell>
          <table:table-cell table:style-name="ce16" table:formula="of:=[.E163]*[.F163]" office:value-type="float" office:value="-0">
            <text:p>-0.0000E+0</text:p>
          </table:table-cell>
          <table:table-cell table:style-name="ce16" table:formula="of:=[.E163]*[.G163]" office:value-type="float" office:value="-0">
            <text:p>-0.0000E+0</text:p>
          </table:table-cell>
          <table:table-cell table:style-name="ce16" table:formula="of:=[.J162]*efac+den*([.H162]*efac+[.H163])" office:value-type="float" office:value="-0.0000125576542760672">
            <text:p>-1.2558E-5</text:p>
          </table:table-cell>
          <table:table-cell table:style-name="ce16" table:formula="of:=[.K162]*efac+den*([.I162]*efac+[.I163])" office:value-type="float" office:value="-0.00000414175486586754">
            <text:p>-4.1418E-6</text:p>
          </table:table-cell>
          <table:table-cell table:style-name="ce16" table:formula="of:=[.J163]*[.G163]-[.K163]*[.F163]" office:value-type="float" office:value="0.00000655473845088931">
            <text:p>6.5547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3]+dt" office:value-type="float" office:value="4.02499999999999">
            <text:p>4.025</text:p>
          </table:table-cell>
          <table:table-cell table:formula="of:=IF([.D164]&gt;tzero;0;IF([.D164]&gt;tmax;pmax*(tzero-[.D164])/(tzero-tmax);pmax*[.D164]/tmax))" office:value-type="float" office:value="0">
            <text:p>0</text:p>
          </table:table-cell>
          <table:table-cell table:style-name="ce16" table:formula="of:=COS(wd*[.D164])" office:value-type="float" office:value="-0.455627864090684">
            <text:p>-4.5563E-1</text:p>
          </table:table-cell>
          <table:table-cell table:style-name="ce16" table:formula="of:=SIN(wd*[.D164])" office:value-type="float" office:value="-0.890170348564903">
            <text:p>-8.9017E-1</text:p>
          </table:table-cell>
          <table:table-cell table:style-name="ce16" table:formula="of:=[.E164]*[.F164]" office:value-type="float" office:value="-0">
            <text:p>-0.0000E+0</text:p>
          </table:table-cell>
          <table:table-cell table:style-name="ce16" table:formula="of:=[.E164]*[.G164]" office:value-type="float" office:value="-0">
            <text:p>-0.0000E+0</text:p>
          </table:table-cell>
          <table:table-cell table:style-name="ce16" table:formula="of:=[.J163]*efac+den*([.H163]*efac+[.H164])" office:value-type="float" office:value="-0.000012233161786087">
            <text:p>-1.2233E-5</text:p>
          </table:table-cell>
          <table:table-cell table:style-name="ce16" table:formula="of:=[.K163]*efac+den*([.I163]*efac+[.I164])" office:value-type="float" office:value="-0.00000403473102847187">
            <text:p>-4.0347E-6</text:p>
          </table:table-cell>
          <table:table-cell table:style-name="ce16" table:formula="of:=[.J164]*[.G164]-[.K164]*[.F164]" office:value-type="float" office:value="0.00000905126201048885">
            <text:p>9.051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4]+dt" office:value-type="float" office:value="4.04999999999999">
            <text:p>4.050</text:p>
          </table:table-cell>
          <table:table-cell table:formula="of:=IF([.D165]&gt;tzero;0;IF([.D165]&gt;tmax;pmax*(tzero-[.D165])/(tzero-tmax);pmax*[.D165]/tmax))" office:value-type="float" office:value="0">
            <text:p>0</text:p>
          </table:table-cell>
          <table:table-cell table:style-name="ce16" table:formula="of:=COS(wd*[.D165])" office:value-type="float" office:value="-0.210992606081318">
            <text:p>-2.1099E-1</text:p>
          </table:table-cell>
          <table:table-cell table:style-name="ce16" table:formula="of:=SIN(wd*[.D165])" office:value-type="float" office:value="-0.977487657302645">
            <text:p>-9.7749E-1</text:p>
          </table:table-cell>
          <table:table-cell table:style-name="ce16" table:formula="of:=[.E165]*[.F165]" office:value-type="float" office:value="-0">
            <text:p>-0.0000E+0</text:p>
          </table:table-cell>
          <table:table-cell table:style-name="ce16" table:formula="of:=[.E165]*[.G165]" office:value-type="float" office:value="-0">
            <text:p>-0.0000E+0</text:p>
          </table:table-cell>
          <table:table-cell table:style-name="ce16" table:formula="of:=[.J164]*efac+den*([.H164]*efac+[.H165])" office:value-type="float" office:value="-0.0000119170542519066">
            <text:p>-1.1917E-5</text:p>
          </table:table-cell>
          <table:table-cell table:style-name="ce16" table:formula="of:=[.K164]*efac+den*([.I164]*efac+[.I165])" office:value-type="float" office:value="-0.00000393047271007523">
            <text:p>-3.9305E-6</text:p>
          </table:table-cell>
          <table:table-cell table:style-name="ce16" table:formula="of:=[.J165]*[.G165]-[.K165]*[.F165]" office:value-type="float" office:value="0.0000108194727624144">
            <text:p>1.0819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5]+dt" office:value-type="float" office:value="4.07499999999999">
            <text:p>4.075</text:p>
          </table:table-cell>
          <table:table-cell table:formula="of:=IF([.D166]&gt;tzero;0;IF([.D166]&gt;tmax;pmax*(tzero-[.D166])/(tzero-tmax);pmax*[.D166]/tmax))" office:value-type="float" office:value="0">
            <text:p>0</text:p>
          </table:table-cell>
          <table:table-cell table:style-name="ce16" table:formula="of:=COS(wd*[.D166])" office:value-type="float" office:value="0.0478784753688514">
            <text:p>4.7878E-2</text:p>
          </table:table-cell>
          <table:table-cell table:style-name="ce16" table:formula="of:=SIN(wd*[.D166])" office:value-type="float" office:value="-0.998853168186573">
            <text:p>-9.9885E-1</text:p>
          </table:table-cell>
          <table:table-cell table:style-name="ce16" table:formula="of:=[.E166]*[.F166]" office:value-type="float" office:value="0">
            <text:p>0.0000E+0</text:p>
          </table:table-cell>
          <table:table-cell table:style-name="ce16" table:formula="of:=[.E166]*[.G166]" office:value-type="float" office:value="-0">
            <text:p>-0.0000E+0</text:p>
          </table:table-cell>
          <table:table-cell table:style-name="ce16" table:formula="of:=[.J165]*efac+den*([.H165]*efac+[.H166])" office:value-type="float" office:value="-0.0000116091150044629">
            <text:p>-1.1609E-5</text:p>
          </table:table-cell>
          <table:table-cell table:style-name="ce16" table:formula="of:=[.K165]*efac+den*([.I165]*efac+[.I166])" office:value-type="float" office:value="-0.00000382890844907131">
            <text:p>-3.8289E-6</text:p>
          </table:table-cell>
          <table:table-cell table:style-name="ce16" table:formula="of:=[.J166]*[.G166]-[.K166]*[.F166]" office:value-type="float" office:value="0.0000117791236009185">
            <text:p>1.1779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6]+dt" office:value-type="float" office:value="4.09999999999999">
            <text:p>4.100</text:p>
          </table:table-cell>
          <table:table-cell table:formula="of:=IF([.D167]&gt;tzero;0;IF([.D167]&gt;tmax;pmax*(tzero-[.D167])/(tzero-tmax);pmax*[.D167]/tmax))" office:value-type="float" office:value="0">
            <text:p>0</text:p>
          </table:table-cell>
          <table:table-cell table:style-name="ce16" table:formula="of:=COS(wd*[.D167])" office:value-type="float" office:value="0.30351916152401">
            <text:p>3.0352E-1</text:p>
          </table:table-cell>
          <table:table-cell table:style-name="ce16" table:formula="of:=SIN(wd*[.D167])" office:value-type="float" office:value="-0.952825334774303">
            <text:p>-9.5283E-1</text:p>
          </table:table-cell>
          <table:table-cell table:style-name="ce16" table:formula="of:=[.E167]*[.F167]" office:value-type="float" office:value="0">
            <text:p>0.0000E+0</text:p>
          </table:table-cell>
          <table:table-cell table:style-name="ce16" table:formula="of:=[.E167]*[.G167]" office:value-type="float" office:value="-0">
            <text:p>-0.0000E+0</text:p>
          </table:table-cell>
          <table:table-cell table:style-name="ce16" table:formula="of:=[.J166]*efac+den*([.H166]*efac+[.H167])" office:value-type="float" office:value="-0.0000113091329734681">
            <text:p>-1.1309E-5</text:p>
          </table:table-cell>
          <table:table-cell table:style-name="ce16" table:formula="of:=[.K166]*efac+den*([.I166]*efac+[.I167])" office:value-type="float" office:value="-0.00000372996863043709">
            <text:p>-3.7300E-6</text:p>
          </table:table-cell>
          <table:table-cell table:style-name="ce16" table:formula="of:=[.J167]*[.G167]-[.K167]*[.F167]" office:value-type="float" office:value="0.000011907745362673">
            <text:p>1.1908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7]+dt" office:value-type="float" office:value="4.12499999999999">
            <text:p>4.125</text:p>
          </table:table-cell>
          <table:table-cell table:formula="of:=IF([.D168]&gt;tzero;0;IF([.D168]&gt;tmax;pmax*(tzero-[.D168])/(tzero-tmax);pmax*[.D168]/tmax))" office:value-type="float" office:value="0">
            <text:p>0</text:p>
          </table:table-cell>
          <table:table-cell table:style-name="ce16" table:formula="of:=COS(wd*[.D168])" office:value-type="float" office:value="0.538681190750832">
            <text:p>5.3868E-1</text:p>
          </table:table-cell>
          <table:table-cell table:style-name="ce16" table:formula="of:=SIN(wd*[.D168])" office:value-type="float" office:value="-0.84250968821211">
            <text:p>-8.4251E-1</text:p>
          </table:table-cell>
          <table:table-cell table:style-name="ce16" table:formula="of:=[.E168]*[.F168]" office:value-type="float" office:value="0">
            <text:p>0.0000E+0</text:p>
          </table:table-cell>
          <table:table-cell table:style-name="ce16" table:formula="of:=[.E168]*[.G168]" office:value-type="float" office:value="-0">
            <text:p>-0.0000E+0</text:p>
          </table:table-cell>
          <table:table-cell table:style-name="ce16" table:formula="of:=[.J167]*efac+den*([.H167]*efac+[.H168])" office:value-type="float" office:value="-0.0000110169025427362">
            <text:p>-1.1017E-5</text:p>
          </table:table-cell>
          <table:table-cell table:style-name="ce16" table:formula="of:=[.K167]*efac+den*([.I167]*efac+[.I168])" office:value-type="float" office:value="-0.00000363358543801674">
            <text:p>-3.6336E-6</text:p>
          </table:table-cell>
          <table:table-cell table:style-name="ce16" table:formula="of:=[.J168]*[.G168]-[.K168]*[.F168]" office:value-type="float" office:value="0.0000112391912567896">
            <text:p>1.1239E-5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8]+dt" office:value-type="float" office:value="4.14999999999999">
            <text:p>4.150</text:p>
          </table:table-cell>
          <table:table-cell table:formula="of:=IF([.D169]&gt;tzero;0;IF([.D169]&gt;tmax;pmax*(tzero-[.D169])/(tzero-tmax);pmax*[.D169]/tmax))" office:value-type="float" office:value="0">
            <text:p>0</text:p>
          </table:table-cell>
          <table:table-cell table:style-name="ce16" table:formula="of:=COS(wd*[.D169])" office:value-type="float" office:value="0.737498011181783">
            <text:p>7.3750E-1</text:p>
          </table:table-cell>
          <table:table-cell table:style-name="ce16" table:formula="of:=SIN(wd*[.D169])" office:value-type="float" office:value="-0.675349304806716">
            <text:p>-6.7535E-1</text:p>
          </table:table-cell>
          <table:table-cell table:style-name="ce16" table:formula="of:=[.E169]*[.F169]" office:value-type="float" office:value="0">
            <text:p>0.0000E+0</text:p>
          </table:table-cell>
          <table:table-cell table:style-name="ce16" table:formula="of:=[.E169]*[.G169]" office:value-type="float" office:value="-0">
            <text:p>-0.0000E+0</text:p>
          </table:table-cell>
          <table:table-cell table:style-name="ce16" table:formula="of:=[.J168]*efac+den*([.H168]*efac+[.H169])" office:value-type="float" office:value="-0.0000107322234092475">
            <text:p>-1.0732E-5</text:p>
          </table:table-cell>
          <table:table-cell table:style-name="ce16" table:formula="of:=[.K168]*efac+den*([.I168]*efac+[.I169])" office:value-type="float" office:value="-0.00000353969280803847">
            <text:p>-3.5397E-6</text:p>
          </table:table-cell>
          <table:table-cell table:style-name="ce16" table:formula="of:=[.J169]*[.G169]-[.K169]*[.F169]" office:value-type="float" office:value="0.00000985851602458851">
            <text:p>9.8585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69]+dt" office:value-type="float" office:value="4.17499999999999">
            <text:p>4.175</text:p>
          </table:table-cell>
          <table:table-cell table:formula="of:=IF([.D170]&gt;tzero;0;IF([.D170]&gt;tmax;pmax*(tzero-[.D170])/(tzero-tmax);pmax*[.D170]/tmax))" office:value-type="float" office:value="0">
            <text:p>0</text:p>
          </table:table-cell>
          <table:table-cell table:style-name="ce16" table:formula="of:=COS(wd*[.D170])" office:value-type="float" office:value="0.886555308423183">
            <text:p>8.8656E-1</text:p>
          </table:table-cell>
          <table:table-cell table:style-name="ce16" table:formula="of:=SIN(wd*[.D170])" office:value-type="float" office:value="-0.462622616293966">
            <text:p>-4.6262E-1</text:p>
          </table:table-cell>
          <table:table-cell table:style-name="ce16" table:formula="of:=[.E170]*[.F170]" office:value-type="float" office:value="0">
            <text:p>0.0000E+0</text:p>
          </table:table-cell>
          <table:table-cell table:style-name="ce16" table:formula="of:=[.E170]*[.G170]" office:value-type="float" office:value="-0">
            <text:p>-0.0000E+0</text:p>
          </table:table-cell>
          <table:table-cell table:style-name="ce16" table:formula="of:=[.J169]*efac+den*([.H169]*efac+[.H170])" office:value-type="float" office:value="-0.0000104549004458556">
            <text:p>-1.0455E-5</text:p>
          </table:table-cell>
          <table:table-cell table:style-name="ce16" table:formula="of:=[.K169]*efac+den*([.I169]*efac+[.I170])" office:value-type="float" office:value="-0.00000344822638383261">
            <text:p>-3.4482E-6</text:p>
          </table:table-cell>
          <table:table-cell table:style-name="ce16" table:formula="of:=[.J170]*[.G170]-[.K170]*[.F170]" office:value-type="float" office:value="0.00000789371680258635">
            <text:p>7.8937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0]+dt" office:value-type="float" office:value="4.19999999999999">
            <text:p>4.200</text:p>
          </table:table-cell>
          <table:table-cell table:formula="of:=IF([.D171]&gt;tzero;0;IF([.D171]&gt;tmax;pmax*(tzero-[.D171])/(tzero-tmax);pmax*[.D171]/tmax))" office:value-type="float" office:value="0">
            <text:p>0</text:p>
          </table:table-cell>
          <table:table-cell table:style-name="ce16" table:formula="of:=COS(wd*[.D171])" office:value-type="float" office:value="0.975796079030682">
            <text:p>9.7580E-1</text:p>
          </table:table-cell>
          <table:table-cell table:style-name="ce16" table:formula="of:=SIN(wd*[.D171])" office:value-type="float" office:value="-0.218682445908096">
            <text:p>-2.1868E-1</text:p>
          </table:table-cell>
          <table:table-cell table:style-name="ce16" table:formula="of:=[.E171]*[.F171]" office:value-type="float" office:value="0">
            <text:p>0.0000E+0</text:p>
          </table:table-cell>
          <table:table-cell table:style-name="ce16" table:formula="of:=[.E171]*[.G171]" office:value-type="float" office:value="-0">
            <text:p>-0.0000E+0</text:p>
          </table:table-cell>
          <table:table-cell table:style-name="ce16" table:formula="of:=[.J170]*efac+den*([.H170]*efac+[.H171])" office:value-type="float" office:value="-0.0000101847435675415">
            <text:p>-1.0185E-5</text:p>
          </table:table-cell>
          <table:table-cell table:style-name="ce16" table:formula="of:=[.K170]*efac+den*([.I170]*efac+[.I171])" office:value-type="float" office:value="-0.00000335912347171966">
            <text:p>-3.3591E-6</text:p>
          </table:table-cell>
          <table:table-cell table:style-name="ce16" table:formula="of:=[.J171]*[.G171]-[.K171]*[.F171]" office:value-type="float" office:value="0.00000550504414698069">
            <text:p>5.505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1]+dt" office:value-type="float" office:value="4.22499999999999">
            <text:p>4.225</text:p>
          </table:table-cell>
          <table:table-cell table:formula="of:=IF([.D172]&gt;tzero;0;IF([.D172]&gt;tmax;pmax*(tzero-[.D172])/(tzero-tmax);pmax*[.D172]/tmax))" office:value-type="float" office:value="0">
            <text:p>0</text:p>
          </table:table-cell>
          <table:table-cell table:style-name="ce16" table:formula="of:=COS(wd*[.D172])" office:value-type="float" office:value="0.999199183791472">
            <text:p>9.9920E-1</text:p>
          </table:table-cell>
          <table:table-cell table:style-name="ce16" table:formula="of:=SIN(wd*[.D172])" office:value-type="float" office:value="0.0400123869627346">
            <text:p>4.0012E-2</text:p>
          </table:table-cell>
          <table:table-cell table:style-name="ce16" table:formula="of:=[.E172]*[.F172]" office:value-type="float" office:value="0">
            <text:p>0.0000E+0</text:p>
          </table:table-cell>
          <table:table-cell table:style-name="ce16" table:formula="of:=[.E172]*[.G172]" office:value-type="float" office:value="0">
            <text:p>0.0000E+0</text:p>
          </table:table-cell>
          <table:table-cell table:style-name="ce16" table:formula="of:=[.J171]*efac+den*([.H171]*efac+[.H172])" office:value-type="float" office:value="-0.00000992156760112393">
            <text:p>-9.9216E-6</text:p>
          </table:table-cell>
          <table:table-cell table:style-name="ce16" table:formula="of:=[.K171]*efac+den*([.I171]*efac+[.I172])" office:value-type="float" office:value="-0.00000327232299803832">
            <text:p>-3.2723E-6</text:p>
          </table:table-cell>
          <table:table-cell table:style-name="ce16" table:formula="of:=[.J172]*[.G172]-[.K172]*[.F172]" office:value-type="float" office:value="0.00000287271686660885">
            <text:p>2.8727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2]+dt" office:value-type="float" office:value="4.24999999999999">
            <text:p>4.250</text:p>
          </table:table-cell>
          <table:table-cell table:formula="of:=IF([.D173]&gt;tzero;0;IF([.D173]&gt;tmax;pmax*(tzero-[.D173])/(tzero-tmax);pmax*[.D173]/tmax))" office:value-type="float" office:value="0">
            <text:p>0</text:p>
          </table:table-cell>
          <table:table-cell table:style-name="ce16" table:formula="of:=COS(wd*[.D173])" office:value-type="float" office:value="0.955185598333423">
            <text:p>9.5519E-1</text:p>
          </table:table-cell>
          <table:table-cell table:style-name="ce16" table:formula="of:=SIN(wd*[.D173])" office:value-type="float" office:value="0.296007555201587">
            <text:p>2.9601E-1</text:p>
          </table:table-cell>
          <table:table-cell table:style-name="ce16" table:formula="of:=[.E173]*[.F173]" office:value-type="float" office:value="0">
            <text:p>0.0000E+0</text:p>
          </table:table-cell>
          <table:table-cell table:style-name="ce16" table:formula="of:=[.E173]*[.G173]" office:value-type="float" office:value="0">
            <text:p>0.0000E+0</text:p>
          </table:table-cell>
          <table:table-cell table:style-name="ce16" table:formula="of:=[.J172]*efac+den*([.H172]*efac+[.H173])" office:value-type="float" office:value="-0.00000966519215833672">
            <text:p>-9.6652E-6</text:p>
          </table:table-cell>
          <table:table-cell table:style-name="ce16" table:formula="of:=[.K172]*efac+den*([.I172]*efac+[.I173])" office:value-type="float" office:value="-0.00000318776546728382">
            <text:p>-3.1878E-6</text:p>
          </table:table-cell>
          <table:table-cell table:style-name="ce16" table:formula="of:=[.J173]*[.G173]-[.K173]*[.F173]" office:value-type="float" office:value="0.000000183937763871316">
            <text:p>1.8394E-7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3]+dt" office:value-type="float" office:value="4.27499999999999">
            <text:p>4.275</text:p>
          </table:table-cell>
          <table:table-cell table:formula="of:=IF([.D174]&gt;tzero;0;IF([.D174]&gt;tmax;pmax*(tzero-[.D174])/(tzero-tmax);pmax*[.D174]/tmax))" office:value-type="float" office:value="0">
            <text:p>0</text:p>
          </table:table-cell>
          <table:table-cell table:style-name="ce16" table:formula="of:=COS(wd*[.D174])" office:value-type="float" office:value="0.846724951039326">
            <text:p>8.4672E-1</text:p>
          </table:table-cell>
          <table:table-cell table:style-name="ce16" table:formula="of:=SIN(wd*[.D174])" office:value-type="float" office:value="0.532030880013041">
            <text:p>5.3203E-1</text:p>
          </table:table-cell>
          <table:table-cell table:style-name="ce16" table:formula="of:=[.E174]*[.F174]" office:value-type="float" office:value="0">
            <text:p>0.0000E+0</text:p>
          </table:table-cell>
          <table:table-cell table:style-name="ce16" table:formula="of:=[.E174]*[.G174]" office:value-type="float" office:value="0">
            <text:p>0.0000E+0</text:p>
          </table:table-cell>
          <table:table-cell table:style-name="ce16" table:formula="of:=[.J173]*efac+den*([.H173]*efac+[.H174])" office:value-type="float" office:value="-0.00000941544151218517">
            <text:p>-9.4154E-6</text:p>
          </table:table-cell>
          <table:table-cell table:style-name="ce16" table:formula="of:=[.K173]*efac+den*([.I173]*efac+[.I174])" office:value-type="float" office:value="-0.00000310539292132807">
            <text:p>-3.1054E-6</text:p>
          </table:table-cell>
          <table:table-cell table:style-name="ce16" table:formula="of:=[.J174]*[.G174]-[.K174]*[.F174]" office:value-type="float" office:value="-0.00000237989196416982">
            <text:p>-2.3799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4]+dt" office:value-type="float" office:value="4.29999999999999">
            <text:p>4.300</text:p>
          </table:table-cell>
          <table:table-cell table:formula="of:=IF([.D175]&gt;tzero;0;IF([.D175]&gt;tmax;pmax*(tzero-[.D175])/(tzero-tmax);pmax*[.D175]/tmax))" office:value-type="float" office:value="0">
            <text:p>0</text:p>
          </table:table-cell>
          <table:table-cell table:style-name="ce16" table:formula="of:=COS(wd*[.D175])" office:value-type="float" office:value="0.681135160076217">
            <text:p>6.8114E-1</text:p>
          </table:table-cell>
          <table:table-cell table:style-name="ce16" table:formula="of:=SIN(wd*[.D175])" office:value-type="float" office:value="0.732157697294747">
            <text:p>7.3216E-1</text:p>
          </table:table-cell>
          <table:table-cell table:style-name="ce16" table:formula="of:=[.E175]*[.F175]" office:value-type="float" office:value="0">
            <text:p>0.0000E+0</text:p>
          </table:table-cell>
          <table:table-cell table:style-name="ce16" table:formula="of:=[.E175]*[.G175]" office:value-type="float" office:value="0">
            <text:p>0.0000E+0</text:p>
          </table:table-cell>
          <table:table-cell table:style-name="ce16" table:formula="of:=[.J174]*efac+den*([.H174]*efac+[.H175])" office:value-type="float" office:value="-0.00000917214447649798">
            <text:p>-9.1721E-6</text:p>
          </table:table-cell>
          <table:table-cell table:style-name="ce16" table:formula="of:=[.K174]*efac+den*([.I174]*efac+[.I175])" office:value-type="float" office:value="-0.00000302514889969347">
            <text:p>-3.0251E-6</text:p>
          </table:table-cell>
          <table:table-cell table:style-name="ce16" table:formula="of:=[.J175]*[.G175]-[.K175]*[.F175]" office:value-type="float" office:value="-0.00000465492089912039">
            <text:p>-4.6549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5]+dt" office:value-type="float" office:value="4.32499999999999">
            <text:p>4.325</text:p>
          </table:table-cell>
          <table:table-cell table:formula="of:=IF([.D176]&gt;tzero;0;IF([.D176]&gt;tmax;pmax*(tzero-[.D176])/(tzero-tmax);pmax*[.D176]/tmax))" office:value-type="float" office:value="0">
            <text:p>0</text:p>
          </table:table-cell>
          <table:table-cell table:style-name="ce16" table:formula="of:=COS(wd*[.D176])" office:value-type="float" office:value="0.469588688174103">
            <text:p>4.6959E-1</text:p>
          </table:table-cell>
          <table:table-cell table:style-name="ce16" table:formula="of:=SIN(wd*[.D176])" office:value-type="float" office:value="0.882885306219854">
            <text:p>8.8289E-1</text:p>
          </table:table-cell>
          <table:table-cell table:style-name="ce16" table:formula="of:=[.E176]*[.F176]" office:value-type="float" office:value="0">
            <text:p>0.0000E+0</text:p>
          </table:table-cell>
          <table:table-cell table:style-name="ce16" table:formula="of:=[.E176]*[.G176]" office:value-type="float" office:value="0">
            <text:p>0.0000E+0</text:p>
          </table:table-cell>
          <table:table-cell table:style-name="ce16" table:formula="of:=[.J175]*efac+den*([.H175]*efac+[.H176])" office:value-type="float" office:value="-0.00000893513428859139">
            <text:p>-8.9351E-6</text:p>
          </table:table-cell>
          <table:table-cell table:style-name="ce16" table:formula="of:=[.K175]*efac+den*([.I175]*efac+[.I176])" office:value-type="float" office:value="-0.00000294697840085332">
            <text:p>-2.9470E-6</text:p>
          </table:table-cell>
          <table:table-cell table:style-name="ce16" table:formula="of:=[.J176]*[.G176]-[.K176]*[.F176]" office:value-type="float" office:value="-0.00000650483105116439">
            <text:p>-6.5048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6]+dt" office:value-type="float" office:value="4.34999999999999">
            <text:p>4.350</text:p>
          </table:table-cell>
          <table:table-cell table:formula="of:=IF([.D177]&gt;tzero;0;IF([.D177]&gt;tmax;pmax*(tzero-[.D177])/(tzero-tmax);pmax*[.D177]/tmax))" office:value-type="float" office:value="0">
            <text:p>0</text:p>
          </table:table-cell>
          <table:table-cell table:style-name="ce16" table:formula="of:=COS(wd*[.D177])" office:value-type="float" office:value="0.226358728500535">
            <text:p>2.2636E-1</text:p>
          </table:table-cell>
          <table:table-cell table:style-name="ce16" table:formula="of:=SIN(wd*[.D177])" office:value-type="float" office:value="0.97404400620897">
            <text:p>9.7404E-1</text:p>
          </table:table-cell>
          <table:table-cell table:style-name="ce16" table:formula="of:=[.E177]*[.F177]" office:value-type="float" office:value="0">
            <text:p>0.0000E+0</text:p>
          </table:table-cell>
          <table:table-cell table:style-name="ce16" table:formula="of:=[.E177]*[.G177]" office:value-type="float" office:value="0">
            <text:p>0.0000E+0</text:p>
          </table:table-cell>
          <table:table-cell table:style-name="ce16" table:formula="of:=[.J176]*efac+den*([.H176]*efac+[.H177])" office:value-type="float" office:value="-0.00000870424849496526">
            <text:p>-8.7042E-6</text:p>
          </table:table-cell>
          <table:table-cell table:style-name="ce16" table:formula="of:=[.K176]*efac+den*([.I176]*efac+[.I177])" office:value-type="float" office:value="-0.00000287082784453221">
            <text:p>-2.8708E-6</text:p>
          </table:table-cell>
          <table:table-cell table:style-name="ce16" table:formula="of:=[.J177]*[.G177]-[.K177]*[.F177]" office:value-type="float" office:value="-0.00000782848413444212">
            <text:p>-7.8285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7]+dt" office:value-type="float" office:value="4.375">
            <text:p>4.375</text:p>
          </table:table-cell>
          <table:table-cell table:formula="of:=IF([.D178]&gt;tzero;0;IF([.D178]&gt;tmax;pmax*(tzero-[.D178])/(tzero-tmax);pmax*[.D178]/tmax))" office:value-type="float" office:value="0">
            <text:p>0</text:p>
          </table:table-cell>
          <table:table-cell table:style-name="ce16" table:formula="of:=COS(wd*[.D178])" office:value-type="float" office:value="-0.0321438179857427">
            <text:p>-3.2144E-2</text:p>
          </table:table-cell>
          <table:table-cell table:style-name="ce16" table:formula="of:=SIN(wd*[.D178])" office:value-type="float" office:value="0.99948325396942">
            <text:p>9.9948E-1</text:p>
          </table:table-cell>
          <table:table-cell table:style-name="ce16" table:formula="of:=[.E178]*[.F178]" office:value-type="float" office:value="-0">
            <text:p>-0.0000E+0</text:p>
          </table:table-cell>
          <table:table-cell table:style-name="ce16" table:formula="of:=[.E178]*[.G178]" office:value-type="float" office:value="0">
            <text:p>0.0000E+0</text:p>
          </table:table-cell>
          <table:table-cell table:style-name="ce16" table:formula="of:=[.J177]*efac+den*([.H177]*efac+[.H178])" office:value-type="float" office:value="-0.0000084793288399529">
            <text:p>-8.4793E-6</text:p>
          </table:table-cell>
          <table:table-cell table:style-name="ce16" table:formula="of:=[.K177]*efac+den*([.I177]*efac+[.I178])" office:value-type="float" office:value="-0.00000279664503498058">
            <text:p>-2.7966E-6</text:p>
          </table:table-cell>
          <table:table-cell table:style-name="ce16" table:formula="of:=[.J178]*[.G178]-[.K178]*[.F178]" office:value-type="float" office:value="-0.00000856484202940802">
            <text:p>-8.5648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8]+dt" office:value-type="float" office:value="4.4">
            <text:p>4.400</text:p>
          </table:table-cell>
          <table:table-cell table:formula="of:=IF([.D179]&gt;tzero;0;IF([.D179]&gt;tmax;pmax*(tzero-[.D179])/(tzero-tmax);pmax*[.D179]/tmax))" office:value-type="float" office:value="0">
            <text:p>0</text:p>
          </table:table-cell>
          <table:table-cell table:style-name="ce16" table:formula="of:=COS(wd*[.D179])" office:value-type="float" office:value="-0.288477597868984">
            <text:p>-2.8848E-1</text:p>
          </table:table-cell>
          <table:table-cell table:style-name="ce16" table:formula="of:=SIN(wd*[.D179])" office:value-type="float" office:value="0.957486645091064">
            <text:p>9.5749E-1</text:p>
          </table:table-cell>
          <table:table-cell table:style-name="ce16" table:formula="of:=[.E179]*[.F179]" office:value-type="float" office:value="-0">
            <text:p>-0.0000E+0</text:p>
          </table:table-cell>
          <table:table-cell table:style-name="ce16" table:formula="of:=[.E179]*[.G179]" office:value-type="float" office:value="0">
            <text:p>0.0000E+0</text:p>
          </table:table-cell>
          <table:table-cell table:style-name="ce16" table:formula="of:=[.J178]*efac+den*([.H178]*efac+[.H179])" office:value-type="float" office:value="-0.0000082602211572481">
            <text:p>-8.2602E-6</text:p>
          </table:table-cell>
          <table:table-cell table:style-name="ce16" table:formula="of:=[.K178]*efac+den*([.I178]*efac+[.I179])" office:value-type="float" office:value="-0.00000272437912519828">
            <text:p>-2.7244E-6</text:p>
          </table:table-cell>
          <table:table-cell table:style-name="ce16" table:formula="of:=[.J179]*[.G179]-[.K179]*[.F179]" office:value-type="float" office:value="-0.00000869497378928532">
            <text:p>-8.695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79]+dt" office:value-type="float" office:value="4.425">
            <text:p>4.425</text:p>
          </table:table-cell>
          <table:table-cell table:formula="of:=IF([.D180]&gt;tzero;0;IF([.D180]&gt;tmax;pmax*(tzero-[.D180])/(tzero-tmax);pmax*[.D180]/tmax))" office:value-type="float" office:value="0">
            <text:p>0</text:p>
          </table:table-cell>
          <table:table-cell table:style-name="ce16" table:formula="of:=COS(wd*[.D180])" office:value-type="float" office:value="-0.525347585981687">
            <text:p>-5.2535E-1</text:p>
          </table:table-cell>
          <table:table-cell table:style-name="ce16" table:formula="of:=SIN(wd*[.D180])" office:value-type="float" office:value="0.85088772109087">
            <text:p>8.5089E-1</text:p>
          </table:table-cell>
          <table:table-cell table:style-name="ce16" table:formula="of:=[.E180]*[.F180]" office:value-type="float" office:value="-0">
            <text:p>-0.0000E+0</text:p>
          </table:table-cell>
          <table:table-cell table:style-name="ce16" table:formula="of:=[.E180]*[.G180]" office:value-type="float" office:value="0">
            <text:p>0.0000E+0</text:p>
          </table:table-cell>
          <table:table-cell table:style-name="ce16" table:formula="of:=[.J179]*efac+den*([.H179]*efac+[.H180])" office:value-type="float" office:value="-0.00000804677526423521">
            <text:p>-8.0468E-6</text:p>
          </table:table-cell>
          <table:table-cell table:style-name="ce16" table:formula="of:=[.K179]*efac+den*([.I179]*efac+[.I180])" office:value-type="float" office:value="-0.0000026539805820826">
            <text:p>-2.6540E-6</text:p>
          </table:table-cell>
          <table:table-cell table:style-name="ce16" table:formula="of:=[.J180]*[.G180]-[.K180]*[.F180]" office:value-type="float" office:value="-0.00000824116455875484">
            <text:p>-8.2412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0]+dt" office:value-type="float" office:value="4.45">
            <text:p>4.450</text:p>
          </table:table-cell>
          <table:table-cell table:formula="of:=IF([.D181]&gt;tzero;0;IF([.D181]&gt;tmax;pmax*(tzero-[.D181])/(tzero-tmax);pmax*[.D181]/tmax))" office:value-type="float" office:value="0">
            <text:p>0</text:p>
          </table:table-cell>
          <table:table-cell table:style-name="ce16" table:formula="of:=COS(wd*[.D181])" office:value-type="float" office:value="-0.726771993237377">
            <text:p>-7.2677E-1</text:p>
          </table:table-cell>
          <table:table-cell table:style-name="ce16" table:formula="of:=SIN(wd*[.D181])" office:value-type="float" office:value="0.686878788321324">
            <text:p>6.8688E-1</text:p>
          </table:table-cell>
          <table:table-cell table:style-name="ce16" table:formula="of:=[.E181]*[.F181]" office:value-type="float" office:value="-0">
            <text:p>-0.0000E+0</text:p>
          </table:table-cell>
          <table:table-cell table:style-name="ce16" table:formula="of:=[.E181]*[.G181]" office:value-type="float" office:value="0">
            <text:p>0.0000E+0</text:p>
          </table:table-cell>
          <table:table-cell table:style-name="ce16" table:formula="of:=[.J180]*efac+den*([.H180]*efac+[.H181])" office:value-type="float" office:value="-0.00000783884485904967">
            <text:p>-7.8388E-6</text:p>
          </table:table-cell>
          <table:table-cell table:style-name="ce16" table:formula="of:=[.K180]*efac+den*([.I180]*efac+[.I181])" office:value-type="float" office:value="-0.00000258540115247684">
            <text:p>-2.5854E-6</text:p>
          </table:table-cell>
          <table:table-cell table:style-name="ce16" table:formula="of:=[.J181]*[.G181]-[.K181]*[.F181]" office:value-type="float" office:value="-0.00000726333340752668">
            <text:p>-7.263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1]+dt" office:value-type="float" office:value="4.475">
            <text:p>4.475</text:p>
          </table:table-cell>
          <table:table-cell table:formula="of:=IF([.D182]&gt;tzero;0;IF([.D182]&gt;tmax;pmax*(tzero-[.D182])/(tzero-tmax);pmax*[.D182]/tmax))" office:value-type="float" office:value="0">
            <text:p>0</text:p>
          </table:table-cell>
          <table:table-cell table:style-name="ce16" table:formula="of:=COS(wd*[.D182])" office:value-type="float" office:value="-0.879160569476974">
            <text:p>-8.7916E-1</text:p>
          </table:table-cell>
          <table:table-cell table:style-name="ce16" table:formula="of:=SIN(wd*[.D182])" office:value-type="float" office:value="0.47652564786895">
            <text:p>4.7653E-1</text:p>
          </table:table-cell>
          <table:table-cell table:style-name="ce16" table:formula="of:=[.E182]*[.F182]" office:value-type="float" office:value="-0">
            <text:p>-0.0000E+0</text:p>
          </table:table-cell>
          <table:table-cell table:style-name="ce16" table:formula="of:=[.E182]*[.G182]" office:value-type="float" office:value="0">
            <text:p>0.0000E+0</text:p>
          </table:table-cell>
          <table:table-cell table:style-name="ce16" table:formula="of:=[.J181]*efac+den*([.H181]*efac+[.H182])" office:value-type="float" office:value="-0.00000763628742029862">
            <text:p>-7.6363E-6</text:p>
          </table:table-cell>
          <table:table-cell table:style-name="ce16" table:formula="of:=[.K181]*efac+den*([.I181]*efac+[.I182])" office:value-type="float" office:value="-0.00000251859383009628">
            <text:p>-2.5186E-6</text:p>
          </table:table-cell>
          <table:table-cell table:style-name="ce16" table:formula="of:=[.J182]*[.G182]-[.K182]*[.F182]" office:value-type="float" office:value="-0.00000585313519621995">
            <text:p>-5.8531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2]+dt" office:value-type="float" office:value="4.5">
            <text:p>4.500</text:p>
          </table:table-cell>
          <table:table-cell table:formula="of:=IF([.D183]&gt;tzero;0;IF([.D183]&gt;tmax;pmax*(tzero-[.D183])/(tzero-tmax);pmax*[.D183]/tmax))" office:value-type="float" office:value="0">
            <text:p>0</text:p>
          </table:table-cell>
          <table:table-cell table:style-name="ce16" table:formula="of:=COS(wd*[.D183])" office:value-type="float" office:value="-0.972231547457392">
            <text:p>-9.7223E-1</text:p>
          </table:table-cell>
          <table:table-cell table:style-name="ce16" table:formula="of:=SIN(wd*[.D183])" office:value-type="float" office:value="0.234020977966945">
            <text:p>2.3402E-1</text:p>
          </table:table-cell>
          <table:table-cell table:style-name="ce16" table:formula="of:=[.E183]*[.F183]" office:value-type="float" office:value="-0">
            <text:p>-0.0000E+0</text:p>
          </table:table-cell>
          <table:table-cell table:style-name="ce16" table:formula="of:=[.E183]*[.G183]" office:value-type="float" office:value="0">
            <text:p>0.0000E+0</text:p>
          </table:table-cell>
          <table:table-cell table:style-name="ce16" table:formula="of:=[.J182]*efac+den*([.H182]*efac+[.H183])" office:value-type="float" office:value="-0.00000743896410937266">
            <text:p>-7.4390E-6</text:p>
          </table:table-cell>
          <table:table-cell table:style-name="ce16" table:formula="of:=[.K182]*efac+den*([.I182]*efac+[.I183])" office:value-type="float" office:value="-0.00000245351282330871">
            <text:p>-2.4535E-6</text:p>
          </table:table-cell>
          <table:table-cell table:style-name="ce16" table:formula="of:=[.J183]*[.G183]-[.K183]*[.F183]" office:value-type="float" office:value="-0.00000412625622484838">
            <text:p>-4.126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3]+dt" office:value-type="float" office:value="4.525">
            <text:p>4.525</text:p>
          </table:table-cell>
          <table:table-cell table:formula="of:=IF([.D184]&gt;tzero;0;IF([.D184]&gt;tmax;pmax*(tzero-[.D184])/(tzero-tmax);pmax*[.D184]/tmax))" office:value-type="float" office:value="0">
            <text:p>0</text:p>
          </table:table-cell>
          <table:table-cell table:style-name="ce16" table:formula="of:=COS(wd*[.D184])" office:value-type="float" office:value="-0.999705361109463">
            <text:p>-9.9971E-1</text:p>
          </table:table-cell>
          <table:table-cell table:style-name="ce16" table:formula="of:=SIN(wd*[.D184])" office:value-type="float" office:value="-0.0242732562503957">
            <text:p>-2.4273E-2</text:p>
          </table:table-cell>
          <table:table-cell table:style-name="ce16" table:formula="of:=[.E184]*[.F184]" office:value-type="float" office:value="-0">
            <text:p>-0.0000E+0</text:p>
          </table:table-cell>
          <table:table-cell table:style-name="ce16" table:formula="of:=[.E184]*[.G184]" office:value-type="float" office:value="-0">
            <text:p>-0.0000E+0</text:p>
          </table:table-cell>
          <table:table-cell table:style-name="ce16" table:formula="of:=[.J183]*efac+den*([.H183]*efac+[.H184])" office:value-type="float" office:value="-0.00000724673967528198">
            <text:p>-7.2467E-6</text:p>
          </table:table-cell>
          <table:table-cell table:style-name="ce16" table:formula="of:=[.K183]*efac+den*([.I183]*efac+[.I184])" office:value-type="float" office:value="-0.00000239011352374756">
            <text:p>-2.3901E-6</text:p>
          </table:table-cell>
          <table:table-cell table:style-name="ce16" table:formula="of:=[.J184]*[.G184]-[.K184]*[.F184]" office:value-type="float" office:value="-0.00000221350733423264">
            <text:p>-2.2135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4]+dt" office:value-type="float" office:value="4.55">
            <text:p>4.550</text:p>
          </table:table-cell>
          <table:table-cell table:formula="of:=IF([.D185]&gt;tzero;0;IF([.D185]&gt;tmax;pmax*(tzero-[.D185])/(tzero-tmax);pmax*[.D185]/tmax))" office:value-type="float" office:value="0">
            <text:p>0</text:p>
          </table:table-cell>
          <table:table-cell table:style-name="ce16" table:formula="of:=COS(wd*[.D185])" office:value-type="float" office:value="-0.959728332393658">
            <text:p>-9.5973E-1</text:p>
          </table:table-cell>
          <table:table-cell table:style-name="ce16" table:formula="of:=SIN(wd*[.D185])" office:value-type="float" office:value="-0.280929756346472">
            <text:p>-2.8093E-1</text:p>
          </table:table-cell>
          <table:table-cell table:style-name="ce16" table:formula="of:=[.E185]*[.F185]" office:value-type="float" office:value="-0">
            <text:p>-0.0000E+0</text:p>
          </table:table-cell>
          <table:table-cell table:style-name="ce16" table:formula="of:=[.E185]*[.G185]" office:value-type="float" office:value="-0">
            <text:p>-0.0000E+0</text:p>
          </table:table-cell>
          <table:table-cell table:style-name="ce16" table:formula="of:=[.J184]*efac+den*([.H184]*efac+[.H185])" office:value-type="float" office:value="-0.00000705948236195141">
            <text:p>-7.0595E-6</text:p>
          </table:table-cell>
          <table:table-cell table:style-name="ce16" table:formula="of:=[.K184]*efac+den*([.I184]*efac+[.I185])" office:value-type="float" office:value="-0.00000232835247573605">
            <text:p>-2.3284E-6</text:p>
          </table:table-cell>
          <table:table-cell table:style-name="ce16" table:formula="of:=[.J185]*[.G185]-[.K185]*[.F185]" office:value-type="float" office:value="-0.000000251367178887578">
            <text:p>-2.5137E-7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5]+dt" office:value-type="float" office:value="4.575">
            <text:p>4.575</text:p>
          </table:table-cell>
          <table:table-cell table:formula="of:=IF([.D186]&gt;tzero;0;IF([.D186]&gt;tmax;pmax*(tzero-[.D186])/(tzero-tmax);pmax*[.D186]/tmax))" office:value-type="float" office:value="0">
            <text:p>0</text:p>
          </table:table-cell>
          <table:table-cell table:style-name="ce16" table:formula="of:=COS(wd*[.D186])" office:value-type="float" office:value="-0.854997740295513">
            <text:p>-8.5500E-1</text:p>
          </table:table-cell>
          <table:table-cell table:style-name="ce16" table:formula="of:=SIN(wd*[.D186])" office:value-type="float" office:value="-0.518631722988062">
            <text:p>-5.1863E-1</text:p>
          </table:table-cell>
          <table:table-cell table:style-name="ce16" table:formula="of:=[.E186]*[.F186]" office:value-type="float" office:value="-0">
            <text:p>-0.0000E+0</text:p>
          </table:table-cell>
          <table:table-cell table:style-name="ce16" table:formula="of:=[.E186]*[.G186]" office:value-type="float" office:value="-0">
            <text:p>-0.0000E+0</text:p>
          </table:table-cell>
          <table:table-cell table:style-name="ce16" table:formula="of:=[.J185]*efac+den*([.H185]*efac+[.H186])" office:value-type="float" office:value="-0.00000687706381791118">
            <text:p>-6.8771E-6</text:p>
          </table:table-cell>
          <table:table-cell table:style-name="ce16" table:formula="of:=[.K185]*efac+den*([.I185]*efac+[.I186])" office:value-type="float" office:value="-0.00000226818734650144">
            <text:p>-2.2682E-6</text:p>
          </table:table-cell>
          <table:table-cell table:style-name="ce16" table:formula="of:=[.J186]*[.G186]-[.K186]*[.F186]" office:value-type="float" office:value="0.00000162736840115653">
            <text:p>1.6274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6]+dt" office:value-type="float" office:value="4.6">
            <text:p>4.600</text:p>
          </table:table-cell>
          <table:table-cell table:formula="of:=IF([.D187]&gt;tzero;0;IF([.D187]&gt;tmax;pmax*(tzero-[.D187])/(tzero-tmax);pmax*[.D187]/tmax))" office:value-type="float" office:value="0">
            <text:p>0</text:p>
          </table:table-cell>
          <table:table-cell table:style-name="ce16" table:formula="of:=COS(wd*[.D187])" office:value-type="float" office:value="-0.692579833465392">
            <text:p>-6.9258E-1</text:p>
          </table:table-cell>
          <table:table-cell table:style-name="ce16" table:formula="of:=SIN(wd*[.D187])" office:value-type="float" office:value="-0.721341232896782">
            <text:p>-7.2134E-1</text:p>
          </table:table-cell>
          <table:table-cell table:style-name="ce16" table:formula="of:=[.E187]*[.F187]" office:value-type="float" office:value="-0">
            <text:p>-0.0000E+0</text:p>
          </table:table-cell>
          <table:table-cell table:style-name="ce16" table:formula="of:=[.E187]*[.G187]" office:value-type="float" office:value="-0">
            <text:p>-0.0000E+0</text:p>
          </table:table-cell>
          <table:table-cell table:style-name="ce16" table:formula="of:=[.J186]*efac+den*([.H186]*efac+[.H187])" office:value-type="float" office:value="-0.0000066993590083211">
            <text:p>-6.6994E-6</text:p>
          </table:table-cell>
          <table:table-cell table:style-name="ce16" table:formula="of:=[.K186]*efac+den*([.I186]*efac+[.I187])" office:value-type="float" office:value="-0.00000220957689715896">
            <text:p>-2.2096E-6</text:p>
          </table:table-cell>
          <table:table-cell table:style-name="ce16" table:formula="of:=[.J187]*[.G187]-[.K187]*[.F187]" office:value-type="float" office:value="0.00000330221548721718">
            <text:p>3.3022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7]+dt" office:value-type="float" office:value="4.625">
            <text:p>4.625</text:p>
          </table:table-cell>
          <table:table-cell table:formula="of:=IF([.D188]&gt;tzero;0;IF([.D188]&gt;tmax;pmax*(tzero-[.D188])/(tzero-tmax);pmax*[.D188]/tmax))" office:value-type="float" office:value="0">
            <text:p>0</text:p>
          </table:table-cell>
          <table:table-cell table:style-name="ce16" table:formula="of:=COS(wd*[.D188])" office:value-type="float" office:value="-0.483433065321172">
            <text:p>-4.8343E-1</text:p>
          </table:table-cell>
          <table:table-cell table:style-name="ce16" table:formula="of:=SIN(wd*[.D188])" office:value-type="float" office:value="-0.875381329109877">
            <text:p>-8.7538E-1</text:p>
          </table:table-cell>
          <table:table-cell table:style-name="ce16" table:formula="of:=[.E188]*[.F188]" office:value-type="float" office:value="-0">
            <text:p>-0.0000E+0</text:p>
          </table:table-cell>
          <table:table-cell table:style-name="ce16" table:formula="of:=[.E188]*[.G188]" office:value-type="float" office:value="-0">
            <text:p>-0.0000E+0</text:p>
          </table:table-cell>
          <table:table-cell table:style-name="ce16" table:formula="of:=[.J187]*efac+den*([.H187]*efac+[.H188])" office:value-type="float" office:value="-0.00000652624612926818">
            <text:p>-6.5262E-6</text:p>
          </table:table-cell>
          <table:table-cell table:style-name="ce16" table:formula="of:=[.K187]*efac+den*([.I187]*efac+[.I188])" office:value-type="float" office:value="-0.0000021524809544455">
            <text:p>-2.1525E-6</text:p>
          </table:table-cell>
          <table:table-cell table:style-name="ce16" table:formula="of:=[.J188]*[.G188]-[.K188]*[.F188]" office:value-type="float" office:value="0.00000467237354488394">
            <text:p>4.6724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8]+dt" office:value-type="float" office:value="4.65">
            <text:p>4.650</text:p>
          </table:table-cell>
          <table:table-cell table:formula="of:=IF([.D189]&gt;tzero;0;IF([.D189]&gt;tmax;pmax*(tzero-[.D189])/(tzero-tmax);pmax*[.D189]/tmax))" office:value-type="float" office:value="0">
            <text:p>0</text:p>
          </table:table-cell>
          <table:table-cell table:style-name="ce16" table:formula="of:=COS(wd*[.D189])" office:value-type="float" office:value="-0.2416687192856">
            <text:p>-2.4167E-1</text:p>
          </table:table-cell>
          <table:table-cell table:style-name="ce16" table:formula="of:=SIN(wd*[.D189])" office:value-type="float" office:value="-0.970358815139461">
            <text:p>-9.7036E-1</text:p>
          </table:table-cell>
          <table:table-cell table:style-name="ce16" table:formula="of:=[.E189]*[.F189]" office:value-type="float" office:value="-0">
            <text:p>-0.0000E+0</text:p>
          </table:table-cell>
          <table:table-cell table:style-name="ce16" table:formula="of:=[.E189]*[.G189]" office:value-type="float" office:value="-0">
            <text:p>-0.0000E+0</text:p>
          </table:table-cell>
          <table:table-cell table:style-name="ce16" table:formula="of:=[.J188]*efac+den*([.H188]*efac+[.H189])" office:value-type="float" office:value="-0.00000635760652427875">
            <text:p>-6.3576E-6</text:p>
          </table:table-cell>
          <table:table-cell table:style-name="ce16" table:formula="of:=[.K188]*efac+den*([.I188]*efac+[.I189])" office:value-type="float" office:value="-0.00000209686038318371">
            <text:p>-2.0969E-6</text:p>
          </table:table-cell>
          <table:table-cell table:style-name="ce16" table:formula="of:=[.J189]*[.G189]-[.K189]*[.F189]" office:value-type="float" office:value="0.00000566241397069732">
            <text:p>5.6624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89]+dt" office:value-type="float" office:value="4.675">
            <text:p>4.675</text:p>
          </table:table-cell>
          <table:table-cell table:formula="of:=IF([.D190]&gt;tzero;0;IF([.D190]&gt;tmax;pmax*(tzero-[.D190])/(tzero-tmax);pmax*[.D190]/tmax))" office:value-type="float" office:value="0">
            <text:p>0</text:p>
          </table:table-cell>
          <table:table-cell table:style-name="ce16" table:formula="of:=COS(wd*[.D190])" office:value-type="float" office:value="0.0164011896927335">
            <text:p>1.6401E-2</text:p>
          </table:table-cell>
          <table:table-cell table:style-name="ce16" table:formula="of:=SIN(wd*[.D190])" office:value-type="float" office:value="-0.999865491442055">
            <text:p>-9.9987E-1</text:p>
          </table:table-cell>
          <table:table-cell table:style-name="ce16" table:formula="of:=[.E190]*[.F190]" office:value-type="float" office:value="0">
            <text:p>0.0000E+0</text:p>
          </table:table-cell>
          <table:table-cell table:style-name="ce16" table:formula="of:=[.E190]*[.G190]" office:value-type="float" office:value="-0">
            <text:p>-0.0000E+0</text:p>
          </table:table-cell>
          <table:table-cell table:style-name="ce16" table:formula="of:=[.J189]*efac+den*([.H189]*efac+[.H190])" office:value-type="float" office:value="-0.00000619332460298799">
            <text:p>-6.1933E-6</text:p>
          </table:table-cell>
          <table:table-cell table:style-name="ce16" table:formula="of:=[.K189]*efac+den*([.I189]*efac+[.I190])" office:value-type="float" office:value="-0.00000204267705945765">
            <text:p>-2.0427E-6</text:p>
          </table:table-cell>
          <table:table-cell table:style-name="ce16" table:formula="of:=[.J190]*[.G190]-[.K190]*[.F190]" office:value-type="float" office:value="0.00000622599388175992">
            <text:p>6.226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0]+dt" office:value-type="float" office:value="4.7">
            <text:p>4.700</text:p>
          </table:table-cell>
          <table:table-cell table:formula="of:=IF([.D191]&gt;tzero;0;IF([.D191]&gt;tmax;pmax*(tzero-[.D191])/(tzero-tmax);pmax*[.D191]/tmax))" office:value-type="float" office:value="0">
            <text:p>0</text:p>
          </table:table-cell>
          <table:table-cell table:style-name="ce16" table:formula="of:=COS(wd*[.D191])" office:value-type="float" office:value="0.273364498563029">
            <text:p>2.7336E-1</text:p>
          </table:table-cell>
          <table:table-cell table:style-name="ce16" table:formula="of:=SIN(wd*[.D191])" office:value-type="float" office:value="-0.961910521267641">
            <text:p>-9.6191E-1</text:p>
          </table:table-cell>
          <table:table-cell table:style-name="ce16" table:formula="of:=[.E191]*[.F191]" office:value-type="float" office:value="0">
            <text:p>0.0000E+0</text:p>
          </table:table-cell>
          <table:table-cell table:style-name="ce16" table:formula="of:=[.E191]*[.G191]" office:value-type="float" office:value="-0">
            <text:p>-0.0000E+0</text:p>
          </table:table-cell>
          <table:table-cell table:style-name="ce16" table:formula="of:=[.J190]*efac+den*([.H190]*efac+[.H191])" office:value-type="float" office:value="-0.00000603328776191098">
            <text:p>-6.0333E-6</text:p>
          </table:table-cell>
          <table:table-cell table:style-name="ce16" table:formula="of:=[.K190]*efac+den*([.I190]*efac+[.I191])" office:value-type="float" office:value="-0.00000198989384448158">
            <text:p>-1.9899E-6</text:p>
          </table:table-cell>
          <table:table-cell table:style-name="ce16" table:formula="of:=[.J191]*[.G191]-[.K191]*[.F191]" office:value-type="float" office:value="0.00000634744930900783">
            <text:p>6.3474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1]+dt" office:value-type="float" office:value="4.725">
            <text:p>4.725</text:p>
          </table:table-cell>
          <table:table-cell table:formula="of:=IF([.D192]&gt;tzero;0;IF([.D192]&gt;tmax;pmax*(tzero-[.D192])/(tzero-tmax);pmax*[.D192]/tmax))" office:value-type="float" office:value="0">
            <text:p>0</text:p>
          </table:table-cell>
          <table:table-cell table:style-name="ce16" table:formula="of:=COS(wd*[.D192])" office:value-type="float" office:value="0.511883707382599">
            <text:p>5.1188E-1</text:p>
          </table:table-cell>
          <table:table-cell table:style-name="ce16" table:formula="of:=SIN(wd*[.D192])" office:value-type="float" office:value="-0.859054753852305">
            <text:p>-8.5905E-1</text:p>
          </table:table-cell>
          <table:table-cell table:style-name="ce16" table:formula="of:=[.E192]*[.F192]" office:value-type="float" office:value="0">
            <text:p>0.0000E+0</text:p>
          </table:table-cell>
          <table:table-cell table:style-name="ce16" table:formula="of:=[.E192]*[.G192]" office:value-type="float" office:value="-0">
            <text:p>-0.0000E+0</text:p>
          </table:table-cell>
          <table:table-cell table:style-name="ce16" table:formula="of:=[.J191]*efac+den*([.H191]*efac+[.H192])" office:value-type="float" office:value="-0.00000587738630726108">
            <text:p>-5.8774E-6</text:p>
          </table:table-cell>
          <table:table-cell table:style-name="ce16" table:formula="of:=[.K191]*efac+den*([.I191]*efac+[.I192])" office:value-type="float" office:value="-0.00000193847455914398">
            <text:p>-1.9385E-6</text:p>
          </table:table-cell>
          <table:table-cell table:style-name="ce16" table:formula="of:=[.J192]*[.G192]-[.K192]*[.F192]" office:value-type="float" office:value="0.00000604127019148055">
            <text:p>6.041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2]+dt" office:value-type="float" office:value="4.75">
            <text:p>4.750</text:p>
          </table:table-cell>
          <table:table-cell table:formula="of:=IF([.D193]&gt;tzero;0;IF([.D193]&gt;tmax;pmax*(tzero-[.D193])/(tzero-tmax);pmax*[.D193]/tmax))" office:value-type="float" office:value="0">
            <text:p>0</text:p>
          </table:table-cell>
          <table:table-cell table:style-name="ce16" table:formula="of:=COS(wd*[.D193])" office:value-type="float" office:value="0.715865752953355">
            <text:p>7.1587E-1</text:p>
          </table:table-cell>
          <table:table-cell table:style-name="ce16" table:formula="of:=SIN(wd*[.D193])" office:value-type="float" office:value="-0.698237942071702">
            <text:p>-6.9824E-1</text:p>
          </table:table-cell>
          <table:table-cell table:style-name="ce16" table:formula="of:=[.E193]*[.F193]" office:value-type="float" office:value="0">
            <text:p>0.0000E+0</text:p>
          </table:table-cell>
          <table:table-cell table:style-name="ce16" table:formula="of:=[.E193]*[.G193]" office:value-type="float" office:value="-0">
            <text:p>-0.0000E+0</text:p>
          </table:table-cell>
          <table:table-cell table:style-name="ce16" table:formula="of:=[.J192]*efac+den*([.H192]*efac+[.H193])" office:value-type="float" office:value="-0.00000572551337976272">
            <text:p>-5.7255E-6</text:p>
          </table:table-cell>
          <table:table-cell table:style-name="ce16" table:formula="of:=[.K192]*efac+den*([.I192]*efac+[.I193])" office:value-type="float" office:value="-0.00000188838395920935">
            <text:p>-1.8884E-6</text:p>
          </table:table-cell>
          <table:table-cell table:style-name="ce16" table:formula="of:=[.J193]*[.G193]-[.K193]*[.F193]" office:value-type="float" office:value="0.00000534960008441396">
            <text:p>5.349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3]+dt" office:value-type="float" office:value="4.775">
            <text:p>4.775</text:p>
          </table:table-cell>
          <table:table-cell table:formula="of:=IF([.D194]&gt;tzero;0;IF([.D194]&gt;tmax;pmax*(tzero-[.D194])/(tzero-tmax);pmax*[.D194]/tmax))" office:value-type="float" office:value="0">
            <text:p>0</text:p>
          </table:table-cell>
          <table:table-cell table:style-name="ce16" table:formula="of:=COS(wd*[.D194])" office:value-type="float" office:value="0.87154781941284">
            <text:p>8.7155E-1</text:p>
          </table:table-cell>
          <table:table-cell table:style-name="ce16" table:formula="of:=SIN(wd*[.D194])" office:value-type="float" office:value="-0.490310512304931">
            <text:p>-4.9031E-1</text:p>
          </table:table-cell>
          <table:table-cell table:style-name="ce16" table:formula="of:=[.E194]*[.F194]" office:value-type="float" office:value="0">
            <text:p>0.0000E+0</text:p>
          </table:table-cell>
          <table:table-cell table:style-name="ce16" table:formula="of:=[.E194]*[.G194]" office:value-type="float" office:value="-0">
            <text:p>-0.0000E+0</text:p>
          </table:table-cell>
          <table:table-cell table:style-name="ce16" table:formula="of:=[.J193]*efac+den*([.H193]*efac+[.H194])" office:value-type="float" office:value="-0.00000557756488140703">
            <text:p>-5.5776E-6</text:p>
          </table:table-cell>
          <table:table-cell table:style-name="ce16" table:formula="of:=[.K193]*efac+den*([.I193]*efac+[.I194])" office:value-type="float" office:value="-0.00000183958771116084">
            <text:p>-1.8396E-6</text:p>
          </table:table-cell>
          <table:table-cell table:style-name="ce16" table:formula="of:=[.J194]*[.G194]-[.K194]*[.F194]" office:value-type="float" office:value="0.00000433802735269756">
            <text:p>4.338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4]+dt" office:value-type="float" office:value="4.8">
            <text:p>4.800</text:p>
          </table:table-cell>
          <table:table-cell table:formula="of:=IF([.D195]&gt;tzero;0;IF([.D195]&gt;tmax;pmax*(tzero-[.D195])/(tzero-tmax);pmax*[.D195]/tmax))" office:value-type="float" office:value="0">
            <text:p>0</text:p>
          </table:table-cell>
          <table:table-cell table:style-name="ce16" table:formula="of:=COS(wd*[.D195])" office:value-type="float" office:value="0.968425925355357">
            <text:p>9.6843E-1</text:p>
          </table:table-cell>
          <table:table-cell table:style-name="ce16" table:formula="of:=SIN(wd*[.D195])" office:value-type="float" office:value="-0.249301478334206">
            <text:p>-2.4930E-1</text:p>
          </table:table-cell>
          <table:table-cell table:style-name="ce16" table:formula="of:=[.E195]*[.F195]" office:value-type="float" office:value="0">
            <text:p>0.0000E+0</text:p>
          </table:table-cell>
          <table:table-cell table:style-name="ce16" table:formula="of:=[.E195]*[.G195]" office:value-type="float" office:value="-0">
            <text:p>-0.0000E+0</text:p>
          </table:table-cell>
          <table:table-cell table:style-name="ce16" table:formula="of:=[.J194]*efac+den*([.H194]*efac+[.H195])" office:value-type="float" office:value="-0.00000543343940410009">
            <text:p>-5.4334E-6</text:p>
          </table:table-cell>
          <table:table-cell table:style-name="ce16" table:formula="of:=[.K194]*efac+den*([.I194]*efac+[.I195])" office:value-type="float" office:value="-0.00000179205236866704">
            <text:p>-1.7921E-6</text:p>
          </table:table-cell>
          <table:table-cell table:style-name="ce16" table:formula="of:=[.J195]*[.G195]-[.K195]*[.F195]" office:value-type="float" office:value="0.00000309003444929312">
            <text:p>3.090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5]+dt" office:value-type="float" office:value="4.825">
            <text:p>4.825</text:p>
          </table:table-cell>
          <table:table-cell table:formula="of:=IF([.D196]&gt;tzero;0;IF([.D196]&gt;tmax;pmax*(tzero-[.D196])/(tzero-tmax);pmax*[.D196]/tmax))" office:value-type="float" office:value="0">
            <text:p>0</text:p>
          </table:table-cell>
          <table:table-cell table:style-name="ce16" table:formula="of:=COS(wd*[.D196])" office:value-type="float" office:value="0.999963635039904">
            <text:p>9.9996E-1</text:p>
          </table:table-cell>
          <table:table-cell table:style-name="ce16" table:formula="of:=SIN(wd*[.D196])" office:value-type="float" office:value="0.00852810634211615">
            <text:p>8.5281E-3</text:p>
          </table:table-cell>
          <table:table-cell table:style-name="ce16" table:formula="of:=[.E196]*[.F196]" office:value-type="float" office:value="0">
            <text:p>0.0000E+0</text:p>
          </table:table-cell>
          <table:table-cell table:style-name="ce16" table:formula="of:=[.E196]*[.G196]" office:value-type="float" office:value="0">
            <text:p>0.0000E+0</text:p>
          </table:table-cell>
          <table:table-cell table:style-name="ce16" table:formula="of:=[.J195]*efac+den*([.H195]*efac+[.H196])" office:value-type="float" office:value="-0.00000529303816015495">
            <text:p>-5.2930E-6</text:p>
          </table:table-cell>
          <table:table-cell table:style-name="ce16" table:formula="of:=[.K195]*efac+den*([.I195]*efac+[.I196])" office:value-type="float" office:value="-0.00000174574534965698">
            <text:p>-1.7457E-6</text:p>
          </table:table-cell>
          <table:table-cell table:style-name="ce16" table:formula="of:=[.J196]*[.G196]-[.K196]*[.F196]" office:value-type="float" office:value="0.00000170054227339432">
            <text:p>1.7005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6]+dt" office:value-type="float" office:value="4.85">
            <text:p>4.850</text:p>
          </table:table-cell>
          <table:table-cell table:formula="of:=IF([.D197]&gt;tzero;0;IF([.D197]&gt;tmax;pmax*(tzero-[.D197])/(tzero-tmax);pmax*[.D197]/tmax))" office:value-type="float" office:value="0">
            <text:p>0</text:p>
          </table:table-cell>
          <table:table-cell table:style-name="ce16" table:formula="of:=COS(wd*[.D197])" office:value-type="float" office:value="0.964033076428049">
            <text:p>9.6403E-1</text:p>
          </table:table-cell>
          <table:table-cell table:style-name="ce16" table:formula="of:=SIN(wd*[.D197])" office:value-type="float" office:value="0.265782293527374">
            <text:p>2.6578E-1</text:p>
          </table:table-cell>
          <table:table-cell table:style-name="ce16" table:formula="of:=[.E197]*[.F197]" office:value-type="float" office:value="0">
            <text:p>0.0000E+0</text:p>
          </table:table-cell>
          <table:table-cell table:style-name="ce16" table:formula="of:=[.E197]*[.G197]" office:value-type="float" office:value="0">
            <text:p>0.0000E+0</text:p>
          </table:table-cell>
          <table:table-cell table:style-name="ce16" table:formula="of:=[.J196]*efac+den*([.H196]*efac+[.H197])" office:value-type="float" office:value="-0.00000515626491457977">
            <text:p>-5.1563E-6</text:p>
          </table:table-cell>
          <table:table-cell table:style-name="ce16" table:formula="of:=[.K196]*efac+den*([.I196]*efac+[.I197])" office:value-type="float" office:value="-0.00000170063491398739">
            <text:p>-1.7006E-6</text:p>
          </table:table-cell>
          <table:table-cell table:style-name="ce16" table:formula="of:=[.J197]*[.G197]-[.K197]*[.F197]" office:value-type="float" office:value="0.000000269024392980471">
            <text:p>2.6902E-7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7]+dt" office:value-type="float" office:value="4.875">
            <text:p>4.875</text:p>
          </table:table-cell>
          <table:table-cell table:formula="of:=IF([.D198]&gt;tzero;0;IF([.D198]&gt;tmax;pmax*(tzero-[.D198])/(tzero-tmax);pmax*[.D198]/tmax))" office:value-type="float" office:value="0">
            <text:p>0</text:p>
          </table:table-cell>
          <table:table-cell table:style-name="ce16" table:formula="of:=COS(wd*[.D198])" office:value-type="float" office:value="0.8630585102464">
            <text:p>8.6306E-1</text:p>
          </table:table-cell>
          <table:table-cell table:style-name="ce16" table:formula="of:=SIN(wd*[.D198])" office:value-type="float" office:value="0.505103957509011">
            <text:p>5.0510E-1</text:p>
          </table:table-cell>
          <table:table-cell table:style-name="ce16" table:formula="of:=[.E198]*[.F198]" office:value-type="float" office:value="0">
            <text:p>0.0000E+0</text:p>
          </table:table-cell>
          <table:table-cell table:style-name="ce16" table:formula="of:=[.E198]*[.G198]" office:value-type="float" office:value="0">
            <text:p>0.0000E+0</text:p>
          </table:table-cell>
          <table:table-cell table:style-name="ce16" table:formula="of:=[.J197]*efac+den*([.H197]*efac+[.H198])" office:value-type="float" office:value="-0.0000050230259191156">
            <text:p>-5.0230E-6</text:p>
          </table:table-cell>
          <table:table-cell table:style-name="ce16" table:formula="of:=[.K197]*efac+den*([.I197]*efac+[.I198])" office:value-type="float" office:value="-0.00000165669014168714">
            <text:p>-1.6567E-6</text:p>
          </table:table-cell>
          <table:table-cell table:style-name="ce16" table:formula="of:=[.J198]*[.G198]-[.K198]*[.F198]" office:value-type="float" office:value="-0.00000110732974479123">
            <text:p>-1.107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8]+dt" office:value-type="float" office:value="4.9">
            <text:p>4.900</text:p>
          </table:table-cell>
          <table:table-cell table:formula="of:=IF([.D199]&gt;tzero;0;IF([.D199]&gt;tmax;pmax*(tzero-[.D199])/(tzero-tmax);pmax*[.D199]/tmax))" office:value-type="float" office:value="0">
            <text:p>0</text:p>
          </table:table-cell>
          <table:table-cell table:style-name="ce16" table:formula="of:=COS(wd*[.D199])" office:value-type="float" office:value="0.703852763365391">
            <text:p>7.0385E-1</text:p>
          </table:table-cell>
          <table:table-cell table:style-name="ce16" table:formula="of:=SIN(wd*[.D199])" office:value-type="float" office:value="0.710345892859882">
            <text:p>7.1035E-1</text:p>
          </table:table-cell>
          <table:table-cell table:style-name="ce16" table:formula="of:=[.E199]*[.F199]" office:value-type="float" office:value="0">
            <text:p>0.0000E+0</text:p>
          </table:table-cell>
          <table:table-cell table:style-name="ce16" table:formula="of:=[.E199]*[.G199]" office:value-type="float" office:value="0">
            <text:p>0.0000E+0</text:p>
          </table:table-cell>
          <table:table-cell table:style-name="ce16" table:formula="of:=[.J198]*efac+den*([.H198]*efac+[.H199])" office:value-type="float" office:value="-0.00000489322984797872">
            <text:p>-4.8932E-6</text:p>
          </table:table-cell>
          <table:table-cell table:style-name="ce16" table:formula="of:=[.K198]*efac+den*([.I198]*efac+[.I199])" office:value-type="float" office:value="-0.00000161388091176382">
            <text:p>-1.6139E-6</text:p>
          </table:table-cell>
          <table:table-cell table:style-name="ce16" table:formula="of:=[.J199]*[.G199]-[.K199]*[.F199]" office:value-type="float" office:value="-0.00000233995118584345">
            <text:p>-2.3400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199]+dt" office:value-type="float" office:value="4.925">
            <text:p>4.925</text:p>
          </table:table-cell>
          <table:table-cell table:formula="of:=IF([.D200]&gt;tzero;0;IF([.D200]&gt;tmax;pmax*(tzero-[.D200])/(tzero-tmax);pmax*[.D200]/tmax))" office:value-type="float" office:value="0">
            <text:p>0</text:p>
          </table:table-cell>
          <table:table-cell table:style-name="ce16" table:formula="of:=COS(wd*[.D200])" office:value-type="float" office:value="0.497157562452379">
            <text:p>4.9716E-1</text:p>
          </table:table-cell>
          <table:table-cell table:style-name="ce16" table:formula="of:=SIN(wd*[.D200])" office:value-type="float" office:value="0.867660278044586">
            <text:p>8.6766E-1</text:p>
          </table:table-cell>
          <table:table-cell table:style-name="ce16" table:formula="of:=[.E200]*[.F200]" office:value-type="float" office:value="0">
            <text:p>0.0000E+0</text:p>
          </table:table-cell>
          <table:table-cell table:style-name="ce16" table:formula="of:=[.E200]*[.G200]" office:value-type="float" office:value="0">
            <text:p>0.0000E+0</text:p>
          </table:table-cell>
          <table:table-cell table:style-name="ce16" table:formula="of:=[.J199]*efac+den*([.H199]*efac+[.H200])" office:value-type="float" office:value="-0.00000476678773526329">
            <text:p>-4.7668E-6</text:p>
          </table:table-cell>
          <table:table-cell table:style-name="ce16" table:formula="of:=[.K199]*efac+den*([.I199]*efac+[.I200])" office:value-type="float" office:value="-0.00000157217788155795">
            <text:p>-1.5722E-6</text:p>
          </table:table-cell>
          <table:table-cell table:style-name="ce16" table:formula="of:=[.J200]*[.G200]-[.K200]*[.F200]" office:value-type="float" office:value="-0.00000335433224842117">
            <text:p>-3.354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00]+dt" office:value-type="float" office:value="4.95">
            <text:p>4.950</text:p>
          </table:table-cell>
          <table:table-cell table:formula="of:=IF([.D201]&gt;tzero;0;IF([.D201]&gt;tmax;pmax*(tzero-[.D201])/(tzero-tmax);pmax*[.D201]/tmax))" office:value-type="float" office:value="0">
            <text:p>0</text:p>
          </table:table-cell>
          <table:table-cell table:style-name="ce16" table:formula="of:=COS(wd*[.D201])" office:value-type="float" office:value="0.256918781919318">
            <text:p>2.5692E-1</text:p>
          </table:table-cell>
          <table:table-cell table:style-name="ce16" table:formula="of:=SIN(wd*[.D201])" office:value-type="float" office:value="0.966432997934722">
            <text:p>9.6643E-1</text:p>
          </table:table-cell>
          <table:table-cell table:style-name="ce16" table:formula="of:=[.E201]*[.F201]" office:value-type="float" office:value="0">
            <text:p>0.0000E+0</text:p>
          </table:table-cell>
          <table:table-cell table:style-name="ce16" table:formula="of:=[.E201]*[.G201]" office:value-type="float" office:value="0">
            <text:p>0.0000E+0</text:p>
          </table:table-cell>
          <table:table-cell table:style-name="ce16" table:formula="of:=[.J200]*efac+den*([.H200]*efac+[.H201])" office:value-type="float" office:value="-0.00000464361291396163">
            <text:p>-4.6436E-6</text:p>
          </table:table-cell>
          <table:table-cell table:style-name="ce16" table:formula="of:=[.K200]*efac+den*([.I200]*efac+[.I201])" office:value-type="float" office:value="-0.00000153155246663068">
            <text:p>-1.5316E-6</text:p>
          </table:table-cell>
          <table:table-cell table:style-name="ce16" table:formula="of:=[.J201]*[.G201]-[.K201]*[.F201]" office:value-type="float" office:value="-0.00000409425615551605">
            <text:p>-4.0943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01]+dt" office:value-type="float" office:value="4.975">
            <text:p>4.975</text:p>
          </table:table-cell>
          <table:table-cell table:formula="of:=IF([.D202]&gt;tzero;0;IF([.D202]&gt;tmax;pmax*(tzero-[.D202])/(tzero-tmax);pmax*[.D202]/tmax))" office:value-type="float" office:value="0">
            <text:p>0</text:p>
          </table:table-cell>
          <table:table-cell table:style-name="ce16" table:formula="of:=COS(wd*[.D202])" office:value-type="float" office:value="-0.000654494290911226">
            <text:p>-6.5449E-4</text:p>
          </table:table-cell>
          <table:table-cell table:style-name="ce16" table:formula="of:=SIN(wd*[.D202])" office:value-type="float" office:value="0.999999785818589">
            <text:p>1.0000E+0</text:p>
          </table:table-cell>
          <table:table-cell table:style-name="ce16" table:formula="of:=[.E202]*[.F202]" office:value-type="float" office:value="-0">
            <text:p>-0.0000E+0</text:p>
          </table:table-cell>
          <table:table-cell table:style-name="ce16" table:formula="of:=[.E202]*[.G202]" office:value-type="float" office:value="0">
            <text:p>0.0000E+0</text:p>
          </table:table-cell>
          <table:table-cell table:style-name="ce16" table:formula="of:=[.J201]*efac+den*([.H201]*efac+[.H202])" office:value-type="float" office:value="-0.00000452362095656022">
            <text:p>-4.5236E-6</text:p>
          </table:table-cell>
          <table:table-cell table:style-name="ce16" table:formula="of:=[.K201]*efac+den*([.I201]*efac+[.I202])" office:value-type="float" office:value="-0.0000014919768211712">
            <text:p>-1.4920E-6</text:p>
          </table:table-cell>
          <table:table-cell table:style-name="ce16" table:formula="of:=[.J202]*[.G202]-[.K202]*[.F202]" office:value-type="float" office:value="-0.00000452459647799633">
            <text:p>-4.5246E-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formula="of:=[.D202]+dt" office:value-type="float" office:value="5">
            <text:p>5.000</text:p>
          </table:table-cell>
          <table:table-cell table:formula="of:=IF([.D203]&gt;tzero;0;IF([.D203]&gt;tmax;pmax*(tzero-[.D203])/(tzero-tmax);pmax*[.D203]/tmax))" office:value-type="float" office:value="0">
            <text:p>0</text:p>
          </table:table-cell>
          <table:table-cell table:style-name="ce16" table:formula="of:=COS(wd*[.D203])" office:value-type="float" office:value="-0.258183611298875">
            <text:p>-2.5818E-1</text:p>
          </table:table-cell>
          <table:table-cell table:style-name="ce16" table:formula="of:=SIN(wd*[.D203])" office:value-type="float" office:value="0.966095866286918">
            <text:p>9.6610E-1</text:p>
          </table:table-cell>
          <table:table-cell table:style-name="ce16" table:formula="of:=[.E203]*[.F203]" office:value-type="float" office:value="-0">
            <text:p>-0.0000E+0</text:p>
          </table:table-cell>
          <table:table-cell table:style-name="ce16" table:formula="of:=[.E203]*[.G203]" office:value-type="float" office:value="0">
            <text:p>0.0000E+0</text:p>
          </table:table-cell>
          <table:table-cell table:style-name="ce16" table:formula="of:=[.J202]*efac+den*([.H202]*efac+[.H203])" office:value-type="float" office:value="-0.00000440672961717064">
            <text:p>-4.4067E-6</text:p>
          </table:table-cell>
          <table:table-cell table:style-name="ce16" table:formula="of:=[.K202]*efac+den*([.I202]*efac+[.I203])" office:value-type="float" office:value="-0.00000145342381891048">
            <text:p>-1.4534E-6</text:p>
          </table:table-cell>
          <table:table-cell table:style-name="ce16" table:formula="of:=[.J203]*[.G203]-[.K203]*[.F203]" office:value-type="float" office:value="-0.0000046325734773068">
            <text:p>-4.6326E-6</text:p>
          </table:table-cell>
          <table:table-cell table:number-columns-repeated="1012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5">
          <table:table-cell/>
        </table:table-row>
      </table:table>
      <table:named-expressions>
        <table:named-range table:name="den" table:base-cell-address="$Sheet1.$B$8" table:cell-range-address="$Sheet1.$B$10"/>
        <table:named-range table:name="dt" table:base-cell-address="$Sheet1.$B$6" table:cell-range-address="$Sheet1.$B$8"/>
        <table:named-range table:name="efac" table:base-cell-address="$Sheet1.$B$7" table:cell-range-address="$Sheet1.$B$9"/>
        <table:named-range table:name="m" table:base-cell-address="$Sheet1.$B$1" table:cell-range-address="$Sheet1.$B$3"/>
        <table:named-range table:name="pmax" table:base-cell-address="$Sheet1.$B$10" table:cell-range-address="$Sheet1.$B$12"/>
        <table:named-range table:name="t" table:base-cell-address="$Sheet1.$B$2" table:cell-range-address="$Sheet1.$B$4"/>
        <table:named-range table:name="tmax" table:base-cell-address="$Sheet1.$B$11" table:cell-range-address="$Sheet1.$B$13"/>
        <table:named-range table:name="tzero" table:base-cell-address="$Sheet1.$B$12" table:cell-range-address="$Sheet1.$B$14"/>
        <table:named-range table:name="wd" table:base-cell-address="$Sheet1.$B$5" table:cell-range-address="$Sheet1.$B$7"/>
        <table:named-range table:name="wn" table:base-cell-address="$Sheet1.$B$4" table:cell-range-address="$Sheet1.$B$6"/>
        <table:named-range table:name="z" table:base-cell-address="$Sheet1.$B$3" table:cell-range-address="$Sheet1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scientific-number number:decimal-places="6" number:min-integer-digits="1" number:min-exponent-digits="2"/>
    </number:number-style>
    <number:number-style style:name="N122">
      <number:number number:decimal-places="3" number:min-integer-digits="1"/>
    </number:number-style>
    <number:number-style style:name="N123">
      <number:scientific-number number:decimal-places="6" number:min-integer-digits="1" number:min-exponent-digits="1"/>
    </number:number-style>
    <number:number-style style:name="N124">
      <number:scientific-number number:decimal-places="4" number:min-integer-digits="1" number:min-exponent-digits="1"/>
    </number:number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3:46:47</meta:creation-date>
    <dc:date>2013-03-18T22:07:25</dc:date>
    <meta:editing-duration>PT24M39S</meta:editing-duration>
    <meta:editing-cycles>4</meta:editing-cycles>
    <meta:generator>LibreOffice/3.5$Linux_X86_64 LibreOffice_project/350m1$Build-2</meta:generator>
    <meta:document-statistic meta:table-count="3" meta:cell-count="18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 draw:fill-color="#e6e6e6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0">
      <style:chart-properties chart:display-label="true" chart:logarithmic="false" chart:maximum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2cm" svg:height="5.685cm" xlink:href=".." xlink:type="simple" chart:class="chart:scatter" chart:style-name="ch1">
        <chart:plot-area chart:style-name="ch2" table:cell-range-address="Sheet1.D3:Sheet1.E203 Sheet1.E2:Sheet1.E2" chart:data-source-has-labels="row" svg:x="1.467cm" svg:y="0.587cm" svg:width="12.665cm" svg:height="3.842cm">
          <chartooo:coordinate-region svg:x="2.709cm" svg:y="0.787cm" svg:width="11.169cm" svg:height="2.996cm"/>
          <chart:axis chart:dimension="x" chart:name="primary-x" chart:style-name="ch3">
            <chart:title svg:x="7.507cm" svg:y="4.542cm" chart:style-name="ch4">
              <text:p>t/s</text:p>
            </chart:title>
            <chart:grid chart:style-name="ch5" chart:class="major"/>
          </chart:axis>
          <chart:axis chart:dimension="y" chart:name="primary-y" chart:style-name="ch6">
            <chart:title svg:x="0.451cm" svg:y="2.899cm" chart:style-name="ch7">
              <text:p>p/N</text:p>
            </chart:title>
            <chart:grid chart:style-name="ch5" chart:class="major"/>
          </chart:axis>
          <chart:series chart:style-name="ch8" chart:values-cell-range-address="Sheet1.E3:Sheet1.E203" chart:label-cell-address="Sheet1.E2:Sheet1.E2" chart:class="chart:scatter">
            <chart:domain table:cell-range-address="Sheet1.D3:Sheet1.D203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203</svg:desc>
                </draw:g>
              </table:table-cell>
              <table:table-cell office:value-type="float" office:value="0">
                <text:p>0</text:p>
                <draw:g>
                  <svg:desc>Sheet1.E3:Sheet1.E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17000">
                <text:p>17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22000">
                <text:p>22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5">
                <text:p>1.025</text:p>
              </table:table-cell>
              <table:table-cell office:value-type="float" office:value="39500">
                <text:p>39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">
                <text:p>1.05</text:p>
              </table:table-cell>
              <table:table-cell office:value-type="float" office:value="39000">
                <text:p>39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5">
                <text:p>1.075</text:p>
              </table:table-cell>
              <table:table-cell office:value-type="float" office:value="38500">
                <text:p>38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">
                <text:p>1.1</text:p>
              </table:table-cell>
              <table:table-cell office:value-type="float" office:value="38000">
                <text:p>38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">
                <text:p>1.125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">
                <text:p>1.15</text:p>
              </table:table-cell>
              <table:table-cell office:value-type="float" office:value="37000">
                <text:p>37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5">
                <text:p>1.175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">
                <text:p>1.2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5">
                <text:p>1.225</text:p>
              </table:table-cell>
              <table:table-cell office:value-type="float" office:value="35500">
                <text:p>35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5">
                <text:p>1.275</text:p>
              </table:table-cell>
              <table:table-cell office:value-type="float" office:value="34500">
                <text:p>34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">
                <text:p>1.3</text:p>
              </table:table-cell>
              <table:table-cell office:value-type="float" office:value="34000">
                <text:p>3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5">
                <text:p>1.325</text:p>
              </table:table-cell>
              <table:table-cell office:value-type="float" office:value="33500">
                <text:p>3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">
                <text:p>1.35</text:p>
              </table:table-cell>
              <table:table-cell office:value-type="float" office:value="33000">
                <text:p>33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5">
                <text:p>1.375</text:p>
              </table:table-cell>
              <table:table-cell office:value-type="float" office:value="32500">
                <text:p>32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">
                <text:p>1.4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25">
                <text:p>1.425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">
                <text:p>1.45</text:p>
              </table:table-cell>
              <table:table-cell office:value-type="float" office:value="31000">
                <text:p>31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75">
                <text:p>1.475</text:p>
              </table:table-cell>
              <table:table-cell office:value-type="float" office:value="30500">
                <text:p>30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">
                <text:p>1.5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25">
                <text:p>1.525</text:p>
              </table:table-cell>
              <table:table-cell office:value-type="float" office:value="29500">
                <text:p>29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">
                <text:p>1.55</text:p>
              </table:table-cell>
              <table:table-cell office:value-type="float" office:value="29000">
                <text:p>29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5">
                <text:p>1.575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">
                <text:p>1.6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5">
                <text:p>1.625</text:p>
              </table:table-cell>
              <table:table-cell office:value-type="float" office:value="27500">
                <text:p>27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">
                <text:p>1.65</text:p>
              </table:table-cell>
              <table:table-cell office:value-type="float" office:value="27000">
                <text:p>27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5">
                <text:p>1.675</text:p>
              </table:table-cell>
              <table:table-cell office:value-type="float" office:value="26500">
                <text:p>26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">
                <text:p>1.7</text:p>
              </table:table-cell>
              <table:table-cell office:value-type="float" office:value="26000">
                <text:p>26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25">
                <text:p>1.725</text:p>
              </table:table-cell>
              <table:table-cell office:value-type="float" office:value="25500">
                <text:p>25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">
                <text:p>1.75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5">
                <text:p>1.775</text:p>
              </table:table-cell>
              <table:table-cell office:value-type="float" office:value="24500">
                <text:p>24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">
                <text:p>1.8</text:p>
              </table:table-cell>
              <table:table-cell office:value-type="float" office:value="24000">
                <text:p>2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5">
                <text:p>1.825</text:p>
              </table:table-cell>
              <table:table-cell office:value-type="float" office:value="23500">
                <text:p>2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">
                <text:p>1.85</text:p>
              </table:table-cell>
              <table:table-cell office:value-type="float" office:value="23000.0000000001">
                <text:p>23000.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75">
                <text:p>1.875</text:p>
              </table:table-cell>
              <table:table-cell office:value-type="float" office:value="22500.0000000001">
                <text:p>22500.0000000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">
                <text:p>1.9</text:p>
              </table:table-cell>
              <table:table-cell office:value-type="float" office:value="22000.0000000001">
                <text:p>22000.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5">
                <text:p>1.925</text:p>
              </table:table-cell>
              <table:table-cell office:value-type="float" office:value="21500.0000000001">
                <text:p>21500.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">
                <text:p>1.95</text:p>
              </table:table-cell>
              <table:table-cell office:value-type="float" office:value="21000.0000000001">
                <text:p>21000.00000000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75">
                <text:p>1.975</text:p>
              </table:table-cell>
              <table:table-cell office:value-type="float" office:value="20500.0000000001">
                <text:p>20500.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20000.0000000001">
                <text:p>20000.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5">
                <text:p>2.025</text:p>
              </table:table-cell>
              <table:table-cell office:value-type="float" office:value="19500.0000000001">
                <text:p>19500.00000000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">
                <text:p>2.05</text:p>
              </table:table-cell>
              <table:table-cell office:value-type="float" office:value="19000.0000000001">
                <text:p>19000.000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5">
                <text:p>2.075</text:p>
              </table:table-cell>
              <table:table-cell office:value-type="float" office:value="18500.0000000001">
                <text:p>18500.0000000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18000.0000000001">
                <text:p>18000.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5">
                <text:p>2.125</text:p>
              </table:table-cell>
              <table:table-cell office:value-type="float" office:value="17500.0000000001">
                <text:p>17500.00000000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">
                <text:p>2.15</text:p>
              </table:table-cell>
              <table:table-cell office:value-type="float" office:value="17000.0000000001">
                <text:p>17000.00000000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5">
                <text:p>2.175</text:p>
              </table:table-cell>
              <table:table-cell office:value-type="float" office:value="16500.0000000001">
                <text:p>16500.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16000.0000000001">
                <text:p>16000.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25">
                <text:p>2.225</text:p>
              </table:table-cell>
              <table:table-cell office:value-type="float" office:value="15500.0000000001">
                <text:p>15500.0000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">
                <text:p>2.25</text:p>
              </table:table-cell>
              <table:table-cell office:value-type="float" office:value="15000.0000000001">
                <text:p>15000.0000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75">
                <text:p>2.275</text:p>
              </table:table-cell>
              <table:table-cell office:value-type="float" office:value="14500.0000000001">
                <text:p>14500.00000000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">
                <text:p>2.3</text:p>
              </table:table-cell>
              <table:table-cell office:value-type="float" office:value="14000.0000000001">
                <text:p>14000.00000000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25">
                <text:p>2.325</text:p>
              </table:table-cell>
              <table:table-cell office:value-type="float" office:value="13500.0000000001">
                <text:p>13500.0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">
                <text:p>2.35</text:p>
              </table:table-cell>
              <table:table-cell office:value-type="float" office:value="13000.0000000001">
                <text:p>13000.00000000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5">
                <text:p>2.375</text:p>
              </table:table-cell>
              <table:table-cell office:value-type="float" office:value="12500.0000000001">
                <text:p>12500.0000000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">
                <text:p>2.4</text:p>
              </table:table-cell>
              <table:table-cell office:value-type="float" office:value="12000.0000000001">
                <text:p>12000.00000000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5">
                <text:p>2.425</text:p>
              </table:table-cell>
              <table:table-cell office:value-type="float" office:value="11500.0000000001">
                <text:p>11500.00000000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">
                <text:p>2.45</text:p>
              </table:table-cell>
              <table:table-cell office:value-type="float" office:value="11000.0000000001">
                <text:p>11000.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">
                <text:p>2.475</text:p>
              </table:table-cell>
              <table:table-cell office:value-type="float" office:value="10500.0000000001">
                <text:p>10500.0000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10000.0000000001">
                <text:p>10000.0000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9500.0000000001">
                <text:p>9500.000000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9000.0000000001">
                <text:p>9000.00000000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7499999999999">
                <text:p>2.57499999999999</text:p>
              </table:table-cell>
              <table:table-cell office:value-type="float" office:value="8500.0000000001">
                <text:p>8500.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8000.00000000011">
                <text:p>8000.000000000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2499999999999">
                <text:p>2.62499999999999</text:p>
              </table:table-cell>
              <table:table-cell office:value-type="float" office:value="7500.00000000011">
                <text:p>7500.000000000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7000.00000000011">
                <text:p>7000.000000000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499999999999">
                <text:p>2.67499999999999</text:p>
              </table:table-cell>
              <table:table-cell office:value-type="float" office:value="6500.00000000011">
                <text:p>6500.000000000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6000.00000000011">
                <text:p>6000.000000000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2499999999999">
                <text:p>2.72499999999999</text:p>
              </table:table-cell>
              <table:table-cell office:value-type="float" office:value="5500.00000000011">
                <text:p>5500.000000000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5000.00000000012">
                <text:p>5000.000000000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7499999999999">
                <text:p>2.77499999999999</text:p>
              </table:table-cell>
              <table:table-cell office:value-type="float" office:value="4500.00000000012">
                <text:p>4500.00000000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4000.00000000012">
                <text:p>4000.000000000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2499999999999">
                <text:p>2.82499999999999</text:p>
              </table:table-cell>
              <table:table-cell office:value-type="float" office:value="3500.00000000012">
                <text:p>3500.00000000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3000.00000000012">
                <text:p>3000.000000000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7499999999999">
                <text:p>2.87499999999999</text:p>
              </table:table-cell>
              <table:table-cell office:value-type="float" office:value="2500.00000000012">
                <text:p>2500.000000000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2000.00000000013">
                <text:p>2000.00000000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2499999999999">
                <text:p>2.92499999999999</text:p>
              </table:table-cell>
              <table:table-cell office:value-type="float" office:value="1500.00000000013">
                <text:p>1500.000000000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4999999999999">
                <text:p>2.94999999999999</text:p>
              </table:table-cell>
              <table:table-cell office:value-type="float" office:value="1000.00000000013">
                <text:p>1000.000000000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7499999999999">
                <text:p>2.97499999999999</text:p>
              </table:table-cell>
              <table:table-cell office:value-type="float" office:value="500.000000000131">
                <text:p>500.0000000001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2499999999999">
                <text:p>3.0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7499999999999">
                <text:p>3.0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999999999999">
                <text:p>3.1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7499999999999">
                <text:p>3.1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2499999999999">
                <text:p>3.2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4999999999999">
                <text:p>3.2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7499999999999">
                <text:p>3.2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2499999999999">
                <text:p>3.3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4999999999999">
                <text:p>3.3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499999999999">
                <text:p>3.3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499999999999">
                <text:p>3.4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7499999999999">
                <text:p>3.4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2499999999999">
                <text:p>3.5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7499999999999">
                <text:p>3.5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2499999999999">
                <text:p>3.6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7499999999999">
                <text:p>3.6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2499999999999">
                <text:p>3.7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7499999999999">
                <text:p>3.7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2499999999999">
                <text:p>3.8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7499999999999">
                <text:p>3.8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2499999999999">
                <text:p>3.9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7499999999999">
                <text:p>3.9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2499999999999">
                <text:p>4.0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7499999999999">
                <text:p>4.0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2499999999999">
                <text:p>4.1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7499999999999">
                <text:p>4.1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2499999999999">
                <text:p>4.2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7499999999999">
                <text:p>4.27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2499999999999">
                <text:p>4.324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75">
                <text:p>4.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25">
                <text:p>4.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5">
                <text:p>4.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75">
                <text:p>4.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25">
                <text:p>4.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75">
                <text:p>4.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25">
                <text:p>4.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5">
                <text:p>4.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75">
                <text:p>4.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25">
                <text:p>4.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75">
                <text:p>4.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25">
                <text:p>4.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5">
                <text:p>4.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75">
                <text:p>4.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25">
                <text:p>4.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5">
                <text:p>4.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75">
                <text:p>4.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0">
      <number:number number:decimal-places="1" number:min-integer-digits="1"/>
    </number:number-style>
    <number:number-style style:name="N124">
      <number:scientific-number number:decimal-places="4" number:min-integer-digits="1" number:min-exponent-digits="1"/>
    </number:number-style>
    <style:style style:name="ch1" style:family="chart">
      <style:graphic-properties draw:stroke="none" draw:fill-color="#c0c0c0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20">
      <style:chart-properties chart:display-label="true" chart:logarithmic="false" chart:maximum="5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Bitstream Vera Serif'" style:font-style-name="Roman" style:font-family-generic="roman" fo:font-size="12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 style:data-style-name="N12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fffff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61cm" svg:height="10.687cm" xlink:href=".." xlink:type="simple" chart:class="chart:scatter" chart:style-name="ch1">
        <chart:plot-area chart:style-name="ch2" table:cell-range-address="Sheet1.D3:Sheet1.D203 Sheet1.L2:Sheet1.L203" chart:data-source-has-labels="row" svg:x="0.89cm" svg:y="0.969cm" svg:width="19.198cm" svg:height="8.608cm">
          <chartooo:coordinate-region svg:x="2.924cm" svg:y="1.168cm" svg:width="16.91cm" svg:height="7.763cm"/>
          <chart:axis chart:dimension="x" chart:name="primary-x" chart:style-name="ch3">
            <chart:title svg:x="10.152cm" svg:y="9.79cm" chart:style-name="ch4">
              <text:p>t/s</text:p>
            </chart:title>
            <chart:grid chart:style-name="ch5" chart:class="major"/>
          </chart:axis>
          <chart:axis chart:dimension="y" chart:name="primary-y" chart:style-name="ch6">
            <chart:title svg:x="0cm" svg:y="5.664cm" chart:style-name="ch7">
              <text:p>x/m</text:p>
            </chart:title>
            <chart:grid chart:style-name="ch5" chart:class="major"/>
          </chart:axis>
          <chart:series chart:style-name="ch8" chart:values-cell-range-address="Sheet1.L3:Sheet1.L203" chart:label-cell-address="Sheet1.L2:Sheet1.L2" chart:class="chart:scatter">
            <chart:domain table:cell-range-address="Sheet1.D3:Sheet1.D203"/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x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3:Sheet1.D203</svg:desc>
                </draw:g>
              </table:table-cell>
              <table:table-cell office:value-type="float" office:value="0">
                <text:p>0</text:p>
                <draw:g>
                  <svg:desc>Sheet1.L3:Sheet1.L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0000100331292056032">
                <text:p>0.00000100331292056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00000389545502541649">
                <text:p>0.000003895455025416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0000939136121346171">
                <text:p>0.00000939136121346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000179966187483467">
                <text:p>0.0000179966187483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00029984578192922">
                <text:p>0.0000299845781929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0000453900513282789">
                <text:p>0.0000453900513282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000640191683368339">
                <text:p>0.0000640191683368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0000854739154540638">
                <text:p>0.0000854739154540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000109188975021434">
                <text:p>0.000109188975021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000134477794367048">
                <text:p>0.0001344777943670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000160584353984033">
                <text:p>0.0001605843539840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000186736907122818">
                <text:p>0.000186736907122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000212200022190941">
                <text:p>0.000212200022190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000236321559184654">
                <text:p>0.000236321559184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0258571719581853">
                <text:p>0.000258571719581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000278571981333683">
                <text:p>0.000278571981333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000296112513805195">
                <text:p>0.000296112513805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000311157504069459">
                <text:p>0.000311157504069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000323838657590611">
                <text:p>0.000323838657590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000334437908074365">
                <text:p>0.000334437908074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000343361034934792">
                <text:p>0.00034336103493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000351104403872305">
                <text:p>0.0003511044038723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0003582173896303">
                <text:p>0.0003582173896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000365263196134578">
                <text:p>0.000365263196134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000372780757115483">
                <text:p>0.0003727807571154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000381250191701862">
                <text:p>0.000381250191701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000391063927213249">
                <text:p>0.000391063927213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000402505117352763">
                <text:p>0.0004025051173527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000415734416566209">
                <text:p>0.0004157344165662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00043078556241282">
                <text:p>0.00043078556241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000447569609935484">
                <text:p>0.0004475696099354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000465887095527544">
                <text:p>0.0004658870955275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000485446918171346">
                <text:p>0.0004854469181713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00050589034175768">
                <text:p>0.000505890341757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00526818263612373">
                <text:p>0.0005268182636123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00547819772118628">
                <text:p>0.000547819772118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000568500031592069">
                <text:p>0.0005685000315920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000588505677311409">
                <text:p>0.0005885056773114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00607546161615897">
                <text:p>0.0006075461616158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25">
                <text:p>1.025</text:p>
              </table:table-cell>
              <table:table-cell office:value-type="float" office:value="0.000625409840342886">
                <text:p>0.0006254098403428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5">
                <text:p>1.05</text:p>
              </table:table-cell>
              <table:table-cell office:value-type="float" office:value="0.000640469030475501">
                <text:p>0.000640469030475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5">
                <text:p>1.075</text:p>
              </table:table-cell>
              <table:table-cell office:value-type="float" office:value="0.000651365285490691">
                <text:p>0.000651365285490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">
                <text:p>1.1</text:p>
              </table:table-cell>
              <table:table-cell office:value-type="float" office:value="0.000657085854905583">
                <text:p>0.0006570858549055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25">
                <text:p>1.125</text:p>
              </table:table-cell>
              <table:table-cell office:value-type="float" office:value="0.000657013290932978">
                <text:p>0.000657013290932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5">
                <text:p>1.15</text:p>
              </table:table-cell>
              <table:table-cell office:value-type="float" office:value="0.000650946278451918">
                <text:p>0.0006509462784519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75">
                <text:p>1.175</text:p>
              </table:table-cell>
              <table:table-cell office:value-type="float" office:value="0.000639091773264612">
                <text:p>0.0006390917732646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">
                <text:p>1.2</text:p>
              </table:table-cell>
              <table:table-cell office:value-type="float" office:value="0.00062203043426219">
                <text:p>0.000622030434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25">
                <text:p>1.225</text:p>
              </table:table-cell>
              <table:table-cell office:value-type="float" office:value="0.00060065900698014">
                <text:p>0.000600659006980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0.000576114659758325">
                <text:p>0.000576114659758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75">
                <text:p>1.275</text:p>
              </table:table-cell>
              <table:table-cell office:value-type="float" office:value="0.000549687216851386">
                <text:p>0.0005496872168513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3">
                <text:p>1.3</text:p>
              </table:table-cell>
              <table:table-cell office:value-type="float" office:value="0.000522725733179854">
                <text:p>0.000522725733179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25">
                <text:p>1.325</text:p>
              </table:table-cell>
              <table:table-cell office:value-type="float" office:value="0.000496545902337853">
                <text:p>0.0004965459023378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5">
                <text:p>1.35</text:p>
              </table:table-cell>
              <table:table-cell office:value-type="float" office:value="0.000472344402994214">
                <text:p>0.0004723444029942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5">
                <text:p>1.375</text:p>
              </table:table-cell>
              <table:table-cell office:value-type="float" office:value="0.000451125516709791">
                <text:p>0.0004511255167097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">
                <text:p>1.4</text:p>
              </table:table-cell>
              <table:table-cell office:value-type="float" office:value="0.000433644263381306">
                <text:p>0.0004336442633813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25">
                <text:p>1.425</text:p>
              </table:table-cell>
              <table:table-cell office:value-type="float" office:value="0.000420368987223888">
                <text:p>0.0004203689872238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">
                <text:p>1.45</text:p>
              </table:table-cell>
              <table:table-cell office:value-type="float" office:value="0.000411464885170506">
                <text:p>0.0004114648851705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75">
                <text:p>1.475</text:p>
              </table:table-cell>
              <table:table-cell office:value-type="float" office:value="0.000406798502990359">
                <text:p>0.000406798502990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">
                <text:p>1.5</text:p>
              </table:table-cell>
              <table:table-cell office:value-type="float" office:value="0.000405961830986303">
                <text:p>0.000405961830986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25">
                <text:p>1.525</text:p>
              </table:table-cell>
              <table:table-cell office:value-type="float" office:value="0.000408313399610221">
                <text:p>0.0004083133996102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5">
                <text:p>1.55</text:p>
              </table:table-cell>
              <table:table-cell office:value-type="float" office:value="0.000413032779241809">
                <text:p>0.0004130327792418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75">
                <text:p>1.575</text:p>
              </table:table-cell>
              <table:table-cell office:value-type="float" office:value="0.000419184181836263">
                <text:p>0.000419184181836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6">
                <text:p>1.6</text:p>
              </table:table-cell>
              <table:table-cell office:value-type="float" office:value="0.000425784477299669">
                <text:p>0.000425784477299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625">
                <text:p>1.625</text:p>
              </table:table-cell>
              <table:table-cell office:value-type="float" office:value="0.000431870883438936">
                <text:p>0.0004318708834389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5">
                <text:p>1.65</text:p>
              </table:table-cell>
              <table:table-cell office:value-type="float" office:value="0.000436563851865198">
                <text:p>0.0004365638518651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75">
                <text:p>1.675</text:p>
              </table:table-cell>
              <table:table-cell office:value-type="float" office:value="0.000439121219609809">
                <text:p>0.0004391212196098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">
                <text:p>1.7</text:p>
              </table:table-cell>
              <table:table-cell office:value-type="float" office:value="0.000438980476617122">
                <text:p>0.000438980476617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25">
                <text:p>1.725</text:p>
              </table:table-cell>
              <table:table-cell office:value-type="float" office:value="0.000435786949006096">
                <text:p>0.000435786949006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5">
                <text:p>1.75</text:p>
              </table:table-cell>
              <table:table-cell office:value-type="float" office:value="0.000429406745348443">
                <text:p>0.0004294067453484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775">
                <text:p>1.775</text:p>
              </table:table-cell>
              <table:table-cell office:value-type="float" office:value="0.000419924383675333">
                <text:p>0.000419924383675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">
                <text:p>1.8</text:p>
              </table:table-cell>
              <table:table-cell office:value-type="float" office:value="0.000407626038245093">
                <text:p>0.0004076260382450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25">
                <text:p>1.825</text:p>
              </table:table-cell>
              <table:table-cell office:value-type="float" office:value="0.000392970251977465">
                <text:p>0.0003929702519774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5">
                <text:p>1.85</text:p>
              </table:table-cell>
              <table:table-cell office:value-type="float" office:value="0.000376548698512138">
                <text:p>0.0003765486985121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75">
                <text:p>1.875</text:p>
              </table:table-cell>
              <table:table-cell office:value-type="float" office:value="0.000359040106689589">
                <text:p>0.0003590401066895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9">
                <text:p>1.9</text:p>
              </table:table-cell>
              <table:table-cell office:value-type="float" office:value="0.00034116075544083">
                <text:p>0.00034116075544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25">
                <text:p>1.925</text:p>
              </table:table-cell>
              <table:table-cell office:value-type="float" office:value="0.000323615000929649">
                <text:p>0.0003236150009296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5">
                <text:p>1.95</text:p>
              </table:table-cell>
              <table:table-cell office:value-type="float" office:value="0.000307049119051479">
                <text:p>0.000307049119051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75">
                <text:p>1.975</text:p>
              </table:table-cell>
              <table:table-cell office:value-type="float" office:value="0.000292011358789962">
                <text:p>0.0002920113587899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000278920541855107">
                <text:p>0.0002789205418551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025">
                <text:p>2.025</text:p>
              </table:table-cell>
              <table:table-cell office:value-type="float" office:value="0.000268044857460449">
                <text:p>0.000268044857460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">
                <text:p>2.05</text:p>
              </table:table-cell>
              <table:table-cell office:value-type="float" office:value="0.000259491740077849">
                <text:p>0.0002594917400778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075">
                <text:p>2.075</text:p>
              </table:table-cell>
              <table:table-cell office:value-type="float" office:value="0.000253208936863462">
                <text:p>0.0002532089368634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">
                <text:p>2.1</text:p>
              </table:table-cell>
              <table:table-cell office:value-type="float" office:value="0.000248996123067625">
                <text:p>0.0002489961230676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5">
                <text:p>2.125</text:p>
              </table:table-cell>
              <table:table-cell office:value-type="float" office:value="0.000246525756142489">
                <text:p>0.000246525756142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5">
                <text:p>2.15</text:p>
              </table:table-cell>
              <table:table-cell office:value-type="float" office:value="0.000245371312648272">
                <text:p>0.0002453713126482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5">
                <text:p>2.175</text:p>
              </table:table-cell>
              <table:table-cell office:value-type="float" office:value="0.000245040656552688">
                <text:p>0.0002450406565526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0.000245012061669677">
                <text:p>0.000245012061669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225">
                <text:p>2.225</text:p>
              </table:table-cell>
              <table:table-cell office:value-type="float" office:value="0.00024477036113346">
                <text:p>0.000244770361133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25">
                <text:p>2.25</text:p>
              </table:table-cell>
              <table:table-cell office:value-type="float" office:value="0.00024384081728388">
                <text:p>0.000243840817283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275">
                <text:p>2.275</text:p>
              </table:table-cell>
              <table:table-cell office:value-type="float" office:value="0.000241818579460645">
                <text:p>0.0002418185794606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3">
                <text:p>2.3</text:p>
              </table:table-cell>
              <table:table-cell office:value-type="float" office:value="0.000238391998929544">
                <text:p>0.0002383919989295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325">
                <text:p>2.325</text:p>
              </table:table-cell>
              <table:table-cell office:value-type="float" office:value="0.00023335856631093">
                <text:p>0.000233358566310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5">
                <text:p>2.35</text:p>
              </table:table-cell>
              <table:table-cell office:value-type="float" office:value="0.000226632789691391">
                <text:p>0.0002266327896913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375">
                <text:p>2.375</text:p>
              </table:table-cell>
              <table:table-cell office:value-type="float" office:value="0.000218245901479162">
                <text:p>0.0002182459014791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">
                <text:p>2.4</text:p>
              </table:table-cell>
              <table:table-cell office:value-type="float" office:value="0.000208337830304571">
                <text:p>0.0002083378303045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425">
                <text:p>2.425</text:p>
              </table:table-cell>
              <table:table-cell office:value-type="float" office:value="0.000197142365572062">
                <text:p>0.0001971423655720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45">
                <text:p>2.45</text:p>
              </table:table-cell>
              <table:table-cell office:value-type="float" office:value="0.000184966846924413">
                <text:p>0.0001849668469244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475">
                <text:p>2.475</text:p>
              </table:table-cell>
              <table:table-cell office:value-type="float" office:value="0.000172168006435845">
                <text:p>0.0001721680064358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">
                <text:p>2.5</text:p>
              </table:table-cell>
              <table:table-cell office:value-type="float" office:value="0.000159125763750904">
                <text:p>0.0001591257637509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52499999999999">
                <text:p>2.52499999999999</text:p>
              </table:table-cell>
              <table:table-cell office:value-type="float" office:value="0.000146216818466132">
                <text:p>0.000146216818466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54999999999999">
                <text:p>2.54999999999999</text:p>
              </table:table-cell>
              <table:table-cell office:value-type="float" office:value="0.000133789803431047">
                <text:p>0.0001337898034310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57499999999999">
                <text:p>2.57499999999999</text:p>
              </table:table-cell>
              <table:table-cell office:value-type="float" office:value="0.000122143569037793">
                <text:p>0.0001221435690377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000111509880593397">
                <text:p>0.0001115098805933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62499999999999">
                <text:p>2.62499999999999</text:p>
              </table:table-cell>
              <table:table-cell office:value-type="float" office:value="0.000102041452458956">
                <text:p>0.0001020414524589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64999999999999">
                <text:p>2.64999999999999</text:p>
              </table:table-cell>
              <table:table-cell office:value-type="float" office:value="0.0000938058411858731">
                <text:p>0.00009380584118587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67499999999999">
                <text:p>2.67499999999999</text:p>
              </table:table-cell>
              <table:table-cell office:value-type="float" office:value="0.0000867853042309159">
                <text:p>0.0000867853042309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0000808823293103366">
                <text:p>0.0000808823293103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72499999999999">
                <text:p>2.72499999999999</text:p>
              </table:table-cell>
              <table:table-cell office:value-type="float" office:value="0.000075930177997007">
                <text:p>0.000075930177997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74999999999999">
                <text:p>2.74999999999999</text:p>
              </table:table-cell>
              <table:table-cell office:value-type="float" office:value="0.0000717074877284986">
                <text:p>0.0000717074877284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77499999999999">
                <text:p>2.77499999999999</text:p>
              </table:table-cell>
              <table:table-cell office:value-type="float" office:value="0.0000679557556955066">
                <text:p>0.00006795575569550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0000643983967556485">
                <text:p>0.00006439839675564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82499999999999">
                <text:p>2.82499999999999</text:p>
              </table:table-cell>
              <table:table-cell office:value-type="float" office:value="0.0000607600297275138">
                <text:p>0.00006076002972751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84999999999999">
                <text:p>2.84999999999999</text:p>
              </table:table-cell>
              <table:table-cell office:value-type="float" office:value="0.0000567846999015484">
                <text:p>0.00005678469990154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87499999999999">
                <text:p>2.87499999999999</text:p>
              </table:table-cell>
              <table:table-cell office:value-type="float" office:value="0.0000522518821509836">
                <text:p>0.00005225188215098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0000469893153341853">
                <text:p>0.00004698931533418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92499999999999">
                <text:p>2.92499999999999</text:p>
              </table:table-cell>
              <table:table-cell office:value-type="float" office:value="0.0000408819774929493">
                <text:p>0.00004088197749294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94999999999999">
                <text:p>2.94999999999999</text:p>
              </table:table-cell>
              <table:table-cell office:value-type="float" office:value="0.0000338768028071026">
                <text:p>0.00003387680280710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97499999999999">
                <text:p>2.97499999999999</text:p>
              </table:table-cell>
              <table:table-cell office:value-type="float" office:value="0.000025983044347864">
                <text:p>0.0000259830443478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0000172684806645861">
                <text:p>0.00001726848066458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2499999999999">
                <text:p>3.02499999999999</text:p>
              </table:table-cell>
              <table:table-cell office:value-type="float" office:value="0.00000785193008581641">
                <text:p>0.00000785193008581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4999999999999">
                <text:p>3.04999999999999</text:p>
              </table:table-cell>
              <table:table-cell office:value-type="float" office:value="-0.00000160558543869335">
                <text:p>-0.000001605585438693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7499999999999">
                <text:p>3.07499999999999</text:p>
              </table:table-cell>
              <table:table-cell office:value-type="float" office:value="-0.0000104740446159821">
                <text:p>-0.00001047404461598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-0.0000181946756337775">
                <text:p>-0.0000181946756337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2499999999999">
                <text:p>3.12499999999999</text:p>
              </table:table-cell>
              <table:table-cell office:value-type="float" office:value="-0.0000243134211747698">
                <text:p>-0.00002431342117476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14999999999999">
                <text:p>3.14999999999999</text:p>
              </table:table-cell>
              <table:table-cell office:value-type="float" office:value="-0.0000285057437728246">
                <text:p>-0.00002850574377282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17499999999999">
                <text:p>3.17499999999999</text:p>
              </table:table-cell>
              <table:table-cell office:value-type="float" office:value="-0.0000305915663126509">
                <text:p>-0.00003059156631265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-0.0000305398589318392">
                <text:p>-0.00003053985893183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2499999999999">
                <text:p>3.22499999999999</text:p>
              </table:table-cell>
              <table:table-cell office:value-type="float" office:value="-0.0000284630959431148">
                <text:p>-0.00002846309594311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24999999999999">
                <text:p>3.24999999999999</text:p>
              </table:table-cell>
              <table:table-cell office:value-type="float" office:value="-0.0000246024675671021">
                <text:p>-0.0000246024675671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27499999999999">
                <text:p>3.27499999999999</text:p>
              </table:table-cell>
              <table:table-cell office:value-type="float" office:value="-0.000019305299964526">
                <text:p>-0.000019305299964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-0.0000129965802401616">
                <text:p>-0.00001299658024016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2499999999999">
                <text:p>3.32499999999999</text:p>
              </table:table-cell>
              <table:table-cell office:value-type="float" office:value="-0.00000614677773673623">
                <text:p>-0.000006146777736736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34999999999999">
                <text:p>3.34999999999999</text:p>
              </table:table-cell>
              <table:table-cell office:value-type="float" office:value="0.00000076171294035025">
                <text:p>0.000000761712940350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37499999999999">
                <text:p>3.37499999999999</text:p>
              </table:table-cell>
              <table:table-cell office:value-type="float" office:value="0.00000726720884351155">
                <text:p>0.000007267208843511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000129583355554564">
                <text:p>0.00001295833555545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42499999999999">
                <text:p>3.42499999999999</text:p>
              </table:table-cell>
              <table:table-cell office:value-type="float" office:value="0.0000174987740109899">
                <text:p>0.00001749877401098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44999999999999">
                <text:p>3.44999999999999</text:p>
              </table:table-cell>
              <table:table-cell office:value-type="float" office:value="0.0000206457616176279">
                <text:p>0.00002064576161762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7499999999999">
                <text:p>3.47499999999999</text:p>
              </table:table-cell>
              <table:table-cell office:value-type="float" office:value="0.0000222614379036482">
                <text:p>0.0000222614379036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000223166464195696">
                <text:p>0.00002231664641956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52499999999999">
                <text:p>3.52499999999999</text:p>
              </table:table-cell>
              <table:table-cell office:value-type="float" office:value="0.0000208873252928696">
                <text:p>0.00002088732529286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54999999999999">
                <text:p>3.54999999999999</text:p>
              </table:table-cell>
              <table:table-cell office:value-type="float" office:value="0.0000181441041579012">
                <text:p>0.00001814410415790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57499999999999">
                <text:p>3.57499999999999</text:p>
              </table:table-cell>
              <table:table-cell office:value-type="float" office:value="0.0000143361447338848">
                <text:p>0.0000143361447338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0000977059160261659">
                <text:p>0.000009770591602616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62499999999999">
                <text:p>3.62499999999999</text:p>
              </table:table-cell>
              <table:table-cell office:value-type="float" office:value="0.00000478922148673892">
                <text:p>0.000004789221486738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-0.000000256015688625238">
                <text:p>-0.0000002560156886252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7499999999999">
                <text:p>3.67499999999999</text:p>
              </table:table-cell>
              <table:table-cell office:value-type="float" office:value="-0.00000502688346699475">
                <text:p>-0.000005026883466994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-0.00000922061650224978">
                <text:p>-0.000009220616502249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72499999999999">
                <text:p>3.72499999999999</text:p>
              </table:table-cell>
              <table:table-cell office:value-type="float" office:value="-0.0000125882131803153">
                <text:p>-0.0000125882131803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0000149482254426223">
                <text:p>-0.0000149482254426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7499999999999">
                <text:p>3.77499999999999</text:p>
              </table:table-cell>
              <table:table-cell office:value-type="float" office:value="-0.0000161953599362428">
                <text:p>-0.00001619535993624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-0.0000163035841058092">
                <text:p>-0.00001630358410580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2499999999999">
                <text:p>3.82499999999999</text:p>
              </table:table-cell>
              <table:table-cell office:value-type="float" office:value="-0.0000153238113161384">
                <text:p>-0.00001532381131613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-0.0000133765952401534">
                <text:p>-0.00001337659524015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7499999999999">
                <text:p>3.87499999999999</text:p>
              </table:table-cell>
              <table:table-cell office:value-type="float" office:value="-0.0000106405731589973">
                <text:p>-0.00001064057315899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-0.00000733764234072985">
                <text:p>-0.000007337642340729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92499999999999">
                <text:p>3.92499999999999</text:p>
              </table:table-cell>
              <table:table-cell office:value-type="float" office:value="-0.00000371602036618215">
                <text:p>-0.000003716020366182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-0.0000000324220569061163">
                <text:p>-0.0000000324220569061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97499999999999">
                <text:p>3.97499999999999</text:p>
              </table:table-cell>
              <table:table-cell office:value-type="float" office:value="0.00000346541856773537">
                <text:p>0.000003465418567735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0000655473845088931">
                <text:p>0.000006554738450889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2499999999999">
                <text:p>4.02499999999999</text:p>
              </table:table-cell>
              <table:table-cell office:value-type="float" office:value="0.00000905126201048885">
                <text:p>0.000009051262010488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04999999999999">
                <text:p>4.04999999999999</text:p>
              </table:table-cell>
              <table:table-cell office:value-type="float" office:value="0.0000108194727624144">
                <text:p>0.00001081947276241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07499999999999">
                <text:p>4.07499999999999</text:p>
              </table:table-cell>
              <table:table-cell office:value-type="float" office:value="0.0000117791236009185">
                <text:p>0.0000117791236009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00011907745362673">
                <text:p>0.000011907745362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12499999999999">
                <text:p>4.12499999999999</text:p>
              </table:table-cell>
              <table:table-cell office:value-type="float" office:value="0.0000112391912567896">
                <text:p>0.0000112391912567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14999999999999">
                <text:p>4.14999999999999</text:p>
              </table:table-cell>
              <table:table-cell office:value-type="float" office:value="0.00000985851602458851">
                <text:p>0.00000985851602458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7499999999999">
                <text:p>4.17499999999999</text:p>
              </table:table-cell>
              <table:table-cell office:value-type="float" office:value="0.00000789371680258635">
                <text:p>0.00000789371680258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0000550504414698069">
                <text:p>0.00000550504414698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22499999999999">
                <text:p>4.22499999999999</text:p>
              </table:table-cell>
              <table:table-cell office:value-type="float" office:value="0.00000287271686660885">
                <text:p>0.000002872716866608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24999999999999">
                <text:p>4.24999999999999</text:p>
              </table:table-cell>
              <table:table-cell office:value-type="float" office:value="0.000000183937763871316">
                <text:p>0.0000001839377638713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7499999999999">
                <text:p>4.27499999999999</text:p>
              </table:table-cell>
              <table:table-cell office:value-type="float" office:value="-0.00000237989196416982">
                <text:p>-0.000002379891964169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-0.00000465492089912039">
                <text:p>-0.00000465492089912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.32499999999999">
                <text:p>4.32499999999999</text:p>
              </table:table-cell>
              <table:table-cell office:value-type="float" office:value="-0.00000650483105116439">
                <text:p>-0.000006504831051164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.34999999999999">
                <text:p>4.34999999999999</text:p>
              </table:table-cell>
              <table:table-cell office:value-type="float" office:value="-0.00000782848413444212">
                <text:p>-0.000007828484134442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375">
                <text:p>4.375</text:p>
              </table:table-cell>
              <table:table-cell office:value-type="float" office:value="-0.00000856484202940802">
                <text:p>-0.000008564842029408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">
                <text:p>4.4</text:p>
              </table:table-cell>
              <table:table-cell office:value-type="float" office:value="-0.00000869497378928532">
                <text:p>-0.000008694973789285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425">
                <text:p>4.425</text:p>
              </table:table-cell>
              <table:table-cell office:value-type="float" office:value="-0.00000824116455875484">
                <text:p>-0.000008241164558754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45">
                <text:p>4.45</text:p>
              </table:table-cell>
              <table:table-cell office:value-type="float" office:value="-0.00000726333340752668">
                <text:p>-0.000007263333407526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475">
                <text:p>4.475</text:p>
              </table:table-cell>
              <table:table-cell office:value-type="float" office:value="-0.00000585313519621995">
                <text:p>-0.0000058531351962199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5">
                <text:p>4.5</text:p>
              </table:table-cell>
              <table:table-cell office:value-type="float" office:value="-0.00000412625622484838">
                <text:p>-0.000004126256224848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25">
                <text:p>4.525</text:p>
              </table:table-cell>
              <table:table-cell office:value-type="float" office:value="-0.00000221350733423264">
                <text:p>-0.000002213507334232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55">
                <text:p>4.55</text:p>
              </table:table-cell>
              <table:table-cell office:value-type="float" office:value="-0.000000251367178887578">
                <text:p>-0.0000002513671788875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.575">
                <text:p>4.575</text:p>
              </table:table-cell>
              <table:table-cell office:value-type="float" office:value="0.00000162736840115653">
                <text:p>0.000001627368401156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6">
                <text:p>4.6</text:p>
              </table:table-cell>
              <table:table-cell office:value-type="float" office:value="0.00000330221548721718">
                <text:p>0.000003302215487217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625">
                <text:p>4.625</text:p>
              </table:table-cell>
              <table:table-cell office:value-type="float" office:value="0.00000467237354488394">
                <text:p>0.000004672373544883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.65">
                <text:p>4.65</text:p>
              </table:table-cell>
              <table:table-cell office:value-type="float" office:value="0.00000566241397069732">
                <text:p>0.000005662413970697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675">
                <text:p>4.675</text:p>
              </table:table-cell>
              <table:table-cell office:value-type="float" office:value="0.00000622599388175992">
                <text:p>0.0000062259938817599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">
                <text:p>4.7</text:p>
              </table:table-cell>
              <table:table-cell office:value-type="float" office:value="0.00000634744930900783">
                <text:p>0.000006347449309007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725">
                <text:p>4.725</text:p>
              </table:table-cell>
              <table:table-cell office:value-type="float" office:value="0.00000604127019148055">
                <text:p>0.000006041270191480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.75">
                <text:p>4.75</text:p>
              </table:table-cell>
              <table:table-cell office:value-type="float" office:value="0.00000534960008441396">
                <text:p>0.000005349600084413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775">
                <text:p>4.775</text:p>
              </table:table-cell>
              <table:table-cell office:value-type="float" office:value="0.00000433802735269756">
                <text:p>0.00000433802735269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">
                <text:p>4.8</text:p>
              </table:table-cell>
              <table:table-cell office:value-type="float" office:value="0.00000309003444929312">
                <text:p>0.000003090034449293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825">
                <text:p>4.825</text:p>
              </table:table-cell>
              <table:table-cell office:value-type="float" office:value="0.00000170054227339432">
                <text:p>0.0000017005422733943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5">
                <text:p>4.85</text:p>
              </table:table-cell>
              <table:table-cell office:value-type="float" office:value="0.000000269024392980471">
                <text:p>0.0000002690243929804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.875">
                <text:p>4.875</text:p>
              </table:table-cell>
              <table:table-cell office:value-type="float" office:value="-0.00000110732974479123">
                <text:p>-0.000001107329744791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.9">
                <text:p>4.9</text:p>
              </table:table-cell>
              <table:table-cell office:value-type="float" office:value="-0.00000233995118584345">
                <text:p>-0.000002339951185843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.925">
                <text:p>4.925</text:p>
              </table:table-cell>
              <table:table-cell office:value-type="float" office:value="-0.00000335433224842117">
                <text:p>-0.000003354332248421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.95">
                <text:p>4.95</text:p>
              </table:table-cell>
              <table:table-cell office:value-type="float" office:value="-0.00000409425615551605">
                <text:p>-0.000004094256155516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.975">
                <text:p>4.975</text:p>
              </table:table-cell>
              <table:table-cell office:value-type="float" office:value="-0.00000452459647799633">
                <text:p>-0.000004524596477996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">
                <text:p>5</text:p>
              </table:table-cell>
              <table:table-cell office:value-type="float" office:value="-0.0000046325734773068">
                <text:p>-0.0000046325734773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